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004" number:language="nl" number:country="BE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 style:data-style-name="N61">
      <style:table-cell-properties fo:border-bottom="0.06pt solid #000000" fo:border-left="none" fo:border-right="0.06pt solid #000000" fo:border-top="none"/>
    </style:style>
    <style:style style:name="ce9" style:family="table-cell" style:parent-style-name="Default" style:data-style-name="N10107"/>
    <style:style style:name="ce10" style:family="table-cell" style:parent-style-name="Default" style:data-style-name="N10107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8"/>
    <style:style style:name="ce13" style:family="table-cell" style:parent-style-name="Default" style:data-style-name="N10004"/>
    <style:style style:name="ce14" style:family="table-cell" style:parent-style-name="Default" style:data-style-name="N108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170.9pt" svg:x="1116.91pt" svg:y="59.5pt">
            <loext:p draw:notify-on-update-of-ranges="Sheet1.B7:Sheet1.B242 Sheet1.C7:Sheet1.C2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1141.82pt" svg:y="283.1pt">
            <loext:p draw:notify-on-update-of-ranges="Sheet1.I7:Sheet1.I7 Sheet1.I8:Sheet1.I242 Sheet1.J7:Sheet1.J242 Sheet1.K7:Sheet1.K2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7" table:default-cell-style-name="Default"/>
        <table:table-column table:style-name="co1" table:default-cell-style-name="ce9"/>
        <table:table-column table:style-name="co1" table:default-cell-style-name="ce12"/>
        <table:table-column table:style-name="co1" table:number-columns-repeated="1011" table:default-cell-style-name="Default"/>
        <table:table-row table:style-name="ro1">
          <table:table-cell table:number-columns-repeated="3"/>
          <table:table-cell office:value-type="string" calcext:value-type="string">
            <text:p>count max</text:p>
          </table:table-cell>
          <table:table-cell office:value-type="string" calcext:value-type="string">
            <text:p>count m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SCALE</text:p>
          </table:table-cell>
          <table:table-cell office:value-type="float" office:value="1023" calcext:value-type="float">
            <text:p>1023</text:p>
          </table:table-cell>
          <table:table-cell/>
          <table:table-cell table:formula="of:=[.B2] * 0.75" office:value-type="float" office:value="767.25" calcext:value-type="float">
            <text:p>767,2500</text:p>
          </table:table-cell>
          <table:table-cell table:formula="of:=[.B2] * 0.65" office:value-type="float" office:value="664.95" calcext:value-type="float">
            <text:p>664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F</text:p>
          </table:table-cell>
          <table:table-cell office:value-type="float" office:value="3.3" calcext:value-type="float">
            <text:p>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ge</text:p>
          </table:table-cell>
          <table:table-cell table:style-name="ce5" office:value-type="string" calcext:value-type="string">
            <text:p>R</text:p>
          </table:table-cell>
          <table:table-cell table:style-name="ce7" office:value-type="string" calcext:value-type="string">
            <text:p>I</text:p>
          </table:table-cell>
          <table:table-cell table:number-columns-repeated="5"/>
          <table:table-cell table:style-name="ce1" office:value-type="string" calcext:value-type="string">
            <text:p>Range</text:p>
          </table:table-cell>
          <table:table-cell table:style-name="ce5" office:value-type="string" calcext:value-type="string">
            <text:p>R</text:p>
          </table:table-cell>
          <table:table-cell table:style-name="ce7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3900000" calcext:value-type="float">
            <text:p>3.90E+06</text:p>
          </table:table-cell>
          <table:table-cell table:style-name="ce8" office:value-type="float" office:value="0.00000055" calcext:value-type="float">
            <text:p>5.50E-07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6" office:value-type="float" office:value="390000" calcext:value-type="float">
            <text:p>3.90E+05</text:p>
          </table:table-cell>
          <table:table-cell table:style-name="ce8" office:value-type="float" office:value="0.0000055" calcext:value-type="float">
            <text:p>5.50E-0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Delay</text:p>
          </table:table-cell>
          <table:table-cell table:style-name="ce3" office:value-type="string" calcext:value-type="string">
            <text:p>Count</text:p>
          </table:table-cell>
          <table:table-cell table:style-name="ce10" office:value-type="string" calcext:value-type="string">
            <text:p>V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elay/Count</text:p>
          </table:table-cell>
          <table:table-cell table:style-name="ce11" table:number-columns-repeated="2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Delay</text:p>
          </table:table-cell>
          <table:table-cell table:style-name="ce11" office:value-type="string" calcext:value-type="string">
            <text:p>Count</text:p>
          </table:table-cell>
          <table:table-cell table:style-name="ce10" office:value-type="string" calcext:value-type="string">
            <text:p>V</text:p>
          </table:table-cell>
          <table:table-cell table:style-name="ce14" office:value-type="string" calcext:value-type="string">
            <text:p>C</text:p>
          </table:table-cell>
          <table:table-cell table:style-name="ce11" table:number-columns-repeated="101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9" calcext:value-type="float">
            <text:p>9</text:p>
          </table:table-cell>
          <table:table-cell table:formula="of:=(([.$C7] * [.$B$3]) / [.$B$2])" office:value-type="float" office:value="0.0290322580645161" calcext:value-type="float">
            <text:p>0,0290</text:p>
          </table:table-cell>
          <table:table-cell table:style-name="ce12" table:formula="of:=([.$C$5] * [.$B7] * 0.000001) / [.$D7]" office:value-type="float" office:value="0.00000000568333333333333" calcext:value-type="float">
            <text:p>5.68E-09</text:p>
          </table:table-cell>
          <table:table-cell table:style-name="ce13" table:formula="of:=[.B7]/[.C7]" office:value-type="float" office:value="33.3333333333333" calcext:value-type="float">
            <text:p>33,33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71" calcext:value-type="float">
            <text:p>71</text:p>
          </table:table-cell>
          <table:table-cell table:formula="of:=(([.$K7] * [.$B$3]) / [.$B$2])" office:value-type="float" office:value="0.229032258064516" calcext:value-type="float">
            <text:p>0,2290</text:p>
          </table:table-cell>
          <table:table-cell table:formula="of:=([.$C$5] * [.$J7] * 0.000001) / [.$L7]" office:value-type="float" office:value="0.000000000720422535211268" calcext:value-type="float">
            <text:p>720.42E-12</text:p>
          </table:table-cell>
          <table:table-cell table:style-name="ce13" table:formula="of:=[.J7]/[.K7]" office:value-type="float" office:value="4.22535211267606" calcext:value-type="float">
            <text:p>4,23</text:p>
          </table:table-cell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9" calcext:value-type="float">
            <text:p>9</text:p>
          </table:table-cell>
          <table:table-cell table:formula="of:=(([.$C8] * [.$B$3]) / [.$B$2])" office:value-type="float" office:value="0.0290322580645161" calcext:value-type="float">
            <text:p>0,0290</text:p>
          </table:table-cell>
          <table:table-cell table:style-name="ce12" table:formula="of:=([.$C$5] * [.$B8] * 0.000001) / [.$D8]" office:value-type="float" office:value="0.00000000606222222222222" calcext:value-type="float">
            <text:p>6.06E-09</text:p>
          </table:table-cell>
          <table:table-cell table:style-name="ce13" table:formula="of:=[.B8]/[.C8]" office:value-type="float" office:value="35.5555555555556" calcext:value-type="float">
            <text:p>35,5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79" calcext:value-type="float">
            <text:p>79</text:p>
          </table:table-cell>
          <table:table-cell table:formula="of:=(([.$K8] * [.$B$3]) / [.$B$2])" office:value-type="float" office:value="0.254838709677419" calcext:value-type="float">
            <text:p>0,2548</text:p>
          </table:table-cell>
          <table:table-cell table:formula="of:=([.$C$5] * [.$J8] * 0.000001) / [.$L8]" office:value-type="float" office:value="0.000000000690632911392405" calcext:value-type="float">
            <text:p>690.63E-12</text:p>
          </table:table-cell>
          <table:table-cell table:style-name="ce13" table:formula="of:=[.J8]/[.K8]" office:value-type="float" office:value="4.05063291139241" calcext:value-type="float">
            <text:p>4,05</text:p>
          </table:table-cell>
          <table:table-cell table:number-columns-repeated="10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10" calcext:value-type="float">
            <text:p>10</text:p>
          </table:table-cell>
          <table:table-cell table:formula="of:=(([.$C9] * [.$B$3]) / [.$B$2])" office:value-type="float" office:value="0.032258064516129" calcext:value-type="float">
            <text:p>0,0323</text:p>
          </table:table-cell>
          <table:table-cell table:style-name="ce12" table:formula="of:=([.$C$5] * [.$B9] * 0.000001) / [.$D9]" office:value-type="float" office:value="0.000000005797" calcext:value-type="float">
            <text:p>5.80E-09</text:p>
          </table:table-cell>
          <table:table-cell table:style-name="ce13" table:formula="of:=[.B9]/[.C9]" office:value-type="float" office:value="34" calcext:value-type="float">
            <text:p>34,0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96" calcext:value-type="float">
            <text:p>96</text:p>
          </table:table-cell>
          <table:table-cell table:formula="of:=(([.$K9] * [.$B$3]) / [.$B$2])" office:value-type="float" office:value="0.309677419354839" calcext:value-type="float">
            <text:p>0,3097</text:p>
          </table:table-cell>
          <table:table-cell table:formula="of:=([.$C$5] * [.$J9] * 0.000001) / [.$L9]" office:value-type="float" office:value="0.000000000603854166666667" calcext:value-type="float">
            <text:p>603.85E-12</text:p>
          </table:table-cell>
          <table:table-cell table:style-name="ce13" table:formula="of:=[.J9]/[.K9]" office:value-type="float" office:value="3.54166666666667" calcext:value-type="float">
            <text:p>3,54</text:p>
          </table:table-cell>
          <table:table-cell table:number-columns-repeated="101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0" calcext:value-type="float">
            <text:p>10</text:p>
          </table:table-cell>
          <table:table-cell table:formula="of:=(([.$C10] * [.$B$3]) / [.$B$2])" office:value-type="float" office:value="0.032258064516129" calcext:value-type="float">
            <text:p>0,0323</text:p>
          </table:table-cell>
          <table:table-cell table:style-name="ce12" table:formula="of:=([.$C$5] * [.$B10] * 0.000001) / [.$D10]" office:value-type="float" office:value="0.000000006138" calcext:value-type="float">
            <text:p>6.14E-09</text:p>
          </table:table-cell>
          <table:table-cell table:style-name="ce13" table:formula="of:=[.B10]/[.C10]" office:value-type="float" office:value="36" calcext:value-type="float">
            <text:p>36,0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6" calcext:value-type="float">
            <text:p>96</text:p>
          </table:table-cell>
          <table:table-cell table:formula="of:=(([.$K10] * [.$B$3]) / [.$B$2])" office:value-type="float" office:value="0.309677419354839" calcext:value-type="float">
            <text:p>0,3097</text:p>
          </table:table-cell>
          <table:table-cell table:formula="of:=([.$C$5] * [.$J10] * 0.000001) / [.$L10]" office:value-type="float" office:value="0.000000000639375" calcext:value-type="float">
            <text:p>639.38E-12</text:p>
          </table:table-cell>
          <table:table-cell table:style-name="ce13" table:formula="of:=[.J10]/[.K10]" office:value-type="float" office:value="3.75" calcext:value-type="float">
            <text:p>3,75</text:p>
          </table:table-cell>
          <table:table-cell table:number-columns-repeated="101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11" calcext:value-type="float">
            <text:p>11</text:p>
          </table:table-cell>
          <table:table-cell table:formula="of:=(([.$C11] * [.$B$3]) / [.$B$2])" office:value-type="float" office:value="0.0354838709677419" calcext:value-type="float">
            <text:p>0,0355</text:p>
          </table:table-cell>
          <table:table-cell table:style-name="ce12" table:formula="of:=([.$C$5] * [.$B11] * 0.000001) / [.$D11]" office:value-type="float" office:value="0.00000000589" calcext:value-type="float">
            <text:p>5.89E-09</text:p>
          </table:table-cell>
          <table:table-cell table:style-name="ce13" table:formula="of:=[.B11]/[.C11]" office:value-type="float" office:value="34.5454545454545" calcext:value-type="float">
            <text:p>34,55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96" calcext:value-type="float">
            <text:p>96</text:p>
          </table:table-cell>
          <table:table-cell table:formula="of:=(([.$K11] * [.$B$3]) / [.$B$2])" office:value-type="float" office:value="0.309677419354839" calcext:value-type="float">
            <text:p>0,3097</text:p>
          </table:table-cell>
          <table:table-cell table:formula="of:=([.$C$5] * [.$J11] * 0.000001) / [.$L11]" office:value-type="float" office:value="0.000000000674895833333333" calcext:value-type="float">
            <text:p>674.90E-12</text:p>
          </table:table-cell>
          <table:table-cell table:style-name="ce13" table:formula="of:=[.J11]/[.K11]" office:value-type="float" office:value="3.95833333333333" calcext:value-type="float">
            <text:p>3,96</text:p>
          </table:table-cell>
          <table:table-cell table:number-columns-repeated="101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2" calcext:value-type="float">
            <text:p>12</text:p>
          </table:table-cell>
          <table:table-cell table:formula="of:=(([.$C12] * [.$B$3]) / [.$B$2])" office:value-type="float" office:value="0.0387096774193548" calcext:value-type="float">
            <text:p>0,0387</text:p>
          </table:table-cell>
          <table:table-cell table:style-name="ce12" table:formula="of:=([.$C$5] * [.$B12] * 0.000001) / [.$D12]" office:value-type="float" office:value="0.00000000568333333333333" calcext:value-type="float">
            <text:p>5.68E-09</text:p>
          </table:table-cell>
          <table:table-cell table:style-name="ce13" table:formula="of:=[.B12]/[.C12]" office:value-type="float" office:value="33.3333333333333" calcext:value-type="float">
            <text:p>33,33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96" calcext:value-type="float">
            <text:p>96</text:p>
          </table:table-cell>
          <table:table-cell table:formula="of:=(([.$K12] * [.$B$3]) / [.$B$2])" office:value-type="float" office:value="0.309677419354839" calcext:value-type="float">
            <text:p>0,3097</text:p>
          </table:table-cell>
          <table:table-cell table:formula="of:=([.$C$5] * [.$J12] * 0.000001) / [.$L12]" office:value-type="float" office:value="0.000000000710416666666667" calcext:value-type="float">
            <text:p>710.42E-12</text:p>
          </table:table-cell>
          <table:table-cell table:style-name="ce13" table:formula="of:=[.J12]/[.K12]" office:value-type="float" office:value="4.16666666666667" calcext:value-type="float">
            <text:p>4,17</text:p>
          </table:table-cell>
          <table:table-cell table:number-columns-repeated="101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2" calcext:value-type="float">
            <text:p>12</text:p>
          </table:table-cell>
          <table:table-cell table:formula="of:=(([.$C13] * [.$B$3]) / [.$B$2])" office:value-type="float" office:value="0.0387096774193548" calcext:value-type="float">
            <text:p>0,0387</text:p>
          </table:table-cell>
          <table:table-cell table:style-name="ce12" table:formula="of:=([.$C$5] * [.$B13] * 0.000001) / [.$D13]" office:value-type="float" office:value="0.0000000059675" calcext:value-type="float">
            <text:p>5.97E-09</text:p>
          </table:table-cell>
          <table:table-cell table:style-name="ce13" table:formula="of:=[.B13]/[.C13]" office:value-type="float" office:value="35" calcext:value-type="float">
            <text:p>35,00</text:p>
          </table:table-cell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96" calcext:value-type="float">
            <text:p>96</text:p>
          </table:table-cell>
          <table:table-cell table:formula="of:=(([.$K13] * [.$B$3]) / [.$B$2])" office:value-type="float" office:value="0.309677419354839" calcext:value-type="float">
            <text:p>0,3097</text:p>
          </table:table-cell>
          <table:table-cell table:formula="of:=([.$C$5] * [.$J13] * 0.000001) / [.$L13]" office:value-type="float" office:value="0.0000000007459375" calcext:value-type="float">
            <text:p>745.94E-12</text:p>
          </table:table-cell>
          <table:table-cell table:style-name="ce13" table:formula="of:=[.J13]/[.K13]" office:value-type="float" office:value="4.375" calcext:value-type="float">
            <text:p>4,38</text:p>
          </table:table-cell>
          <table:table-cell table:number-columns-repeated="101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12" calcext:value-type="float">
            <text:p>12</text:p>
          </table:table-cell>
          <table:table-cell table:formula="of:=(([.$C14] * [.$B$3]) / [.$B$2])" office:value-type="float" office:value="0.0387096774193548" calcext:value-type="float">
            <text:p>0,0387</text:p>
          </table:table-cell>
          <table:table-cell table:style-name="ce12" table:formula="of:=([.$C$5] * [.$B14] * 0.000001) / [.$D14]" office:value-type="float" office:value="0.00000000625166666666667" calcext:value-type="float">
            <text:p>6.25E-09</text:p>
          </table:table-cell>
          <table:table-cell table:style-name="ce13" table:formula="of:=[.B14]/[.C14]" office:value-type="float" office:value="36.6666666666667" calcext:value-type="float">
            <text:p>36,67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99" calcext:value-type="float">
            <text:p>99</text:p>
          </table:table-cell>
          <table:table-cell table:formula="of:=(([.$K14] * [.$B$3]) / [.$B$2])" office:value-type="float" office:value="0.319354838709677" calcext:value-type="float">
            <text:p>0,3194</text:p>
          </table:table-cell>
          <table:table-cell table:formula="of:=([.$C$5] * [.$J14] * 0.000001) / [.$L14]" office:value-type="float" office:value="0.000000000757777777777778" calcext:value-type="float">
            <text:p>757.78E-12</text:p>
          </table:table-cell>
          <table:table-cell table:style-name="ce13" table:formula="of:=[.J14]/[.K14]" office:value-type="float" office:value="4.44444444444444" calcext:value-type="float">
            <text:p>4,44</text:p>
          </table:table-cell>
          <table:table-cell table:number-columns-repeated="101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12" calcext:value-type="float">
            <text:p>12</text:p>
          </table:table-cell>
          <table:table-cell table:formula="of:=(([.$C15] * [.$B$3]) / [.$B$2])" office:value-type="float" office:value="0.0387096774193548" calcext:value-type="float">
            <text:p>0,0387</text:p>
          </table:table-cell>
          <table:table-cell table:style-name="ce12" table:formula="of:=([.$C$5] * [.$B15] * 0.000001) / [.$D15]" office:value-type="float" office:value="0.00000000653583333333333" calcext:value-type="float">
            <text:p>6.54E-09</text:p>
          </table:table-cell>
          <table:table-cell table:style-name="ce13" table:formula="of:=[.B15]/[.C15]" office:value-type="float" office:value="38.3333333333333" calcext:value-type="float">
            <text:p>38,33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103" calcext:value-type="float">
            <text:p>103</text:p>
          </table:table-cell>
          <table:table-cell table:formula="of:=(([.$K15] * [.$B$3]) / [.$B$2])" office:value-type="float" office:value="0.332258064516129" calcext:value-type="float">
            <text:p>0,3323</text:p>
          </table:table-cell>
          <table:table-cell table:formula="of:=([.$C$5] * [.$J15] * 0.000001) / [.$L15]" office:value-type="float" office:value="0.000000000761456310679612" calcext:value-type="float">
            <text:p>761.46E-12</text:p>
          </table:table-cell>
          <table:table-cell table:style-name="ce13" table:formula="of:=[.J15]/[.K15]" office:value-type="float" office:value="4.46601941747573" calcext:value-type="float">
            <text:p>4,47</text:p>
          </table:table-cell>
          <table:table-cell table:number-columns-repeated="101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2" calcext:value-type="float">
            <text:p>12</text:p>
          </table:table-cell>
          <table:table-cell table:formula="of:=(([.$C16] * [.$B$3]) / [.$B$2])" office:value-type="float" office:value="0.0387096774193548" calcext:value-type="float">
            <text:p>0,0387</text:p>
          </table:table-cell>
          <table:table-cell table:style-name="ce12" table:formula="of:=([.$C$5] * [.$B16] * 0.000001) / [.$D16]" office:value-type="float" office:value="0.00000000682" calcext:value-type="float">
            <text:p>6.82E-09</text:p>
          </table:table-cell>
          <table:table-cell table:style-name="ce13" table:formula="of:=[.B16]/[.C16]" office:value-type="float" office:value="40" calcext:value-type="float">
            <text:p>40,00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11" calcext:value-type="float">
            <text:p>111</text:p>
          </table:table-cell>
          <table:table-cell table:formula="of:=(([.$K16] * [.$B$3]) / [.$B$2])" office:value-type="float" office:value="0.358064516129032" calcext:value-type="float">
            <text:p>0,3581</text:p>
          </table:table-cell>
          <table:table-cell table:formula="of:=([.$C$5] * [.$J16] * 0.000001) / [.$L16]" office:value-type="float" office:value="0.000000000737297297297297" calcext:value-type="float">
            <text:p>737.30E-12</text:p>
          </table:table-cell>
          <table:table-cell table:style-name="ce13" table:formula="of:=[.J16]/[.K16]" office:value-type="float" office:value="4.32432432432432" calcext:value-type="float">
            <text:p>4,32</text:p>
          </table:table-cell>
          <table:table-cell table:number-columns-repeated="101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2" calcext:value-type="float">
            <text:p>12</text:p>
          </table:table-cell>
          <table:table-cell table:formula="of:=(([.$C17] * [.$B$3]) / [.$B$2])" office:value-type="float" office:value="0.0387096774193548" calcext:value-type="float">
            <text:p>0,0387</text:p>
          </table:table-cell>
          <table:table-cell table:style-name="ce12" table:formula="of:=([.$C$5] * [.$B17] * 0.000001) / [.$D17]" office:value-type="float" office:value="0.00000000710416666666667" calcext:value-type="float">
            <text:p>7.10E-09</text:p>
          </table:table-cell>
          <table:table-cell table:style-name="ce13" table:formula="of:=[.B17]/[.C17]" office:value-type="float" office:value="41.6666666666667" calcext:value-type="float">
            <text:p>41,67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12" calcext:value-type="float">
            <text:p>112</text:p>
          </table:table-cell>
          <table:table-cell table:formula="of:=(([.$K17] * [.$B$3]) / [.$B$2])" office:value-type="float" office:value="0.361290322580645" calcext:value-type="float">
            <text:p>0,3613</text:p>
          </table:table-cell>
          <table:table-cell table:formula="of:=([.$C$5] * [.$J17] * 0.000001) / [.$L17]" office:value-type="float" office:value="0.000000000761160714285714" calcext:value-type="float">
            <text:p>761.16E-12</text:p>
          </table:table-cell>
          <table:table-cell table:style-name="ce13" table:formula="of:=[.J17]/[.K17]" office:value-type="float" office:value="4.46428571428571" calcext:value-type="float">
            <text:p>4,46</text:p>
          </table:table-cell>
          <table:table-cell table:number-columns-repeated="101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13" calcext:value-type="float">
            <text:p>13</text:p>
          </table:table-cell>
          <table:table-cell table:formula="of:=(([.$C18] * [.$B$3]) / [.$B$2])" office:value-type="float" office:value="0.0419354838709677" calcext:value-type="float">
            <text:p>0,0419</text:p>
          </table:table-cell>
          <table:table-cell table:style-name="ce12" table:formula="of:=([.$C$5] * [.$B18] * 0.000001) / [.$D18]" office:value-type="float" office:value="0.00000000682" calcext:value-type="float">
            <text:p>6.82E-09</text:p>
          </table:table-cell>
          <table:table-cell table:style-name="ce13" table:formula="of:=[.B18]/[.C18]" office:value-type="float" office:value="40" calcext:value-type="float">
            <text:p>40,00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113" calcext:value-type="float">
            <text:p>113</text:p>
          </table:table-cell>
          <table:table-cell table:formula="of:=(([.$K18] * [.$B$3]) / [.$B$2])" office:value-type="float" office:value="0.364516129032258" calcext:value-type="float">
            <text:p>0,3645</text:p>
          </table:table-cell>
          <table:table-cell table:formula="of:=([.$C$5] * [.$J18] * 0.000001) / [.$L18]" office:value-type="float" office:value="0.000000000784601769911505" calcext:value-type="float">
            <text:p>784.60E-12</text:p>
          </table:table-cell>
          <table:table-cell table:style-name="ce13" table:formula="of:=[.J18]/[.K18]" office:value-type="float" office:value="4.60176991150443" calcext:value-type="float">
            <text:p>4,60</text:p>
          </table:table-cell>
          <table:table-cell table:number-columns-repeated="101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4" calcext:value-type="float">
            <text:p>14</text:p>
          </table:table-cell>
          <table:table-cell table:formula="of:=(([.$C19] * [.$B$3]) / [.$B$2])" office:value-type="float" office:value="0.0451612903225806" calcext:value-type="float">
            <text:p>0,0452</text:p>
          </table:table-cell>
          <table:table-cell table:style-name="ce12" table:formula="of:=([.$C$5] * [.$B19] * 0.000001) / [.$D19]" office:value-type="float" office:value="0.00000000657642857142857" calcext:value-type="float">
            <text:p>6.58E-09</text:p>
          </table:table-cell>
          <table:table-cell table:style-name="ce13" table:formula="of:=[.B19]/[.C19]" office:value-type="float" office:value="38.5714285714286" calcext:value-type="float">
            <text:p>38,57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17" calcext:value-type="float">
            <text:p>117</text:p>
          </table:table-cell>
          <table:table-cell table:formula="of:=(([.$K19] * [.$B$3]) / [.$B$2])" office:value-type="float" office:value="0.37741935483871" calcext:value-type="float">
            <text:p>0,3774</text:p>
          </table:table-cell>
          <table:table-cell table:formula="of:=([.$C$5] * [.$J19] * 0.000001) / [.$L19]" office:value-type="float" office:value="0.000000000786923076923077" calcext:value-type="float">
            <text:p>786.92E-12</text:p>
          </table:table-cell>
          <table:table-cell table:style-name="ce13" table:formula="of:=[.J19]/[.K19]" office:value-type="float" office:value="4.61538461538462" calcext:value-type="float">
            <text:p>4,62</text:p>
          </table:table-cell>
          <table:table-cell table:number-columns-repeated="101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4" calcext:value-type="float">
            <text:p>14</text:p>
          </table:table-cell>
          <table:table-cell table:formula="of:=(([.$C20] * [.$B$3]) / [.$B$2])" office:value-type="float" office:value="0.0451612903225806" calcext:value-type="float">
            <text:p>0,0452</text:p>
          </table:table-cell>
          <table:table-cell table:style-name="ce12" table:formula="of:=([.$C$5] * [.$B20] * 0.000001) / [.$D20]" office:value-type="float" office:value="0.00000000682" calcext:value-type="float">
            <text:p>6.82E-09</text:p>
          </table:table-cell>
          <table:table-cell table:style-name="ce13" table:formula="of:=[.B20]/[.C20]" office:value-type="float" office:value="40" calcext:value-type="float">
            <text:p>40,00</text:p>
          </table:table-cell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20" calcext:value-type="float">
            <text:p>120</text:p>
          </table:table-cell>
          <table:table-cell table:formula="of:=(([.$K20] * [.$B$3]) / [.$B$2])" office:value-type="float" office:value="0.387096774193548" calcext:value-type="float">
            <text:p>0,3871</text:p>
          </table:table-cell>
          <table:table-cell table:formula="of:=([.$C$5] * [.$J20] * 0.000001) / [.$L20]" office:value-type="float" office:value="0.000000000795666666666667" calcext:value-type="float">
            <text:p>795.67E-12</text:p>
          </table:table-cell>
          <table:table-cell table:style-name="ce13" table:formula="of:=[.J20]/[.K20]" office:value-type="float" office:value="4.66666666666667" calcext:value-type="float">
            <text:p>4,67</text:p>
          </table:table-cell>
          <table:table-cell table:number-columns-repeated="101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4" calcext:value-type="float">
            <text:p>14</text:p>
          </table:table-cell>
          <table:table-cell table:formula="of:=(([.$C21] * [.$B$3]) / [.$B$2])" office:value-type="float" office:value="0.0451612903225806" calcext:value-type="float">
            <text:p>0,0452</text:p>
          </table:table-cell>
          <table:table-cell table:style-name="ce12" table:formula="of:=([.$C$5] * [.$B21] * 0.000001) / [.$D21]" office:value-type="float" office:value="0.00000000706357142857143" calcext:value-type="float">
            <text:p>7.06E-09</text:p>
          </table:table-cell>
          <table:table-cell table:style-name="ce13" table:formula="of:=[.B21]/[.C21]" office:value-type="float" office:value="41.4285714285714" calcext:value-type="float">
            <text:p>41,43</text:p>
          </table:table-cell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24" calcext:value-type="float">
            <text:p>124</text:p>
          </table:table-cell>
          <table:table-cell table:formula="of:=(([.$K21] * [.$B$3]) / [.$B$2])" office:value-type="float" office:value="0.4" calcext:value-type="float">
            <text:p>0,4000</text:p>
          </table:table-cell>
          <table:table-cell table:formula="of:=([.$C$5] * [.$J21] * 0.000001) / [.$L21]" office:value-type="float" office:value="0.0000000007975" calcext:value-type="float">
            <text:p>797.50E-12</text:p>
          </table:table-cell>
          <table:table-cell table:style-name="ce13" table:formula="of:=[.J21]/[.K21]" office:value-type="float" office:value="4.67741935483871" calcext:value-type="float">
            <text:p>4,68</text:p>
          </table:table-cell>
          <table:table-cell table:number-columns-repeated="101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14" calcext:value-type="float">
            <text:p>14</text:p>
          </table:table-cell>
          <table:table-cell table:formula="of:=(([.$C22] * [.$B$3]) / [.$B$2])" office:value-type="float" office:value="0.0451612903225806" calcext:value-type="float">
            <text:p>0,0452</text:p>
          </table:table-cell>
          <table:table-cell table:style-name="ce12" table:formula="of:=([.$C$5] * [.$B22] * 0.000001) / [.$D22]" office:value-type="float" office:value="0.00000000730714285714286" calcext:value-type="float">
            <text:p>7.31E-09</text:p>
          </table:table-cell>
          <table:table-cell table:style-name="ce13" table:formula="of:=[.B22]/[.C22]" office:value-type="float" office:value="42.8571428571429" calcext:value-type="float">
            <text:p>42,86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127" calcext:value-type="float">
            <text:p>127</text:p>
          </table:table-cell>
          <table:table-cell table:formula="of:=(([.$K22] * [.$B$3]) / [.$B$2])" office:value-type="float" office:value="0.409677419354839" calcext:value-type="float">
            <text:p>0,4097</text:p>
          </table:table-cell>
          <table:table-cell table:formula="of:=([.$C$5] * [.$J22] * 0.000001) / [.$L22]" office:value-type="float" office:value="0.000000000805511811023622" calcext:value-type="float">
            <text:p>805.51E-12</text:p>
          </table:table-cell>
          <table:table-cell table:style-name="ce13" table:formula="of:=[.J22]/[.K22]" office:value-type="float" office:value="4.7244094488189" calcext:value-type="float">
            <text:p>4,72</text:p>
          </table:table-cell>
          <table:table-cell table:number-columns-repeated="101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5" calcext:value-type="float">
            <text:p>15</text:p>
          </table:table-cell>
          <table:table-cell table:formula="of:=(([.$C23] * [.$B$3]) / [.$B$2])" office:value-type="float" office:value="0.0483870967741936" calcext:value-type="float">
            <text:p>0,0484</text:p>
          </table:table-cell>
          <table:table-cell table:style-name="ce12" table:formula="of:=([.$C$5] * [.$B23] * 0.000001) / [.$D23]" office:value-type="float" office:value="0.00000000704733333333333" calcext:value-type="float">
            <text:p>7.05E-09</text:p>
          </table:table-cell>
          <table:table-cell table:style-name="ce13" table:formula="of:=[.B23]/[.C23]" office:value-type="float" office:value="41.3333333333333" calcext:value-type="float">
            <text:p>41,33</text:p>
          </table:table-cell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27" calcext:value-type="float">
            <text:p>127</text:p>
          </table:table-cell>
          <table:table-cell table:formula="of:=(([.$K23] * [.$B$3]) / [.$B$2])" office:value-type="float" office:value="0.409677419354839" calcext:value-type="float">
            <text:p>0,4097</text:p>
          </table:table-cell>
          <table:table-cell table:formula="of:=([.$C$5] * [.$J23] * 0.000001) / [.$L23]" office:value-type="float" office:value="0.000000000832362204724409" calcext:value-type="float">
            <text:p>832.36E-12</text:p>
          </table:table-cell>
          <table:table-cell table:style-name="ce13" table:formula="of:=[.J23]/[.K23]" office:value-type="float" office:value="4.88188976377953" calcext:value-type="float">
            <text:p>4,88</text:p>
          </table:table-cell>
          <table:table-cell table:number-columns-repeated="101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15" calcext:value-type="float">
            <text:p>15</text:p>
          </table:table-cell>
          <table:table-cell table:formula="of:=(([.$C24] * [.$B$3]) / [.$B$2])" office:value-type="float" office:value="0.0483870967741936" calcext:value-type="float">
            <text:p>0,0484</text:p>
          </table:table-cell>
          <table:table-cell table:style-name="ce12" table:formula="of:=([.$C$5] * [.$B24] * 0.000001) / [.$D24]" office:value-type="float" office:value="0.00000000727466666666667" calcext:value-type="float">
            <text:p>7.27E-09</text:p>
          </table:table-cell>
          <table:table-cell table:style-name="ce13" table:formula="of:=[.B24]/[.C24]" office:value-type="float" office:value="42.6666666666667" calcext:value-type="float">
            <text:p>42,67</text:p>
          </table:table-cell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134" calcext:value-type="float">
            <text:p>134</text:p>
          </table:table-cell>
          <table:table-cell table:formula="of:=(([.$K24] * [.$B$3]) / [.$B$2])" office:value-type="float" office:value="0.432258064516129" calcext:value-type="float">
            <text:p>0,4323</text:p>
          </table:table-cell>
          <table:table-cell table:formula="of:=([.$C$5] * [.$J24] * 0.000001) / [.$L24]" office:value-type="float" office:value="0.000000000814328358208955" calcext:value-type="float">
            <text:p>814.33E-12</text:p>
          </table:table-cell>
          <table:table-cell table:style-name="ce13" table:formula="of:=[.J24]/[.K24]" office:value-type="float" office:value="4.77611940298507" calcext:value-type="float">
            <text:p>4,78</text:p>
          </table:table-cell>
          <table:table-cell table:number-columns-repeated="101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15" calcext:value-type="float">
            <text:p>15</text:p>
          </table:table-cell>
          <table:table-cell table:formula="of:=(([.$C25] * [.$B$3]) / [.$B$2])" office:value-type="float" office:value="0.0483870967741936" calcext:value-type="float">
            <text:p>0,0484</text:p>
          </table:table-cell>
          <table:table-cell table:style-name="ce12" table:formula="of:=([.$C$5] * [.$B25] * 0.000001) / [.$D25]" office:value-type="float" office:value="0.000000007502" calcext:value-type="float">
            <text:p>7.50E-09</text:p>
          </table:table-cell>
          <table:table-cell table:style-name="ce13" table:formula="of:=[.B25]/[.C25]" office:value-type="float" office:value="44" calcext:value-type="float">
            <text:p>44,00</text:p>
          </table:table-cell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137" calcext:value-type="float">
            <text:p>137</text:p>
          </table:table-cell>
          <table:table-cell table:formula="of:=(([.$K25] * [.$B$3]) / [.$B$2])" office:value-type="float" office:value="0.441935483870968" calcext:value-type="float">
            <text:p>0,4419</text:p>
          </table:table-cell>
          <table:table-cell table:formula="of:=([.$C$5] * [.$J25] * 0.000001) / [.$L25]" office:value-type="float" office:value="0.000000000821386861313869" calcext:value-type="float">
            <text:p>821.39E-12</text:p>
          </table:table-cell>
          <table:table-cell table:style-name="ce13" table:formula="of:=[.J25]/[.K25]" office:value-type="float" office:value="4.81751824817518" calcext:value-type="float">
            <text:p>4,82</text:p>
          </table:table-cell>
          <table:table-cell table:number-columns-repeated="101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5" calcext:value-type="float">
            <text:p>15</text:p>
          </table:table-cell>
          <table:table-cell table:formula="of:=(([.$C26] * [.$B$3]) / [.$B$2])" office:value-type="float" office:value="0.0483870967741936" calcext:value-type="float">
            <text:p>0,0484</text:p>
          </table:table-cell>
          <table:table-cell table:style-name="ce12" table:formula="of:=([.$C$5] * [.$B26] * 0.000001) / [.$D26]" office:value-type="float" office:value="0.00000000772933333333333" calcext:value-type="float">
            <text:p>7.73E-09</text:p>
          </table:table-cell>
          <table:table-cell table:style-name="ce13" table:formula="of:=[.B26]/[.C26]" office:value-type="float" office:value="45.3333333333333" calcext:value-type="float">
            <text:p>45,33</text:p>
          </table:table-cell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40" calcext:value-type="float">
            <text:p>140</text:p>
          </table:table-cell>
          <table:table-cell table:formula="of:=(([.$K26] * [.$B$3]) / [.$B$2])" office:value-type="float" office:value="0.451612903225806" calcext:value-type="float">
            <text:p>0,4516</text:p>
          </table:table-cell>
          <table:table-cell table:formula="of:=([.$C$5] * [.$J26] * 0.000001) / [.$L26]" office:value-type="float" office:value="0.000000000828142857142857" calcext:value-type="float">
            <text:p>828.14E-12</text:p>
          </table:table-cell>
          <table:table-cell table:style-name="ce13" table:formula="of:=[.J26]/[.K26]" office:value-type="float" office:value="4.85714285714286" calcext:value-type="float">
            <text:p>4,86</text:p>
          </table:table-cell>
          <table:table-cell table:number-columns-repeated="101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15" calcext:value-type="float">
            <text:p>15</text:p>
          </table:table-cell>
          <table:table-cell table:formula="of:=(([.$C27] * [.$B$3]) / [.$B$2])" office:value-type="float" office:value="0.0483870967741936" calcext:value-type="float">
            <text:p>0,0484</text:p>
          </table:table-cell>
          <table:table-cell table:style-name="ce12" table:formula="of:=([.$C$5] * [.$B27] * 0.000001) / [.$D27]" office:value-type="float" office:value="0.00000000795666666666667" calcext:value-type="float">
            <text:p>7.96E-09</text:p>
          </table:table-cell>
          <table:table-cell table:style-name="ce13" table:formula="of:=[.B27]/[.C27]" office:value-type="float" office:value="46.6666666666667" calcext:value-type="float">
            <text:p>46,67</text:p>
          </table:table-cell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143" calcext:value-type="float">
            <text:p>143</text:p>
          </table:table-cell>
          <table:table-cell table:formula="of:=(([.$K27] * [.$B$3]) / [.$B$2])" office:value-type="float" office:value="0.461290322580645" calcext:value-type="float">
            <text:p>0,4613</text:p>
          </table:table-cell>
          <table:table-cell table:formula="of:=([.$C$5] * [.$J27] * 0.000001) / [.$L27]" office:value-type="float" office:value="0.000000000834615384615385" calcext:value-type="float">
            <text:p>834.62E-12</text:p>
          </table:table-cell>
          <table:table-cell table:style-name="ce13" table:formula="of:=[.J27]/[.K27]" office:value-type="float" office:value="4.8951048951049" calcext:value-type="float">
            <text:p>4,90</text:p>
          </table:table-cell>
          <table:table-cell table:number-columns-repeated="101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5" calcext:value-type="float">
            <text:p>15</text:p>
          </table:table-cell>
          <table:table-cell table:formula="of:=(([.$C28] * [.$B$3]) / [.$B$2])" office:value-type="float" office:value="0.0483870967741936" calcext:value-type="float">
            <text:p>0,0484</text:p>
          </table:table-cell>
          <table:table-cell table:style-name="ce12" table:formula="of:=([.$C$5] * [.$B28] * 0.000001) / [.$D28]" office:value-type="float" office:value="0.000000008184" calcext:value-type="float">
            <text:p>8.18E-09</text:p>
          </table:table-cell>
          <table:table-cell table:style-name="ce13" table:formula="of:=[.B28]/[.C28]" office:value-type="float" office:value="48" calcext:value-type="float">
            <text:p>48,00</text:p>
          </table:table-cell>
          <table:table-cell table:number-columns-repeated="2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47" calcext:value-type="float">
            <text:p>147</text:p>
          </table:table-cell>
          <table:table-cell table:formula="of:=(([.$K28] * [.$B$3]) / [.$B$2])" office:value-type="float" office:value="0.474193548387097" calcext:value-type="float">
            <text:p>0,4742</text:p>
          </table:table-cell>
          <table:table-cell table:formula="of:=([.$C$5] * [.$J28] * 0.000001) / [.$L28]" office:value-type="float" office:value="0.000000000835102040816327" calcext:value-type="float">
            <text:p>835.10E-12</text:p>
          </table:table-cell>
          <table:table-cell table:style-name="ce13" table:formula="of:=[.J28]/[.K28]" office:value-type="float" office:value="4.89795918367347" calcext:value-type="float">
            <text:p>4,90</text:p>
          </table:table-cell>
          <table:table-cell table:number-columns-repeated="101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5" calcext:value-type="float">
            <text:p>15</text:p>
          </table:table-cell>
          <table:table-cell table:formula="of:=(([.$C29] * [.$B$3]) / [.$B$2])" office:value-type="float" office:value="0.0483870967741936" calcext:value-type="float">
            <text:p>0,0484</text:p>
          </table:table-cell>
          <table:table-cell table:style-name="ce12" table:formula="of:=([.$C$5] * [.$B29] * 0.000001) / [.$D29]" office:value-type="float" office:value="0.00000000841133333333333" calcext:value-type="float">
            <text:p>8.41E-09</text:p>
          </table:table-cell>
          <table:table-cell table:style-name="ce13" table:formula="of:=[.B29]/[.C29]" office:value-type="float" office:value="49.3333333333333" calcext:value-type="float">
            <text:p>49,33</text:p>
          </table:table-cell>
          <table:table-cell table:number-columns-repeated="2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52" calcext:value-type="float">
            <text:p>152</text:p>
          </table:table-cell>
          <table:table-cell table:formula="of:=(([.$K29] * [.$B$3]) / [.$B$2])" office:value-type="float" office:value="0.490322580645161" calcext:value-type="float">
            <text:p>0,4903</text:p>
          </table:table-cell>
          <table:table-cell table:formula="of:=([.$C$5] * [.$J29] * 0.000001) / [.$L29]" office:value-type="float" office:value="0.000000000830065789473684" calcext:value-type="float">
            <text:p>830.07E-12</text:p>
          </table:table-cell>
          <table:table-cell table:style-name="ce13" table:formula="of:=[.J29]/[.K29]" office:value-type="float" office:value="4.86842105263158" calcext:value-type="float">
            <text:p>4,87</text:p>
          </table:table-cell>
          <table:table-cell table:number-columns-repeated="101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5" calcext:value-type="float">
            <text:p>15</text:p>
          </table:table-cell>
          <table:table-cell table:formula="of:=(([.$C30] * [.$B$3]) / [.$B$2])" office:value-type="float" office:value="0.0483870967741936" calcext:value-type="float">
            <text:p>0,0484</text:p>
          </table:table-cell>
          <table:table-cell table:style-name="ce12" table:formula="of:=([.$C$5] * [.$B30] * 0.000001) / [.$D30]" office:value-type="float" office:value="0.00000000863866666666667" calcext:value-type="float">
            <text:p>8.64E-09</text:p>
          </table:table-cell>
          <table:table-cell table:style-name="ce13" table:formula="of:=[.B30]/[.C30]" office:value-type="float" office:value="50.6666666666667" calcext:value-type="float">
            <text:p>50,67</text:p>
          </table:table-cell>
          <table:table-cell table:number-columns-repeated="2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55" calcext:value-type="float">
            <text:p>155</text:p>
          </table:table-cell>
          <table:table-cell table:formula="of:=(([.$K30] * [.$B$3]) / [.$B$2])" office:value-type="float" office:value="0.5" calcext:value-type="float">
            <text:p>0,5000</text:p>
          </table:table-cell>
          <table:table-cell table:formula="of:=([.$C$5] * [.$J30] * 0.000001) / [.$L30]" office:value-type="float" office:value="0.000000000836" calcext:value-type="float">
            <text:p>836.00E-12</text:p>
          </table:table-cell>
          <table:table-cell table:style-name="ce13" table:formula="of:=[.J30]/[.K30]" office:value-type="float" office:value="4.90322580645161" calcext:value-type="float">
            <text:p>4,90</text:p>
          </table:table-cell>
          <table:table-cell table:number-columns-repeated="101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15" calcext:value-type="float">
            <text:p>15</text:p>
          </table:table-cell>
          <table:table-cell table:formula="of:=(([.$C31] * [.$B$3]) / [.$B$2])" office:value-type="float" office:value="0.0483870967741936" calcext:value-type="float">
            <text:p>0,0484</text:p>
          </table:table-cell>
          <table:table-cell table:style-name="ce12" table:formula="of:=([.$C$5] * [.$B31] * 0.000001) / [.$D31]" office:value-type="float" office:value="0.000000008866" calcext:value-type="float">
            <text:p>8.87E-09</text:p>
          </table:table-cell>
          <table:table-cell table:style-name="ce13" table:formula="of:=[.B31]/[.C31]" office:value-type="float" office:value="52" calcext:value-type="float">
            <text:p>52,00</text:p>
          </table:table-cell>
          <table:table-cell table:number-columns-repeated="2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158" calcext:value-type="float">
            <text:p>158</text:p>
          </table:table-cell>
          <table:table-cell table:formula="of:=(([.$K31] * [.$B$3]) / [.$B$2])" office:value-type="float" office:value="0.509677419354839" calcext:value-type="float">
            <text:p>0,5097</text:p>
          </table:table-cell>
          <table:table-cell table:formula="of:=([.$C$5] * [.$J31] * 0.000001) / [.$L31]" office:value-type="float" office:value="0.000000000841708860759494" calcext:value-type="float">
            <text:p>841.71E-12</text:p>
          </table:table-cell>
          <table:table-cell table:style-name="ce13" table:formula="of:=[.J31]/[.K31]" office:value-type="float" office:value="4.93670886075949" calcext:value-type="float">
            <text:p>4,94</text:p>
          </table:table-cell>
          <table:table-cell table:number-columns-repeated="101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5" calcext:value-type="float">
            <text:p>15</text:p>
          </table:table-cell>
          <table:table-cell table:formula="of:=(([.$C32] * [.$B$3]) / [.$B$2])" office:value-type="float" office:value="0.0483870967741936" calcext:value-type="float">
            <text:p>0,0484</text:p>
          </table:table-cell>
          <table:table-cell table:style-name="ce12" table:formula="of:=([.$C$5] * [.$B32] * 0.000001) / [.$D32]" office:value-type="float" office:value="0.00000000909333333333333" calcext:value-type="float">
            <text:p>9.09E-09</text:p>
          </table:table-cell>
          <table:table-cell table:style-name="ce13" table:formula="of:=[.B32]/[.C32]" office:value-type="float" office:value="53.3333333333333" calcext:value-type="float">
            <text:p>53,33</text:p>
          </table:table-cell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59" calcext:value-type="float">
            <text:p>159</text:p>
          </table:table-cell>
          <table:table-cell table:formula="of:=(([.$K32] * [.$B$3]) / [.$B$2])" office:value-type="float" office:value="0.512903225806452" calcext:value-type="float">
            <text:p>0,5129</text:p>
          </table:table-cell>
          <table:table-cell table:formula="of:=([.$C$5] * [.$J32] * 0.000001) / [.$L32]" office:value-type="float" office:value="0.000000000857861635220126" calcext:value-type="float">
            <text:p>857.86E-12</text:p>
          </table:table-cell>
          <table:table-cell table:style-name="ce13" table:formula="of:=[.J32]/[.K32]" office:value-type="float" office:value="5.0314465408805" calcext:value-type="float">
            <text:p>5,03</text:p>
          </table:table-cell>
          <table:table-cell table:number-columns-repeated="1010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18" calcext:value-type="float">
            <text:p>18</text:p>
          </table:table-cell>
          <table:table-cell table:formula="of:=(([.$C33] * [.$B$3]) / [.$B$2])" office:value-type="float" office:value="0.0580645161290323" calcext:value-type="float">
            <text:p>0,0581</text:p>
          </table:table-cell>
          <table:table-cell table:style-name="ce12" table:formula="of:=([.$C$5] * [.$B33] * 0.000001) / [.$D33]" office:value-type="float" office:value="0.00000000776722222222222" calcext:value-type="float">
            <text:p>7.77E-09</text:p>
          </table:table-cell>
          <table:table-cell table:style-name="ce13" table:formula="of:=[.B33]/[.C33]" office:value-type="float" office:value="45.5555555555556" calcext:value-type="float">
            <text:p>45,56</text:p>
          </table:table-cell>
          <table:table-cell table:number-columns-repeated="2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159" calcext:value-type="float">
            <text:p>159</text:p>
          </table:table-cell>
          <table:table-cell table:formula="of:=(([.$K33] * [.$B$3]) / [.$B$2])" office:value-type="float" office:value="0.512903225806452" calcext:value-type="float">
            <text:p>0,5129</text:p>
          </table:table-cell>
          <table:table-cell table:formula="of:=([.$C$5] * [.$J33] * 0.000001) / [.$L33]" office:value-type="float" office:value="0.000000000879308176100629" calcext:value-type="float">
            <text:p>879.31E-12</text:p>
          </table:table-cell>
          <table:table-cell table:style-name="ce13" table:formula="of:=[.J33]/[.K33]" office:value-type="float" office:value="5.15723270440252" calcext:value-type="float">
            <text:p>5,16</text:p>
          </table:table-cell>
          <table:table-cell table:number-columns-repeated="101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19" calcext:value-type="float">
            <text:p>19</text:p>
          </table:table-cell>
          <table:table-cell table:formula="of:=(([.$C34] * [.$B$3]) / [.$B$2])" office:value-type="float" office:value="0.0612903225806452" calcext:value-type="float">
            <text:p>0,0613</text:p>
          </table:table-cell>
          <table:table-cell table:style-name="ce12" table:formula="of:=([.$C$5] * [.$B34] * 0.000001) / [.$D34]" office:value-type="float" office:value="0.00000000753789473684211" calcext:value-type="float">
            <text:p>7.54E-09</text:p>
          </table:table-cell>
          <table:table-cell table:style-name="ce13" table:formula="of:=[.B34]/[.C34]" office:value-type="float" office:value="44.2105263157895" calcext:value-type="float">
            <text:p>44,21</text:p>
          </table:table-cell>
          <table:table-cell table:number-columns-repeated="2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167" calcext:value-type="float">
            <text:p>167</text:p>
          </table:table-cell>
          <table:table-cell table:formula="of:=(([.$K34] * [.$B$3]) / [.$B$2])" office:value-type="float" office:value="0.538709677419355" calcext:value-type="float">
            <text:p>0,5387</text:p>
          </table:table-cell>
          <table:table-cell table:formula="of:=([.$C$5] * [.$J34] * 0.000001) / [.$L34]" office:value-type="float" office:value="0.000000000857604790419162" calcext:value-type="float">
            <text:p>857.60E-12</text:p>
          </table:table-cell>
          <table:table-cell table:style-name="ce13" table:formula="of:=[.J34]/[.K34]" office:value-type="float" office:value="5.02994011976048" calcext:value-type="float">
            <text:p>5,03</text:p>
          </table:table-cell>
          <table:table-cell table:number-columns-repeated="101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19" calcext:value-type="float">
            <text:p>19</text:p>
          </table:table-cell>
          <table:table-cell table:formula="of:=(([.$C35] * [.$B$3]) / [.$B$2])" office:value-type="float" office:value="0.0612903225806452" calcext:value-type="float">
            <text:p>0,0613</text:p>
          </table:table-cell>
          <table:table-cell table:style-name="ce12" table:formula="of:=([.$C$5] * [.$B35] * 0.000001) / [.$D35]" office:value-type="float" office:value="0.00000000771736842105263" calcext:value-type="float">
            <text:p>7.72E-09</text:p>
          </table:table-cell>
          <table:table-cell table:style-name="ce13" table:formula="of:=[.B35]/[.C35]" office:value-type="float" office:value="45.2631578947368" calcext:value-type="float">
            <text:p>45,26</text:p>
          </table:table-cell>
          <table:table-cell table:number-columns-repeated="2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172" calcext:value-type="float">
            <text:p>172</text:p>
          </table:table-cell>
          <table:table-cell table:formula="of:=(([.$K35] * [.$B$3]) / [.$B$2])" office:value-type="float" office:value="0.554838709677419" calcext:value-type="float">
            <text:p>0,5548</text:p>
          </table:table-cell>
          <table:table-cell table:formula="of:=([.$C$5] * [.$J35] * 0.000001) / [.$L35]" office:value-type="float" office:value="0.0000000008525" calcext:value-type="float">
            <text:p>852.50E-12</text:p>
          </table:table-cell>
          <table:table-cell table:style-name="ce13" table:formula="of:=[.J35]/[.K35]" office:value-type="float" office:value="5" calcext:value-type="float">
            <text:p>5,00</text:p>
          </table:table-cell>
          <table:table-cell table:number-columns-repeated="101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19" calcext:value-type="float">
            <text:p>19</text:p>
          </table:table-cell>
          <table:table-cell table:formula="of:=(([.$C36] * [.$B$3]) / [.$B$2])" office:value-type="float" office:value="0.0612903225806452" calcext:value-type="float">
            <text:p>0,0613</text:p>
          </table:table-cell>
          <table:table-cell table:style-name="ce12" table:formula="of:=([.$C$5] * [.$B36] * 0.000001) / [.$D36]" office:value-type="float" office:value="0.00000000789684210526316" calcext:value-type="float">
            <text:p>7.90E-09</text:p>
          </table:table-cell>
          <table:table-cell table:style-name="ce13" table:formula="of:=[.B36]/[.C36]" office:value-type="float" office:value="46.3157894736842" calcext:value-type="float">
            <text:p>46,32</text:p>
          </table:table-cell>
          <table:table-cell table:number-columns-repeated="2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176" calcext:value-type="float">
            <text:p>176</text:p>
          </table:table-cell>
          <table:table-cell table:formula="of:=(([.$K36] * [.$B$3]) / [.$B$2])" office:value-type="float" office:value="0.567741935483871" calcext:value-type="float">
            <text:p>0,5677</text:p>
          </table:table-cell>
          <table:table-cell table:formula="of:=([.$C$5] * [.$J36] * 0.000001) / [.$L36]" office:value-type="float" office:value="0.0000000008525" calcext:value-type="float">
            <text:p>852.50E-12</text:p>
          </table:table-cell>
          <table:table-cell table:style-name="ce13" table:formula="of:=[.J36]/[.K36]" office:value-type="float" office:value="5" calcext:value-type="float">
            <text:p>5,00</text:p>
          </table:table-cell>
          <table:table-cell table:number-columns-repeated="101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9" calcext:value-type="float">
            <text:p>19</text:p>
          </table:table-cell>
          <table:table-cell table:formula="of:=(([.$C37] * [.$B$3]) / [.$B$2])" office:value-type="float" office:value="0.0612903225806452" calcext:value-type="float">
            <text:p>0,0613</text:p>
          </table:table-cell>
          <table:table-cell table:style-name="ce12" table:formula="of:=([.$C$5] * [.$B37] * 0.000001) / [.$D37]" office:value-type="float" office:value="0.00000000807631578947368" calcext:value-type="float">
            <text:p>8.08E-09</text:p>
          </table:table-cell>
          <table:table-cell table:style-name="ce13" table:formula="of:=[.B37]/[.C37]" office:value-type="float" office:value="47.3684210526316" calcext:value-type="float">
            <text:p>47,37</text:p>
          </table:table-cell>
          <table:table-cell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78" calcext:value-type="float">
            <text:p>178</text:p>
          </table:table-cell>
          <table:table-cell table:formula="of:=(([.$K37] * [.$B$3]) / [.$B$2])" office:value-type="float" office:value="0.574193548387097" calcext:value-type="float">
            <text:p>0,5742</text:p>
          </table:table-cell>
          <table:table-cell table:formula="of:=([.$C$5] * [.$J37] * 0.000001) / [.$L37]" office:value-type="float" office:value="0.000000000862078651685393" calcext:value-type="float">
            <text:p>862.08E-12</text:p>
          </table:table-cell>
          <table:table-cell table:style-name="ce13" table:formula="of:=[.J37]/[.K37]" office:value-type="float" office:value="5.0561797752809" calcext:value-type="float">
            <text:p>5,06</text:p>
          </table:table-cell>
          <table:table-cell table:number-columns-repeated="101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19" calcext:value-type="float">
            <text:p>19</text:p>
          </table:table-cell>
          <table:table-cell table:formula="of:=(([.$C38] * [.$B$3]) / [.$B$2])" office:value-type="float" office:value="0.0612903225806452" calcext:value-type="float">
            <text:p>0,0613</text:p>
          </table:table-cell>
          <table:table-cell table:style-name="ce12" table:formula="of:=([.$C$5] * [.$B38] * 0.000001) / [.$D38]" office:value-type="float" office:value="0.00000000825578947368421" calcext:value-type="float">
            <text:p>8.26E-09</text:p>
          </table:table-cell>
          <table:table-cell table:style-name="ce13" table:formula="of:=[.B38]/[.C38]" office:value-type="float" office:value="48.421052631579" calcext:value-type="float">
            <text:p>48,42</text:p>
          </table:table-cell>
          <table:table-cell table:number-columns-repeated="2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192" calcext:value-type="float">
            <text:p>192</text:p>
          </table:table-cell>
          <table:table-cell table:formula="of:=(([.$K38] * [.$B$3]) / [.$B$2])" office:value-type="float" office:value="0.619354838709677" calcext:value-type="float">
            <text:p>0,6194</text:p>
          </table:table-cell>
          <table:table-cell table:formula="of:=([.$C$5] * [.$J38] * 0.000001) / [.$L38]" office:value-type="float" office:value="0.000000000816979166666667" calcext:value-type="float">
            <text:p>816.98E-12</text:p>
          </table:table-cell>
          <table:table-cell table:style-name="ce13" table:formula="of:=[.J38]/[.K38]" office:value-type="float" office:value="4.79166666666667" calcext:value-type="float">
            <text:p>4,79</text:p>
          </table:table-cell>
          <table:table-cell table:number-columns-repeated="101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940" calcext:value-type="float">
            <text:p>940</text:p>
          </table:table-cell>
          <table:table-cell table:style-name="ce4" office:value-type="float" office:value="20" calcext:value-type="float">
            <text:p>20</text:p>
          </table:table-cell>
          <table:table-cell table:formula="of:=(([.$C39] * [.$B$3]) / [.$B$2])" office:value-type="float" office:value="0.0645161290322581" calcext:value-type="float">
            <text:p>0,0645</text:p>
          </table:table-cell>
          <table:table-cell table:style-name="ce12" table:formula="of:=([.$C$5] * [.$B39] * 0.000001) / [.$D39]" office:value-type="float" office:value="0.0000000080135" calcext:value-type="float">
            <text:p>8.01E-09</text:p>
          </table:table-cell>
          <table:table-cell table:style-name="ce13" table:formula="of:=[.B39]/[.C39]" office:value-type="float" office:value="47" calcext:value-type="float">
            <text:p>47,00</text:p>
          </table:table-cell>
          <table:table-cell table:number-columns-repeated="2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40" calcext:value-type="float">
            <text:p>940</text:p>
          </table:table-cell>
          <table:table-cell table:style-name="ce4" office:value-type="float" office:value="192" calcext:value-type="float">
            <text:p>192</text:p>
          </table:table-cell>
          <table:table-cell table:formula="of:=(([.$K39] * [.$B$3]) / [.$B$2])" office:value-type="float" office:value="0.619354838709677" calcext:value-type="float">
            <text:p>0,6194</text:p>
          </table:table-cell>
          <table:table-cell table:formula="of:=([.$C$5] * [.$J39] * 0.000001) / [.$L39]" office:value-type="float" office:value="0.000000000834739583333333" calcext:value-type="float">
            <text:p>834.74E-12</text:p>
          </table:table-cell>
          <table:table-cell table:style-name="ce13" table:formula="of:=[.J39]/[.K39]" office:value-type="float" office:value="4.89583333333333" calcext:value-type="float">
            <text:p>4,90</text:p>
          </table:table-cell>
          <table:table-cell table:number-columns-repeated="101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20" calcext:value-type="float">
            <text:p>20</text:p>
          </table:table-cell>
          <table:table-cell table:formula="of:=(([.$C40] * [.$B$3]) / [.$B$2])" office:value-type="float" office:value="0.0645161290322581" calcext:value-type="float">
            <text:p>0,0645</text:p>
          </table:table-cell>
          <table:table-cell table:style-name="ce12" table:formula="of:=([.$C$5] * [.$B40] * 0.000001) / [.$D40]" office:value-type="float" office:value="0.000000008184" calcext:value-type="float">
            <text:p>8.18E-09</text:p>
          </table:table-cell>
          <table:table-cell table:style-name="ce13" table:formula="of:=[.B40]/[.C40]" office:value-type="float" office:value="48" calcext:value-type="float">
            <text:p>48,00</text:p>
          </table:table-cell>
          <table:table-cell table:number-columns-repeated="2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960" calcext:value-type="float">
            <text:p>960</text:p>
          </table:table-cell>
          <table:table-cell table:style-name="ce4" office:value-type="float" office:value="192" calcext:value-type="float">
            <text:p>192</text:p>
          </table:table-cell>
          <table:table-cell table:formula="of:=(([.$K40] * [.$B$3]) / [.$B$2])" office:value-type="float" office:value="0.619354838709677" calcext:value-type="float">
            <text:p>0,6194</text:p>
          </table:table-cell>
          <table:table-cell table:formula="of:=([.$C$5] * [.$J40] * 0.000001) / [.$L40]" office:value-type="float" office:value="0.0000000008525" calcext:value-type="float">
            <text:p>852.50E-12</text:p>
          </table:table-cell>
          <table:table-cell table:style-name="ce13" table:formula="of:=[.J40]/[.K40]" office:value-type="float" office:value="5" calcext:value-type="float">
            <text:p>5,00</text:p>
          </table:table-cell>
          <table:table-cell table:number-columns-repeated="101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float" office:value="21" calcext:value-type="float">
            <text:p>21</text:p>
          </table:table-cell>
          <table:table-cell table:formula="of:=(([.$C41] * [.$B$3]) / [.$B$2])" office:value-type="float" office:value="0.067741935483871" calcext:value-type="float">
            <text:p>0,0677</text:p>
          </table:table-cell>
          <table:table-cell table:style-name="ce12" table:formula="of:=([.$C$5] * [.$B41] * 0.000001) / [.$D41]" office:value-type="float" office:value="0.00000000795666666666667" calcext:value-type="float">
            <text:p>7.96E-09</text:p>
          </table:table-cell>
          <table:table-cell table:style-name="ce13" table:formula="of:=[.B41]/[.C41]" office:value-type="float" office:value="46.6666666666667" calcext:value-type="float">
            <text:p>46,67</text:p>
          </table:table-cell>
          <table:table-cell table:number-columns-repeated="2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float" office:value="192" calcext:value-type="float">
            <text:p>192</text:p>
          </table:table-cell>
          <table:table-cell table:formula="of:=(([.$K41] * [.$B$3]) / [.$B$2])" office:value-type="float" office:value="0.619354838709677" calcext:value-type="float">
            <text:p>0,6194</text:p>
          </table:table-cell>
          <table:table-cell table:formula="of:=([.$C$5] * [.$J41] * 0.000001) / [.$L41]" office:value-type="float" office:value="0.000000000870260416666667" calcext:value-type="float">
            <text:p>870.26E-12</text:p>
          </table:table-cell>
          <table:table-cell table:style-name="ce13" table:formula="of:=[.J41]/[.K41]" office:value-type="float" office:value="5.10416666666667" calcext:value-type="float">
            <text:p>5,10</text:p>
          </table:table-cell>
          <table:table-cell table:number-columns-repeated="101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2" calcext:value-type="float">
            <text:p>22</text:p>
          </table:table-cell>
          <table:table-cell table:formula="of:=(([.$C42] * [.$B$3]) / [.$B$2])" office:value-type="float" office:value="0.0709677419354839" calcext:value-type="float">
            <text:p>0,0710</text:p>
          </table:table-cell>
          <table:table-cell table:style-name="ce12" table:formula="of:=([.$C$5] * [.$B42] * 0.000001) / [.$D42]" office:value-type="float" office:value="0.00000000775" calcext:value-type="float">
            <text:p>7.75E-09</text:p>
          </table:table-cell>
          <table:table-cell table:style-name="ce13" table:formula="of:=[.B42]/[.C42]" office:value-type="float" office:value="45.4545454545455" calcext:value-type="float">
            <text:p>45,45</text:p>
          </table:table-cell>
          <table:table-cell table:number-columns-repeated="2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95" calcext:value-type="float">
            <text:p>195</text:p>
          </table:table-cell>
          <table:table-cell table:formula="of:=(([.$K42] * [.$B$3]) / [.$B$2])" office:value-type="float" office:value="0.629032258064516" calcext:value-type="float">
            <text:p>0,6290</text:p>
          </table:table-cell>
          <table:table-cell table:formula="of:=([.$C$5] * [.$J42] * 0.000001) / [.$L42]" office:value-type="float" office:value="0.000000000874358974358974" calcext:value-type="float">
            <text:p>874.36E-12</text:p>
          </table:table-cell>
          <table:table-cell table:style-name="ce13" table:formula="of:=[.J42]/[.K42]" office:value-type="float" office:value="5.12820512820513" calcext:value-type="float">
            <text:p>5,13</text:p>
          </table:table-cell>
          <table:table-cell table:number-columns-repeated="1010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22" calcext:value-type="float">
            <text:p>22</text:p>
          </table:table-cell>
          <table:table-cell table:formula="of:=(([.$C43] * [.$B$3]) / [.$B$2])" office:value-type="float" office:value="0.0709677419354839" calcext:value-type="float">
            <text:p>0,0710</text:p>
          </table:table-cell>
          <table:table-cell table:style-name="ce12" table:formula="of:=([.$C$5] * [.$B43] * 0.000001) / [.$D43]" office:value-type="float" office:value="0.000000007905" calcext:value-type="float">
            <text:p>7.91E-09</text:p>
          </table:table-cell>
          <table:table-cell table:style-name="ce13" table:formula="of:=[.B43]/[.C43]" office:value-type="float" office:value="46.3636363636364" calcext:value-type="float">
            <text:p>46,36</text:p>
          </table:table-cell>
          <table:table-cell table:number-columns-repeated="2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199" calcext:value-type="float">
            <text:p>199</text:p>
          </table:table-cell>
          <table:table-cell table:formula="of:=(([.$K43] * [.$B$3]) / [.$B$2])" office:value-type="float" office:value="0.641935483870968" calcext:value-type="float">
            <text:p>0,6419</text:p>
          </table:table-cell>
          <table:table-cell table:formula="of:=([.$C$5] * [.$J43] * 0.000001) / [.$L43]" office:value-type="float" office:value="0.00000000087391959798995" calcext:value-type="float">
            <text:p>873.92E-12</text:p>
          </table:table-cell>
          <table:table-cell table:style-name="ce13" table:formula="of:=[.J43]/[.K43]" office:value-type="float" office:value="5.12562814070352" calcext:value-type="float">
            <text:p>5,13</text:p>
          </table:table-cell>
          <table:table-cell table:number-columns-repeated="101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22" calcext:value-type="float">
            <text:p>22</text:p>
          </table:table-cell>
          <table:table-cell table:formula="of:=(([.$C44] * [.$B$3]) / [.$B$2])" office:value-type="float" office:value="0.0709677419354839" calcext:value-type="float">
            <text:p>0,0710</text:p>
          </table:table-cell>
          <table:table-cell table:style-name="ce12" table:formula="of:=([.$C$5] * [.$B44] * 0.000001) / [.$D44]" office:value-type="float" office:value="0.00000000806" calcext:value-type="float">
            <text:p>8.06E-09</text:p>
          </table:table-cell>
          <table:table-cell table:style-name="ce13" table:formula="of:=[.B44]/[.C44]" office:value-type="float" office:value="47.2727272727273" calcext:value-type="float">
            <text:p>47,27</text:p>
          </table:table-cell>
          <table:table-cell table:number-columns-repeated="2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199" calcext:value-type="float">
            <text:p>199</text:p>
          </table:table-cell>
          <table:table-cell table:formula="of:=(([.$K44] * [.$B$3]) / [.$B$2])" office:value-type="float" office:value="0.641935483870968" calcext:value-type="float">
            <text:p>0,6419</text:p>
          </table:table-cell>
          <table:table-cell table:formula="of:=([.$C$5] * [.$J44] * 0.000001) / [.$L44]" office:value-type="float" office:value="0.00000000089105527638191" calcext:value-type="float">
            <text:p>891.06E-12</text:p>
          </table:table-cell>
          <table:table-cell table:style-name="ce13" table:formula="of:=[.J44]/[.K44]" office:value-type="float" office:value="5.22613065326633" calcext:value-type="float">
            <text:p>5,23</text:p>
          </table:table-cell>
          <table:table-cell table:number-columns-repeated="101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float" office:value="1060" calcext:value-type="float">
            <text:p>1060</text:p>
          </table:table-cell>
          <table:table-cell table:style-name="ce4" office:value-type="float" office:value="22" calcext:value-type="float">
            <text:p>22</text:p>
          </table:table-cell>
          <table:table-cell table:formula="of:=(([.$C45] * [.$B$3]) / [.$B$2])" office:value-type="float" office:value="0.0709677419354839" calcext:value-type="float">
            <text:p>0,0710</text:p>
          </table:table-cell>
          <table:table-cell table:style-name="ce12" table:formula="of:=([.$C$5] * [.$B45] * 0.000001) / [.$D45]" office:value-type="float" office:value="0.000000008215" calcext:value-type="float">
            <text:p>8.22E-09</text:p>
          </table:table-cell>
          <table:table-cell table:style-name="ce13" table:formula="of:=[.B45]/[.C45]" office:value-type="float" office:value="48.1818181818182" calcext:value-type="float">
            <text:p>48,18</text:p>
          </table:table-cell>
          <table:table-cell table:number-columns-repeated="2"/>
          <table:table-cell table:style-name="ce4" office:value-type="float" office:value="38" calcext:value-type="float">
            <text:p>38</text:p>
          </table:table-cell>
          <table:table-cell table:style-name="ce4" office:value-type="float" office:value="1060" calcext:value-type="float">
            <text:p>1060</text:p>
          </table:table-cell>
          <table:table-cell table:style-name="ce4" office:value-type="float" office:value="201" calcext:value-type="float">
            <text:p>201</text:p>
          </table:table-cell>
          <table:table-cell table:formula="of:=(([.$K45] * [.$B$3]) / [.$B$2])" office:value-type="float" office:value="0.648387096774193" calcext:value-type="float">
            <text:p>0,6484</text:p>
          </table:table-cell>
          <table:table-cell table:formula="of:=([.$C$5] * [.$J45] * 0.000001) / [.$L45]" office:value-type="float" office:value="0.000000000899154228855721" calcext:value-type="float">
            <text:p>899.15E-12</text:p>
          </table:table-cell>
          <table:table-cell table:style-name="ce13" table:formula="of:=[.J45]/[.K45]" office:value-type="float" office:value="5.27363184079602" calcext:value-type="float">
            <text:p>5,27</text:p>
          </table:table-cell>
          <table:table-cell table:number-columns-repeated="101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23" calcext:value-type="float">
            <text:p>23</text:p>
          </table:table-cell>
          <table:table-cell table:formula="of:=(([.$C46] * [.$B$3]) / [.$B$2])" office:value-type="float" office:value="0.0741935483870968" calcext:value-type="float">
            <text:p>0,0742</text:p>
          </table:table-cell>
          <table:table-cell table:style-name="ce12" table:formula="of:=([.$C$5] * [.$B46] * 0.000001) / [.$D46]" office:value-type="float" office:value="0.00000000800608695652174" calcext:value-type="float">
            <text:p>8.01E-09</text:p>
          </table:table-cell>
          <table:table-cell table:style-name="ce13" table:formula="of:=[.B46]/[.C46]" office:value-type="float" office:value="46.9565217391304" calcext:value-type="float">
            <text:p>46,96</text:p>
          </table:table-cell>
          <table:table-cell table:number-columns-repeated="2"/>
          <table:table-cell table:style-name="ce4" office:value-type="float" office:value="39" calcext:value-type="float">
            <text:p>39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207" calcext:value-type="float">
            <text:p>207</text:p>
          </table:table-cell>
          <table:table-cell table:formula="of:=(([.$K46] * [.$B$3]) / [.$B$2])" office:value-type="float" office:value="0.667741935483871" calcext:value-type="float">
            <text:p>0,6677</text:p>
          </table:table-cell>
          <table:table-cell table:formula="of:=([.$C$5] * [.$J46] * 0.000001) / [.$L46]" office:value-type="float" office:value="0.000000000889565217391305" calcext:value-type="float">
            <text:p>889.57E-12</text:p>
          </table:table-cell>
          <table:table-cell table:style-name="ce13" table:formula="of:=[.J46]/[.K46]" office:value-type="float" office:value="5.21739130434783" calcext:value-type="float">
            <text:p>5,22</text:p>
          </table:table-cell>
          <table:table-cell table:number-columns-repeated="1010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24" calcext:value-type="float">
            <text:p>24</text:p>
          </table:table-cell>
          <table:table-cell table:formula="of:=(([.$C47] * [.$B$3]) / [.$B$2])" office:value-type="float" office:value="0.0774193548387097" calcext:value-type="float">
            <text:p>0,0774</text:p>
          </table:table-cell>
          <table:table-cell table:style-name="ce12" table:formula="of:=([.$C$5] * [.$B47] * 0.000001) / [.$D47]" office:value-type="float" office:value="0.00000000781458333333334" calcext:value-type="float">
            <text:p>7.81E-09</text:p>
          </table:table-cell>
          <table:table-cell table:style-name="ce13" table:formula="of:=[.B47]/[.C47]" office:value-type="float" office:value="45.8333333333333" calcext:value-type="float">
            <text:p>45,83</text:p>
          </table:table-cell>
          <table:table-cell table:number-columns-repeated="2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224" calcext:value-type="float">
            <text:p>224</text:p>
          </table:table-cell>
          <table:table-cell table:formula="of:=(([.$K47] * [.$B$3]) / [.$B$2])" office:value-type="float" office:value="0.72258064516129" calcext:value-type="float">
            <text:p>0,7226</text:p>
          </table:table-cell>
          <table:table-cell table:formula="of:=([.$C$5] * [.$J47] * 0.000001) / [.$L47]" office:value-type="float" office:value="0.000000000837276785714286" calcext:value-type="float">
            <text:p>837.28E-12</text:p>
          </table:table-cell>
          <table:table-cell table:style-name="ce13" table:formula="of:=[.J47]/[.K47]" office:value-type="float" office:value="4.91071428571429" calcext:value-type="float">
            <text:p>4,91</text:p>
          </table:table-cell>
          <table:table-cell table:number-columns-repeated="101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24" calcext:value-type="float">
            <text:p>24</text:p>
          </table:table-cell>
          <table:table-cell table:formula="of:=(([.$C48] * [.$B$3]) / [.$B$2])" office:value-type="float" office:value="0.0774193548387097" calcext:value-type="float">
            <text:p>0,0774</text:p>
          </table:table-cell>
          <table:table-cell table:style-name="ce12" table:formula="of:=([.$C$5] * [.$B48] * 0.000001) / [.$D48]" office:value-type="float" office:value="0.00000000795666666666667" calcext:value-type="float">
            <text:p>7.96E-09</text:p>
          </table:table-cell>
          <table:table-cell table:style-name="ce13" table:formula="of:=[.B48]/[.C48]" office:value-type="float" office:value="46.6666666666667" calcext:value-type="float">
            <text:p>46,67</text:p>
          </table:table-cell>
          <table:table-cell table:number-columns-repeated="2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224" calcext:value-type="float">
            <text:p>224</text:p>
          </table:table-cell>
          <table:table-cell table:formula="of:=(([.$K48] * [.$B$3]) / [.$B$2])" office:value-type="float" office:value="0.72258064516129" calcext:value-type="float">
            <text:p>0,7226</text:p>
          </table:table-cell>
          <table:table-cell table:formula="of:=([.$C$5] * [.$J48] * 0.000001) / [.$L48]" office:value-type="float" office:value="0.0000000008525" calcext:value-type="float">
            <text:p>852.50E-12</text:p>
          </table:table-cell>
          <table:table-cell table:style-name="ce13" table:formula="of:=[.J48]/[.K48]" office:value-type="float" office:value="5" calcext:value-type="float">
            <text:p>5,00</text:p>
          </table:table-cell>
          <table:table-cell table:number-columns-repeated="1010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40" calcext:value-type="float">
            <text:p>1140</text:p>
          </table:table-cell>
          <table:table-cell table:style-name="ce4" office:value-type="float" office:value="24" calcext:value-type="float">
            <text:p>24</text:p>
          </table:table-cell>
          <table:table-cell table:formula="of:=(([.$C49] * [.$B$3]) / [.$B$2])" office:value-type="float" office:value="0.0774193548387097" calcext:value-type="float">
            <text:p>0,0774</text:p>
          </table:table-cell>
          <table:table-cell table:style-name="ce12" table:formula="of:=([.$C$5] * [.$B49] * 0.000001) / [.$D49]" office:value-type="float" office:value="0.00000000809875" calcext:value-type="float">
            <text:p>8.10E-09</text:p>
          </table:table-cell>
          <table:table-cell table:style-name="ce13" table:formula="of:=[.B49]/[.C49]" office:value-type="float" office:value="47.5" calcext:value-type="float">
            <text:p>47,50</text:p>
          </table:table-cell>
          <table:table-cell table:number-columns-repeated="2"/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40" calcext:value-type="float">
            <text:p>1140</text:p>
          </table:table-cell>
          <table:table-cell table:style-name="ce4" office:value-type="float" office:value="224" calcext:value-type="float">
            <text:p>224</text:p>
          </table:table-cell>
          <table:table-cell table:formula="of:=(([.$K49] * [.$B$3]) / [.$B$2])" office:value-type="float" office:value="0.72258064516129" calcext:value-type="float">
            <text:p>0,7226</text:p>
          </table:table-cell>
          <table:table-cell table:formula="of:=([.$C$5] * [.$J49] * 0.000001) / [.$L49]" office:value-type="float" office:value="0.000000000867723214285714" calcext:value-type="float">
            <text:p>867.72E-12</text:p>
          </table:table-cell>
          <table:table-cell table:style-name="ce13" table:formula="of:=[.J49]/[.K49]" office:value-type="float" office:value="5.08928571428571" calcext:value-type="float">
            <text:p>5,09</text:p>
          </table:table-cell>
          <table:table-cell table:number-columns-repeated="101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1160" calcext:value-type="float">
            <text:p>1160</text:p>
          </table:table-cell>
          <table:table-cell table:style-name="ce4" office:value-type="float" office:value="24" calcext:value-type="float">
            <text:p>24</text:p>
          </table:table-cell>
          <table:table-cell table:formula="of:=(([.$C50] * [.$B$3]) / [.$B$2])" office:value-type="float" office:value="0.0774193548387097" calcext:value-type="float">
            <text:p>0,0774</text:p>
          </table:table-cell>
          <table:table-cell table:style-name="ce12" table:formula="of:=([.$C$5] * [.$B50] * 0.000001) / [.$D50]" office:value-type="float" office:value="0.00000000824083333333333" calcext:value-type="float">
            <text:p>8.24E-09</text:p>
          </table:table-cell>
          <table:table-cell table:style-name="ce13" table:formula="of:=[.B50]/[.C50]" office:value-type="float" office:value="48.3333333333333" calcext:value-type="float">
            <text:p>48,33</text:p>
          </table:table-cell>
          <table:table-cell table:number-columns-repeated="2"/>
          <table:table-cell table:style-name="ce4" office:value-type="float" office:value="43" calcext:value-type="float">
            <text:p>43</text:p>
          </table:table-cell>
          <table:table-cell table:style-name="ce4" office:value-type="float" office:value="1160" calcext:value-type="float">
            <text:p>1160</text:p>
          </table:table-cell>
          <table:table-cell table:style-name="ce4" office:value-type="float" office:value="224" calcext:value-type="float">
            <text:p>224</text:p>
          </table:table-cell>
          <table:table-cell table:formula="of:=(([.$K50] * [.$B$3]) / [.$B$2])" office:value-type="float" office:value="0.72258064516129" calcext:value-type="float">
            <text:p>0,7226</text:p>
          </table:table-cell>
          <table:table-cell table:formula="of:=([.$C$5] * [.$J50] * 0.000001) / [.$L50]" office:value-type="float" office:value="0.000000000882946428571429" calcext:value-type="float">
            <text:p>882.95E-12</text:p>
          </table:table-cell>
          <table:table-cell table:style-name="ce13" table:formula="of:=[.J50]/[.K50]" office:value-type="float" office:value="5.17857142857143" calcext:value-type="float">
            <text:p>5,18</text:p>
          </table:table-cell>
          <table:table-cell table:number-columns-repeated="1010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80" calcext:value-type="float">
            <text:p>1180</text:p>
          </table:table-cell>
          <table:table-cell table:style-name="ce4" office:value-type="float" office:value="24" calcext:value-type="float">
            <text:p>24</text:p>
          </table:table-cell>
          <table:table-cell table:formula="of:=(([.$C51] * [.$B$3]) / [.$B$2])" office:value-type="float" office:value="0.0774193548387097" calcext:value-type="float">
            <text:p>0,0774</text:p>
          </table:table-cell>
          <table:table-cell table:style-name="ce12" table:formula="of:=([.$C$5] * [.$B51] * 0.000001) / [.$D51]" office:value-type="float" office:value="0.00000000838291666666667" calcext:value-type="float">
            <text:p>8.38E-09</text:p>
          </table:table-cell>
          <table:table-cell table:style-name="ce13" table:formula="of:=[.B51]/[.C51]" office:value-type="float" office:value="49.1666666666667" calcext:value-type="float">
            <text:p>49,17</text:p>
          </table:table-cell>
          <table:table-cell table:number-columns-repeated="2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80" calcext:value-type="float">
            <text:p>1180</text:p>
          </table:table-cell>
          <table:table-cell table:style-name="ce4" office:value-type="float" office:value="225" calcext:value-type="float">
            <text:p>225</text:p>
          </table:table-cell>
          <table:table-cell table:formula="of:=(([.$K51] * [.$B$3]) / [.$B$2])" office:value-type="float" office:value="0.725806451612903" calcext:value-type="float">
            <text:p>0,7258</text:p>
          </table:table-cell>
          <table:table-cell table:formula="of:=([.$C$5] * [.$J51] * 0.000001) / [.$L51]" office:value-type="float" office:value="0.000000000894177777777778" calcext:value-type="float">
            <text:p>894.18E-12</text:p>
          </table:table-cell>
          <table:table-cell table:style-name="ce13" table:formula="of:=[.J51]/[.K51]" office:value-type="float" office:value="5.24444444444444" calcext:value-type="float">
            <text:p>5,24</text:p>
          </table:table-cell>
          <table:table-cell table:number-columns-repeated="101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24" calcext:value-type="float">
            <text:p>24</text:p>
          </table:table-cell>
          <table:table-cell table:formula="of:=(([.$C52] * [.$B$3]) / [.$B$2])" office:value-type="float" office:value="0.0774193548387097" calcext:value-type="float">
            <text:p>0,0774</text:p>
          </table:table-cell>
          <table:table-cell table:style-name="ce12" table:formula="of:=([.$C$5] * [.$B52] * 0.000001) / [.$D52]" office:value-type="float" office:value="0.000000008525" calcext:value-type="float">
            <text:p>8.53E-09</text:p>
          </table:table-cell>
          <table:table-cell table:style-name="ce13" table:formula="of:=[.B52]/[.C52]" office:value-type="float" office:value="50" calcext:value-type="float">
            <text:p>50,00</text:p>
          </table:table-cell>
          <table:table-cell table:number-columns-repeated="2"/>
          <table:table-cell table:style-name="ce4" office:value-type="float" office:value="45" calcext:value-type="float">
            <text:p>45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227" calcext:value-type="float">
            <text:p>227</text:p>
          </table:table-cell>
          <table:table-cell table:formula="of:=(([.$K52] * [.$B$3]) / [.$B$2])" office:value-type="float" office:value="0.732258064516129" calcext:value-type="float">
            <text:p>0,7323</text:p>
          </table:table-cell>
          <table:table-cell table:formula="of:=([.$C$5] * [.$J52] * 0.000001) / [.$L52]" office:value-type="float" office:value="0.000000000901321585903084" calcext:value-type="float">
            <text:p>901.32E-12</text:p>
          </table:table-cell>
          <table:table-cell table:style-name="ce13" table:formula="of:=[.J52]/[.K52]" office:value-type="float" office:value="5.2863436123348" calcext:value-type="float">
            <text:p>5,29</text:p>
          </table:table-cell>
          <table:table-cell table:number-columns-repeated="1010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float" office:value="1220" calcext:value-type="float">
            <text:p>1220</text:p>
          </table:table-cell>
          <table:table-cell table:style-name="ce4" office:value-type="float" office:value="25" calcext:value-type="float">
            <text:p>25</text:p>
          </table:table-cell>
          <table:table-cell table:formula="of:=(([.$C53] * [.$B$3]) / [.$B$2])" office:value-type="float" office:value="0.0806451612903226" calcext:value-type="float">
            <text:p>0,0806</text:p>
          </table:table-cell>
          <table:table-cell table:style-name="ce12" table:formula="of:=([.$C$5] * [.$B53] * 0.000001) / [.$D53]" office:value-type="float" office:value="0.0000000083204" calcext:value-type="float">
            <text:p>8.32E-09</text:p>
          </table:table-cell>
          <table:table-cell table:style-name="ce13" table:formula="of:=[.B53]/[.C53]" office:value-type="float" office:value="48.8" calcext:value-type="float">
            <text:p>48,80</text:p>
          </table:table-cell>
          <table:table-cell table:number-columns-repeated="2"/>
          <table:table-cell table:style-name="ce4" office:value-type="float" office:value="46" calcext:value-type="float">
            <text:p>46</text:p>
          </table:table-cell>
          <table:table-cell table:style-name="ce4" office:value-type="float" office:value="1220" calcext:value-type="float">
            <text:p>1220</text:p>
          </table:table-cell>
          <table:table-cell table:style-name="ce4" office:value-type="float" office:value="231" calcext:value-type="float">
            <text:p>231</text:p>
          </table:table-cell>
          <table:table-cell table:formula="of:=(([.$K53] * [.$B$3]) / [.$B$2])" office:value-type="float" office:value="0.745161290322581" calcext:value-type="float">
            <text:p>0,7452</text:p>
          </table:table-cell>
          <table:table-cell table:formula="of:=([.$C$5] * [.$J53] * 0.000001) / [.$L53]" office:value-type="float" office:value="0.000000000900476190476191" calcext:value-type="float">
            <text:p>900.48E-12</text:p>
          </table:table-cell>
          <table:table-cell table:style-name="ce13" table:formula="of:=[.J53]/[.K53]" office:value-type="float" office:value="5.28138528138528" calcext:value-type="float">
            <text:p>5,28</text:p>
          </table:table-cell>
          <table:table-cell table:number-columns-repeated="101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25" calcext:value-type="float">
            <text:p>25</text:p>
          </table:table-cell>
          <table:table-cell table:formula="of:=(([.$C54] * [.$B$3]) / [.$B$2])" office:value-type="float" office:value="0.0806451612903226" calcext:value-type="float">
            <text:p>0,0806</text:p>
          </table:table-cell>
          <table:table-cell table:style-name="ce12" table:formula="of:=([.$C$5] * [.$B54] * 0.000001) / [.$D54]" office:value-type="float" office:value="0.0000000084568" calcext:value-type="float">
            <text:p>8.46E-09</text:p>
          </table:table-cell>
          <table:table-cell table:style-name="ce13" table:formula="of:=[.B54]/[.C54]" office:value-type="float" office:value="49.6" calcext:value-type="float">
            <text:p>49,60</text:p>
          </table:table-cell>
          <table:table-cell table:number-columns-repeated="2"/>
          <table:table-cell table:style-name="ce4" office:value-type="float" office:value="47" calcext:value-type="float">
            <text:p>47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238" calcext:value-type="float">
            <text:p>238</text:p>
          </table:table-cell>
          <table:table-cell table:formula="of:=(([.$K54] * [.$B$3]) / [.$B$2])" office:value-type="float" office:value="0.767741935483871" calcext:value-type="float">
            <text:p>0,7677</text:p>
          </table:table-cell>
          <table:table-cell table:formula="of:=([.$C$5] * [.$J54] * 0.000001) / [.$L54]" office:value-type="float" office:value="0.000000000888319327731092" calcext:value-type="float">
            <text:p>888.32E-12</text:p>
          </table:table-cell>
          <table:table-cell table:style-name="ce13" table:formula="of:=[.J54]/[.K54]" office:value-type="float" office:value="5.21008403361345" calcext:value-type="float">
            <text:p>5,21</text:p>
          </table:table-cell>
          <table:table-cell table:number-columns-repeated="1010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1260" calcext:value-type="float">
            <text:p>1260</text:p>
          </table:table-cell>
          <table:table-cell table:style-name="ce4" office:value-type="float" office:value="25" calcext:value-type="float">
            <text:p>25</text:p>
          </table:table-cell>
          <table:table-cell table:formula="of:=(([.$C55] * [.$B$3]) / [.$B$2])" office:value-type="float" office:value="0.0806451612903226" calcext:value-type="float">
            <text:p>0,0806</text:p>
          </table:table-cell>
          <table:table-cell table:style-name="ce12" table:formula="of:=([.$C$5] * [.$B55] * 0.000001) / [.$D55]" office:value-type="float" office:value="0.0000000085932" calcext:value-type="float">
            <text:p>8.59E-09</text:p>
          </table:table-cell>
          <table:table-cell table:style-name="ce13" table:formula="of:=[.B55]/[.C55]" office:value-type="float" office:value="50.4" calcext:value-type="float">
            <text:p>50,40</text:p>
          </table:table-cell>
          <table:table-cell table:number-columns-repeated="2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1260" calcext:value-type="float">
            <text:p>1260</text:p>
          </table:table-cell>
          <table:table-cell table:style-name="ce4" office:value-type="float" office:value="240" calcext:value-type="float">
            <text:p>240</text:p>
          </table:table-cell>
          <table:table-cell table:formula="of:=(([.$K55] * [.$B$3]) / [.$B$2])" office:value-type="float" office:value="0.774193548387097" calcext:value-type="float">
            <text:p>0,7742</text:p>
          </table:table-cell>
          <table:table-cell table:formula="of:=([.$C$5] * [.$J55] * 0.000001) / [.$L55]" office:value-type="float" office:value="0.000000000895125" calcext:value-type="float">
            <text:p>895.13E-12</text:p>
          </table:table-cell>
          <table:table-cell table:style-name="ce13" table:formula="of:=[.J55]/[.K55]" office:value-type="float" office:value="5.25" calcext:value-type="float">
            <text:p>5,25</text:p>
          </table:table-cell>
          <table:table-cell table:number-columns-repeated="101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float" office:value="1280" calcext:value-type="float">
            <text:p>1280</text:p>
          </table:table-cell>
          <table:table-cell table:style-name="ce4" office:value-type="float" office:value="26" calcext:value-type="float">
            <text:p>26</text:p>
          </table:table-cell>
          <table:table-cell table:formula="of:=(([.$C56] * [.$B$3]) / [.$B$2])" office:value-type="float" office:value="0.0838709677419355" calcext:value-type="float">
            <text:p>0,0839</text:p>
          </table:table-cell>
          <table:table-cell table:style-name="ce12" table:formula="of:=([.$C$5] * [.$B56] * 0.000001) / [.$D56]" office:value-type="float" office:value="0.00000000839384615384615" calcext:value-type="float">
            <text:p>8.39E-09</text:p>
          </table:table-cell>
          <table:table-cell table:style-name="ce13" table:formula="of:=[.B56]/[.C56]" office:value-type="float" office:value="49.2307692307692" calcext:value-type="float">
            <text:p>49,23</text:p>
          </table:table-cell>
          <table:table-cell table:number-columns-repeated="2"/>
          <table:table-cell table:style-name="ce4" office:value-type="float" office:value="49" calcext:value-type="float">
            <text:p>49</text:p>
          </table:table-cell>
          <table:table-cell table:style-name="ce4" office:value-type="float" office:value="1280" calcext:value-type="float">
            <text:p>1280</text:p>
          </table:table-cell>
          <table:table-cell table:style-name="ce4" office:value-type="float" office:value="241" calcext:value-type="float">
            <text:p>241</text:p>
          </table:table-cell>
          <table:table-cell table:formula="of:=(([.$K56] * [.$B$3]) / [.$B$2])" office:value-type="float" office:value="0.77741935483871" calcext:value-type="float">
            <text:p>0,7774</text:p>
          </table:table-cell>
          <table:table-cell table:formula="of:=([.$C$5] * [.$J56] * 0.000001) / [.$L56]" office:value-type="float" office:value="0.000000000905560165975104" calcext:value-type="float">
            <text:p>905.56E-12</text:p>
          </table:table-cell>
          <table:table-cell table:style-name="ce13" table:formula="of:=[.J56]/[.K56]" office:value-type="float" office:value="5.31120331950207" calcext:value-type="float">
            <text:p>5,31</text:p>
          </table:table-cell>
          <table:table-cell table:number-columns-repeated="1010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28" calcext:value-type="float">
            <text:p>28</text:p>
          </table:table-cell>
          <table:table-cell table:formula="of:=(([.$C57] * [.$B$3]) / [.$B$2])" office:value-type="float" office:value="0.0903225806451613" calcext:value-type="float">
            <text:p>0,0903</text:p>
          </table:table-cell>
          <table:table-cell table:style-name="ce12" table:formula="of:=([.$C$5] * [.$B57] * 0.000001) / [.$D57]" office:value-type="float" office:value="0.00000000791607142857143" calcext:value-type="float">
            <text:p>7.92E-09</text:p>
          </table:table-cell>
          <table:table-cell table:style-name="ce13" table:formula="of:=[.B57]/[.C57]" office:value-type="float" office:value="46.4285714285714" calcext:value-type="float">
            <text:p>46,43</text:p>
          </table:table-cell>
          <table:table-cell table:number-columns-repeated="2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245" calcext:value-type="float">
            <text:p>245</text:p>
          </table:table-cell>
          <table:table-cell table:formula="of:=(([.$K57] * [.$B$3]) / [.$B$2])" office:value-type="float" office:value="0.790322580645161" calcext:value-type="float">
            <text:p>0,7903</text:p>
          </table:table-cell>
          <table:table-cell table:formula="of:=([.$C$5] * [.$J57] * 0.000001) / [.$L57]" office:value-type="float" office:value="0.00000000090469387755102" calcext:value-type="float">
            <text:p>904.69E-12</text:p>
          </table:table-cell>
          <table:table-cell table:style-name="ce13" table:formula="of:=[.J57]/[.K57]" office:value-type="float" office:value="5.30612244897959" calcext:value-type="float">
            <text:p>5,31</text:p>
          </table:table-cell>
          <table:table-cell table:number-columns-repeated="101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float" office:value="1320" calcext:value-type="float">
            <text:p>1320</text:p>
          </table:table-cell>
          <table:table-cell table:style-name="ce4" office:value-type="float" office:value="28" calcext:value-type="float">
            <text:p>28</text:p>
          </table:table-cell>
          <table:table-cell table:formula="of:=(([.$C58] * [.$B$3]) / [.$B$2])" office:value-type="float" office:value="0.0903225806451613" calcext:value-type="float">
            <text:p>0,0903</text:p>
          </table:table-cell>
          <table:table-cell table:style-name="ce12" table:formula="of:=([.$C$5] * [.$B58] * 0.000001) / [.$D58]" office:value-type="float" office:value="0.00000000803785714285714" calcext:value-type="float">
            <text:p>8.04E-09</text:p>
          </table:table-cell>
          <table:table-cell table:style-name="ce13" table:formula="of:=[.B58]/[.C58]" office:value-type="float" office:value="47.1428571428571" calcext:value-type="float">
            <text:p>47,14</text:p>
          </table:table-cell>
          <table:table-cell table:number-columns-repeated="2"/>
          <table:table-cell table:style-name="ce4" office:value-type="float" office:value="51" calcext:value-type="float">
            <text:p>51</text:p>
          </table:table-cell>
          <table:table-cell table:style-name="ce4" office:value-type="float" office:value="1320" calcext:value-type="float">
            <text:p>1320</text:p>
          </table:table-cell>
          <table:table-cell table:style-name="ce4" office:value-type="float" office:value="248" calcext:value-type="float">
            <text:p>248</text:p>
          </table:table-cell>
          <table:table-cell table:formula="of:=(([.$K58] * [.$B$3]) / [.$B$2])" office:value-type="float" office:value="0.8" calcext:value-type="float">
            <text:p>0,8000</text:p>
          </table:table-cell>
          <table:table-cell table:formula="of:=([.$C$5] * [.$J58] * 0.000001) / [.$L58]" office:value-type="float" office:value="0.0000000009075" calcext:value-type="float">
            <text:p>907.50E-12</text:p>
          </table:table-cell>
          <table:table-cell table:style-name="ce13" table:formula="of:=[.J58]/[.K58]" office:value-type="float" office:value="5.32258064516129" calcext:value-type="float">
            <text:p>5,32</text:p>
          </table:table-cell>
          <table:table-cell table:number-columns-repeated="1010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1340" calcext:value-type="float">
            <text:p>1340</text:p>
          </table:table-cell>
          <table:table-cell table:style-name="ce4" office:value-type="float" office:value="28" calcext:value-type="float">
            <text:p>28</text:p>
          </table:table-cell>
          <table:table-cell table:formula="of:=(([.$C59] * [.$B$3]) / [.$B$2])" office:value-type="float" office:value="0.0903225806451613" calcext:value-type="float">
            <text:p>0,0903</text:p>
          </table:table-cell>
          <table:table-cell table:style-name="ce12" table:formula="of:=([.$C$5] * [.$B59] * 0.000001) / [.$D59]" office:value-type="float" office:value="0.00000000815964285714286" calcext:value-type="float">
            <text:p>8.16E-09</text:p>
          </table:table-cell>
          <table:table-cell table:style-name="ce13" table:formula="of:=[.B59]/[.C59]" office:value-type="float" office:value="47.8571428571429" calcext:value-type="float">
            <text:p>47,86</text:p>
          </table:table-cell>
          <table:table-cell table:number-columns-repeated="2"/>
          <table:table-cell table:style-name="ce4" office:value-type="float" office:value="52" calcext:value-type="float">
            <text:p>52</text:p>
          </table:table-cell>
          <table:table-cell table:style-name="ce4" office:value-type="float" office:value="1340" calcext:value-type="float">
            <text:p>1340</text:p>
          </table:table-cell>
          <table:table-cell table:style-name="ce4" office:value-type="float" office:value="252" calcext:value-type="float">
            <text:p>252</text:p>
          </table:table-cell>
          <table:table-cell table:formula="of:=(([.$K59] * [.$B$3]) / [.$B$2])" office:value-type="float" office:value="0.812903225806452" calcext:value-type="float">
            <text:p>0,8129</text:p>
          </table:table-cell>
          <table:table-cell table:formula="of:=([.$C$5] * [.$J59] * 0.000001) / [.$L59]" office:value-type="float" office:value="0.000000000906626984126984" calcext:value-type="float">
            <text:p>906.63E-12</text:p>
          </table:table-cell>
          <table:table-cell table:style-name="ce13" table:formula="of:=[.J59]/[.K59]" office:value-type="float" office:value="5.31746031746032" calcext:value-type="float">
            <text:p>5,32</text:p>
          </table:table-cell>
          <table:table-cell table:number-columns-repeated="101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office:value-type="float" office:value="28" calcext:value-type="float">
            <text:p>28</text:p>
          </table:table-cell>
          <table:table-cell table:formula="of:=(([.$C60] * [.$B$3]) / [.$B$2])" office:value-type="float" office:value="0.0903225806451613" calcext:value-type="float">
            <text:p>0,0903</text:p>
          </table:table-cell>
          <table:table-cell table:style-name="ce12" table:formula="of:=([.$C$5] * [.$B60] * 0.000001) / [.$D60]" office:value-type="float" office:value="0.00000000828142857142857" calcext:value-type="float">
            <text:p>8.28E-09</text:p>
          </table:table-cell>
          <table:table-cell table:style-name="ce13" table:formula="of:=[.B60]/[.C60]" office:value-type="float" office:value="48.5714285714286" calcext:value-type="float">
            <text:p>48,57</text:p>
          </table:table-cell>
          <table:table-cell table:number-columns-repeated="2"/>
          <table:table-cell table:style-name="ce4" office:value-type="float" office:value="53" calcext:value-type="float">
            <text:p>53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office:value-type="float" office:value="255" calcext:value-type="float">
            <text:p>255</text:p>
          </table:table-cell>
          <table:table-cell table:formula="of:=(([.$K60] * [.$B$3]) / [.$B$2])" office:value-type="float" office:value="0.82258064516129" calcext:value-type="float">
            <text:p>0,8226</text:p>
          </table:table-cell>
          <table:table-cell table:formula="of:=([.$C$5] * [.$J60] * 0.000001) / [.$L60]" office:value-type="float" office:value="0.000000000909333333333333" calcext:value-type="float">
            <text:p>909.33E-12</text:p>
          </table:table-cell>
          <table:table-cell table:style-name="ce13" table:formula="of:=[.J60]/[.K60]" office:value-type="float" office:value="5.33333333333333" calcext:value-type="float">
            <text:p>5,33</text:p>
          </table:table-cell>
          <table:table-cell table:number-columns-repeated="1010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float" office:value="1380" calcext:value-type="float">
            <text:p>1380</text:p>
          </table:table-cell>
          <table:table-cell table:style-name="ce4" office:value-type="float" office:value="28" calcext:value-type="float">
            <text:p>28</text:p>
          </table:table-cell>
          <table:table-cell table:formula="of:=(([.$C61] * [.$B$3]) / [.$B$2])" office:value-type="float" office:value="0.0903225806451613" calcext:value-type="float">
            <text:p>0,0903</text:p>
          </table:table-cell>
          <table:table-cell table:style-name="ce12" table:formula="of:=([.$C$5] * [.$B61] * 0.000001) / [.$D61]" office:value-type="float" office:value="0.00000000840321428571429" calcext:value-type="float">
            <text:p>8.40E-09</text:p>
          </table:table-cell>
          <table:table-cell table:style-name="ce13" table:formula="of:=[.B61]/[.C61]" office:value-type="float" office:value="49.2857142857143" calcext:value-type="float">
            <text:p>49,29</text:p>
          </table:table-cell>
          <table:table-cell table:number-columns-repeated="2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1380" calcext:value-type="float">
            <text:p>1380</text:p>
          </table:table-cell>
          <table:table-cell table:style-name="ce4" office:value-type="float" office:value="255" calcext:value-type="float">
            <text:p>255</text:p>
          </table:table-cell>
          <table:table-cell table:formula="of:=(([.$K61] * [.$B$3]) / [.$B$2])" office:value-type="float" office:value="0.82258064516129" calcext:value-type="float">
            <text:p>0,8226</text:p>
          </table:table-cell>
          <table:table-cell table:formula="of:=([.$C$5] * [.$J61] * 0.000001) / [.$L61]" office:value-type="float" office:value="0.000000000922705882352941" calcext:value-type="float">
            <text:p>922.71E-12</text:p>
          </table:table-cell>
          <table:table-cell table:style-name="ce13" table:formula="of:=[.J61]/[.K61]" office:value-type="float" office:value="5.41176470588235" calcext:value-type="float">
            <text:p>5,41</text:p>
          </table:table-cell>
          <table:table-cell table:number-columns-repeated="101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28" calcext:value-type="float">
            <text:p>28</text:p>
          </table:table-cell>
          <table:table-cell table:formula="of:=(([.$C62] * [.$B$3]) / [.$B$2])" office:value-type="float" office:value="0.0903225806451613" calcext:value-type="float">
            <text:p>0,0903</text:p>
          </table:table-cell>
          <table:table-cell table:style-name="ce12" table:formula="of:=([.$C$5] * [.$B62] * 0.000001) / [.$D62]" office:value-type="float" office:value="0.000000008525" calcext:value-type="float">
            <text:p>8.53E-09</text:p>
          </table:table-cell>
          <table:table-cell table:style-name="ce13" table:formula="of:=[.B62]/[.C62]" office:value-type="float" office:value="50" calcext:value-type="float">
            <text:p>50,00</text:p>
          </table:table-cell>
          <table:table-cell table:number-columns-repeated="2"/>
          <table:table-cell table:style-name="ce4" office:value-type="float" office:value="55" calcext:value-type="float">
            <text:p>55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255" calcext:value-type="float">
            <text:p>255</text:p>
          </table:table-cell>
          <table:table-cell table:formula="of:=(([.$K62] * [.$B$3]) / [.$B$2])" office:value-type="float" office:value="0.82258064516129" calcext:value-type="float">
            <text:p>0,8226</text:p>
          </table:table-cell>
          <table:table-cell table:formula="of:=([.$C$5] * [.$J62] * 0.000001) / [.$L62]" office:value-type="float" office:value="0.000000000936078431372549" calcext:value-type="float">
            <text:p>936.08E-12</text:p>
          </table:table-cell>
          <table:table-cell table:style-name="ce13" table:formula="of:=[.J62]/[.K62]" office:value-type="float" office:value="5.49019607843137" calcext:value-type="float">
            <text:p>5,49</text:p>
          </table:table-cell>
          <table:table-cell table:number-columns-repeated="1010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float" office:value="1420" calcext:value-type="float">
            <text:p>1420</text:p>
          </table:table-cell>
          <table:table-cell table:style-name="ce4" office:value-type="float" office:value="28" calcext:value-type="float">
            <text:p>28</text:p>
          </table:table-cell>
          <table:table-cell table:formula="of:=(([.$C63] * [.$B$3]) / [.$B$2])" office:value-type="float" office:value="0.0903225806451613" calcext:value-type="float">
            <text:p>0,0903</text:p>
          </table:table-cell>
          <table:table-cell table:style-name="ce12" table:formula="of:=([.$C$5] * [.$B63] * 0.000001) / [.$D63]" office:value-type="float" office:value="0.00000000864678571428571" calcext:value-type="float">
            <text:p>8.65E-09</text:p>
          </table:table-cell>
          <table:table-cell table:style-name="ce13" table:formula="of:=[.B63]/[.C63]" office:value-type="float" office:value="50.7142857142857" calcext:value-type="float">
            <text:p>50,71</text:p>
          </table:table-cell>
          <table:table-cell table:number-columns-repeated="2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1420" calcext:value-type="float">
            <text:p>1420</text:p>
          </table:table-cell>
          <table:table-cell table:style-name="ce4" office:value-type="float" office:value="265" calcext:value-type="float">
            <text:p>265</text:p>
          </table:table-cell>
          <table:table-cell table:formula="of:=(([.$K63] * [.$B$3]) / [.$B$2])" office:value-type="float" office:value="0.854838709677419" calcext:value-type="float">
            <text:p>0,8548</text:p>
          </table:table-cell>
          <table:table-cell table:formula="of:=([.$C$5] * [.$J63] * 0.000001) / [.$L63]" office:value-type="float" office:value="0.000000000913622641509434" calcext:value-type="float">
            <text:p>913.62E-12</text:p>
          </table:table-cell>
          <table:table-cell table:style-name="ce13" table:formula="of:=[.J63]/[.K63]" office:value-type="float" office:value="5.35849056603774" calcext:value-type="float">
            <text:p>5,36</text:p>
          </table:table-cell>
          <table:table-cell table:number-columns-repeated="101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29" calcext:value-type="float">
            <text:p>29</text:p>
          </table:table-cell>
          <table:table-cell table:formula="of:=(([.$C64] * [.$B$3]) / [.$B$2])" office:value-type="float" office:value="0.0935483870967742" calcext:value-type="float">
            <text:p>0,0935</text:p>
          </table:table-cell>
          <table:table-cell table:style-name="ce12" table:formula="of:=([.$C$5] * [.$B64] * 0.000001) / [.$D64]" office:value-type="float" office:value="0.00000000846620689655173" calcext:value-type="float">
            <text:p>8.47E-09</text:p>
          </table:table-cell>
          <table:table-cell table:style-name="ce13" table:formula="of:=[.B64]/[.C64]" office:value-type="float" office:value="49.6551724137931" calcext:value-type="float">
            <text:p>49,66</text:p>
          </table:table-cell>
          <table:table-cell table:number-columns-repeated="2"/>
          <table:table-cell table:style-name="ce4" office:value-type="float" office:value="57" calcext:value-type="float">
            <text:p>57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268" calcext:value-type="float">
            <text:p>268</text:p>
          </table:table-cell>
          <table:table-cell table:formula="of:=(([.$K64] * [.$B$3]) / [.$B$2])" office:value-type="float" office:value="0.864516129032258" calcext:value-type="float">
            <text:p>0,8645</text:p>
          </table:table-cell>
          <table:table-cell table:formula="of:=([.$C$5] * [.$J64] * 0.000001) / [.$L64]" office:value-type="float" office:value="0.000000000916119402985075" calcext:value-type="float">
            <text:p>916.12E-12</text:p>
          </table:table-cell>
          <table:table-cell table:style-name="ce13" table:formula="of:=[.J64]/[.K64]" office:value-type="float" office:value="5.37313432835821" calcext:value-type="float">
            <text:p>5,37</text:p>
          </table:table-cell>
          <table:table-cell table:number-columns-repeated="1010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1460" calcext:value-type="float">
            <text:p>1460</text:p>
          </table:table-cell>
          <table:table-cell table:style-name="ce4" office:value-type="float" office:value="30" calcext:value-type="float">
            <text:p>30</text:p>
          </table:table-cell>
          <table:table-cell table:formula="of:=(([.$C65] * [.$B$3]) / [.$B$2])" office:value-type="float" office:value="0.0967741935483871" calcext:value-type="float">
            <text:p>0,0968</text:p>
          </table:table-cell>
          <table:table-cell table:style-name="ce12" table:formula="of:=([.$C$5] * [.$B65] * 0.000001) / [.$D65]" office:value-type="float" office:value="0.00000000829766666666667" calcext:value-type="float">
            <text:p>8.30E-09</text:p>
          </table:table-cell>
          <table:table-cell table:style-name="ce13" table:formula="of:=[.B65]/[.C65]" office:value-type="float" office:value="48.6666666666667" calcext:value-type="float">
            <text:p>48,67</text:p>
          </table:table-cell>
          <table:table-cell table:number-columns-repeated="2"/>
          <table:table-cell table:style-name="ce4" office:value-type="float" office:value="58" calcext:value-type="float">
            <text:p>58</text:p>
          </table:table-cell>
          <table:table-cell table:style-name="ce4" office:value-type="float" office:value="1460" calcext:value-type="float">
            <text:p>1460</text:p>
          </table:table-cell>
          <table:table-cell table:style-name="ce4" office:value-type="float" office:value="271" calcext:value-type="float">
            <text:p>271</text:p>
          </table:table-cell>
          <table:table-cell table:formula="of:=(([.$K65] * [.$B$3]) / [.$B$2])" office:value-type="float" office:value="0.874193548387097" calcext:value-type="float">
            <text:p>0,8742</text:p>
          </table:table-cell>
          <table:table-cell table:formula="of:=([.$C$5] * [.$J65] * 0.000001) / [.$L65]" office:value-type="float" office:value="0.000000000918560885608856" calcext:value-type="float">
            <text:p>918.56E-12</text:p>
          </table:table-cell>
          <table:table-cell table:style-name="ce13" table:formula="of:=[.J65]/[.K65]" office:value-type="float" office:value="5.38745387453875" calcext:value-type="float">
            <text:p>5,39</text:p>
          </table:table-cell>
          <table:table-cell table:number-columns-repeated="101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30" calcext:value-type="float">
            <text:p>30</text:p>
          </table:table-cell>
          <table:table-cell table:formula="of:=(([.$C66] * [.$B$3]) / [.$B$2])" office:value-type="float" office:value="0.0967741935483871" calcext:value-type="float">
            <text:p>0,0968</text:p>
          </table:table-cell>
          <table:table-cell table:style-name="ce12" table:formula="of:=([.$C$5] * [.$B66] * 0.000001) / [.$D66]" office:value-type="float" office:value="0.00000000841133333333333" calcext:value-type="float">
            <text:p>8.41E-09</text:p>
          </table:table-cell>
          <table:table-cell table:style-name="ce13" table:formula="of:=[.B66]/[.C66]" office:value-type="float" office:value="49.3333333333333" calcext:value-type="float">
            <text:p>49,33</text:p>
          </table:table-cell>
          <table:table-cell table:number-columns-repeated="2"/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275" calcext:value-type="float">
            <text:p>275</text:p>
          </table:table-cell>
          <table:table-cell table:formula="of:=(([.$K66] * [.$B$3]) / [.$B$2])" office:value-type="float" office:value="0.887096774193548" calcext:value-type="float">
            <text:p>0,8871</text:p>
          </table:table-cell>
          <table:table-cell table:formula="of:=([.$C$5] * [.$J66] * 0.000001) / [.$L66]" office:value-type="float" office:value="0.0000000009176" calcext:value-type="float">
            <text:p>917.60E-12</text:p>
          </table:table-cell>
          <table:table-cell table:style-name="ce13" table:formula="of:=[.J66]/[.K66]" office:value-type="float" office:value="5.38181818181818" calcext:value-type="float">
            <text:p>5,38</text:p>
          </table:table-cell>
          <table:table-cell table:number-columns-repeated="1010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0" calcext:value-type="float">
            <text:p>30</text:p>
          </table:table-cell>
          <table:table-cell table:formula="of:=(([.$C67] * [.$B$3]) / [.$B$2])" office:value-type="float" office:value="0.0967741935483871" calcext:value-type="float">
            <text:p>0,0968</text:p>
          </table:table-cell>
          <table:table-cell table:style-name="ce12" table:formula="of:=([.$C$5] * [.$B67] * 0.000001) / [.$D67]" office:value-type="float" office:value="0.000000008525" calcext:value-type="float">
            <text:p>8.53E-09</text:p>
          </table:table-cell>
          <table:table-cell table:style-name="ce13" table:formula="of:=[.B67]/[.C67]" office:value-type="float" office:value="50" calcext:value-type="float">
            <text:p>50,00</text:p>
          </table:table-cell>
          <table:table-cell table:number-columns-repeated="2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79" calcext:value-type="float">
            <text:p>279</text:p>
          </table:table-cell>
          <table:table-cell table:formula="of:=(([.$K67] * [.$B$3]) / [.$B$2])" office:value-type="float" office:value="0.9" calcext:value-type="float">
            <text:p>0,9000</text:p>
          </table:table-cell>
          <table:table-cell table:formula="of:=([.$C$5] * [.$J67] * 0.000001) / [.$L67]" office:value-type="float" office:value="0.000000000916666666666667" calcext:value-type="float">
            <text:p>916.67E-12</text:p>
          </table:table-cell>
          <table:table-cell table:style-name="ce13" table:formula="of:=[.J67]/[.K67]" office:value-type="float" office:value="5.37634408602151" calcext:value-type="float">
            <text:p>5,38</text:p>
          </table:table-cell>
          <table:table-cell table:number-columns-repeated="101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float" office:value="1520" calcext:value-type="float">
            <text:p>1520</text:p>
          </table:table-cell>
          <table:table-cell table:style-name="ce4" office:value-type="float" office:value="30" calcext:value-type="float">
            <text:p>30</text:p>
          </table:table-cell>
          <table:table-cell table:formula="of:=(([.$C68] * [.$B$3]) / [.$B$2])" office:value-type="float" office:value="0.0967741935483871" calcext:value-type="float">
            <text:p>0,0968</text:p>
          </table:table-cell>
          <table:table-cell table:style-name="ce12" table:formula="of:=([.$C$5] * [.$B68] * 0.000001) / [.$D68]" office:value-type="float" office:value="0.00000000863866666666667" calcext:value-type="float">
            <text:p>8.64E-09</text:p>
          </table:table-cell>
          <table:table-cell table:style-name="ce13" table:formula="of:=[.B68]/[.C68]" office:value-type="float" office:value="50.6666666666667" calcext:value-type="float">
            <text:p>50,67</text:p>
          </table:table-cell>
          <table:table-cell table:number-columns-repeated="2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1520" calcext:value-type="float">
            <text:p>1520</text:p>
          </table:table-cell>
          <table:table-cell table:style-name="ce4" office:value-type="float" office:value="281" calcext:value-type="float">
            <text:p>281</text:p>
          </table:table-cell>
          <table:table-cell table:formula="of:=(([.$K68] * [.$B$3]) / [.$B$2])" office:value-type="float" office:value="0.906451612903226" calcext:value-type="float">
            <text:p>0,9065</text:p>
          </table:table-cell>
          <table:table-cell table:formula="of:=([.$C$5] * [.$J68] * 0.000001) / [.$L68]" office:value-type="float" office:value="0.000000000922277580071174" calcext:value-type="float">
            <text:p>922.28E-12</text:p>
          </table:table-cell>
          <table:table-cell table:style-name="ce13" table:formula="of:=[.J68]/[.K68]" office:value-type="float" office:value="5.40925266903915" calcext:value-type="float">
            <text:p>5,41</text:p>
          </table:table-cell>
          <table:table-cell table:number-columns-repeated="1010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float" office:value="1540" calcext:value-type="float">
            <text:p>1540</text:p>
          </table:table-cell>
          <table:table-cell table:style-name="ce4" office:value-type="float" office:value="31" calcext:value-type="float">
            <text:p>31</text:p>
          </table:table-cell>
          <table:table-cell table:formula="of:=(([.$C69] * [.$B$3]) / [.$B$2])" office:value-type="float" office:value="0.1" calcext:value-type="float">
            <text:p>0,1000</text:p>
          </table:table-cell>
          <table:table-cell table:style-name="ce12" table:formula="of:=([.$C$5] * [.$B69] * 0.000001) / [.$D69]" office:value-type="float" office:value="0.00000000847" calcext:value-type="float">
            <text:p>8.47E-09</text:p>
          </table:table-cell>
          <table:table-cell table:style-name="ce13" table:formula="of:=[.B69]/[.C69]" office:value-type="float" office:value="49.6774193548387" calcext:value-type="float">
            <text:p>49,68</text:p>
          </table:table-cell>
          <table:table-cell table:number-columns-repeated="2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1540" calcext:value-type="float">
            <text:p>1540</text:p>
          </table:table-cell>
          <table:table-cell table:style-name="ce4" office:value-type="float" office:value="286" calcext:value-type="float">
            <text:p>286</text:p>
          </table:table-cell>
          <table:table-cell table:formula="of:=(([.$K69] * [.$B$3]) / [.$B$2])" office:value-type="float" office:value="0.92258064516129" calcext:value-type="float">
            <text:p>0,9226</text:p>
          </table:table-cell>
          <table:table-cell table:formula="of:=([.$C$5] * [.$J69] * 0.000001) / [.$L69]" office:value-type="float" office:value="0.000000000918076923076923" calcext:value-type="float">
            <text:p>918.08E-12</text:p>
          </table:table-cell>
          <table:table-cell table:style-name="ce13" table:formula="of:=[.J69]/[.K69]" office:value-type="float" office:value="5.38461538461539" calcext:value-type="float">
            <text:p>5,38</text:p>
          </table:table-cell>
          <table:table-cell table:number-columns-repeated="101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60" calcext:value-type="float">
            <text:p>1560</text:p>
          </table:table-cell>
          <table:table-cell table:style-name="ce4" office:value-type="float" office:value="31" calcext:value-type="float">
            <text:p>31</text:p>
          </table:table-cell>
          <table:table-cell table:formula="of:=(([.$C70] * [.$B$3]) / [.$B$2])" office:value-type="float" office:value="0.1" calcext:value-type="float">
            <text:p>0,1000</text:p>
          </table:table-cell>
          <table:table-cell table:style-name="ce12" table:formula="of:=([.$C$5] * [.$B70] * 0.000001) / [.$D70]" office:value-type="float" office:value="0.00000000858" calcext:value-type="float">
            <text:p>8.58E-09</text:p>
          </table:table-cell>
          <table:table-cell table:style-name="ce13" table:formula="of:=[.B70]/[.C70]" office:value-type="float" office:value="50.3225806451613" calcext:value-type="float">
            <text:p>50,32</text:p>
          </table:table-cell>
          <table:table-cell table:number-columns-repeated="2"/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60" calcext:value-type="float">
            <text:p>1560</text:p>
          </table:table-cell>
          <table:table-cell table:style-name="ce4" office:value-type="float" office:value="287" calcext:value-type="float">
            <text:p>287</text:p>
          </table:table-cell>
          <table:table-cell table:formula="of:=(([.$K70] * [.$B$3]) / [.$B$2])" office:value-type="float" office:value="0.925806451612903" calcext:value-type="float">
            <text:p>0,9258</text:p>
          </table:table-cell>
          <table:table-cell table:formula="of:=([.$C$5] * [.$J70] * 0.000001) / [.$L70]" office:value-type="float" office:value="0.000000000926759581881533" calcext:value-type="float">
            <text:p>926.76E-12</text:p>
          </table:table-cell>
          <table:table-cell table:style-name="ce13" table:formula="of:=[.J70]/[.K70]" office:value-type="float" office:value="5.43554006968641" calcext:value-type="float">
            <text:p>5,44</text:p>
          </table:table-cell>
          <table:table-cell table:number-columns-repeated="1010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31" calcext:value-type="float">
            <text:p>31</text:p>
          </table:table-cell>
          <table:table-cell table:formula="of:=(([.$C71] * [.$B$3]) / [.$B$2])" office:value-type="float" office:value="0.1" calcext:value-type="float">
            <text:p>0,1000</text:p>
          </table:table-cell>
          <table:table-cell table:style-name="ce12" table:formula="of:=([.$C$5] * [.$B71] * 0.000001) / [.$D71]" office:value-type="float" office:value="0.00000000869" calcext:value-type="float">
            <text:p>8.69E-09</text:p>
          </table:table-cell>
          <table:table-cell table:style-name="ce13" table:formula="of:=[.B71]/[.C71]" office:value-type="float" office:value="50.9677419354839" calcext:value-type="float">
            <text:p>50,97</text:p>
          </table:table-cell>
          <table:table-cell table:number-columns-repeated="2"/>
          <table:table-cell table:style-name="ce4" office:value-type="float" office:value="64" calcext:value-type="float">
            <text:p>64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287" calcext:value-type="float">
            <text:p>287</text:p>
          </table:table-cell>
          <table:table-cell table:formula="of:=(([.$K71] * [.$B$3]) / [.$B$2])" office:value-type="float" office:value="0.925806451612903" calcext:value-type="float">
            <text:p>0,9258</text:p>
          </table:table-cell>
          <table:table-cell table:formula="of:=([.$C$5] * [.$J71] * 0.000001) / [.$L71]" office:value-type="float" office:value="0.000000000938641114982579" calcext:value-type="float">
            <text:p>938.64E-12</text:p>
          </table:table-cell>
          <table:table-cell table:style-name="ce13" table:formula="of:=[.J71]/[.K71]" office:value-type="float" office:value="5.50522648083624" calcext:value-type="float">
            <text:p>5,51</text:p>
          </table:table-cell>
          <table:table-cell table:number-columns-repeated="101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31" calcext:value-type="float">
            <text:p>31</text:p>
          </table:table-cell>
          <table:table-cell table:formula="of:=(([.$C72] * [.$B$3]) / [.$B$2])" office:value-type="float" office:value="0.1" calcext:value-type="float">
            <text:p>0,1000</text:p>
          </table:table-cell>
          <table:table-cell table:style-name="ce12" table:formula="of:=([.$C$5] * [.$B72] * 0.000001) / [.$D72]" office:value-type="float" office:value="0.0000000088" calcext:value-type="float">
            <text:p>8.80E-09</text:p>
          </table:table-cell>
          <table:table-cell table:style-name="ce13" table:formula="of:=[.B72]/[.C72]" office:value-type="float" office:value="51.6129032258065" calcext:value-type="float">
            <text:p>51,61</text:p>
          </table:table-cell>
          <table:table-cell table:number-columns-repeated="2"/>
          <table:table-cell table:style-name="ce4" office:value-type="float" office:value="65" calcext:value-type="float">
            <text:p>65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95" calcext:value-type="float">
            <text:p>295</text:p>
          </table:table-cell>
          <table:table-cell table:formula="of:=(([.$K72] * [.$B$3]) / [.$B$2])" office:value-type="float" office:value="0.951612903225806" calcext:value-type="float">
            <text:p>0,9516</text:p>
          </table:table-cell>
          <table:table-cell table:formula="of:=([.$C$5] * [.$J72] * 0.000001) / [.$L72]" office:value-type="float" office:value="0.000000000924745762711864" calcext:value-type="float">
            <text:p>924.75E-12</text:p>
          </table:table-cell>
          <table:table-cell table:style-name="ce13" table:formula="of:=[.J72]/[.K72]" office:value-type="float" office:value="5.42372881355932" calcext:value-type="float">
            <text:p>5,42</text:p>
          </table:table-cell>
          <table:table-cell table:number-columns-repeated="1010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1620" calcext:value-type="float">
            <text:p>1620</text:p>
          </table:table-cell>
          <table:table-cell table:style-name="ce4" office:value-type="float" office:value="31" calcext:value-type="float">
            <text:p>31</text:p>
          </table:table-cell>
          <table:table-cell table:formula="of:=(([.$C73] * [.$B$3]) / [.$B$2])" office:value-type="float" office:value="0.1" calcext:value-type="float">
            <text:p>0,1000</text:p>
          </table:table-cell>
          <table:table-cell table:style-name="ce12" table:formula="of:=([.$C$5] * [.$B73] * 0.000001) / [.$D73]" office:value-type="float" office:value="0.00000000891" calcext:value-type="float">
            <text:p>8.91E-09</text:p>
          </table:table-cell>
          <table:table-cell table:style-name="ce13" table:formula="of:=[.B73]/[.C73]" office:value-type="float" office:value="52.258064516129" calcext:value-type="float">
            <text:p>52,26</text:p>
          </table:table-cell>
          <table:table-cell table:number-columns-repeated="2"/>
          <table:table-cell table:style-name="ce4" office:value-type="float" office:value="66" calcext:value-type="float">
            <text:p>66</text:p>
          </table:table-cell>
          <table:table-cell table:style-name="ce4" office:value-type="float" office:value="1620" calcext:value-type="float">
            <text:p>1620</text:p>
          </table:table-cell>
          <table:table-cell table:style-name="ce4" office:value-type="float" office:value="300" calcext:value-type="float">
            <text:p>300</text:p>
          </table:table-cell>
          <table:table-cell table:formula="of:=(([.$K73] * [.$B$3]) / [.$B$2])" office:value-type="float" office:value="0.967741935483871" calcext:value-type="float">
            <text:p>0,9677</text:p>
          </table:table-cell>
          <table:table-cell table:formula="of:=([.$C$5] * [.$J73] * 0.000001) / [.$L73]" office:value-type="float" office:value="0.0000000009207" calcext:value-type="float">
            <text:p>920.70E-12</text:p>
          </table:table-cell>
          <table:table-cell table:style-name="ce13" table:formula="of:=[.J73]/[.K73]" office:value-type="float" office:value="5.4" calcext:value-type="float">
            <text:p>5,40</text:p>
          </table:table-cell>
          <table:table-cell table:number-columns-repeated="101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float" office:value="1640" calcext:value-type="float">
            <text:p>1640</text:p>
          </table:table-cell>
          <table:table-cell table:style-name="ce4" office:value-type="float" office:value="31" calcext:value-type="float">
            <text:p>31</text:p>
          </table:table-cell>
          <table:table-cell table:formula="of:=(([.$C74] * [.$B$3]) / [.$B$2])" office:value-type="float" office:value="0.1" calcext:value-type="float">
            <text:p>0,1000</text:p>
          </table:table-cell>
          <table:table-cell table:style-name="ce12" table:formula="of:=([.$C$5] * [.$B74] * 0.000001) / [.$D74]" office:value-type="float" office:value="0.00000000902" calcext:value-type="float">
            <text:p>9.02E-09</text:p>
          </table:table-cell>
          <table:table-cell table:style-name="ce13" table:formula="of:=[.B74]/[.C74]" office:value-type="float" office:value="52.9032258064516" calcext:value-type="float">
            <text:p>52,90</text:p>
          </table:table-cell>
          <table:table-cell table:number-columns-repeated="2"/>
          <table:table-cell table:style-name="ce4" office:value-type="float" office:value="67" calcext:value-type="float">
            <text:p>67</text:p>
          </table:table-cell>
          <table:table-cell table:style-name="ce4" office:value-type="float" office:value="1640" calcext:value-type="float">
            <text:p>1640</text:p>
          </table:table-cell>
          <table:table-cell table:style-name="ce4" office:value-type="float" office:value="304" calcext:value-type="float">
            <text:p>304</text:p>
          </table:table-cell>
          <table:table-cell table:formula="of:=(([.$K74] * [.$B$3]) / [.$B$2])" office:value-type="float" office:value="0.980645161290322" calcext:value-type="float">
            <text:p>0,9806</text:p>
          </table:table-cell>
          <table:table-cell table:formula="of:=([.$C$5] * [.$J74] * 0.000001) / [.$L74]" office:value-type="float" office:value="0.000000000919802631578947" calcext:value-type="float">
            <text:p>919.80E-12</text:p>
          </table:table-cell>
          <table:table-cell table:style-name="ce13" table:formula="of:=[.J74]/[.K74]" office:value-type="float" office:value="5.39473684210526" calcext:value-type="float">
            <text:p>5,39</text:p>
          </table:table-cell>
          <table:table-cell table:number-columns-repeated="1010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31" calcext:value-type="float">
            <text:p>31</text:p>
          </table:table-cell>
          <table:table-cell table:formula="of:=(([.$C75] * [.$B$3]) / [.$B$2])" office:value-type="float" office:value="0.1" calcext:value-type="float">
            <text:p>0,1000</text:p>
          </table:table-cell>
          <table:table-cell table:style-name="ce12" table:formula="of:=([.$C$5] * [.$B75] * 0.000001) / [.$D75]" office:value-type="float" office:value="0.00000000913" calcext:value-type="float">
            <text:p>9.13E-09</text:p>
          </table:table-cell>
          <table:table-cell table:style-name="ce13" table:formula="of:=[.B75]/[.C75]" office:value-type="float" office:value="53.5483870967742" calcext:value-type="float">
            <text:p>53,55</text:p>
          </table:table-cell>
          <table:table-cell table:number-columns-repeated="2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306" calcext:value-type="float">
            <text:p>306</text:p>
          </table:table-cell>
          <table:table-cell table:formula="of:=(([.$K75] * [.$B$3]) / [.$B$2])" office:value-type="float" office:value="0.987096774193548" calcext:value-type="float">
            <text:p>0,9871</text:p>
          </table:table-cell>
          <table:table-cell table:formula="of:=([.$C$5] * [.$J75] * 0.000001) / [.$L75]" office:value-type="float" office:value="0.000000000924934640522876" calcext:value-type="float">
            <text:p>924.93E-12</text:p>
          </table:table-cell>
          <table:table-cell table:style-name="ce13" table:formula="of:=[.J75]/[.K75]" office:value-type="float" office:value="5.42483660130719" calcext:value-type="float">
            <text:p>5,42</text:p>
          </table:table-cell>
          <table:table-cell table:number-columns-repeated="1010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31" calcext:value-type="float">
            <text:p>31</text:p>
          </table:table-cell>
          <table:table-cell table:formula="of:=(([.$C76] * [.$B$3]) / [.$B$2])" office:value-type="float" office:value="0.1" calcext:value-type="float">
            <text:p>0,1000</text:p>
          </table:table-cell>
          <table:table-cell table:style-name="ce12" table:formula="of:=([.$C$5] * [.$B76] * 0.000001) / [.$D76]" office:value-type="float" office:value="0.00000000924" calcext:value-type="float">
            <text:p>9.24E-09</text:p>
          </table:table-cell>
          <table:table-cell table:style-name="ce13" table:formula="of:=[.B76]/[.C76]" office:value-type="float" office:value="54.1935483870968" calcext:value-type="float">
            <text:p>54,19</text:p>
          </table:table-cell>
          <table:table-cell table:number-columns-repeated="2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320" calcext:value-type="float">
            <text:p>320</text:p>
          </table:table-cell>
          <table:table-cell table:formula="of:=(([.$K76] * [.$B$3]) / [.$B$2])" office:value-type="float" office:value="1.03225806451613" calcext:value-type="float">
            <text:p>1,0323</text:p>
          </table:table-cell>
          <table:table-cell table:formula="of:=([.$C$5] * [.$J76] * 0.000001) / [.$L76]" office:value-type="float" office:value="0.000000000895125" calcext:value-type="float">
            <text:p>895.13E-12</text:p>
          </table:table-cell>
          <table:table-cell table:style-name="ce13" table:formula="of:=[.J76]/[.K76]" office:value-type="float" office:value="5.25" calcext:value-type="float">
            <text:p>5,25</text:p>
          </table:table-cell>
          <table:table-cell table:number-columns-repeated="1010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31" calcext:value-type="float">
            <text:p>31</text:p>
          </table:table-cell>
          <table:table-cell table:formula="of:=(([.$C77] * [.$B$3]) / [.$B$2])" office:value-type="float" office:value="0.1" calcext:value-type="float">
            <text:p>0,1000</text:p>
          </table:table-cell>
          <table:table-cell table:style-name="ce12" table:formula="of:=([.$C$5] * [.$B77] * 0.000001) / [.$D77]" office:value-type="float" office:value="0.00000000935" calcext:value-type="float">
            <text:p>9.35E-09</text:p>
          </table:table-cell>
          <table:table-cell table:style-name="ce13" table:formula="of:=[.B77]/[.C77]" office:value-type="float" office:value="54.8387096774194" calcext:value-type="float">
            <text:p>54,84</text:p>
          </table:table-cell>
          <table:table-cell table:number-columns-repeated="2"/>
          <table:table-cell table:style-name="ce4" office:value-type="float" office:value="70" calcext:value-type="float">
            <text:p>7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320" calcext:value-type="float">
            <text:p>320</text:p>
          </table:table-cell>
          <table:table-cell table:formula="of:=(([.$K77] * [.$B$3]) / [.$B$2])" office:value-type="float" office:value="1.03225806451613" calcext:value-type="float">
            <text:p>1,0323</text:p>
          </table:table-cell>
          <table:table-cell table:formula="of:=([.$C$5] * [.$J77] * 0.000001) / [.$L77]" office:value-type="float" office:value="0.00000000090578125" calcext:value-type="float">
            <text:p>905.78E-12</text:p>
          </table:table-cell>
          <table:table-cell table:style-name="ce13" table:formula="of:=[.J77]/[.K77]" office:value-type="float" office:value="5.3125" calcext:value-type="float">
            <text:p>5,31</text:p>
          </table:table-cell>
          <table:table-cell table:number-columns-repeated="1010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float" office:value="1720" calcext:value-type="float">
            <text:p>1720</text:p>
          </table:table-cell>
          <table:table-cell table:style-name="ce4" office:value-type="float" office:value="31" calcext:value-type="float">
            <text:p>31</text:p>
          </table:table-cell>
          <table:table-cell table:formula="of:=(([.$C78] * [.$B$3]) / [.$B$2])" office:value-type="float" office:value="0.1" calcext:value-type="float">
            <text:p>0,1000</text:p>
          </table:table-cell>
          <table:table-cell table:style-name="ce12" table:formula="of:=([.$C$5] * [.$B78] * 0.000001) / [.$D78]" office:value-type="float" office:value="0.00000000946" calcext:value-type="float">
            <text:p>9.46E-09</text:p>
          </table:table-cell>
          <table:table-cell table:style-name="ce13" table:formula="of:=[.B78]/[.C78]" office:value-type="float" office:value="55.4838709677419" calcext:value-type="float">
            <text:p>55,48</text:p>
          </table:table-cell>
          <table:table-cell table:number-columns-repeated="2"/>
          <table:table-cell table:style-name="ce4" office:value-type="float" office:value="71" calcext:value-type="float">
            <text:p>71</text:p>
          </table:table-cell>
          <table:table-cell table:style-name="ce4" office:value-type="float" office:value="1720" calcext:value-type="float">
            <text:p>1720</text:p>
          </table:table-cell>
          <table:table-cell table:style-name="ce4" office:value-type="float" office:value="320" calcext:value-type="float">
            <text:p>320</text:p>
          </table:table-cell>
          <table:table-cell table:formula="of:=(([.$K78] * [.$B$3]) / [.$B$2])" office:value-type="float" office:value="1.03225806451613" calcext:value-type="float">
            <text:p>1,0323</text:p>
          </table:table-cell>
          <table:table-cell table:formula="of:=([.$C$5] * [.$J78] * 0.000001) / [.$L78]" office:value-type="float" office:value="0.0000000009164375" calcext:value-type="float">
            <text:p>916.44E-12</text:p>
          </table:table-cell>
          <table:table-cell table:style-name="ce13" table:formula="of:=[.J78]/[.K78]" office:value-type="float" office:value="5.375" calcext:value-type="float">
            <text:p>5,38</text:p>
          </table:table-cell>
          <table:table-cell table:number-columns-repeated="1010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office:value-type="float" office:value="1740" calcext:value-type="float">
            <text:p>1740</text:p>
          </table:table-cell>
          <table:table-cell table:style-name="ce4" office:value-type="float" office:value="31" calcext:value-type="float">
            <text:p>31</text:p>
          </table:table-cell>
          <table:table-cell table:formula="of:=(([.$C79] * [.$B$3]) / [.$B$2])" office:value-type="float" office:value="0.1" calcext:value-type="float">
            <text:p>0,1000</text:p>
          </table:table-cell>
          <table:table-cell table:style-name="ce12" table:formula="of:=([.$C$5] * [.$B79] * 0.000001) / [.$D79]" office:value-type="float" office:value="0.00000000957" calcext:value-type="float">
            <text:p>9.57E-09</text:p>
          </table:table-cell>
          <table:table-cell table:style-name="ce13" table:formula="of:=[.B79]/[.C79]" office:value-type="float" office:value="56.1290322580645" calcext:value-type="float">
            <text:p>56,13</text:p>
          </table:table-cell>
          <table:table-cell table:number-columns-repeated="2"/>
          <table:table-cell table:style-name="ce4" office:value-type="float" office:value="72" calcext:value-type="float">
            <text:p>72</text:p>
          </table:table-cell>
          <table:table-cell table:style-name="ce4" office:value-type="float" office:value="1740" calcext:value-type="float">
            <text:p>1740</text:p>
          </table:table-cell>
          <table:table-cell table:style-name="ce4" office:value-type="float" office:value="320" calcext:value-type="float">
            <text:p>320</text:p>
          </table:table-cell>
          <table:table-cell table:formula="of:=(([.$K79] * [.$B$3]) / [.$B$2])" office:value-type="float" office:value="1.03225806451613" calcext:value-type="float">
            <text:p>1,0323</text:p>
          </table:table-cell>
          <table:table-cell table:formula="of:=([.$C$5] * [.$J79] * 0.000001) / [.$L79]" office:value-type="float" office:value="0.00000000092709375" calcext:value-type="float">
            <text:p>927.09E-12</text:p>
          </table:table-cell>
          <table:table-cell table:style-name="ce13" table:formula="of:=[.J79]/[.K79]" office:value-type="float" office:value="5.4375" calcext:value-type="float">
            <text:p>5,44</text:p>
          </table:table-cell>
          <table:table-cell table:number-columns-repeated="1010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31" calcext:value-type="float">
            <text:p>31</text:p>
          </table:table-cell>
          <table:table-cell table:formula="of:=(([.$C80] * [.$B$3]) / [.$B$2])" office:value-type="float" office:value="0.1" calcext:value-type="float">
            <text:p>0,1000</text:p>
          </table:table-cell>
          <table:table-cell table:style-name="ce12" table:formula="of:=([.$C$5] * [.$B80] * 0.000001) / [.$D80]" office:value-type="float" office:value="0.00000000968" calcext:value-type="float">
            <text:p>9.68E-09</text:p>
          </table:table-cell>
          <table:table-cell table:style-name="ce13" table:formula="of:=[.B80]/[.C80]" office:value-type="float" office:value="56.7741935483871" calcext:value-type="float">
            <text:p>56,77</text:p>
          </table:table-cell>
          <table:table-cell table:number-columns-repeated="2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321" calcext:value-type="float">
            <text:p>321</text:p>
          </table:table-cell>
          <table:table-cell table:formula="of:=(([.$K80] * [.$B$3]) / [.$B$2])" office:value-type="float" office:value="1.03548387096774" calcext:value-type="float">
            <text:p>1,0355</text:p>
          </table:table-cell>
          <table:table-cell table:formula="of:=([.$C$5] * [.$J80] * 0.000001) / [.$L80]" office:value-type="float" office:value="0.000000000934828660436137" calcext:value-type="float">
            <text:p>934.83E-12</text:p>
          </table:table-cell>
          <table:table-cell table:style-name="ce13" table:formula="of:=[.J80]/[.K80]" office:value-type="float" office:value="5.48286604361371" calcext:value-type="float">
            <text:p>5,48</text:p>
          </table:table-cell>
          <table:table-cell table:number-columns-repeated="1010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31" calcext:value-type="float">
            <text:p>31</text:p>
          </table:table-cell>
          <table:table-cell table:formula="of:=(([.$C81] * [.$B$3]) / [.$B$2])" office:value-type="float" office:value="0.1" calcext:value-type="float">
            <text:p>0,1000</text:p>
          </table:table-cell>
          <table:table-cell table:style-name="ce12" table:formula="of:=([.$C$5] * [.$B81] * 0.000001) / [.$D81]" office:value-type="float" office:value="0.00000000979" calcext:value-type="float">
            <text:p>9.79E-09</text:p>
          </table:table-cell>
          <table:table-cell table:style-name="ce13" table:formula="of:=[.B81]/[.C81]" office:value-type="float" office:value="57.4193548387097" calcext:value-type="float">
            <text:p>57,42</text:p>
          </table:table-cell>
          <table:table-cell table:number-columns-repeated="2"/>
          <table:table-cell table:style-name="ce4" office:value-type="float" office:value="74" calcext:value-type="float">
            <text:p>74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326" calcext:value-type="float">
            <text:p>326</text:p>
          </table:table-cell>
          <table:table-cell table:formula="of:=(([.$K81] * [.$B$3]) / [.$B$2])" office:value-type="float" office:value="1.05161290322581" calcext:value-type="float">
            <text:p>1,0516</text:p>
          </table:table-cell>
          <table:table-cell table:formula="of:=([.$C$5] * [.$J81] * 0.000001) / [.$L81]" office:value-type="float" office:value="0.000000000930950920245399" calcext:value-type="float">
            <text:p>930.95E-12</text:p>
          </table:table-cell>
          <table:table-cell table:style-name="ce13" table:formula="of:=[.J81]/[.K81]" office:value-type="float" office:value="5.4601226993865" calcext:value-type="float">
            <text:p>5,46</text:p>
          </table:table-cell>
          <table:table-cell table:number-columns-repeated="1010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31" calcext:value-type="float">
            <text:p>31</text:p>
          </table:table-cell>
          <table:table-cell table:formula="of:=(([.$C82] * [.$B$3]) / [.$B$2])" office:value-type="float" office:value="0.1" calcext:value-type="float">
            <text:p>0,1000</text:p>
          </table:table-cell>
          <table:table-cell table:style-name="ce12" table:formula="of:=([.$C$5] * [.$B82] * 0.000001) / [.$D82]" office:value-type="float" office:value="0.0000000099" calcext:value-type="float">
            <text:p>9.90E-09</text:p>
          </table:table-cell>
          <table:table-cell table:style-name="ce13" table:formula="of:=[.B82]/[.C82]" office:value-type="float" office:value="58.0645161290323" calcext:value-type="float">
            <text:p>58,06</text:p>
          </table:table-cell>
          <table:table-cell table:number-columns-repeated="2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327" calcext:value-type="float">
            <text:p>327</text:p>
          </table:table-cell>
          <table:table-cell table:formula="of:=(([.$K82] * [.$B$3]) / [.$B$2])" office:value-type="float" office:value="1.05483870967742" calcext:value-type="float">
            <text:p>1,0548</text:p>
          </table:table-cell>
          <table:table-cell table:formula="of:=([.$C$5] * [.$J82] * 0.000001) / [.$L82]" office:value-type="float" office:value="0.000000000938532110091743" calcext:value-type="float">
            <text:p>938.53E-12</text:p>
          </table:table-cell>
          <table:table-cell table:style-name="ce13" table:formula="of:=[.J82]/[.K82]" office:value-type="float" office:value="5.5045871559633" calcext:value-type="float">
            <text:p>5,50</text:p>
          </table:table-cell>
          <table:table-cell table:number-columns-repeated="1010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31" calcext:value-type="float">
            <text:p>31</text:p>
          </table:table-cell>
          <table:table-cell table:formula="of:=(([.$C83] * [.$B$3]) / [.$B$2])" office:value-type="float" office:value="0.1" calcext:value-type="float">
            <text:p>0,1000</text:p>
          </table:table-cell>
          <table:table-cell table:style-name="ce12" table:formula="of:=([.$C$5] * [.$B83] * 0.000001) / [.$D83]" office:value-type="float" office:value="0.00000001001" calcext:value-type="float">
            <text:p>10.01E-09</text:p>
          </table:table-cell>
          <table:table-cell table:style-name="ce13" table:formula="of:=[.B83]/[.C83]" office:value-type="float" office:value="58.7096774193548" calcext:value-type="float">
            <text:p>58,71</text:p>
          </table:table-cell>
          <table:table-cell table:number-columns-repeated="2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327" calcext:value-type="float">
            <text:p>327</text:p>
          </table:table-cell>
          <table:table-cell table:formula="of:=(([.$K83] * [.$B$3]) / [.$B$2])" office:value-type="float" office:value="1.05483870967742" calcext:value-type="float">
            <text:p>1,0548</text:p>
          </table:table-cell>
          <table:table-cell table:formula="of:=([.$C$5] * [.$J83] * 0.000001) / [.$L83]" office:value-type="float" office:value="0.000000000948960244648318" calcext:value-type="float">
            <text:p>948.96E-12</text:p>
          </table:table-cell>
          <table:table-cell table:style-name="ce13" table:formula="of:=[.J83]/[.K83]" office:value-type="float" office:value="5.56574923547401" calcext:value-type="float">
            <text:p>5,57</text:p>
          </table:table-cell>
          <table:table-cell table:number-columns-repeated="1010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31" calcext:value-type="float">
            <text:p>31</text:p>
          </table:table-cell>
          <table:table-cell table:formula="of:=(([.$C84] * [.$B$3]) / [.$B$2])" office:value-type="float" office:value="0.1" calcext:value-type="float">
            <text:p>0,1000</text:p>
          </table:table-cell>
          <table:table-cell table:style-name="ce12" table:formula="of:=([.$C$5] * [.$B84] * 0.000001) / [.$D84]" office:value-type="float" office:value="0.00000001012" calcext:value-type="float">
            <text:p>10.12E-09</text:p>
          </table:table-cell>
          <table:table-cell table:style-name="ce13" table:formula="of:=[.B84]/[.C84]" office:value-type="float" office:value="59.3548387096774" calcext:value-type="float">
            <text:p>59,35</text:p>
          </table:table-cell>
          <table:table-cell table:number-columns-repeated="2"/>
          <table:table-cell table:style-name="ce4" office:value-type="float" office:value="77" calcext:value-type="float">
            <text:p>77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335" calcext:value-type="float">
            <text:p>335</text:p>
          </table:table-cell>
          <table:table-cell table:formula="of:=(([.$K84] * [.$B$3]) / [.$B$2])" office:value-type="float" office:value="1.08064516129032" calcext:value-type="float">
            <text:p>1,0806</text:p>
          </table:table-cell>
          <table:table-cell table:formula="of:=([.$C$5] * [.$J84] * 0.000001) / [.$L84]" office:value-type="float" office:value="0.000000000936477611940298" calcext:value-type="float">
            <text:p>936.48E-12</text:p>
          </table:table-cell>
          <table:table-cell table:style-name="ce13" table:formula="of:=[.J84]/[.K84]" office:value-type="float" office:value="5.49253731343284" calcext:value-type="float">
            <text:p>5,49</text:p>
          </table:table-cell>
          <table:table-cell table:number-columns-repeated="1010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31" calcext:value-type="float">
            <text:p>31</text:p>
          </table:table-cell>
          <table:table-cell table:formula="of:=(([.$C85] * [.$B$3]) / [.$B$2])" office:value-type="float" office:value="0.1" calcext:value-type="float">
            <text:p>0,1000</text:p>
          </table:table-cell>
          <table:table-cell table:style-name="ce12" table:formula="of:=([.$C$5] * [.$B85] * 0.000001) / [.$D85]" office:value-type="float" office:value="0.00000001023" calcext:value-type="float">
            <text:p>10.23E-09</text:p>
          </table:table-cell>
          <table:table-cell table:style-name="ce13" table:formula="of:=[.B85]/[.C85]" office:value-type="float" office:value="60" calcext:value-type="float">
            <text:p>60,00</text:p>
          </table:table-cell>
          <table:table-cell table:number-columns-repeated="2"/>
          <table:table-cell table:style-name="ce4" office:value-type="float" office:value="78" calcext:value-type="float">
            <text:p>78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352" calcext:value-type="float">
            <text:p>352</text:p>
          </table:table-cell>
          <table:table-cell table:formula="of:=(([.$K85] * [.$B$3]) / [.$B$2])" office:value-type="float" office:value="1.13548387096774" calcext:value-type="float">
            <text:p>1,1355</text:p>
          </table:table-cell>
          <table:table-cell table:formula="of:=([.$C$5] * [.$J85] * 0.000001) / [.$L85]" office:value-type="float" office:value="0.0000000009009375" calcext:value-type="float">
            <text:p>900.94E-12</text:p>
          </table:table-cell>
          <table:table-cell table:style-name="ce13" table:formula="of:=[.J85]/[.K85]" office:value-type="float" office:value="5.28409090909091" calcext:value-type="float">
            <text:p>5,28</text:p>
          </table:table-cell>
          <table:table-cell table:number-columns-repeated="1010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office:value-type="float" office:value="1880" calcext:value-type="float">
            <text:p>1880</text:p>
          </table:table-cell>
          <table:table-cell table:style-name="ce4" office:value-type="float" office:value="31" calcext:value-type="float">
            <text:p>31</text:p>
          </table:table-cell>
          <table:table-cell table:formula="of:=(([.$C86] * [.$B$3]) / [.$B$2])" office:value-type="float" office:value="0.1" calcext:value-type="float">
            <text:p>0,1000</text:p>
          </table:table-cell>
          <table:table-cell table:style-name="ce12" table:formula="of:=([.$C$5] * [.$B86] * 0.000001) / [.$D86]" office:value-type="float" office:value="0.00000001034" calcext:value-type="float">
            <text:p>10.34E-09</text:p>
          </table:table-cell>
          <table:table-cell table:style-name="ce13" table:formula="of:=[.B86]/[.C86]" office:value-type="float" office:value="60.6451612903226" calcext:value-type="float">
            <text:p>60,65</text:p>
          </table:table-cell>
          <table:table-cell table:number-columns-repeated="2"/>
          <table:table-cell table:style-name="ce4" office:value-type="float" office:value="79" calcext:value-type="float">
            <text:p>79</text:p>
          </table:table-cell>
          <table:table-cell table:style-name="ce4" office:value-type="float" office:value="1880" calcext:value-type="float">
            <text:p>1880</text:p>
          </table:table-cell>
          <table:table-cell table:style-name="ce4" office:value-type="float" office:value="352" calcext:value-type="float">
            <text:p>352</text:p>
          </table:table-cell>
          <table:table-cell table:formula="of:=(([.$K86] * [.$B$3]) / [.$B$2])" office:value-type="float" office:value="1.13548387096774" calcext:value-type="float">
            <text:p>1,1355</text:p>
          </table:table-cell>
          <table:table-cell table:formula="of:=([.$C$5] * [.$J86] * 0.000001) / [.$L86]" office:value-type="float" office:value="0.000000000910625" calcext:value-type="float">
            <text:p>910.63E-12</text:p>
          </table:table-cell>
          <table:table-cell table:style-name="ce13" table:formula="of:=[.J86]/[.K86]" office:value-type="float" office:value="5.34090909090909" calcext:value-type="float">
            <text:p>5,34</text:p>
          </table:table-cell>
          <table:table-cell table:number-columns-repeated="1010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float" office:value="31" calcext:value-type="float">
            <text:p>31</text:p>
          </table:table-cell>
          <table:table-cell table:formula="of:=(([.$C87] * [.$B$3]) / [.$B$2])" office:value-type="float" office:value="0.1" calcext:value-type="float">
            <text:p>0,1000</text:p>
          </table:table-cell>
          <table:table-cell table:style-name="ce12" table:formula="of:=([.$C$5] * [.$B87] * 0.000001) / [.$D87]" office:value-type="float" office:value="0.00000001045" calcext:value-type="float">
            <text:p>10.45E-09</text:p>
          </table:table-cell>
          <table:table-cell table:style-name="ce13" table:formula="of:=[.B87]/[.C87]" office:value-type="float" office:value="61.2903225806452" calcext:value-type="float">
            <text:p>61,29</text:p>
          </table:table-cell>
          <table:table-cell table:number-columns-repeated="2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float" office:value="352" calcext:value-type="float">
            <text:p>352</text:p>
          </table:table-cell>
          <table:table-cell table:formula="of:=(([.$K87] * [.$B$3]) / [.$B$2])" office:value-type="float" office:value="1.13548387096774" calcext:value-type="float">
            <text:p>1,1355</text:p>
          </table:table-cell>
          <table:table-cell table:formula="of:=([.$C$5] * [.$J87] * 0.000001) / [.$L87]" office:value-type="float" office:value="0.0000000009203125" calcext:value-type="float">
            <text:p>920.31E-12</text:p>
          </table:table-cell>
          <table:table-cell table:style-name="ce13" table:formula="of:=[.J87]/[.K87]" office:value-type="float" office:value="5.39772727272727" calcext:value-type="float">
            <text:p>5,40</text:p>
          </table:table-cell>
          <table:table-cell table:number-columns-repeated="1010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office:value-type="float" office:value="1920" calcext:value-type="float">
            <text:p>1920</text:p>
          </table:table-cell>
          <table:table-cell table:style-name="ce4" office:value-type="float" office:value="31" calcext:value-type="float">
            <text:p>31</text:p>
          </table:table-cell>
          <table:table-cell table:formula="of:=(([.$C88] * [.$B$3]) / [.$B$2])" office:value-type="float" office:value="0.1" calcext:value-type="float">
            <text:p>0,1000</text:p>
          </table:table-cell>
          <table:table-cell table:style-name="ce12" table:formula="of:=([.$C$5] * [.$B88] * 0.000001) / [.$D88]" office:value-type="float" office:value="0.00000001056" calcext:value-type="float">
            <text:p>10.56E-09</text:p>
          </table:table-cell>
          <table:table-cell table:style-name="ce13" table:formula="of:=[.B88]/[.C88]" office:value-type="float" office:value="61.9354838709677" calcext:value-type="float">
            <text:p>61,94</text:p>
          </table:table-cell>
          <table:table-cell table:number-columns-repeated="2"/>
          <table:table-cell table:style-name="ce4" office:value-type="float" office:value="81" calcext:value-type="float">
            <text:p>81</text:p>
          </table:table-cell>
          <table:table-cell table:style-name="ce4" office:value-type="float" office:value="1920" calcext:value-type="float">
            <text:p>1920</text:p>
          </table:table-cell>
          <table:table-cell table:style-name="ce4" office:value-type="float" office:value="352" calcext:value-type="float">
            <text:p>352</text:p>
          </table:table-cell>
          <table:table-cell table:formula="of:=(([.$K88] * [.$B$3]) / [.$B$2])" office:value-type="float" office:value="1.13548387096774" calcext:value-type="float">
            <text:p>1,1355</text:p>
          </table:table-cell>
          <table:table-cell table:formula="of:=([.$C$5] * [.$J88] * 0.000001) / [.$L88]" office:value-type="float" office:value="0.00000000093" calcext:value-type="float">
            <text:p>930.00E-12</text:p>
          </table:table-cell>
          <table:table-cell table:style-name="ce13" table:formula="of:=[.J88]/[.K88]" office:value-type="float" office:value="5.45454545454545" calcext:value-type="float">
            <text:p>5,45</text:p>
          </table:table-cell>
          <table:table-cell table:number-columns-repeated="1010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float" office:value="1940" calcext:value-type="float">
            <text:p>1940</text:p>
          </table:table-cell>
          <table:table-cell table:style-name="ce4" office:value-type="float" office:value="38" calcext:value-type="float">
            <text:p>38</text:p>
          </table:table-cell>
          <table:table-cell table:formula="of:=(([.$C89] * [.$B$3]) / [.$B$2])" office:value-type="float" office:value="0.12258064516129" calcext:value-type="float">
            <text:p>0,1226</text:p>
          </table:table-cell>
          <table:table-cell table:style-name="ce12" table:formula="of:=([.$C$5] * [.$B89] * 0.000001) / [.$D89]" office:value-type="float" office:value="0.00000000870447368421053" calcext:value-type="float">
            <text:p>8.70E-09</text:p>
          </table:table-cell>
          <table:table-cell table:style-name="ce13" table:formula="of:=[.B89]/[.C89]" office:value-type="float" office:value="51.0526315789474" calcext:value-type="float">
            <text:p>51,05</text:p>
          </table:table-cell>
          <table:table-cell table:number-columns-repeated="2"/>
          <table:table-cell table:style-name="ce4" office:value-type="float" office:value="82" calcext:value-type="float">
            <text:p>82</text:p>
          </table:table-cell>
          <table:table-cell table:style-name="ce4" office:value-type="float" office:value="1940" calcext:value-type="float">
            <text:p>1940</text:p>
          </table:table-cell>
          <table:table-cell table:style-name="ce4" office:value-type="float" office:value="352" calcext:value-type="float">
            <text:p>352</text:p>
          </table:table-cell>
          <table:table-cell table:formula="of:=(([.$K89] * [.$B$3]) / [.$B$2])" office:value-type="float" office:value="1.13548387096774" calcext:value-type="float">
            <text:p>1,1355</text:p>
          </table:table-cell>
          <table:table-cell table:formula="of:=([.$C$5] * [.$J89] * 0.000001) / [.$L89]" office:value-type="float" office:value="0.0000000009396875" calcext:value-type="float">
            <text:p>939.69E-12</text:p>
          </table:table-cell>
          <table:table-cell table:style-name="ce13" table:formula="of:=[.J89]/[.K89]" office:value-type="float" office:value="5.51136363636364" calcext:value-type="float">
            <text:p>5,51</text:p>
          </table:table-cell>
          <table:table-cell table:number-columns-repeated="1010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float" office:value="1960" calcext:value-type="float">
            <text:p>1960</text:p>
          </table:table-cell>
          <table:table-cell table:style-name="ce4" office:value-type="float" office:value="38" calcext:value-type="float">
            <text:p>38</text:p>
          </table:table-cell>
          <table:table-cell table:formula="of:=(([.$C90] * [.$B$3]) / [.$B$2])" office:value-type="float" office:value="0.12258064516129" calcext:value-type="float">
            <text:p>0,1226</text:p>
          </table:table-cell>
          <table:table-cell table:style-name="ce12" table:formula="of:=([.$C$5] * [.$B90] * 0.000001) / [.$D90]" office:value-type="float" office:value="0.00000000879421052631579" calcext:value-type="float">
            <text:p>8.79E-09</text:p>
          </table:table-cell>
          <table:table-cell table:style-name="ce13" table:formula="of:=[.B90]/[.C90]" office:value-type="float" office:value="51.5789473684211" calcext:value-type="float">
            <text:p>51,58</text:p>
          </table:table-cell>
          <table:table-cell table:number-columns-repeated="2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1960" calcext:value-type="float">
            <text:p>1960</text:p>
          </table:table-cell>
          <table:table-cell table:style-name="ce4" office:value-type="float" office:value="355" calcext:value-type="float">
            <text:p>355</text:p>
          </table:table-cell>
          <table:table-cell table:formula="of:=(([.$K90] * [.$B$3]) / [.$B$2])" office:value-type="float" office:value="1.14516129032258" calcext:value-type="float">
            <text:p>1,1452</text:p>
          </table:table-cell>
          <table:table-cell table:formula="of:=([.$C$5] * [.$J90] * 0.000001) / [.$L90]" office:value-type="float" office:value="0.000000000941352112676056" calcext:value-type="float">
            <text:p>941.35E-12</text:p>
          </table:table-cell>
          <table:table-cell table:style-name="ce13" table:formula="of:=[.J90]/[.K90]" office:value-type="float" office:value="5.52112676056338" calcext:value-type="float">
            <text:p>5,52</text:p>
          </table:table-cell>
          <table:table-cell table:number-columns-repeated="1010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float" office:value="1980" calcext:value-type="float">
            <text:p>1980</text:p>
          </table:table-cell>
          <table:table-cell table:style-name="ce4" office:value-type="float" office:value="38" calcext:value-type="float">
            <text:p>38</text:p>
          </table:table-cell>
          <table:table-cell table:formula="of:=(([.$C91] * [.$B$3]) / [.$B$2])" office:value-type="float" office:value="0.12258064516129" calcext:value-type="float">
            <text:p>0,1226</text:p>
          </table:table-cell>
          <table:table-cell table:style-name="ce12" table:formula="of:=([.$C$5] * [.$B91] * 0.000001) / [.$D91]" office:value-type="float" office:value="0.00000000888394736842105" calcext:value-type="float">
            <text:p>8.88E-09</text:p>
          </table:table-cell>
          <table:table-cell table:style-name="ce13" table:formula="of:=[.B91]/[.C91]" office:value-type="float" office:value="52.1052631578947" calcext:value-type="float">
            <text:p>52,11</text:p>
          </table:table-cell>
          <table:table-cell table:number-columns-repeated="2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980" calcext:value-type="float">
            <text:p>1980</text:p>
          </table:table-cell>
          <table:table-cell table:style-name="ce4" office:value-type="float" office:value="359" calcext:value-type="float">
            <text:p>359</text:p>
          </table:table-cell>
          <table:table-cell table:formula="of:=(([.$K91] * [.$B$3]) / [.$B$2])" office:value-type="float" office:value="1.15806451612903" calcext:value-type="float">
            <text:p>1,1581</text:p>
          </table:table-cell>
          <table:table-cell table:formula="of:=([.$C$5] * [.$J91] * 0.000001) / [.$L91]" office:value-type="float" office:value="0.000000000940362116991643" calcext:value-type="float">
            <text:p>940.36E-12</text:p>
          </table:table-cell>
          <table:table-cell table:style-name="ce13" table:formula="of:=[.J91]/[.K91]" office:value-type="float" office:value="5.51532033426184" calcext:value-type="float">
            <text:p>5,52</text:p>
          </table:table-cell>
          <table:table-cell table:number-columns-repeated="1010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39" calcext:value-type="float">
            <text:p>39</text:p>
          </table:table-cell>
          <table:table-cell table:formula="of:=(([.$C92] * [.$B$3]) / [.$B$2])" office:value-type="float" office:value="0.125806451612903" calcext:value-type="float">
            <text:p>0,1258</text:p>
          </table:table-cell>
          <table:table-cell table:style-name="ce12" table:formula="of:=([.$C$5] * [.$B92] * 0.000001) / [.$D92]" office:value-type="float" office:value="0.00000000874358974358974" calcext:value-type="float">
            <text:p>8.74E-09</text:p>
          </table:table-cell>
          <table:table-cell table:style-name="ce13" table:formula="of:=[.B92]/[.C92]" office:value-type="float" office:value="51.2820512820513" calcext:value-type="float">
            <text:p>51,28</text:p>
          </table:table-cell>
          <table:table-cell table:number-columns-repeated="2"/>
          <table:table-cell table:style-name="ce4" office:value-type="float" office:value="85" calcext:value-type="float">
            <text:p>85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359" calcext:value-type="float">
            <text:p>359</text:p>
          </table:table-cell>
          <table:table-cell table:formula="of:=(([.$K92] * [.$B$3]) / [.$B$2])" office:value-type="float" office:value="1.15806451612903" calcext:value-type="float">
            <text:p>1,1581</text:p>
          </table:table-cell>
          <table:table-cell table:formula="of:=([.$C$5] * [.$J92] * 0.000001) / [.$L92]" office:value-type="float" office:value="0.000000000949860724233983" calcext:value-type="float">
            <text:p>949.86E-12</text:p>
          </table:table-cell>
          <table:table-cell table:style-name="ce13" table:formula="of:=[.J92]/[.K92]" office:value-type="float" office:value="5.57103064066852" calcext:value-type="float">
            <text:p>5,57</text:p>
          </table:table-cell>
          <table:table-cell table:number-columns-repeated="1010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39" calcext:value-type="float">
            <text:p>39</text:p>
          </table:table-cell>
          <table:table-cell table:formula="of:=(([.$C93] * [.$B$3]) / [.$B$2])" office:value-type="float" office:value="0.125806451612903" calcext:value-type="float">
            <text:p>0,1258</text:p>
          </table:table-cell>
          <table:table-cell table:style-name="ce12" table:formula="of:=([.$C$5] * [.$B93] * 0.000001) / [.$D93]" office:value-type="float" office:value="0.00000000883102564102564" calcext:value-type="float">
            <text:p>8.83E-09</text:p>
          </table:table-cell>
          <table:table-cell table:style-name="ce13" table:formula="of:=[.B93]/[.C93]" office:value-type="float" office:value="51.7948717948718" calcext:value-type="float">
            <text:p>51,79</text:p>
          </table:table-cell>
          <table:table-cell table:number-columns-repeated="2"/>
          <table:table-cell table:style-name="ce4" office:value-type="float" office:value="86" calcext:value-type="float">
            <text:p>86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368" calcext:value-type="float">
            <text:p>368</text:p>
          </table:table-cell>
          <table:table-cell table:formula="of:=(([.$K93] * [.$B$3]) / [.$B$2])" office:value-type="float" office:value="1.18709677419355" calcext:value-type="float">
            <text:p>1,1871</text:p>
          </table:table-cell>
          <table:table-cell table:formula="of:=([.$C$5] * [.$J93] * 0.000001) / [.$L93]" office:value-type="float" office:value="0.000000000935896739130435" calcext:value-type="float">
            <text:p>935.90E-12</text:p>
          </table:table-cell>
          <table:table-cell table:style-name="ce13" table:formula="of:=[.J93]/[.K93]" office:value-type="float" office:value="5.48913043478261" calcext:value-type="float">
            <text:p>5,49</text:p>
          </table:table-cell>
          <table:table-cell table:number-columns-repeated="1010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office:value-type="float" office:value="2040" calcext:value-type="float">
            <text:p>2040</text:p>
          </table:table-cell>
          <table:table-cell table:style-name="ce4" office:value-type="float" office:value="39" calcext:value-type="float">
            <text:p>39</text:p>
          </table:table-cell>
          <table:table-cell table:formula="of:=(([.$C94] * [.$B$3]) / [.$B$2])" office:value-type="float" office:value="0.125806451612903" calcext:value-type="float">
            <text:p>0,1258</text:p>
          </table:table-cell>
          <table:table-cell table:style-name="ce12" table:formula="of:=([.$C$5] * [.$B94] * 0.000001) / [.$D94]" office:value-type="float" office:value="0.00000000891846153846154" calcext:value-type="float">
            <text:p>8.92E-09</text:p>
          </table:table-cell>
          <table:table-cell table:style-name="ce13" table:formula="of:=[.B94]/[.C94]" office:value-type="float" office:value="52.3076923076923" calcext:value-type="float">
            <text:p>52,31</text:p>
          </table:table-cell>
          <table:table-cell table:number-columns-repeated="2"/>
          <table:table-cell table:style-name="ce4" office:value-type="float" office:value="87" calcext:value-type="float">
            <text:p>87</text:p>
          </table:table-cell>
          <table:table-cell table:style-name="ce4" office:value-type="float" office:value="2040" calcext:value-type="float">
            <text:p>2040</text:p>
          </table:table-cell>
          <table:table-cell table:style-name="ce4" office:value-type="float" office:value="368" calcext:value-type="float">
            <text:p>368</text:p>
          </table:table-cell>
          <table:table-cell table:formula="of:=(([.$K94] * [.$B$3]) / [.$B$2])" office:value-type="float" office:value="1.18709677419355" calcext:value-type="float">
            <text:p>1,1871</text:p>
          </table:table-cell>
          <table:table-cell table:formula="of:=([.$C$5] * [.$J94] * 0.000001) / [.$L94]" office:value-type="float" office:value="0.000000000945163043478261" calcext:value-type="float">
            <text:p>945.16E-12</text:p>
          </table:table-cell>
          <table:table-cell table:style-name="ce13" table:formula="of:=[.J94]/[.K94]" office:value-type="float" office:value="5.54347826086957" calcext:value-type="float">
            <text:p>5,54</text:p>
          </table:table-cell>
          <table:table-cell table:number-columns-repeated="1010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float" office:value="2060" calcext:value-type="float">
            <text:p>2060</text:p>
          </table:table-cell>
          <table:table-cell table:style-name="ce4" office:value-type="float" office:value="39" calcext:value-type="float">
            <text:p>39</text:p>
          </table:table-cell>
          <table:table-cell table:formula="of:=(([.$C95] * [.$B$3]) / [.$B$2])" office:value-type="float" office:value="0.125806451612903" calcext:value-type="float">
            <text:p>0,1258</text:p>
          </table:table-cell>
          <table:table-cell table:style-name="ce12" table:formula="of:=([.$C$5] * [.$B95] * 0.000001) / [.$D95]" office:value-type="float" office:value="0.00000000900589743589744" calcext:value-type="float">
            <text:p>9.01E-09</text:p>
          </table:table-cell>
          <table:table-cell table:style-name="ce13" table:formula="of:=[.B95]/[.C95]" office:value-type="float" office:value="52.8205128205128" calcext:value-type="float">
            <text:p>52,82</text:p>
          </table:table-cell>
          <table:table-cell table:number-columns-repeated="2"/>
          <table:table-cell table:style-name="ce4" office:value-type="float" office:value="88" calcext:value-type="float">
            <text:p>88</text:p>
          </table:table-cell>
          <table:table-cell table:style-name="ce4" office:value-type="float" office:value="2060" calcext:value-type="float">
            <text:p>2060</text:p>
          </table:table-cell>
          <table:table-cell table:style-name="ce4" office:value-type="float" office:value="372" calcext:value-type="float">
            <text:p>372</text:p>
          </table:table-cell>
          <table:table-cell table:formula="of:=(([.$K95] * [.$B$3]) / [.$B$2])" office:value-type="float" office:value="1.2" calcext:value-type="float">
            <text:p>1,2000</text:p>
          </table:table-cell>
          <table:table-cell table:formula="of:=([.$C$5] * [.$J95] * 0.000001) / [.$L95]" office:value-type="float" office:value="0.000000000944166666666667" calcext:value-type="float">
            <text:p>944.17E-12</text:p>
          </table:table-cell>
          <table:table-cell table:style-name="ce13" table:formula="of:=[.J95]/[.K95]" office:value-type="float" office:value="5.53763440860215" calcext:value-type="float">
            <text:p>5,54</text:p>
          </table:table-cell>
          <table:table-cell table:number-columns-repeated="1010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float" office:value="2080" calcext:value-type="float">
            <text:p>2080</text:p>
          </table:table-cell>
          <table:table-cell table:style-name="ce4" office:value-type="float" office:value="39" calcext:value-type="float">
            <text:p>39</text:p>
          </table:table-cell>
          <table:table-cell table:formula="of:=(([.$C96] * [.$B$3]) / [.$B$2])" office:value-type="float" office:value="0.125806451612903" calcext:value-type="float">
            <text:p>0,1258</text:p>
          </table:table-cell>
          <table:table-cell table:style-name="ce12" table:formula="of:=([.$C$5] * [.$B96] * 0.000001) / [.$D96]" office:value-type="float" office:value="0.00000000909333333333333" calcext:value-type="float">
            <text:p>9.09E-09</text:p>
          </table:table-cell>
          <table:table-cell table:style-name="ce13" table:formula="of:=[.B96]/[.C96]" office:value-type="float" office:value="53.3333333333333" calcext:value-type="float">
            <text:p>53,33</text:p>
          </table:table-cell>
          <table:table-cell table:number-columns-repeated="2"/>
          <table:table-cell table:style-name="ce4" office:value-type="float" office:value="89" calcext:value-type="float">
            <text:p>89</text:p>
          </table:table-cell>
          <table:table-cell table:style-name="ce4" office:value-type="float" office:value="2080" calcext:value-type="float">
            <text:p>2080</text:p>
          </table:table-cell>
          <table:table-cell table:style-name="ce4" office:value-type="float" office:value="376" calcext:value-type="float">
            <text:p>376</text:p>
          </table:table-cell>
          <table:table-cell table:formula="of:=(([.$K96] * [.$B$3]) / [.$B$2])" office:value-type="float" office:value="1.21290322580645" calcext:value-type="float">
            <text:p>1,2129</text:p>
          </table:table-cell>
          <table:table-cell table:formula="of:=([.$C$5] * [.$J96] * 0.000001) / [.$L96]" office:value-type="float" office:value="0.000000000943191489361702" calcext:value-type="float">
            <text:p>943.19E-12</text:p>
          </table:table-cell>
          <table:table-cell table:style-name="ce13" table:formula="of:=[.J96]/[.K96]" office:value-type="float" office:value="5.53191489361702" calcext:value-type="float">
            <text:p>5,53</text:p>
          </table:table-cell>
          <table:table-cell table:number-columns-repeated="1010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39" calcext:value-type="float">
            <text:p>39</text:p>
          </table:table-cell>
          <table:table-cell table:formula="of:=(([.$C97] * [.$B$3]) / [.$B$2])" office:value-type="float" office:value="0.125806451612903" calcext:value-type="float">
            <text:p>0,1258</text:p>
          </table:table-cell>
          <table:table-cell table:style-name="ce12" table:formula="of:=([.$C$5] * [.$B97] * 0.000001) / [.$D97]" office:value-type="float" office:value="0.00000000918076923076923" calcext:value-type="float">
            <text:p>9.18E-09</text:p>
          </table:table-cell>
          <table:table-cell table:style-name="ce13" table:formula="of:=[.B97]/[.C97]" office:value-type="float" office:value="53.8461538461539" calcext:value-type="float">
            <text:p>53,85</text:p>
          </table:table-cell>
          <table:table-cell table:number-columns-repeated="2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380" calcext:value-type="float">
            <text:p>380</text:p>
          </table:table-cell>
          <table:table-cell table:formula="of:=(([.$K97] * [.$B$3]) / [.$B$2])" office:value-type="float" office:value="1.2258064516129" calcext:value-type="float">
            <text:p>1,2258</text:p>
          </table:table-cell>
          <table:table-cell table:formula="of:=([.$C$5] * [.$J97] * 0.000001) / [.$L97]" office:value-type="float" office:value="0.000000000942236842105263" calcext:value-type="float">
            <text:p>942.24E-12</text:p>
          </table:table-cell>
          <table:table-cell table:style-name="ce13" table:formula="of:=[.J97]/[.K97]" office:value-type="float" office:value="5.52631578947368" calcext:value-type="float">
            <text:p>5,53</text:p>
          </table:table-cell>
          <table:table-cell table:number-columns-repeated="1010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39" calcext:value-type="float">
            <text:p>39</text:p>
          </table:table-cell>
          <table:table-cell table:formula="of:=(([.$C98] * [.$B$3]) / [.$B$2])" office:value-type="float" office:value="0.125806451612903" calcext:value-type="float">
            <text:p>0,1258</text:p>
          </table:table-cell>
          <table:table-cell table:style-name="ce12" table:formula="of:=([.$C$5] * [.$B98] * 0.000001) / [.$D98]" office:value-type="float" office:value="0.00000000926820512820513" calcext:value-type="float">
            <text:p>9.27E-09</text:p>
          </table:table-cell>
          <table:table-cell table:style-name="ce13" table:formula="of:=[.B98]/[.C98]" office:value-type="float" office:value="54.3589743589744" calcext:value-type="float">
            <text:p>54,36</text:p>
          </table:table-cell>
          <table:table-cell table:number-columns-repeated="2"/>
          <table:table-cell table:style-name="ce4" office:value-type="float" office:value="91" calcext:value-type="float">
            <text:p>91</text:p>
          </table:table-cell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382" calcext:value-type="float">
            <text:p>382</text:p>
          </table:table-cell>
          <table:table-cell table:formula="of:=(([.$K98] * [.$B$3]) / [.$B$2])" office:value-type="float" office:value="1.23225806451613" calcext:value-type="float">
            <text:p>1,2323</text:p>
          </table:table-cell>
          <table:table-cell table:formula="of:=([.$C$5] * [.$J98] * 0.000001) / [.$L98]" office:value-type="float" office:value="0.000000000946230366492147" calcext:value-type="float">
            <text:p>946.23E-12</text:p>
          </table:table-cell>
          <table:table-cell table:style-name="ce13" table:formula="of:=[.J98]/[.K98]" office:value-type="float" office:value="5.54973821989529" calcext:value-type="float">
            <text:p>5,55</text:p>
          </table:table-cell>
          <table:table-cell table:number-columns-repeated="1010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float" office:value="2140" calcext:value-type="float">
            <text:p>2140</text:p>
          </table:table-cell>
          <table:table-cell table:style-name="ce4" office:value-type="float" office:value="39" calcext:value-type="float">
            <text:p>39</text:p>
          </table:table-cell>
          <table:table-cell table:formula="of:=(([.$C99] * [.$B$3]) / [.$B$2])" office:value-type="float" office:value="0.125806451612903" calcext:value-type="float">
            <text:p>0,1258</text:p>
          </table:table-cell>
          <table:table-cell table:style-name="ce12" table:formula="of:=([.$C$5] * [.$B99] * 0.000001) / [.$D99]" office:value-type="float" office:value="0.00000000935564102564103" calcext:value-type="float">
            <text:p>9.36E-09</text:p>
          </table:table-cell>
          <table:table-cell table:style-name="ce13" table:formula="of:=[.B99]/[.C99]" office:value-type="float" office:value="54.8717948717949" calcext:value-type="float">
            <text:p>54,87</text:p>
          </table:table-cell>
          <table:table-cell table:number-columns-repeated="2"/>
          <table:table-cell table:style-name="ce4" office:value-type="float" office:value="92" calcext:value-type="float">
            <text:p>92</text:p>
          </table:table-cell>
          <table:table-cell table:style-name="ce4" office:value-type="float" office:value="2140" calcext:value-type="float">
            <text:p>2140</text:p>
          </table:table-cell>
          <table:table-cell table:style-name="ce4" office:value-type="float" office:value="386" calcext:value-type="float">
            <text:p>386</text:p>
          </table:table-cell>
          <table:table-cell table:formula="of:=(([.$K99] * [.$B$3]) / [.$B$2])" office:value-type="float" office:value="1.24516129032258" calcext:value-type="float">
            <text:p>1,2452</text:p>
          </table:table-cell>
          <table:table-cell table:formula="of:=([.$C$5] * [.$J99] * 0.000001) / [.$L99]" office:value-type="float" office:value="0.000000000945259067357513" calcext:value-type="float">
            <text:p>945.26E-12</text:p>
          </table:table-cell>
          <table:table-cell table:style-name="ce13" table:formula="of:=[.J99]/[.K99]" office:value-type="float" office:value="5.5440414507772" calcext:value-type="float">
            <text:p>5,54</text:p>
          </table:table-cell>
          <table:table-cell table:number-columns-repeated="1010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39" calcext:value-type="float">
            <text:p>39</text:p>
          </table:table-cell>
          <table:table-cell table:formula="of:=(([.$C100] * [.$B$3]) / [.$B$2])" office:value-type="float" office:value="0.125806451612903" calcext:value-type="float">
            <text:p>0,1258</text:p>
          </table:table-cell>
          <table:table-cell table:style-name="ce12" table:formula="of:=([.$C$5] * [.$B100] * 0.000001) / [.$D100]" office:value-type="float" office:value="0.00000000944307692307693" calcext:value-type="float">
            <text:p>9.44E-09</text:p>
          </table:table-cell>
          <table:table-cell table:style-name="ce13" table:formula="of:=[.B100]/[.C100]" office:value-type="float" office:value="55.3846153846154" calcext:value-type="float">
            <text:p>55,38</text:p>
          </table:table-cell>
          <table:table-cell table:number-columns-repeated="2"/>
          <table:table-cell table:style-name="ce4" office:value-type="float" office:value="93" calcext:value-type="float">
            <text:p>93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388" calcext:value-type="float">
            <text:p>388</text:p>
          </table:table-cell>
          <table:table-cell table:formula="of:=(([.$K100] * [.$B$3]) / [.$B$2])" office:value-type="float" office:value="1.25161290322581" calcext:value-type="float">
            <text:p>1,2516</text:p>
          </table:table-cell>
          <table:table-cell table:formula="of:=([.$C$5] * [.$J100] * 0.000001) / [.$L100]" office:value-type="float" office:value="0.000000000949175257731959" calcext:value-type="float">
            <text:p>949.18E-12</text:p>
          </table:table-cell>
          <table:table-cell table:style-name="ce13" table:formula="of:=[.J100]/[.K100]" office:value-type="float" office:value="5.56701030927835" calcext:value-type="float">
            <text:p>5,57</text:p>
          </table:table-cell>
          <table:table-cell table:number-columns-repeated="1010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float" office:value="2180" calcext:value-type="float">
            <text:p>2180</text:p>
          </table:table-cell>
          <table:table-cell table:style-name="ce4" office:value-type="float" office:value="39" calcext:value-type="float">
            <text:p>39</text:p>
          </table:table-cell>
          <table:table-cell table:formula="of:=(([.$C101] * [.$B$3]) / [.$B$2])" office:value-type="float" office:value="0.125806451612903" calcext:value-type="float">
            <text:p>0,1258</text:p>
          </table:table-cell>
          <table:table-cell table:style-name="ce12" table:formula="of:=([.$C$5] * [.$B101] * 0.000001) / [.$D101]" office:value-type="float" office:value="0.00000000953051282051282" calcext:value-type="float">
            <text:p>9.53E-09</text:p>
          </table:table-cell>
          <table:table-cell table:style-name="ce13" table:formula="of:=[.B101]/[.C101]" office:value-type="float" office:value="55.8974358974359" calcext:value-type="float">
            <text:p>55,90</text:p>
          </table:table-cell>
          <table:table-cell table:number-columns-repeated="2"/>
          <table:table-cell table:style-name="ce4" office:value-type="float" office:value="94" calcext:value-type="float">
            <text:p>94</text:p>
          </table:table-cell>
          <table:table-cell table:style-name="ce4" office:value-type="float" office:value="2180" calcext:value-type="float">
            <text:p>2180</text:p>
          </table:table-cell>
          <table:table-cell table:style-name="ce4" office:value-type="float" office:value="391" calcext:value-type="float">
            <text:p>391</text:p>
          </table:table-cell>
          <table:table-cell table:formula="of:=(([.$K101] * [.$B$3]) / [.$B$2])" office:value-type="float" office:value="1.26129032258065" calcext:value-type="float">
            <text:p>1,2613</text:p>
          </table:table-cell>
          <table:table-cell table:formula="of:=([.$C$5] * [.$J101] * 0.000001) / [.$L101]" office:value-type="float" office:value="0.000000000950613810741688" calcext:value-type="float">
            <text:p>950.61E-12</text:p>
          </table:table-cell>
          <table:table-cell table:style-name="ce13" table:formula="of:=[.J101]/[.K101]" office:value-type="float" office:value="5.57544757033248" calcext:value-type="float">
            <text:p>5,58</text:p>
          </table:table-cell>
          <table:table-cell table:number-columns-repeated="1010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float" office:value="2200" calcext:value-type="float">
            <text:p>2200</text:p>
          </table:table-cell>
          <table:table-cell table:style-name="ce4" office:value-type="float" office:value="39" calcext:value-type="float">
            <text:p>39</text:p>
          </table:table-cell>
          <table:table-cell table:formula="of:=(([.$C102] * [.$B$3]) / [.$B$2])" office:value-type="float" office:value="0.125806451612903" calcext:value-type="float">
            <text:p>0,1258</text:p>
          </table:table-cell>
          <table:table-cell table:style-name="ce12" table:formula="of:=([.$C$5] * [.$B102] * 0.000001) / [.$D102]" office:value-type="float" office:value="0.00000000961794871794872" calcext:value-type="float">
            <text:p>9.62E-09</text:p>
          </table:table-cell>
          <table:table-cell table:style-name="ce13" table:formula="of:=[.B102]/[.C102]" office:value-type="float" office:value="56.4102564102564" calcext:value-type="float">
            <text:p>56,41</text:p>
          </table:table-cell>
          <table:table-cell table:number-columns-repeated="2"/>
          <table:table-cell table:style-name="ce4" office:value-type="float" office:value="95" calcext:value-type="float">
            <text:p>95</text:p>
          </table:table-cell>
          <table:table-cell table:style-name="ce4" office:value-type="float" office:value="2200" calcext:value-type="float">
            <text:p>2200</text:p>
          </table:table-cell>
          <table:table-cell table:style-name="ce4" office:value-type="float" office:value="395" calcext:value-type="float">
            <text:p>395</text:p>
          </table:table-cell>
          <table:table-cell table:formula="of:=(([.$K102] * [.$B$3]) / [.$B$2])" office:value-type="float" office:value="1.2741935483871" calcext:value-type="float">
            <text:p>1,2742</text:p>
          </table:table-cell>
          <table:table-cell table:formula="of:=([.$C$5] * [.$J102] * 0.000001) / [.$L102]" office:value-type="float" office:value="0.000000000949620253164557" calcext:value-type="float">
            <text:p>949.62E-12</text:p>
          </table:table-cell>
          <table:table-cell table:style-name="ce13" table:formula="of:=[.J102]/[.K102]" office:value-type="float" office:value="5.56962025316456" calcext:value-type="float">
            <text:p>5,57</text:p>
          </table:table-cell>
          <table:table-cell table:number-columns-repeated="1010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float" office:value="2220" calcext:value-type="float">
            <text:p>2220</text:p>
          </table:table-cell>
          <table:table-cell table:style-name="ce4" office:value-type="float" office:value="43" calcext:value-type="float">
            <text:p>43</text:p>
          </table:table-cell>
          <table:table-cell table:formula="of:=(([.$C103] * [.$B$3]) / [.$B$2])" office:value-type="float" office:value="0.138709677419355" calcext:value-type="float">
            <text:p>0,1387</text:p>
          </table:table-cell>
          <table:table-cell table:style-name="ce12" table:formula="of:=([.$C$5] * [.$B103] * 0.000001) / [.$D103]" office:value-type="float" office:value="0.00000000880255813953488" calcext:value-type="float">
            <text:p>8.80E-09</text:p>
          </table:table-cell>
          <table:table-cell table:style-name="ce13" table:formula="of:=[.B103]/[.C103]" office:value-type="float" office:value="51.6279069767442" calcext:value-type="float">
            <text:p>51,63</text:p>
          </table:table-cell>
          <table:table-cell table:number-columns-repeated="2"/>
          <table:table-cell table:style-name="ce4" office:value-type="float" office:value="96" calcext:value-type="float">
            <text:p>96</text:p>
          </table:table-cell>
          <table:table-cell table:style-name="ce4" office:value-type="float" office:value="2220" calcext:value-type="float">
            <text:p>2220</text:p>
          </table:table-cell>
          <table:table-cell table:style-name="ce4" office:value-type="float" office:value="399" calcext:value-type="float">
            <text:p>399</text:p>
          </table:table-cell>
          <table:table-cell table:formula="of:=(([.$K103] * [.$B$3]) / [.$B$2])" office:value-type="float" office:value="1.28709677419355" calcext:value-type="float">
            <text:p>1,2871</text:p>
          </table:table-cell>
          <table:table-cell table:formula="of:=([.$C$5] * [.$J103] * 0.000001) / [.$L103]" office:value-type="float" office:value="0.000000000948646616541354" calcext:value-type="float">
            <text:p>948.65E-12</text:p>
          </table:table-cell>
          <table:table-cell table:style-name="ce13" table:formula="of:=[.J103]/[.K103]" office:value-type="float" office:value="5.56390977443609" calcext:value-type="float">
            <text:p>5,56</text:p>
          </table:table-cell>
          <table:table-cell table:number-columns-repeated="1010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float" office:value="2240" calcext:value-type="float">
            <text:p>2240</text:p>
          </table:table-cell>
          <table:table-cell table:style-name="ce4" office:value-type="float" office:value="44" calcext:value-type="float">
            <text:p>44</text:p>
          </table:table-cell>
          <table:table-cell table:formula="of:=(([.$C104] * [.$B$3]) / [.$B$2])" office:value-type="float" office:value="0.141935483870968" calcext:value-type="float">
            <text:p>0,1419</text:p>
          </table:table-cell>
          <table:table-cell table:style-name="ce12" table:formula="of:=([.$C$5] * [.$B104] * 0.000001) / [.$D104]" office:value-type="float" office:value="0.00000000868" calcext:value-type="float">
            <text:p>8.68E-09</text:p>
          </table:table-cell>
          <table:table-cell table:style-name="ce13" table:formula="of:=[.B104]/[.C104]" office:value-type="float" office:value="50.9090909090909" calcext:value-type="float">
            <text:p>50,91</text:p>
          </table:table-cell>
          <table:table-cell table:number-columns-repeated="2"/>
          <table:table-cell table:style-name="ce4" office:value-type="float" office:value="97" calcext:value-type="float">
            <text:p>97</text:p>
          </table:table-cell>
          <table:table-cell table:style-name="ce4" office:value-type="float" office:value="2240" calcext:value-type="float">
            <text:p>2240</text:p>
          </table:table-cell>
          <table:table-cell table:style-name="ce4" office:value-type="float" office:value="399" calcext:value-type="float">
            <text:p>399</text:p>
          </table:table-cell>
          <table:table-cell table:formula="of:=(([.$K104] * [.$B$3]) / [.$B$2])" office:value-type="float" office:value="1.28709677419355" calcext:value-type="float">
            <text:p>1,2871</text:p>
          </table:table-cell>
          <table:table-cell table:formula="of:=([.$C$5] * [.$J104] * 0.000001) / [.$L104]" office:value-type="float" office:value="0.000000000957192982456141" calcext:value-type="float">
            <text:p>957.19E-12</text:p>
          </table:table-cell>
          <table:table-cell table:style-name="ce13" table:formula="of:=[.J104]/[.K104]" office:value-type="float" office:value="5.6140350877193" calcext:value-type="float">
            <text:p>5,61</text:p>
          </table:table-cell>
          <table:table-cell table:number-columns-repeated="1010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2260" calcext:value-type="float">
            <text:p>2260</text:p>
          </table:table-cell>
          <table:table-cell table:style-name="ce4" office:value-type="float" office:value="44" calcext:value-type="float">
            <text:p>44</text:p>
          </table:table-cell>
          <table:table-cell table:formula="of:=(([.$C105] * [.$B$3]) / [.$B$2])" office:value-type="float" office:value="0.141935483870968" calcext:value-type="float">
            <text:p>0,1419</text:p>
          </table:table-cell>
          <table:table-cell table:style-name="ce12" table:formula="of:=([.$C$5] * [.$B105] * 0.000001) / [.$D105]" office:value-type="float" office:value="0.0000000087575" calcext:value-type="float">
            <text:p>8.76E-09</text:p>
          </table:table-cell>
          <table:table-cell table:style-name="ce13" table:formula="of:=[.B105]/[.C105]" office:value-type="float" office:value="51.3636363636364" calcext:value-type="float">
            <text:p>51,36</text:p>
          </table:table-cell>
          <table:table-cell table:number-columns-repeated="2"/>
          <table:table-cell table:style-name="ce4" office:value-type="float" office:value="98" calcext:value-type="float">
            <text:p>98</text:p>
          </table:table-cell>
          <table:table-cell table:style-name="ce4" office:value-type="float" office:value="2260" calcext:value-type="float">
            <text:p>2260</text:p>
          </table:table-cell>
          <table:table-cell table:style-name="ce4" office:value-type="float" office:value="406" calcext:value-type="float">
            <text:p>406</text:p>
          </table:table-cell>
          <table:table-cell table:formula="of:=(([.$K105] * [.$B$3]) / [.$B$2])" office:value-type="float" office:value="1.30967741935484" calcext:value-type="float">
            <text:p>1,3097</text:p>
          </table:table-cell>
          <table:table-cell table:formula="of:=([.$C$5] * [.$J105] * 0.000001) / [.$L105]" office:value-type="float" office:value="0.000000000949088669950739" calcext:value-type="float">
            <text:p>949.09E-12</text:p>
          </table:table-cell>
          <table:table-cell table:style-name="ce13" table:formula="of:=[.J105]/[.K105]" office:value-type="float" office:value="5.56650246305419" calcext:value-type="float">
            <text:p>5,57</text:p>
          </table:table-cell>
          <table:table-cell table:number-columns-repeated="1010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float" office:value="2280" calcext:value-type="float">
            <text:p>2280</text:p>
          </table:table-cell>
          <table:table-cell table:style-name="ce4" office:value-type="float" office:value="44" calcext:value-type="float">
            <text:p>44</text:p>
          </table:table-cell>
          <table:table-cell table:formula="of:=(([.$C106] * [.$B$3]) / [.$B$2])" office:value-type="float" office:value="0.141935483870968" calcext:value-type="float">
            <text:p>0,1419</text:p>
          </table:table-cell>
          <table:table-cell table:style-name="ce12" table:formula="of:=([.$C$5] * [.$B106] * 0.000001) / [.$D106]" office:value-type="float" office:value="0.000000008835" calcext:value-type="float">
            <text:p>8.84E-09</text:p>
          </table:table-cell>
          <table:table-cell table:style-name="ce13" table:formula="of:=[.B106]/[.C106]" office:value-type="float" office:value="51.8181818181818" calcext:value-type="float">
            <text:p>51,82</text:p>
          </table:table-cell>
          <table:table-cell table:number-columns-repeated="2"/>
          <table:table-cell table:style-name="ce4" office:value-type="float" office:value="99" calcext:value-type="float">
            <text:p>99</text:p>
          </table:table-cell>
          <table:table-cell table:style-name="ce4" office:value-type="float" office:value="2280" calcext:value-type="float">
            <text:p>2280</text:p>
          </table:table-cell>
          <table:table-cell table:style-name="ce4" office:value-type="float" office:value="408" calcext:value-type="float">
            <text:p>408</text:p>
          </table:table-cell>
          <table:table-cell table:formula="of:=(([.$K106] * [.$B$3]) / [.$B$2])" office:value-type="float" office:value="1.31612903225806" calcext:value-type="float">
            <text:p>1,3161</text:p>
          </table:table-cell>
          <table:table-cell table:formula="of:=([.$C$5] * [.$J106] * 0.000001) / [.$L106]" office:value-type="float" office:value="0.000000000952794117647059" calcext:value-type="float">
            <text:p>952.79E-12</text:p>
          </table:table-cell>
          <table:table-cell table:style-name="ce13" table:formula="of:=[.J106]/[.K106]" office:value-type="float" office:value="5.58823529411765" calcext:value-type="float">
            <text:p>5,59</text:p>
          </table:table-cell>
          <table:table-cell table:number-columns-repeated="1010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44" calcext:value-type="float">
            <text:p>44</text:p>
          </table:table-cell>
          <table:table-cell table:formula="of:=(([.$C107] * [.$B$3]) / [.$B$2])" office:value-type="float" office:value="0.141935483870968" calcext:value-type="float">
            <text:p>0,1419</text:p>
          </table:table-cell>
          <table:table-cell table:style-name="ce12" table:formula="of:=([.$C$5] * [.$B107] * 0.000001) / [.$D107]" office:value-type="float" office:value="0.0000000089125" calcext:value-type="float">
            <text:p>8.91E-09</text:p>
          </table:table-cell>
          <table:table-cell table:style-name="ce13" table:formula="of:=[.B107]/[.C107]" office:value-type="float" office:value="52.2727272727273" calcext:value-type="float">
            <text:p>52,27</text:p>
          </table:table-cell>
          <table:table-cell table:number-columns-repeated="2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300" calcext:value-type="float">
            <text:p>2300</text:p>
          </table:table-cell>
          <table:table-cell table:style-name="ce4" office:value-type="float" office:value="412" calcext:value-type="float">
            <text:p>412</text:p>
          </table:table-cell>
          <table:table-cell table:formula="of:=(([.$K107] * [.$B$3]) / [.$B$2])" office:value-type="float" office:value="1.32903225806452" calcext:value-type="float">
            <text:p>1,3290</text:p>
          </table:table-cell>
          <table:table-cell table:formula="of:=([.$C$5] * [.$J107] * 0.000001) / [.$L107]" office:value-type="float" office:value="0.000000000951820388349515" calcext:value-type="float">
            <text:p>951.82E-12</text:p>
          </table:table-cell>
          <table:table-cell table:style-name="ce13" table:formula="of:=[.J107]/[.K107]" office:value-type="float" office:value="5.58252427184466" calcext:value-type="float">
            <text:p>5,58</text:p>
          </table:table-cell>
          <table:table-cell table:number-columns-repeated="1010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320" calcext:value-type="float">
            <text:p>2320</text:p>
          </table:table-cell>
          <table:table-cell table:style-name="ce4" office:value-type="float" office:value="47" calcext:value-type="float">
            <text:p>47</text:p>
          </table:table-cell>
          <table:table-cell table:formula="of:=(([.$C108] * [.$B$3]) / [.$B$2])" office:value-type="float" office:value="0.151612903225806" calcext:value-type="float">
            <text:p>0,1516</text:p>
          </table:table-cell>
          <table:table-cell table:style-name="ce12" table:formula="of:=([.$C$5] * [.$B108] * 0.000001) / [.$D108]" office:value-type="float" office:value="0.00000000841617021276596" calcext:value-type="float">
            <text:p>8.42E-09</text:p>
          </table:table-cell>
          <table:table-cell table:style-name="ce13" table:formula="of:=[.B108]/[.C108]" office:value-type="float" office:value="49.3617021276596" calcext:value-type="float">
            <text:p>49,36</text:p>
          </table:table-cell>
          <table:table-cell table:number-columns-repeated="2"/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320" calcext:value-type="float">
            <text:p>2320</text:p>
          </table:table-cell>
          <table:table-cell table:style-name="ce4" office:value-type="float" office:value="415" calcext:value-type="float">
            <text:p>415</text:p>
          </table:table-cell>
          <table:table-cell table:formula="of:=(([.$K108] * [.$B$3]) / [.$B$2])" office:value-type="float" office:value="1.33870967741935" calcext:value-type="float">
            <text:p>1,3387</text:p>
          </table:table-cell>
          <table:table-cell table:formula="of:=([.$C$5] * [.$J108] * 0.000001) / [.$L108]" office:value-type="float" office:value="0.000000000953156626506024" calcext:value-type="float">
            <text:p>953.16E-12</text:p>
          </table:table-cell>
          <table:table-cell table:style-name="ce13" table:formula="of:=[.J108]/[.K108]" office:value-type="float" office:value="5.59036144578313" calcext:value-type="float">
            <text:p>5,59</text:p>
          </table:table-cell>
          <table:table-cell table:number-columns-repeated="1010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340" calcext:value-type="float">
            <text:p>234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09] * [.$B$3]) / [.$B$2])" office:value-type="float" office:value="0.154838709677419" calcext:value-type="float">
            <text:p>0,1548</text:p>
          </table:table-cell>
          <table:table-cell table:style-name="ce12" table:formula="of:=([.$C$5] * [.$B109] * 0.000001) / [.$D109]" office:value-type="float" office:value="0.000000008311875" calcext:value-type="float">
            <text:p>8.31E-09</text:p>
          </table:table-cell>
          <table:table-cell table:style-name="ce13" table:formula="of:=[.B109]/[.C109]" office:value-type="float" office:value="48.75" calcext:value-type="float">
            <text:p>48,75</text:p>
          </table:table-cell>
          <table:table-cell table:number-columns-repeated="2"/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340" calcext:value-type="float">
            <text:p>2340</text:p>
          </table:table-cell>
          <table:table-cell table:style-name="ce4" office:value-type="float" office:value="415" calcext:value-type="float">
            <text:p>415</text:p>
          </table:table-cell>
          <table:table-cell table:formula="of:=(([.$K109] * [.$B$3]) / [.$B$2])" office:value-type="float" office:value="1.33870967741935" calcext:value-type="float">
            <text:p>1,3387</text:p>
          </table:table-cell>
          <table:table-cell table:formula="of:=([.$C$5] * [.$J109] * 0.000001) / [.$L109]" office:value-type="float" office:value="0.000000000961373493975904" calcext:value-type="float">
            <text:p>961.37E-12</text:p>
          </table:table-cell>
          <table:table-cell table:style-name="ce13" table:formula="of:=[.J109]/[.K109]" office:value-type="float" office:value="5.63855421686747" calcext:value-type="float">
            <text:p>5,64</text:p>
          </table:table-cell>
          <table:table-cell table:number-columns-repeated="101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360" calcext:value-type="float">
            <text:p>236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10] * [.$B$3]) / [.$B$2])" office:value-type="float" office:value="0.154838709677419" calcext:value-type="float">
            <text:p>0,1548</text:p>
          </table:table-cell>
          <table:table-cell table:style-name="ce12" table:formula="of:=([.$C$5] * [.$B110] * 0.000001) / [.$D110]" office:value-type="float" office:value="0.00000000838291666666667" calcext:value-type="float">
            <text:p>8.38E-09</text:p>
          </table:table-cell>
          <table:table-cell table:style-name="ce13" table:formula="of:=[.B110]/[.C110]" office:value-type="float" office:value="49.1666666666667" calcext:value-type="float">
            <text:p>49,17</text:p>
          </table:table-cell>
          <table:table-cell table:number-columns-repeated="2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360" calcext:value-type="float">
            <text:p>2360</text:p>
          </table:table-cell>
          <table:table-cell table:style-name="ce4" office:value-type="float" office:value="415" calcext:value-type="float">
            <text:p>415</text:p>
          </table:table-cell>
          <table:table-cell table:formula="of:=(([.$K110] * [.$B$3]) / [.$B$2])" office:value-type="float" office:value="1.33870967741935" calcext:value-type="float">
            <text:p>1,3387</text:p>
          </table:table-cell>
          <table:table-cell table:formula="of:=([.$C$5] * [.$J110] * 0.000001) / [.$L110]" office:value-type="float" office:value="0.000000000969590361445783" calcext:value-type="float">
            <text:p>969.59E-12</text:p>
          </table:table-cell>
          <table:table-cell table:style-name="ce13" table:formula="of:=[.J110]/[.K110]" office:value-type="float" office:value="5.68674698795181" calcext:value-type="float">
            <text:p>5,69</text:p>
          </table:table-cell>
          <table:table-cell table:number-columns-repeated="101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380" calcext:value-type="float">
            <text:p>238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11] * [.$B$3]) / [.$B$2])" office:value-type="float" office:value="0.154838709677419" calcext:value-type="float">
            <text:p>0,1548</text:p>
          </table:table-cell>
          <table:table-cell table:style-name="ce12" table:formula="of:=([.$C$5] * [.$B111] * 0.000001) / [.$D111]" office:value-type="float" office:value="0.00000000845395833333333" calcext:value-type="float">
            <text:p>8.45E-09</text:p>
          </table:table-cell>
          <table:table-cell table:style-name="ce13" table:formula="of:=[.B111]/[.C111]" office:value-type="float" office:value="49.5833333333333" calcext:value-type="float">
            <text:p>49,58</text:p>
          </table:table-cell>
          <table:table-cell table:number-columns-repeated="2"/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380" calcext:value-type="float">
            <text:p>2380</text:p>
          </table:table-cell>
          <table:table-cell table:style-name="ce4" office:value-type="float" office:value="423" calcext:value-type="float">
            <text:p>423</text:p>
          </table:table-cell>
          <table:table-cell table:formula="of:=(([.$K111] * [.$B$3]) / [.$B$2])" office:value-type="float" office:value="1.36451612903226" calcext:value-type="float">
            <text:p>1,3645</text:p>
          </table:table-cell>
          <table:table-cell table:formula="of:=([.$C$5] * [.$J111] * 0.000001) / [.$L111]" office:value-type="float" office:value="0.000000000959314420803783" calcext:value-type="float">
            <text:p>959.31E-12</text:p>
          </table:table-cell>
          <table:table-cell table:style-name="ce13" table:formula="of:=[.J111]/[.K111]" office:value-type="float" office:value="5.62647754137116" calcext:value-type="float">
            <text:p>5,63</text:p>
          </table:table-cell>
          <table:table-cell table:number-columns-repeated="1010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12] * [.$B$3]) / [.$B$2])" office:value-type="float" office:value="0.154838709677419" calcext:value-type="float">
            <text:p>0,1548</text:p>
          </table:table-cell>
          <table:table-cell table:style-name="ce12" table:formula="of:=([.$C$5] * [.$B112] * 0.000001) / [.$D112]" office:value-type="float" office:value="0.000000008525" calcext:value-type="float">
            <text:p>8.53E-09</text:p>
          </table:table-cell>
          <table:table-cell table:style-name="ce13" table:formula="of:=[.B112]/[.C112]" office:value-type="float" office:value="50" calcext:value-type="float">
            <text:p>50,00</text:p>
          </table:table-cell>
          <table:table-cell table:number-columns-repeated="2"/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429" calcext:value-type="float">
            <text:p>429</text:p>
          </table:table-cell>
          <table:table-cell table:formula="of:=(([.$K112] * [.$B$3]) / [.$B$2])" office:value-type="float" office:value="1.38387096774194" calcext:value-type="float">
            <text:p>1,3839</text:p>
          </table:table-cell>
          <table:table-cell table:formula="of:=([.$C$5] * [.$J112] * 0.000001) / [.$L112]" office:value-type="float" office:value="0.000000000953846153846154" calcext:value-type="float">
            <text:p>953.85E-12</text:p>
          </table:table-cell>
          <table:table-cell table:style-name="ce13" table:formula="of:=[.J112]/[.K112]" office:value-type="float" office:value="5.59440559440559" calcext:value-type="float">
            <text:p>5,59</text:p>
          </table:table-cell>
          <table:table-cell table:number-columns-repeated="1010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420" calcext:value-type="float">
            <text:p>242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13] * [.$B$3]) / [.$B$2])" office:value-type="float" office:value="0.154838709677419" calcext:value-type="float">
            <text:p>0,1548</text:p>
          </table:table-cell>
          <table:table-cell table:style-name="ce12" table:formula="of:=([.$C$5] * [.$B113] * 0.000001) / [.$D113]" office:value-type="float" office:value="0.00000000859604166666667" calcext:value-type="float">
            <text:p>8.60E-09</text:p>
          </table:table-cell>
          <table:table-cell table:style-name="ce13" table:formula="of:=[.B113]/[.C113]" office:value-type="float" office:value="50.4166666666667" calcext:value-type="float">
            <text:p>50,42</text:p>
          </table:table-cell>
          <table:table-cell table:number-columns-repeated="2"/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420" calcext:value-type="float">
            <text:p>2420</text:p>
          </table:table-cell>
          <table:table-cell table:style-name="ce4" office:value-type="float" office:value="432" calcext:value-type="float">
            <text:p>432</text:p>
          </table:table-cell>
          <table:table-cell table:formula="of:=(([.$K113] * [.$B$3]) / [.$B$2])" office:value-type="float" office:value="1.39354838709677" calcext:value-type="float">
            <text:p>1,3935</text:p>
          </table:table-cell>
          <table:table-cell table:formula="of:=([.$C$5] * [.$J113] * 0.000001) / [.$L113]" office:value-type="float" office:value="0.000000000955115740740741" calcext:value-type="float">
            <text:p>955.12E-12</text:p>
          </table:table-cell>
          <table:table-cell table:style-name="ce13" table:formula="of:=[.J113]/[.K113]" office:value-type="float" office:value="5.60185185185185" calcext:value-type="float">
            <text:p>5,60</text:p>
          </table:table-cell>
          <table:table-cell table:number-columns-repeated="1010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440" calcext:value-type="float">
            <text:p>244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14] * [.$B$3]) / [.$B$2])" office:value-type="float" office:value="0.154838709677419" calcext:value-type="float">
            <text:p>0,1548</text:p>
          </table:table-cell>
          <table:table-cell table:style-name="ce12" table:formula="of:=([.$C$5] * [.$B114] * 0.000001) / [.$D114]" office:value-type="float" office:value="0.00000000866708333333333" calcext:value-type="float">
            <text:p>8.67E-09</text:p>
          </table:table-cell>
          <table:table-cell table:style-name="ce13" table:formula="of:=[.B114]/[.C114]" office:value-type="float" office:value="50.8333333333333" calcext:value-type="float">
            <text:p>50,83</text:p>
          </table:table-cell>
          <table:table-cell table:number-columns-repeated="2"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440" calcext:value-type="float">
            <text:p>2440</text:p>
          </table:table-cell>
          <table:table-cell table:style-name="ce4" office:value-type="float" office:value="435" calcext:value-type="float">
            <text:p>435</text:p>
          </table:table-cell>
          <table:table-cell table:formula="of:=(([.$K114] * [.$B$3]) / [.$B$2])" office:value-type="float" office:value="1.40322580645161" calcext:value-type="float">
            <text:p>1,4032</text:p>
          </table:table-cell>
          <table:table-cell table:formula="of:=([.$C$5] * [.$J114] * 0.000001) / [.$L114]" office:value-type="float" office:value="0.000000000956367816091954" calcext:value-type="float">
            <text:p>956.37E-12</text:p>
          </table:table-cell>
          <table:table-cell table:style-name="ce13" table:formula="of:=[.J114]/[.K114]" office:value-type="float" office:value="5.60919540229885" calcext:value-type="float">
            <text:p>5,61</text:p>
          </table:table-cell>
          <table:table-cell table:number-columns-repeated="1010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460" calcext:value-type="float">
            <text:p>246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15] * [.$B$3]) / [.$B$2])" office:value-type="float" office:value="0.154838709677419" calcext:value-type="float">
            <text:p>0,1548</text:p>
          </table:table-cell>
          <table:table-cell table:style-name="ce12" table:formula="of:=([.$C$5] * [.$B115] * 0.000001) / [.$D115]" office:value-type="float" office:value="0.000000008738125" calcext:value-type="float">
            <text:p>8.74E-09</text:p>
          </table:table-cell>
          <table:table-cell table:style-name="ce13" table:formula="of:=[.B115]/[.C115]" office:value-type="float" office:value="51.25" calcext:value-type="float">
            <text:p>51,25</text:p>
          </table:table-cell>
          <table:table-cell table:number-columns-repeated="2"/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460" calcext:value-type="float">
            <text:p>2460</text:p>
          </table:table-cell>
          <table:table-cell table:style-name="ce4" office:value-type="float" office:value="448" calcext:value-type="float">
            <text:p>448</text:p>
          </table:table-cell>
          <table:table-cell table:formula="of:=(([.$K115] * [.$B$3]) / [.$B$2])" office:value-type="float" office:value="1.44516129032258" calcext:value-type="float">
            <text:p>1,4452</text:p>
          </table:table-cell>
          <table:table-cell table:formula="of:=([.$C$5] * [.$J115] * 0.000001) / [.$L115]" office:value-type="float" office:value="0.000000000936227678571429" calcext:value-type="float">
            <text:p>936.23E-12</text:p>
          </table:table-cell>
          <table:table-cell table:style-name="ce13" table:formula="of:=[.J115]/[.K115]" office:value-type="float" office:value="5.49107142857143" calcext:value-type="float">
            <text:p>5,49</text:p>
          </table:table-cell>
          <table:table-cell table:number-columns-repeated="1010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2480" calcext:value-type="float">
            <text:p>248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16] * [.$B$3]) / [.$B$2])" office:value-type="float" office:value="0.154838709677419" calcext:value-type="float">
            <text:p>0,1548</text:p>
          </table:table-cell>
          <table:table-cell table:style-name="ce12" table:formula="of:=([.$C$5] * [.$B116] * 0.000001) / [.$D116]" office:value-type="float" office:value="0.00000000880916666666667" calcext:value-type="float">
            <text:p>8.81E-09</text:p>
          </table:table-cell>
          <table:table-cell table:style-name="ce13" table:formula="of:=[.B116]/[.C116]" office:value-type="float" office:value="51.6666666666667" calcext:value-type="float">
            <text:p>51,67</text:p>
          </table:table-cell>
          <table:table-cell table:number-columns-repeated="2"/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2480" calcext:value-type="float">
            <text:p>2480</text:p>
          </table:table-cell>
          <table:table-cell table:style-name="ce4" office:value-type="float" office:value="448" calcext:value-type="float">
            <text:p>448</text:p>
          </table:table-cell>
          <table:table-cell table:formula="of:=(([.$K116] * [.$B$3]) / [.$B$2])" office:value-type="float" office:value="1.44516129032258" calcext:value-type="float">
            <text:p>1,4452</text:p>
          </table:table-cell>
          <table:table-cell table:formula="of:=([.$C$5] * [.$J116] * 0.000001) / [.$L116]" office:value-type="float" office:value="0.000000000943839285714286" calcext:value-type="float">
            <text:p>943.84E-12</text:p>
          </table:table-cell>
          <table:table-cell table:style-name="ce13" table:formula="of:=[.J116]/[.K116]" office:value-type="float" office:value="5.53571428571429" calcext:value-type="float">
            <text:p>5,54</text:p>
          </table:table-cell>
          <table:table-cell table:number-columns-repeated="1010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17] * [.$B$3]) / [.$B$2])" office:value-type="float" office:value="0.154838709677419" calcext:value-type="float">
            <text:p>0,1548</text:p>
          </table:table-cell>
          <table:table-cell table:style-name="ce12" table:formula="of:=([.$C$5] * [.$B117] * 0.000001) / [.$D117]" office:value-type="float" office:value="0.00000000888020833333333" calcext:value-type="float">
            <text:p>8.88E-09</text:p>
          </table:table-cell>
          <table:table-cell table:style-name="ce13" table:formula="of:=[.B117]/[.C117]" office:value-type="float" office:value="52.0833333333333" calcext:value-type="float">
            <text:p>52,08</text:p>
          </table:table-cell>
          <table:table-cell table:number-columns-repeated="2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448" calcext:value-type="float">
            <text:p>448</text:p>
          </table:table-cell>
          <table:table-cell table:formula="of:=(([.$K117] * [.$B$3]) / [.$B$2])" office:value-type="float" office:value="1.44516129032258" calcext:value-type="float">
            <text:p>1,4452</text:p>
          </table:table-cell>
          <table:table-cell table:formula="of:=([.$C$5] * [.$J117] * 0.000001) / [.$L117]" office:value-type="float" office:value="0.000000000951450892857143" calcext:value-type="float">
            <text:p>951.45E-12</text:p>
          </table:table-cell>
          <table:table-cell table:style-name="ce13" table:formula="of:=[.J117]/[.K117]" office:value-type="float" office:value="5.58035714285714" calcext:value-type="float">
            <text:p>5,58</text:p>
          </table:table-cell>
          <table:table-cell table:number-columns-repeated="1010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2520" calcext:value-type="float">
            <text:p>252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18] * [.$B$3]) / [.$B$2])" office:value-type="float" office:value="0.154838709677419" calcext:value-type="float">
            <text:p>0,1548</text:p>
          </table:table-cell>
          <table:table-cell table:style-name="ce12" table:formula="of:=([.$C$5] * [.$B118] * 0.000001) / [.$D118]" office:value-type="float" office:value="0.00000000895125" calcext:value-type="float">
            <text:p>8.95E-09</text:p>
          </table:table-cell>
          <table:table-cell table:style-name="ce13" table:formula="of:=[.B118]/[.C118]" office:value-type="float" office:value="52.5" calcext:value-type="float">
            <text:p>52,50</text:p>
          </table:table-cell>
          <table:table-cell table:number-columns-repeated="2"/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2520" calcext:value-type="float">
            <text:p>2520</text:p>
          </table:table-cell>
          <table:table-cell table:style-name="ce4" office:value-type="float" office:value="448" calcext:value-type="float">
            <text:p>448</text:p>
          </table:table-cell>
          <table:table-cell table:formula="of:=(([.$K118] * [.$B$3]) / [.$B$2])" office:value-type="float" office:value="1.44516129032258" calcext:value-type="float">
            <text:p>1,4452</text:p>
          </table:table-cell>
          <table:table-cell table:formula="of:=([.$C$5] * [.$J118] * 0.000001) / [.$L118]" office:value-type="float" office:value="0.0000000009590625" calcext:value-type="float">
            <text:p>959.06E-12</text:p>
          </table:table-cell>
          <table:table-cell table:style-name="ce13" table:formula="of:=[.J118]/[.K118]" office:value-type="float" office:value="5.625" calcext:value-type="float">
            <text:p>5,63</text:p>
          </table:table-cell>
          <table:table-cell table:number-columns-repeated="1010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540" calcext:value-type="float">
            <text:p>254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19] * [.$B$3]) / [.$B$2])" office:value-type="float" office:value="0.154838709677419" calcext:value-type="float">
            <text:p>0,1548</text:p>
          </table:table-cell>
          <table:table-cell table:style-name="ce12" table:formula="of:=([.$C$5] * [.$B119] * 0.000001) / [.$D119]" office:value-type="float" office:value="0.00000000902229166666667" calcext:value-type="float">
            <text:p>9.02E-09</text:p>
          </table:table-cell>
          <table:table-cell table:style-name="ce13" table:formula="of:=[.B119]/[.C119]" office:value-type="float" office:value="52.9166666666667" calcext:value-type="float">
            <text:p>52,92</text:p>
          </table:table-cell>
          <table:table-cell table:number-columns-repeated="2"/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540" calcext:value-type="float">
            <text:p>2540</text:p>
          </table:table-cell>
          <table:table-cell table:style-name="ce4" office:value-type="float" office:value="451" calcext:value-type="float">
            <text:p>451</text:p>
          </table:table-cell>
          <table:table-cell table:formula="of:=(([.$K119] * [.$B$3]) / [.$B$2])" office:value-type="float" office:value="1.45483870967742" calcext:value-type="float">
            <text:p>1,4548</text:p>
          </table:table-cell>
          <table:table-cell table:formula="of:=([.$C$5] * [.$J119] * 0.000001) / [.$L119]" office:value-type="float" office:value="0.000000000960243902439024" calcext:value-type="float">
            <text:p>960.24E-12</text:p>
          </table:table-cell>
          <table:table-cell table:style-name="ce13" table:formula="of:=[.J119]/[.K119]" office:value-type="float" office:value="5.63192904656319" calcext:value-type="float">
            <text:p>5,63</text:p>
          </table:table-cell>
          <table:table-cell table:number-columns-repeated="1010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20] * [.$B$3]) / [.$B$2])" office:value-type="float" office:value="0.154838709677419" calcext:value-type="float">
            <text:p>0,1548</text:p>
          </table:table-cell>
          <table:table-cell table:style-name="ce12" table:formula="of:=([.$C$5] * [.$B120] * 0.000001) / [.$D120]" office:value-type="float" office:value="0.00000000909333333333333" calcext:value-type="float">
            <text:p>9.09E-09</text:p>
          </table:table-cell>
          <table:table-cell table:style-name="ce13" table:formula="of:=[.B120]/[.C120]" office:value-type="float" office:value="53.3333333333333" calcext:value-type="float">
            <text:p>53,33</text:p>
          </table:table-cell>
          <table:table-cell table:number-columns-repeated="2"/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455" calcext:value-type="float">
            <text:p>455</text:p>
          </table:table-cell>
          <table:table-cell table:formula="of:=(([.$K120] * [.$B$3]) / [.$B$2])" office:value-type="float" office:value="1.46774193548387" calcext:value-type="float">
            <text:p>1,4677</text:p>
          </table:table-cell>
          <table:table-cell table:formula="of:=([.$C$5] * [.$J120] * 0.000001) / [.$L120]" office:value-type="float" office:value="0.000000000959296703296703" calcext:value-type="float">
            <text:p>959.30E-12</text:p>
          </table:table-cell>
          <table:table-cell table:style-name="ce13" table:formula="of:=[.J120]/[.K120]" office:value-type="float" office:value="5.62637362637363" calcext:value-type="float">
            <text:p>5,63</text:p>
          </table:table-cell>
          <table:table-cell table:number-columns-repeated="1010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2580" calcext:value-type="float">
            <text:p>258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21] * [.$B$3]) / [.$B$2])" office:value-type="float" office:value="0.154838709677419" calcext:value-type="float">
            <text:p>0,1548</text:p>
          </table:table-cell>
          <table:table-cell table:style-name="ce12" table:formula="of:=([.$C$5] * [.$B121] * 0.000001) / [.$D121]" office:value-type="float" office:value="0.000000009164375" calcext:value-type="float">
            <text:p>9.16E-09</text:p>
          </table:table-cell>
          <table:table-cell table:style-name="ce13" table:formula="of:=[.B121]/[.C121]" office:value-type="float" office:value="53.75" calcext:value-type="float">
            <text:p>53,75</text:p>
          </table:table-cell>
          <table:table-cell table:number-columns-repeated="2"/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2580" calcext:value-type="float">
            <text:p>2580</text:p>
          </table:table-cell>
          <table:table-cell table:style-name="ce4" office:value-type="float" office:value="455" calcext:value-type="float">
            <text:p>455</text:p>
          </table:table-cell>
          <table:table-cell table:formula="of:=(([.$K121] * [.$B$3]) / [.$B$2])" office:value-type="float" office:value="1.46774193548387" calcext:value-type="float">
            <text:p>1,4677</text:p>
          </table:table-cell>
          <table:table-cell table:formula="of:=([.$C$5] * [.$J121] * 0.000001) / [.$L121]" office:value-type="float" office:value="0.000000000966791208791209" calcext:value-type="float">
            <text:p>966.79E-12</text:p>
          </table:table-cell>
          <table:table-cell table:style-name="ce13" table:formula="of:=[.J121]/[.K121]" office:value-type="float" office:value="5.67032967032967" calcext:value-type="float">
            <text:p>5,67</text:p>
          </table:table-cell>
          <table:table-cell table:number-columns-repeated="1010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22] * [.$B$3]) / [.$B$2])" office:value-type="float" office:value="0.154838709677419" calcext:value-type="float">
            <text:p>0,1548</text:p>
          </table:table-cell>
          <table:table-cell table:style-name="ce12" table:formula="of:=([.$C$5] * [.$B122] * 0.000001) / [.$D122]" office:value-type="float" office:value="0.00000000923541666666667" calcext:value-type="float">
            <text:p>9.24E-09</text:p>
          </table:table-cell>
          <table:table-cell table:style-name="ce13" table:formula="of:=[.B122]/[.C122]" office:value-type="float" office:value="54.1666666666667" calcext:value-type="float">
            <text:p>54,17</text:p>
          </table:table-cell>
          <table:table-cell table:number-columns-repeated="2"/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office:value-type="float" office:value="460" calcext:value-type="float">
            <text:p>460</text:p>
          </table:table-cell>
          <table:table-cell table:formula="of:=(([.$K122] * [.$B$3]) / [.$B$2])" office:value-type="float" office:value="1.48387096774194" calcext:value-type="float">
            <text:p>1,4839</text:p>
          </table:table-cell>
          <table:table-cell table:formula="of:=([.$C$5] * [.$J122] * 0.000001) / [.$L122]" office:value-type="float" office:value="0.000000000963695652173913" calcext:value-type="float">
            <text:p>963.70E-12</text:p>
          </table:table-cell>
          <table:table-cell table:style-name="ce13" table:formula="of:=[.J122]/[.K122]" office:value-type="float" office:value="5.65217391304348" calcext:value-type="float">
            <text:p>5,65</text:p>
          </table:table-cell>
          <table:table-cell table:number-columns-repeated="1010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48" calcext:value-type="float">
            <text:p>48</text:p>
          </table:table-cell>
          <table:table-cell table:formula="of:=(([.$C123] * [.$B$3]) / [.$B$2])" office:value-type="float" office:value="0.154838709677419" calcext:value-type="float">
            <text:p>0,1548</text:p>
          </table:table-cell>
          <table:table-cell table:style-name="ce12" table:formula="of:=([.$C$5] * [.$B123] * 0.000001) / [.$D123]" office:value-type="float" office:value="0.00000000930645833333333" calcext:value-type="float">
            <text:p>9.31E-09</text:p>
          </table:table-cell>
          <table:table-cell table:style-name="ce13" table:formula="of:=[.B123]/[.C123]" office:value-type="float" office:value="54.5833333333333" calcext:value-type="float">
            <text:p>54,58</text:p>
          </table:table-cell>
          <table:table-cell table:number-columns-repeated="2"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463" calcext:value-type="float">
            <text:p>463</text:p>
          </table:table-cell>
          <table:table-cell table:formula="of:=(([.$K123] * [.$B$3]) / [.$B$2])" office:value-type="float" office:value="1.49354838709677" calcext:value-type="float">
            <text:p>1,4935</text:p>
          </table:table-cell>
          <table:table-cell table:formula="of:=([.$C$5] * [.$J123] * 0.000001) / [.$L123]" office:value-type="float" office:value="0.000000000964816414686825" calcext:value-type="float">
            <text:p>964.82E-12</text:p>
          </table:table-cell>
          <table:table-cell table:style-name="ce13" table:formula="of:=[.J123]/[.K123]" office:value-type="float" office:value="5.65874730021598" calcext:value-type="float">
            <text:p>5,66</text:p>
          </table:table-cell>
          <table:table-cell table:number-columns-repeated="1010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2640" calcext:value-type="float">
            <text:p>2640</text:p>
          </table:table-cell>
          <table:table-cell table:style-name="ce4" office:value-type="float" office:value="49" calcext:value-type="float">
            <text:p>49</text:p>
          </table:table-cell>
          <table:table-cell table:formula="of:=(([.$C124] * [.$B$3]) / [.$B$2])" office:value-type="float" office:value="0.158064516129032" calcext:value-type="float">
            <text:p>0,1581</text:p>
          </table:table-cell>
          <table:table-cell table:style-name="ce12" table:formula="of:=([.$C$5] * [.$B124] * 0.000001) / [.$D124]" office:value-type="float" office:value="0.00000000918612244897959" calcext:value-type="float">
            <text:p>9.19E-09</text:p>
          </table:table-cell>
          <table:table-cell table:style-name="ce13" table:formula="of:=[.B124]/[.C124]" office:value-type="float" office:value="53.8775510204082" calcext:value-type="float">
            <text:p>53,88</text:p>
          </table:table-cell>
          <table:table-cell table:number-columns-repeated="2"/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2640" calcext:value-type="float">
            <text:p>2640</text:p>
          </table:table-cell>
          <table:table-cell table:style-name="ce4" office:value-type="float" office:value="480" calcext:value-type="float">
            <text:p>480</text:p>
          </table:table-cell>
          <table:table-cell table:formula="of:=(([.$K124] * [.$B$3]) / [.$B$2])" office:value-type="float" office:value="1.54838709677419" calcext:value-type="float">
            <text:p>1,5484</text:p>
          </table:table-cell>
          <table:table-cell table:formula="of:=([.$C$5] * [.$J124] * 0.000001) / [.$L124]" office:value-type="float" office:value="0.00000000093775" calcext:value-type="float">
            <text:p>937.75E-12</text:p>
          </table:table-cell>
          <table:table-cell table:style-name="ce13" table:formula="of:=[.J124]/[.K124]" office:value-type="float" office:value="5.5" calcext:value-type="float">
            <text:p>5,50</text:p>
          </table:table-cell>
          <table:table-cell table:number-columns-repeated="1010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660" calcext:value-type="float">
            <text:p>2660</text:p>
          </table:table-cell>
          <table:table-cell table:style-name="ce4" office:value-type="float" office:value="50" calcext:value-type="float">
            <text:p>50</text:p>
          </table:table-cell>
          <table:table-cell table:formula="of:=(([.$C125] * [.$B$3]) / [.$B$2])" office:value-type="float" office:value="0.161290322580645" calcext:value-type="float">
            <text:p>0,1613</text:p>
          </table:table-cell>
          <table:table-cell table:style-name="ce12" table:formula="of:=([.$C$5] * [.$B125] * 0.000001) / [.$D125]" office:value-type="float" office:value="0.0000000090706" calcext:value-type="float">
            <text:p>9.07E-09</text:p>
          </table:table-cell>
          <table:table-cell table:style-name="ce13" table:formula="of:=[.B125]/[.C125]" office:value-type="float" office:value="53.2" calcext:value-type="float">
            <text:p>53,20</text:p>
          </table:table-cell>
          <table:table-cell table:number-columns-repeated="2"/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660" calcext:value-type="float">
            <text:p>2660</text:p>
          </table:table-cell>
          <table:table-cell table:style-name="ce4" office:value-type="float" office:value="480" calcext:value-type="float">
            <text:p>480</text:p>
          </table:table-cell>
          <table:table-cell table:formula="of:=(([.$K125] * [.$B$3]) / [.$B$2])" office:value-type="float" office:value="1.54838709677419" calcext:value-type="float">
            <text:p>1,5484</text:p>
          </table:table-cell>
          <table:table-cell table:formula="of:=([.$C$5] * [.$J125] * 0.000001) / [.$L125]" office:value-type="float" office:value="0.000000000944854166666667" calcext:value-type="float">
            <text:p>944.85E-12</text:p>
          </table:table-cell>
          <table:table-cell table:style-name="ce13" table:formula="of:=[.J125]/[.K125]" office:value-type="float" office:value="5.54166666666667" calcext:value-type="float">
            <text:p>5,54</text:p>
          </table:table-cell>
          <table:table-cell table:number-columns-repeated="1010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2680" calcext:value-type="float">
            <text:p>2680</text:p>
          </table:table-cell>
          <table:table-cell table:style-name="ce4" office:value-type="float" office:value="51" calcext:value-type="float">
            <text:p>51</text:p>
          </table:table-cell>
          <table:table-cell table:formula="of:=(([.$C126] * [.$B$3]) / [.$B$2])" office:value-type="float" office:value="0.164516129032258" calcext:value-type="float">
            <text:p>0,1645</text:p>
          </table:table-cell>
          <table:table-cell table:style-name="ce12" table:formula="of:=([.$C$5] * [.$B126] * 0.000001) / [.$D126]" office:value-type="float" office:value="0.00000000895960784313726" calcext:value-type="float">
            <text:p>8.96E-09</text:p>
          </table:table-cell>
          <table:table-cell table:style-name="ce13" table:formula="of:=[.B126]/[.C126]" office:value-type="float" office:value="52.5490196078431" calcext:value-type="float">
            <text:p>52,55</text:p>
          </table:table-cell>
          <table:table-cell table:number-columns-repeated="2"/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2680" calcext:value-type="float">
            <text:p>2680</text:p>
          </table:table-cell>
          <table:table-cell table:style-name="ce4" office:value-type="float" office:value="480" calcext:value-type="float">
            <text:p>480</text:p>
          </table:table-cell>
          <table:table-cell table:formula="of:=(([.$K126] * [.$B$3]) / [.$B$2])" office:value-type="float" office:value="1.54838709677419" calcext:value-type="float">
            <text:p>1,5484</text:p>
          </table:table-cell>
          <table:table-cell table:formula="of:=([.$C$5] * [.$J126] * 0.000001) / [.$L126]" office:value-type="float" office:value="0.000000000951958333333333" calcext:value-type="float">
            <text:p>951.96E-12</text:p>
          </table:table-cell>
          <table:table-cell table:style-name="ce13" table:formula="of:=[.J126]/[.K126]" office:value-type="float" office:value="5.58333333333333" calcext:value-type="float">
            <text:p>5,58</text:p>
          </table:table-cell>
          <table:table-cell table:number-columns-repeated="1010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51" calcext:value-type="float">
            <text:p>51</text:p>
          </table:table-cell>
          <table:table-cell table:formula="of:=(([.$C127] * [.$B$3]) / [.$B$2])" office:value-type="float" office:value="0.164516129032258" calcext:value-type="float">
            <text:p>0,1645</text:p>
          </table:table-cell>
          <table:table-cell table:style-name="ce12" table:formula="of:=([.$C$5] * [.$B127] * 0.000001) / [.$D127]" office:value-type="float" office:value="0.0000000090264705882353" calcext:value-type="float">
            <text:p>9.03E-09</text:p>
          </table:table-cell>
          <table:table-cell table:style-name="ce13" table:formula="of:=[.B127]/[.C127]" office:value-type="float" office:value="52.9411764705882" calcext:value-type="float">
            <text:p>52,94</text:p>
          </table:table-cell>
          <table:table-cell table:number-columns-repeated="2"/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480" calcext:value-type="float">
            <text:p>480</text:p>
          </table:table-cell>
          <table:table-cell table:formula="of:=(([.$K127] * [.$B$3]) / [.$B$2])" office:value-type="float" office:value="1.54838709677419" calcext:value-type="float">
            <text:p>1,5484</text:p>
          </table:table-cell>
          <table:table-cell table:formula="of:=([.$C$5] * [.$J127] * 0.000001) / [.$L127]" office:value-type="float" office:value="0.0000000009590625" calcext:value-type="float">
            <text:p>959.06E-12</text:p>
          </table:table-cell>
          <table:table-cell table:style-name="ce13" table:formula="of:=[.J127]/[.K127]" office:value-type="float" office:value="5.625" calcext:value-type="float">
            <text:p>5,63</text:p>
          </table:table-cell>
          <table:table-cell table:number-columns-repeated="1010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720" calcext:value-type="float">
            <text:p>2720</text:p>
          </table:table-cell>
          <table:table-cell table:style-name="ce4" office:value-type="float" office:value="51" calcext:value-type="float">
            <text:p>51</text:p>
          </table:table-cell>
          <table:table-cell table:formula="of:=(([.$C128] * [.$B$3]) / [.$B$2])" office:value-type="float" office:value="0.164516129032258" calcext:value-type="float">
            <text:p>0,1645</text:p>
          </table:table-cell>
          <table:table-cell table:style-name="ce12" table:formula="of:=([.$C$5] * [.$B128] * 0.000001) / [.$D128]" office:value-type="float" office:value="0.00000000909333333333333" calcext:value-type="float">
            <text:p>9.09E-09</text:p>
          </table:table-cell>
          <table:table-cell table:style-name="ce13" table:formula="of:=[.B128]/[.C128]" office:value-type="float" office:value="53.3333333333333" calcext:value-type="float">
            <text:p>53,33</text:p>
          </table:table-cell>
          <table:table-cell table:number-columns-repeated="2"/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720" calcext:value-type="float">
            <text:p>2720</text:p>
          </table:table-cell>
          <table:table-cell table:style-name="ce4" office:value-type="float" office:value="480" calcext:value-type="float">
            <text:p>480</text:p>
          </table:table-cell>
          <table:table-cell table:formula="of:=(([.$K128] * [.$B$3]) / [.$B$2])" office:value-type="float" office:value="1.54838709677419" calcext:value-type="float">
            <text:p>1,5484</text:p>
          </table:table-cell>
          <table:table-cell table:formula="of:=([.$C$5] * [.$J128] * 0.000001) / [.$L128]" office:value-type="float" office:value="0.000000000966166666666667" calcext:value-type="float">
            <text:p>966.17E-12</text:p>
          </table:table-cell>
          <table:table-cell table:style-name="ce13" table:formula="of:=[.J128]/[.K128]" office:value-type="float" office:value="5.66666666666667" calcext:value-type="float">
            <text:p>5,67</text:p>
          </table:table-cell>
          <table:table-cell table:number-columns-repeated="1010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740" calcext:value-type="float">
            <text:p>2740</text:p>
          </table:table-cell>
          <table:table-cell table:style-name="ce4" office:value-type="float" office:value="51" calcext:value-type="float">
            <text:p>51</text:p>
          </table:table-cell>
          <table:table-cell table:formula="of:=(([.$C129] * [.$B$3]) / [.$B$2])" office:value-type="float" office:value="0.164516129032258" calcext:value-type="float">
            <text:p>0,1645</text:p>
          </table:table-cell>
          <table:table-cell table:style-name="ce12" table:formula="of:=([.$C$5] * [.$B129] * 0.000001) / [.$D129]" office:value-type="float" office:value="0.00000000916019607843137" calcext:value-type="float">
            <text:p>9.16E-09</text:p>
          </table:table-cell>
          <table:table-cell table:style-name="ce13" table:formula="of:=[.B129]/[.C129]" office:value-type="float" office:value="53.7254901960784" calcext:value-type="float">
            <text:p>53,73</text:p>
          </table:table-cell>
          <table:table-cell table:number-columns-repeated="2"/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740" calcext:value-type="float">
            <text:p>2740</text:p>
          </table:table-cell>
          <table:table-cell table:style-name="ce4" office:value-type="float" office:value="485" calcext:value-type="float">
            <text:p>485</text:p>
          </table:table-cell>
          <table:table-cell table:formula="of:=(([.$K129] * [.$B$3]) / [.$B$2])" office:value-type="float" office:value="1.56451612903226" calcext:value-type="float">
            <text:p>1,5645</text:p>
          </table:table-cell>
          <table:table-cell table:formula="of:=([.$C$5] * [.$J129] * 0.000001) / [.$L129]" office:value-type="float" office:value="0.000000000963237113402062" calcext:value-type="float">
            <text:p>963.24E-12</text:p>
          </table:table-cell>
          <table:table-cell table:style-name="ce13" table:formula="of:=[.J129]/[.K129]" office:value-type="float" office:value="5.64948453608247" calcext:value-type="float">
            <text:p>5,65</text:p>
          </table:table-cell>
          <table:table-cell table:number-columns-repeated="1010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760" calcext:value-type="float">
            <text:p>2760</text:p>
          </table:table-cell>
          <table:table-cell table:style-name="ce4" office:value-type="float" office:value="51" calcext:value-type="float">
            <text:p>51</text:p>
          </table:table-cell>
          <table:table-cell table:formula="of:=(([.$C130] * [.$B$3]) / [.$B$2])" office:value-type="float" office:value="0.164516129032258" calcext:value-type="float">
            <text:p>0,1645</text:p>
          </table:table-cell>
          <table:table-cell table:style-name="ce12" table:formula="of:=([.$C$5] * [.$B130] * 0.000001) / [.$D130]" office:value-type="float" office:value="0.00000000922705882352941" calcext:value-type="float">
            <text:p>9.23E-09</text:p>
          </table:table-cell>
          <table:table-cell table:style-name="ce13" table:formula="of:=[.B130]/[.C130]" office:value-type="float" office:value="54.1176470588235" calcext:value-type="float">
            <text:p>54,12</text:p>
          </table:table-cell>
          <table:table-cell table:number-columns-repeated="2"/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760" calcext:value-type="float">
            <text:p>2760</text:p>
          </table:table-cell>
          <table:table-cell table:style-name="ce4" office:value-type="float" office:value="487" calcext:value-type="float">
            <text:p>487</text:p>
          </table:table-cell>
          <table:table-cell table:formula="of:=(([.$K130] * [.$B$3]) / [.$B$2])" office:value-type="float" office:value="1.57096774193548" calcext:value-type="float">
            <text:p>1,5710</text:p>
          </table:table-cell>
          <table:table-cell table:formula="of:=([.$C$5] * [.$J130] * 0.000001) / [.$L130]" office:value-type="float" office:value="0.000000000966283367556468" calcext:value-type="float">
            <text:p>966.28E-12</text:p>
          </table:table-cell>
          <table:table-cell table:style-name="ce13" table:formula="of:=[.J130]/[.K130]" office:value-type="float" office:value="5.66735112936345" calcext:value-type="float">
            <text:p>5,67</text:p>
          </table:table-cell>
          <table:table-cell table:number-columns-repeated="1010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780" calcext:value-type="float">
            <text:p>2780</text:p>
          </table:table-cell>
          <table:table-cell table:style-name="ce4" office:value-type="float" office:value="51" calcext:value-type="float">
            <text:p>51</text:p>
          </table:table-cell>
          <table:table-cell table:formula="of:=(([.$C131] * [.$B$3]) / [.$B$2])" office:value-type="float" office:value="0.164516129032258" calcext:value-type="float">
            <text:p>0,1645</text:p>
          </table:table-cell>
          <table:table-cell table:style-name="ce12" table:formula="of:=([.$C$5] * [.$B131] * 0.000001) / [.$D131]" office:value-type="float" office:value="0.00000000929392156862745" calcext:value-type="float">
            <text:p>9.29E-09</text:p>
          </table:table-cell>
          <table:table-cell table:style-name="ce13" table:formula="of:=[.B131]/[.C131]" office:value-type="float" office:value="54.5098039215686" calcext:value-type="float">
            <text:p>54,51</text:p>
          </table:table-cell>
          <table:table-cell table:number-columns-repeated="2"/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780" calcext:value-type="float">
            <text:p>2780</text:p>
          </table:table-cell>
          <table:table-cell table:style-name="ce4" office:value-type="float" office:value="496" calcext:value-type="float">
            <text:p>496</text:p>
          </table:table-cell>
          <table:table-cell table:formula="of:=(([.$K131] * [.$B$3]) / [.$B$2])" office:value-type="float" office:value="1.6" calcext:value-type="float">
            <text:p>1,6000</text:p>
          </table:table-cell>
          <table:table-cell table:formula="of:=([.$C$5] * [.$J131] * 0.000001) / [.$L131]" office:value-type="float" office:value="0.000000000955625" calcext:value-type="float">
            <text:p>955.63E-12</text:p>
          </table:table-cell>
          <table:table-cell table:style-name="ce13" table:formula="of:=[.J131]/[.K131]" office:value-type="float" office:value="5.60483870967742" calcext:value-type="float">
            <text:p>5,60</text:p>
          </table:table-cell>
          <table:table-cell table:number-columns-repeated="1010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52" calcext:value-type="float">
            <text:p>52</text:p>
          </table:table-cell>
          <table:table-cell table:formula="of:=(([.$C132] * [.$B$3]) / [.$B$2])" office:value-type="float" office:value="0.167741935483871" calcext:value-type="float">
            <text:p>0,1677</text:p>
          </table:table-cell>
          <table:table-cell table:style-name="ce12" table:formula="of:=([.$C$5] * [.$B132] * 0.000001) / [.$D132]" office:value-type="float" office:value="0.00000000918076923076923" calcext:value-type="float">
            <text:p>9.18E-09</text:p>
          </table:table-cell>
          <table:table-cell table:style-name="ce13" table:formula="of:=[.B132]/[.C132]" office:value-type="float" office:value="53.8461538461539" calcext:value-type="float">
            <text:p>53,85</text:p>
          </table:table-cell>
          <table:table-cell table:number-columns-repeated="2"/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496" calcext:value-type="float">
            <text:p>496</text:p>
          </table:table-cell>
          <table:table-cell table:formula="of:=(([.$K132] * [.$B$3]) / [.$B$2])" office:value-type="float" office:value="1.6" calcext:value-type="float">
            <text:p>1,6000</text:p>
          </table:table-cell>
          <table:table-cell table:formula="of:=([.$C$5] * [.$J132] * 0.000001) / [.$L132]" office:value-type="float" office:value="0.0000000009625" calcext:value-type="float">
            <text:p>962.50E-12</text:p>
          </table:table-cell>
          <table:table-cell table:style-name="ce13" table:formula="of:=[.J132]/[.K132]" office:value-type="float" office:value="5.64516129032258" calcext:value-type="float">
            <text:p>5,65</text:p>
          </table:table-cell>
          <table:table-cell table:number-columns-repeated="1010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820" calcext:value-type="float">
            <text:p>2820</text:p>
          </table:table-cell>
          <table:table-cell table:style-name="ce4" office:value-type="float" office:value="52" calcext:value-type="float">
            <text:p>52</text:p>
          </table:table-cell>
          <table:table-cell table:formula="of:=(([.$C133] * [.$B$3]) / [.$B$2])" office:value-type="float" office:value="0.167741935483871" calcext:value-type="float">
            <text:p>0,1677</text:p>
          </table:table-cell>
          <table:table-cell table:style-name="ce12" table:formula="of:=([.$C$5] * [.$B133] * 0.000001) / [.$D133]" office:value-type="float" office:value="0.00000000924634615384615" calcext:value-type="float">
            <text:p>9.25E-09</text:p>
          </table:table-cell>
          <table:table-cell table:style-name="ce13" table:formula="of:=[.B133]/[.C133]" office:value-type="float" office:value="54.2307692307692" calcext:value-type="float">
            <text:p>54,23</text:p>
          </table:table-cell>
          <table:table-cell table:number-columns-repeated="2"/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820" calcext:value-type="float">
            <text:p>2820</text:p>
          </table:table-cell>
          <table:table-cell table:style-name="ce4" office:value-type="float" office:value="498" calcext:value-type="float">
            <text:p>498</text:p>
          </table:table-cell>
          <table:table-cell table:formula="of:=(([.$K133] * [.$B$3]) / [.$B$2])" office:value-type="float" office:value="1.60645161290323" calcext:value-type="float">
            <text:p>1,6065</text:p>
          </table:table-cell>
          <table:table-cell table:formula="of:=([.$C$5] * [.$J133] * 0.000001) / [.$L133]" office:value-type="float" office:value="0.000000000965481927710843" calcext:value-type="float">
            <text:p>965.48E-12</text:p>
          </table:table-cell>
          <table:table-cell table:style-name="ce13" table:formula="of:=[.J133]/[.K133]" office:value-type="float" office:value="5.66265060240964" calcext:value-type="float">
            <text:p>5,66</text:p>
          </table:table-cell>
          <table:table-cell table:number-columns-repeated="1010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2840" calcext:value-type="float">
            <text:p>2840</text:p>
          </table:table-cell>
          <table:table-cell table:style-name="ce4" office:value-type="float" office:value="57" calcext:value-type="float">
            <text:p>57</text:p>
          </table:table-cell>
          <table:table-cell table:formula="of:=(([.$C134] * [.$B$3]) / [.$B$2])" office:value-type="float" office:value="0.183870967741935" calcext:value-type="float">
            <text:p>0,1839</text:p>
          </table:table-cell>
          <table:table-cell table:style-name="ce12" table:formula="of:=([.$C$5] * [.$B134] * 0.000001) / [.$D134]" office:value-type="float" office:value="0.00000000849508771929824" calcext:value-type="float">
            <text:p>8.50E-09</text:p>
          </table:table-cell>
          <table:table-cell table:style-name="ce13" table:formula="of:=[.B134]/[.C134]" office:value-type="float" office:value="49.8245614035088" calcext:value-type="float">
            <text:p>49,82</text:p>
          </table:table-cell>
          <table:table-cell table:number-columns-repeated="2"/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2840" calcext:value-type="float">
            <text:p>2840</text:p>
          </table:table-cell>
          <table:table-cell table:style-name="ce4" office:value-type="float" office:value="500" calcext:value-type="float">
            <text:p>500</text:p>
          </table:table-cell>
          <table:table-cell table:formula="of:=(([.$K134] * [.$B$3]) / [.$B$2])" office:value-type="float" office:value="1.61290322580645" calcext:value-type="float">
            <text:p>1,6129</text:p>
          </table:table-cell>
          <table:table-cell table:formula="of:=([.$C$5] * [.$J134] * 0.000001) / [.$L134]" office:value-type="float" office:value="0.00000000096844" calcext:value-type="float">
            <text:p>968.44E-12</text:p>
          </table:table-cell>
          <table:table-cell table:style-name="ce13" table:formula="of:=[.J134]/[.K134]" office:value-type="float" office:value="5.68" calcext:value-type="float">
            <text:p>5,68</text:p>
          </table:table-cell>
          <table:table-cell table:number-columns-repeated="1010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35] * [.$B$3]) / [.$B$2])" office:value-type="float" office:value="0.206451612903226" calcext:value-type="float">
            <text:p>0,2065</text:p>
          </table:table-cell>
          <table:table-cell table:style-name="ce12" table:formula="of:=([.$C$5] * [.$B135] * 0.000001) / [.$D135]" office:value-type="float" office:value="0.00000000761921875" calcext:value-type="float">
            <text:p>7.62E-09</text:p>
          </table:table-cell>
          <table:table-cell table:style-name="ce13" table:formula="of:=[.B135]/[.C135]" office:value-type="float" office:value="44.6875" calcext:value-type="float">
            <text:p>44,69</text:p>
          </table:table-cell>
          <table:table-cell table:number-columns-repeated="2"/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860" calcext:value-type="float">
            <text:p>2860</text:p>
          </table:table-cell>
          <table:table-cell table:style-name="ce4" office:value-type="float" office:value="504" calcext:value-type="float">
            <text:p>504</text:p>
          </table:table-cell>
          <table:table-cell table:formula="of:=(([.$K135] * [.$B$3]) / [.$B$2])" office:value-type="float" office:value="1.6258064516129" calcext:value-type="float">
            <text:p>1,6258</text:p>
          </table:table-cell>
          <table:table-cell table:formula="of:=([.$C$5] * [.$J135] * 0.000001) / [.$L135]" office:value-type="float" office:value="0.000000000967519841269841" calcext:value-type="float">
            <text:p>967.52E-12</text:p>
          </table:table-cell>
          <table:table-cell table:style-name="ce13" table:formula="of:=[.J135]/[.K135]" office:value-type="float" office:value="5.67460317460318" calcext:value-type="float">
            <text:p>5,67</text:p>
          </table:table-cell>
          <table:table-cell table:number-columns-repeated="1010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2880" calcext:value-type="float">
            <text:p>288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36] * [.$B$3]) / [.$B$2])" office:value-type="float" office:value="0.206451612903226" calcext:value-type="float">
            <text:p>0,2065</text:p>
          </table:table-cell>
          <table:table-cell table:style-name="ce12" table:formula="of:=([.$C$5] * [.$B136] * 0.000001) / [.$D136]" office:value-type="float" office:value="0.0000000076725" calcext:value-type="float">
            <text:p>7.67E-09</text:p>
          </table:table-cell>
          <table:table-cell table:style-name="ce13" table:formula="of:=[.B136]/[.C136]" office:value-type="float" office:value="45" calcext:value-type="float">
            <text:p>45,00</text:p>
          </table:table-cell>
          <table:table-cell table:number-columns-repeated="2"/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2880" calcext:value-type="float">
            <text:p>2880</text:p>
          </table:table-cell>
          <table:table-cell table:style-name="ce4" office:value-type="float" office:value="507" calcext:value-type="float">
            <text:p>507</text:p>
          </table:table-cell>
          <table:table-cell table:formula="of:=(([.$K136] * [.$B$3]) / [.$B$2])" office:value-type="float" office:value="1.63548387096774" calcext:value-type="float">
            <text:p>1,6355</text:p>
          </table:table-cell>
          <table:table-cell table:formula="of:=([.$C$5] * [.$J136] * 0.000001) / [.$L136]" office:value-type="float" office:value="0.000000000968520710059172" calcext:value-type="float">
            <text:p>968.52E-12</text:p>
          </table:table-cell>
          <table:table-cell table:style-name="ce13" table:formula="of:=[.J136]/[.K136]" office:value-type="float" office:value="5.68047337278107" calcext:value-type="float">
            <text:p>5,68</text:p>
          </table:table-cell>
          <table:table-cell table:number-columns-repeated="1010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2900" calcext:value-type="float">
            <text:p>290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37] * [.$B$3]) / [.$B$2])" office:value-type="float" office:value="0.206451612903226" calcext:value-type="float">
            <text:p>0,2065</text:p>
          </table:table-cell>
          <table:table-cell table:style-name="ce12" table:formula="of:=([.$C$5] * [.$B137] * 0.000001) / [.$D137]" office:value-type="float" office:value="0.00000000772578125" calcext:value-type="float">
            <text:p>7.73E-09</text:p>
          </table:table-cell>
          <table:table-cell table:style-name="ce13" table:formula="of:=[.B137]/[.C137]" office:value-type="float" office:value="45.3125" calcext:value-type="float">
            <text:p>45,31</text:p>
          </table:table-cell>
          <table:table-cell table:number-columns-repeated="2"/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2900" calcext:value-type="float">
            <text:p>2900</text:p>
          </table:table-cell>
          <table:table-cell table:style-name="ce4" office:value-type="float" office:value="511" calcext:value-type="float">
            <text:p>511</text:p>
          </table:table-cell>
          <table:table-cell table:formula="of:=(([.$K137] * [.$B$3]) / [.$B$2])" office:value-type="float" office:value="1.64838709677419" calcext:value-type="float">
            <text:p>1,6484</text:p>
          </table:table-cell>
          <table:table-cell table:formula="of:=([.$C$5] * [.$J137] * 0.000001) / [.$L137]" office:value-type="float" office:value="0.000000000967612524461839" calcext:value-type="float">
            <text:p>967.61E-12</text:p>
          </table:table-cell>
          <table:table-cell table:style-name="ce13" table:formula="of:=[.J137]/[.K137]" office:value-type="float" office:value="5.67514677103718" calcext:value-type="float">
            <text:p>5,68</text:p>
          </table:table-cell>
          <table:table-cell table:number-columns-repeated="1010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38] * [.$B$3]) / [.$B$2])" office:value-type="float" office:value="0.206451612903226" calcext:value-type="float">
            <text:p>0,2065</text:p>
          </table:table-cell>
          <table:table-cell table:style-name="ce12" table:formula="of:=([.$C$5] * [.$B138] * 0.000001) / [.$D138]" office:value-type="float" office:value="0.0000000077790625" calcext:value-type="float">
            <text:p>7.78E-09</text:p>
          </table:table-cell>
          <table:table-cell table:style-name="ce13" table:formula="of:=[.B138]/[.C138]" office:value-type="float" office:value="45.625" calcext:value-type="float">
            <text:p>45,63</text:p>
          </table:table-cell>
          <table:table-cell table:number-columns-repeated="2"/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office:value-type="float" office:value="511" calcext:value-type="float">
            <text:p>511</text:p>
          </table:table-cell>
          <table:table-cell table:formula="of:=(([.$K138] * [.$B$3]) / [.$B$2])" office:value-type="float" office:value="1.64838709677419" calcext:value-type="float">
            <text:p>1,6484</text:p>
          </table:table-cell>
          <table:table-cell table:formula="of:=([.$C$5] * [.$J138] * 0.000001) / [.$L138]" office:value-type="float" office:value="0.000000000974285714285714" calcext:value-type="float">
            <text:p>974.29E-12</text:p>
          </table:table-cell>
          <table:table-cell table:style-name="ce13" table:formula="of:=[.J138]/[.K138]" office:value-type="float" office:value="5.71428571428571" calcext:value-type="float">
            <text:p>5,71</text:p>
          </table:table-cell>
          <table:table-cell table:number-columns-repeated="1010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2940" calcext:value-type="float">
            <text:p>294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39] * [.$B$3]) / [.$B$2])" office:value-type="float" office:value="0.206451612903226" calcext:value-type="float">
            <text:p>0,2065</text:p>
          </table:table-cell>
          <table:table-cell table:style-name="ce12" table:formula="of:=([.$C$5] * [.$B139] * 0.000001) / [.$D139]" office:value-type="float" office:value="0.00000000783234375" calcext:value-type="float">
            <text:p>7.83E-09</text:p>
          </table:table-cell>
          <table:table-cell table:style-name="ce13" table:formula="of:=[.B139]/[.C139]" office:value-type="float" office:value="45.9375" calcext:value-type="float">
            <text:p>45,94</text:p>
          </table:table-cell>
          <table:table-cell table:number-columns-repeated="2"/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2940" calcext:value-type="float">
            <text:p>2940</text:p>
          </table:table-cell>
          <table:table-cell table:style-name="ce4" office:value-type="float" office:value="511" calcext:value-type="float">
            <text:p>511</text:p>
          </table:table-cell>
          <table:table-cell table:formula="of:=(([.$K139] * [.$B$3]) / [.$B$2])" office:value-type="float" office:value="1.64838709677419" calcext:value-type="float">
            <text:p>1,6484</text:p>
          </table:table-cell>
          <table:table-cell table:formula="of:=([.$C$5] * [.$J139] * 0.000001) / [.$L139]" office:value-type="float" office:value="0.000000000980958904109589" calcext:value-type="float">
            <text:p>980.96E-12</text:p>
          </table:table-cell>
          <table:table-cell table:style-name="ce13" table:formula="of:=[.J139]/[.K139]" office:value-type="float" office:value="5.75342465753425" calcext:value-type="float">
            <text:p>5,75</text:p>
          </table:table-cell>
          <table:table-cell table:number-columns-repeated="1010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2960" calcext:value-type="float">
            <text:p>296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40] * [.$B$3]) / [.$B$2])" office:value-type="float" office:value="0.206451612903226" calcext:value-type="float">
            <text:p>0,2065</text:p>
          </table:table-cell>
          <table:table-cell table:style-name="ce12" table:formula="of:=([.$C$5] * [.$B140] * 0.000001) / [.$D140]" office:value-type="float" office:value="0.000000007885625" calcext:value-type="float">
            <text:p>7.89E-09</text:p>
          </table:table-cell>
          <table:table-cell table:style-name="ce13" table:formula="of:=[.B140]/[.C140]" office:value-type="float" office:value="46.25" calcext:value-type="float">
            <text:p>46,25</text:p>
          </table:table-cell>
          <table:table-cell table:number-columns-repeated="2"/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2960" calcext:value-type="float">
            <text:p>2960</text:p>
          </table:table-cell>
          <table:table-cell table:style-name="ce4" office:value-type="float" office:value="513" calcext:value-type="float">
            <text:p>513</text:p>
          </table:table-cell>
          <table:table-cell table:formula="of:=(([.$K140] * [.$B$3]) / [.$B$2])" office:value-type="float" office:value="1.65483870967742" calcext:value-type="float">
            <text:p>1,6548</text:p>
          </table:table-cell>
          <table:table-cell table:formula="of:=([.$C$5] * [.$J140] * 0.000001) / [.$L140]" office:value-type="float" office:value="0.000000000983781676413256" calcext:value-type="float">
            <text:p>983.78E-12</text:p>
          </table:table-cell>
          <table:table-cell table:style-name="ce13" table:formula="of:=[.J140]/[.K140]" office:value-type="float" office:value="5.76998050682261" calcext:value-type="float">
            <text:p>5,77</text:p>
          </table:table-cell>
          <table:table-cell table:number-columns-repeated="1010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980" calcext:value-type="float">
            <text:p>298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41] * [.$B$3]) / [.$B$2])" office:value-type="float" office:value="0.206451612903226" calcext:value-type="float">
            <text:p>0,2065</text:p>
          </table:table-cell>
          <table:table-cell table:style-name="ce12" table:formula="of:=([.$C$5] * [.$B141] * 0.000001) / [.$D141]" office:value-type="float" office:value="0.00000000793890625" calcext:value-type="float">
            <text:p>7.94E-09</text:p>
          </table:table-cell>
          <table:table-cell table:style-name="ce13" table:formula="of:=[.B141]/[.C141]" office:value-type="float" office:value="46.5625" calcext:value-type="float">
            <text:p>46,56</text:p>
          </table:table-cell>
          <table:table-cell table:number-columns-repeated="2"/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980" calcext:value-type="float">
            <text:p>2980</text:p>
          </table:table-cell>
          <table:table-cell table:style-name="ce4" office:value-type="float" office:value="525" calcext:value-type="float">
            <text:p>525</text:p>
          </table:table-cell>
          <table:table-cell table:formula="of:=(([.$K141] * [.$B$3]) / [.$B$2])" office:value-type="float" office:value="1.69354838709677" calcext:value-type="float">
            <text:p>1,6935</text:p>
          </table:table-cell>
          <table:table-cell table:formula="of:=([.$C$5] * [.$J141] * 0.000001) / [.$L141]" office:value-type="float" office:value="0.000000000967790476190476" calcext:value-type="float">
            <text:p>967.79E-12</text:p>
          </table:table-cell>
          <table:table-cell table:style-name="ce13" table:formula="of:=[.J141]/[.K141]" office:value-type="float" office:value="5.67619047619048" calcext:value-type="float">
            <text:p>5,68</text:p>
          </table:table-cell>
          <table:table-cell table:number-columns-repeated="1010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42] * [.$B$3]) / [.$B$2])" office:value-type="float" office:value="0.206451612903226" calcext:value-type="float">
            <text:p>0,2065</text:p>
          </table:table-cell>
          <table:table-cell table:style-name="ce12" table:formula="of:=([.$C$5] * [.$B142] * 0.000001) / [.$D142]" office:value-type="float" office:value="0.0000000079921875" calcext:value-type="float">
            <text:p>7.99E-09</text:p>
          </table:table-cell>
          <table:table-cell table:style-name="ce13" table:formula="of:=[.B142]/[.C142]" office:value-type="float" office:value="46.875" calcext:value-type="float">
            <text:p>46,88</text:p>
          </table:table-cell>
          <table:table-cell table:number-columns-repeated="2"/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527" calcext:value-type="float">
            <text:p>527</text:p>
          </table:table-cell>
          <table:table-cell table:formula="of:=(([.$K142] * [.$B$3]) / [.$B$2])" office:value-type="float" office:value="1.7" calcext:value-type="float">
            <text:p>1,7000</text:p>
          </table:table-cell>
          <table:table-cell table:formula="of:=([.$C$5] * [.$J142] * 0.000001) / [.$L142]" office:value-type="float" office:value="0.000000000970588235294118" calcext:value-type="float">
            <text:p>970.59E-12</text:p>
          </table:table-cell>
          <table:table-cell table:style-name="ce13" table:formula="of:=[.J142]/[.K142]" office:value-type="float" office:value="5.69259962049336" calcext:value-type="float">
            <text:p>5,69</text:p>
          </table:table-cell>
          <table:table-cell table:number-columns-repeated="1010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3020" calcext:value-type="float">
            <text:p>302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43] * [.$B$3]) / [.$B$2])" office:value-type="float" office:value="0.206451612903226" calcext:value-type="float">
            <text:p>0,2065</text:p>
          </table:table-cell>
          <table:table-cell table:style-name="ce12" table:formula="of:=([.$C$5] * [.$B143] * 0.000001) / [.$D143]" office:value-type="float" office:value="0.00000000804546875" calcext:value-type="float">
            <text:p>8.05E-09</text:p>
          </table:table-cell>
          <table:table-cell table:style-name="ce13" table:formula="of:=[.B143]/[.C143]" office:value-type="float" office:value="47.1875" calcext:value-type="float">
            <text:p>47,19</text:p>
          </table:table-cell>
          <table:table-cell table:number-columns-repeated="2"/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3020" calcext:value-type="float">
            <text:p>3020</text:p>
          </table:table-cell>
          <table:table-cell table:style-name="ce4" office:value-type="float" office:value="530" calcext:value-type="float">
            <text:p>530</text:p>
          </table:table-cell>
          <table:table-cell table:formula="of:=(([.$K143] * [.$B$3]) / [.$B$2])" office:value-type="float" office:value="1.70967741935484" calcext:value-type="float">
            <text:p>1,7097</text:p>
          </table:table-cell>
          <table:table-cell table:formula="of:=([.$C$5] * [.$J143] * 0.000001) / [.$L143]" office:value-type="float" office:value="0.000000000971528301886793" calcext:value-type="float">
            <text:p>971.53E-12</text:p>
          </table:table-cell>
          <table:table-cell table:style-name="ce13" table:formula="of:=[.J143]/[.K143]" office:value-type="float" office:value="5.69811320754717" calcext:value-type="float">
            <text:p>5,70</text:p>
          </table:table-cell>
          <table:table-cell table:number-columns-repeated="1010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3040" calcext:value-type="float">
            <text:p>304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44] * [.$B$3]) / [.$B$2])" office:value-type="float" office:value="0.206451612903226" calcext:value-type="float">
            <text:p>0,2065</text:p>
          </table:table-cell>
          <table:table-cell table:style-name="ce12" table:formula="of:=([.$C$5] * [.$B144] * 0.000001) / [.$D144]" office:value-type="float" office:value="0.00000000809875" calcext:value-type="float">
            <text:p>8.10E-09</text:p>
          </table:table-cell>
          <table:table-cell table:style-name="ce13" table:formula="of:=[.B144]/[.C144]" office:value-type="float" office:value="47.5" calcext:value-type="float">
            <text:p>47,50</text:p>
          </table:table-cell>
          <table:table-cell table:number-columns-repeated="2"/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3040" calcext:value-type="float">
            <text:p>3040</text:p>
          </table:table-cell>
          <table:table-cell table:style-name="ce4" office:value-type="float" office:value="533" calcext:value-type="float">
            <text:p>533</text:p>
          </table:table-cell>
          <table:table-cell table:formula="of:=(([.$K144] * [.$B$3]) / [.$B$2])" office:value-type="float" office:value="1.71935483870968" calcext:value-type="float">
            <text:p>1,7194</text:p>
          </table:table-cell>
          <table:table-cell table:formula="of:=([.$C$5] * [.$J144] * 0.000001) / [.$L144]" office:value-type="float" office:value="0.000000000972457786116323" calcext:value-type="float">
            <text:p>972.46E-12</text:p>
          </table:table-cell>
          <table:table-cell table:style-name="ce13" table:formula="of:=[.J144]/[.K144]" office:value-type="float" office:value="5.70356472795497" calcext:value-type="float">
            <text:p>5,70</text:p>
          </table:table-cell>
          <table:table-cell table:number-columns-repeated="1010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45] * [.$B$3]) / [.$B$2])" office:value-type="float" office:value="0.206451612903226" calcext:value-type="float">
            <text:p>0,2065</text:p>
          </table:table-cell>
          <table:table-cell table:style-name="ce12" table:formula="of:=([.$C$5] * [.$B145] * 0.000001) / [.$D145]" office:value-type="float" office:value="0.00000000815203125" calcext:value-type="float">
            <text:p>8.15E-09</text:p>
          </table:table-cell>
          <table:table-cell table:style-name="ce13" table:formula="of:=[.B145]/[.C145]" office:value-type="float" office:value="47.8125" calcext:value-type="float">
            <text:p>47,81</text:p>
          </table:table-cell>
          <table:table-cell table:number-columns-repeated="2"/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537" calcext:value-type="float">
            <text:p>537</text:p>
          </table:table-cell>
          <table:table-cell table:formula="of:=(([.$K145] * [.$B$3]) / [.$B$2])" office:value-type="float" office:value="1.73225806451613" calcext:value-type="float">
            <text:p>1,7323</text:p>
          </table:table-cell>
          <table:table-cell table:formula="of:=([.$C$5] * [.$J145] * 0.000001) / [.$L145]" office:value-type="float" office:value="0.000000000971564245810056" calcext:value-type="float">
            <text:p>971.56E-12</text:p>
          </table:table-cell>
          <table:table-cell table:style-name="ce13" table:formula="of:=[.J145]/[.K145]" office:value-type="float" office:value="5.69832402234637" calcext:value-type="float">
            <text:p>5,70</text:p>
          </table:table-cell>
          <table:table-cell table:number-columns-repeated="1010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3080" calcext:value-type="float">
            <text:p>308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46] * [.$B$3]) / [.$B$2])" office:value-type="float" office:value="0.206451612903226" calcext:value-type="float">
            <text:p>0,2065</text:p>
          </table:table-cell>
          <table:table-cell table:style-name="ce12" table:formula="of:=([.$C$5] * [.$B146] * 0.000001) / [.$D146]" office:value-type="float" office:value="0.0000000082053125" calcext:value-type="float">
            <text:p>8.21E-09</text:p>
          </table:table-cell>
          <table:table-cell table:style-name="ce13" table:formula="of:=[.B146]/[.C146]" office:value-type="float" office:value="48.125" calcext:value-type="float">
            <text:p>48,13</text:p>
          </table:table-cell>
          <table:table-cell table:number-columns-repeated="2"/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3080" calcext:value-type="float">
            <text:p>3080</text:p>
          </table:table-cell>
          <table:table-cell table:style-name="ce4" office:value-type="float" office:value="540" calcext:value-type="float">
            <text:p>540</text:p>
          </table:table-cell>
          <table:table-cell table:formula="of:=(([.$K146] * [.$B$3]) / [.$B$2])" office:value-type="float" office:value="1.74193548387097" calcext:value-type="float">
            <text:p>1,7419</text:p>
          </table:table-cell>
          <table:table-cell table:formula="of:=([.$C$5] * [.$J146] * 0.000001) / [.$L146]" office:value-type="float" office:value="0.000000000972481481481482" calcext:value-type="float">
            <text:p>972.48E-12</text:p>
          </table:table-cell>
          <table:table-cell table:style-name="ce13" table:formula="of:=[.J146]/[.K146]" office:value-type="float" office:value="5.7037037037037" calcext:value-type="float">
            <text:p>5,70</text:p>
          </table:table-cell>
          <table:table-cell table:number-columns-repeated="1010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3100" calcext:value-type="float">
            <text:p>310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47] * [.$B$3]) / [.$B$2])" office:value-type="float" office:value="0.206451612903226" calcext:value-type="float">
            <text:p>0,2065</text:p>
          </table:table-cell>
          <table:table-cell table:style-name="ce12" table:formula="of:=([.$C$5] * [.$B147] * 0.000001) / [.$D147]" office:value-type="float" office:value="0.00000000825859375" calcext:value-type="float">
            <text:p>8.26E-09</text:p>
          </table:table-cell>
          <table:table-cell table:style-name="ce13" table:formula="of:=[.B147]/[.C147]" office:value-type="float" office:value="48.4375" calcext:value-type="float">
            <text:p>48,44</text:p>
          </table:table-cell>
          <table:table-cell table:number-columns-repeated="2"/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3100" calcext:value-type="float">
            <text:p>3100</text:p>
          </table:table-cell>
          <table:table-cell table:style-name="ce4" office:value-type="float" office:value="543" calcext:value-type="float">
            <text:p>543</text:p>
          </table:table-cell>
          <table:table-cell table:formula="of:=(([.$K147] * [.$B$3]) / [.$B$2])" office:value-type="float" office:value="1.75161290322581" calcext:value-type="float">
            <text:p>1,7516</text:p>
          </table:table-cell>
          <table:table-cell table:formula="of:=([.$C$5] * [.$J147] * 0.000001) / [.$L147]" office:value-type="float" office:value="0.000000000973388581952118" calcext:value-type="float">
            <text:p>973.39E-12</text:p>
          </table:table-cell>
          <table:table-cell table:style-name="ce13" table:formula="of:=[.J147]/[.K147]" office:value-type="float" office:value="5.70902394106814" calcext:value-type="float">
            <text:p>5,71</text:p>
          </table:table-cell>
          <table:table-cell table:number-columns-repeated="1010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3120" calcext:value-type="float">
            <text:p>312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48] * [.$B$3]) / [.$B$2])" office:value-type="float" office:value="0.206451612903226" calcext:value-type="float">
            <text:p>0,2065</text:p>
          </table:table-cell>
          <table:table-cell table:style-name="ce12" table:formula="of:=([.$C$5] * [.$B148] * 0.000001) / [.$D148]" office:value-type="float" office:value="0.000000008311875" calcext:value-type="float">
            <text:p>8.31E-09</text:p>
          </table:table-cell>
          <table:table-cell table:style-name="ce13" table:formula="of:=[.B148]/[.C148]" office:value-type="float" office:value="48.75" calcext:value-type="float">
            <text:p>48,75</text:p>
          </table:table-cell>
          <table:table-cell table:number-columns-repeated="2"/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3120" calcext:value-type="float">
            <text:p>3120</text:p>
          </table:table-cell>
          <table:table-cell table:style-name="ce4" office:value-type="float" office:value="543" calcext:value-type="float">
            <text:p>543</text:p>
          </table:table-cell>
          <table:table-cell table:formula="of:=(([.$K148] * [.$B$3]) / [.$B$2])" office:value-type="float" office:value="1.75161290322581" calcext:value-type="float">
            <text:p>1,7516</text:p>
          </table:table-cell>
          <table:table-cell table:formula="of:=([.$C$5] * [.$J148] * 0.000001) / [.$L148]" office:value-type="float" office:value="0.000000000979668508287293" calcext:value-type="float">
            <text:p>979.67E-12</text:p>
          </table:table-cell>
          <table:table-cell table:style-name="ce13" table:formula="of:=[.J148]/[.K148]" office:value-type="float" office:value="5.74585635359116" calcext:value-type="float">
            <text:p>5,75</text:p>
          </table:table-cell>
          <table:table-cell table:number-columns-repeated="1010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3140" calcext:value-type="float">
            <text:p>314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49] * [.$B$3]) / [.$B$2])" office:value-type="float" office:value="0.206451612903226" calcext:value-type="float">
            <text:p>0,2065</text:p>
          </table:table-cell>
          <table:table-cell table:style-name="ce12" table:formula="of:=([.$C$5] * [.$B149] * 0.000001) / [.$D149]" office:value-type="float" office:value="0.00000000836515625" calcext:value-type="float">
            <text:p>8.37E-09</text:p>
          </table:table-cell>
          <table:table-cell table:style-name="ce13" table:formula="of:=[.B149]/[.C149]" office:value-type="float" office:value="49.0625" calcext:value-type="float">
            <text:p>49,06</text:p>
          </table:table-cell>
          <table:table-cell table:number-columns-repeated="2"/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3140" calcext:value-type="float">
            <text:p>3140</text:p>
          </table:table-cell>
          <table:table-cell table:style-name="ce4" office:value-type="float" office:value="551" calcext:value-type="float">
            <text:p>551</text:p>
          </table:table-cell>
          <table:table-cell table:formula="of:=(([.$K149] * [.$B$3]) / [.$B$2])" office:value-type="float" office:value="1.77741935483871" calcext:value-type="float">
            <text:p>1,7774</text:p>
          </table:table-cell>
          <table:table-cell table:formula="of:=([.$C$5] * [.$J149] * 0.000001) / [.$L149]" office:value-type="float" office:value="0.000000000971633393829401" calcext:value-type="float">
            <text:p>971.63E-12</text:p>
          </table:table-cell>
          <table:table-cell table:style-name="ce13" table:formula="of:=[.J149]/[.K149]" office:value-type="float" office:value="5.69872958257713" calcext:value-type="float">
            <text:p>5,70</text:p>
          </table:table-cell>
          <table:table-cell table:number-columns-repeated="1010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3160" calcext:value-type="float">
            <text:p>316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50] * [.$B$3]) / [.$B$2])" office:value-type="float" office:value="0.206451612903226" calcext:value-type="float">
            <text:p>0,2065</text:p>
          </table:table-cell>
          <table:table-cell table:style-name="ce12" table:formula="of:=([.$C$5] * [.$B150] * 0.000001) / [.$D150]" office:value-type="float" office:value="0.0000000084184375" calcext:value-type="float">
            <text:p>8.42E-09</text:p>
          </table:table-cell>
          <table:table-cell table:style-name="ce13" table:formula="of:=[.B150]/[.C150]" office:value-type="float" office:value="49.375" calcext:value-type="float">
            <text:p>49,38</text:p>
          </table:table-cell>
          <table:table-cell table:number-columns-repeated="2"/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3160" calcext:value-type="float">
            <text:p>3160</text:p>
          </table:table-cell>
          <table:table-cell table:style-name="ce4" office:value-type="float" office:value="551" calcext:value-type="float">
            <text:p>551</text:p>
          </table:table-cell>
          <table:table-cell table:formula="of:=(([.$K150] * [.$B$3]) / [.$B$2])" office:value-type="float" office:value="1.77741935483871" calcext:value-type="float">
            <text:p>1,7774</text:p>
          </table:table-cell>
          <table:table-cell table:formula="of:=([.$C$5] * [.$J150] * 0.000001) / [.$L150]" office:value-type="float" office:value="0.000000000977822141560799" calcext:value-type="float">
            <text:p>977.82E-12</text:p>
          </table:table-cell>
          <table:table-cell table:style-name="ce13" table:formula="of:=[.J150]/[.K150]" office:value-type="float" office:value="5.73502722323049" calcext:value-type="float">
            <text:p>5,74</text:p>
          </table:table-cell>
          <table:table-cell table:number-columns-repeated="1010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3180" calcext:value-type="float">
            <text:p>318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51] * [.$B$3]) / [.$B$2])" office:value-type="float" office:value="0.206451612903226" calcext:value-type="float">
            <text:p>0,2065</text:p>
          </table:table-cell>
          <table:table-cell table:style-name="ce12" table:formula="of:=([.$C$5] * [.$B151] * 0.000001) / [.$D151]" office:value-type="float" office:value="0.00000000847171875" calcext:value-type="float">
            <text:p>8.47E-09</text:p>
          </table:table-cell>
          <table:table-cell table:style-name="ce13" table:formula="of:=[.B151]/[.C151]" office:value-type="float" office:value="49.6875" calcext:value-type="float">
            <text:p>49,69</text:p>
          </table:table-cell>
          <table:table-cell table:number-columns-repeated="2"/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3180" calcext:value-type="float">
            <text:p>3180</text:p>
          </table:table-cell>
          <table:table-cell table:style-name="ce4" office:value-type="float" office:value="560" calcext:value-type="float">
            <text:p>560</text:p>
          </table:table-cell>
          <table:table-cell table:formula="of:=(([.$K151] * [.$B$3]) / [.$B$2])" office:value-type="float" office:value="1.80645161290323" calcext:value-type="float">
            <text:p>1,8065</text:p>
          </table:table-cell>
          <table:table-cell table:formula="of:=([.$C$5] * [.$J151] * 0.000001) / [.$L151]" office:value-type="float" office:value="0.000000000968196428571429" calcext:value-type="float">
            <text:p>968.20E-12</text:p>
          </table:table-cell>
          <table:table-cell table:style-name="ce13" table:formula="of:=[.J151]/[.K151]" office:value-type="float" office:value="5.67857142857143" calcext:value-type="float">
            <text:p>5,68</text:p>
          </table:table-cell>
          <table:table-cell table:number-columns-repeated="1010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52] * [.$B$3]) / [.$B$2])" office:value-type="float" office:value="0.206451612903226" calcext:value-type="float">
            <text:p>0,2065</text:p>
          </table:table-cell>
          <table:table-cell table:style-name="ce12" table:formula="of:=([.$C$5] * [.$B152] * 0.000001) / [.$D152]" office:value-type="float" office:value="0.000000008525" calcext:value-type="float">
            <text:p>8.53E-09</text:p>
          </table:table-cell>
          <table:table-cell table:style-name="ce13" table:formula="of:=[.B152]/[.C152]" office:value-type="float" office:value="50" calcext:value-type="float">
            <text:p>50,00</text:p>
          </table:table-cell>
          <table:table-cell table:number-columns-repeated="2"/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560" calcext:value-type="float">
            <text:p>560</text:p>
          </table:table-cell>
          <table:table-cell table:formula="of:=(([.$K152] * [.$B$3]) / [.$B$2])" office:value-type="float" office:value="1.80645161290323" calcext:value-type="float">
            <text:p>1,8065</text:p>
          </table:table-cell>
          <table:table-cell table:formula="of:=([.$C$5] * [.$J152] * 0.000001) / [.$L152]" office:value-type="float" office:value="0.000000000974285714285714" calcext:value-type="float">
            <text:p>974.29E-12</text:p>
          </table:table-cell>
          <table:table-cell table:style-name="ce13" table:formula="of:=[.J152]/[.K152]" office:value-type="float" office:value="5.71428571428571" calcext:value-type="float">
            <text:p>5,71</text:p>
          </table:table-cell>
          <table:table-cell table:number-columns-repeated="1010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3220" calcext:value-type="float">
            <text:p>322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53] * [.$B$3]) / [.$B$2])" office:value-type="float" office:value="0.206451612903226" calcext:value-type="float">
            <text:p>0,2065</text:p>
          </table:table-cell>
          <table:table-cell table:style-name="ce12" table:formula="of:=([.$C$5] * [.$B153] * 0.000001) / [.$D153]" office:value-type="float" office:value="0.00000000857828125" calcext:value-type="float">
            <text:p>8.58E-09</text:p>
          </table:table-cell>
          <table:table-cell table:style-name="ce13" table:formula="of:=[.B153]/[.C153]" office:value-type="float" office:value="50.3125" calcext:value-type="float">
            <text:p>50,31</text:p>
          </table:table-cell>
          <table:table-cell table:number-columns-repeated="2"/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3220" calcext:value-type="float">
            <text:p>3220</text:p>
          </table:table-cell>
          <table:table-cell table:style-name="ce4" office:value-type="float" office:value="576" calcext:value-type="float">
            <text:p>576</text:p>
          </table:table-cell>
          <table:table-cell table:formula="of:=(([.$K153] * [.$B$3]) / [.$B$2])" office:value-type="float" office:value="1.85806451612903" calcext:value-type="float">
            <text:p>1,8581</text:p>
          </table:table-cell>
          <table:table-cell table:formula="of:=([.$C$5] * [.$J153] * 0.000001) / [.$L153]" office:value-type="float" office:value="0.000000000953142361111111" calcext:value-type="float">
            <text:p>953.14E-12</text:p>
          </table:table-cell>
          <table:table-cell table:style-name="ce13" table:formula="of:=[.J153]/[.K153]" office:value-type="float" office:value="5.59027777777778" calcext:value-type="float">
            <text:p>5,59</text:p>
          </table:table-cell>
          <table:table-cell table:number-columns-repeated="1010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3240" calcext:value-type="float">
            <text:p>324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54] * [.$B$3]) / [.$B$2])" office:value-type="float" office:value="0.206451612903226" calcext:value-type="float">
            <text:p>0,2065</text:p>
          </table:table-cell>
          <table:table-cell table:style-name="ce12" table:formula="of:=([.$C$5] * [.$B154] * 0.000001) / [.$D154]" office:value-type="float" office:value="0.0000000086315625" calcext:value-type="float">
            <text:p>8.63E-09</text:p>
          </table:table-cell>
          <table:table-cell table:style-name="ce13" table:formula="of:=[.B154]/[.C154]" office:value-type="float" office:value="50.625" calcext:value-type="float">
            <text:p>50,63</text:p>
          </table:table-cell>
          <table:table-cell table:number-columns-repeated="2"/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3240" calcext:value-type="float">
            <text:p>3240</text:p>
          </table:table-cell>
          <table:table-cell table:style-name="ce4" office:value-type="float" office:value="576" calcext:value-type="float">
            <text:p>576</text:p>
          </table:table-cell>
          <table:table-cell table:formula="of:=(([.$K154] * [.$B$3]) / [.$B$2])" office:value-type="float" office:value="1.85806451612903" calcext:value-type="float">
            <text:p>1,8581</text:p>
          </table:table-cell>
          <table:table-cell table:formula="of:=([.$C$5] * [.$J154] * 0.000001) / [.$L154]" office:value-type="float" office:value="0.0000000009590625" calcext:value-type="float">
            <text:p>959.06E-12</text:p>
          </table:table-cell>
          <table:table-cell table:style-name="ce13" table:formula="of:=[.J154]/[.K154]" office:value-type="float" office:value="5.625" calcext:value-type="float">
            <text:p>5,63</text:p>
          </table:table-cell>
          <table:table-cell table:number-columns-repeated="1010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3260" calcext:value-type="float">
            <text:p>326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55] * [.$B$3]) / [.$B$2])" office:value-type="float" office:value="0.206451612903226" calcext:value-type="float">
            <text:p>0,2065</text:p>
          </table:table-cell>
          <table:table-cell table:style-name="ce12" table:formula="of:=([.$C$5] * [.$B155] * 0.000001) / [.$D155]" office:value-type="float" office:value="0.00000000868484375" calcext:value-type="float">
            <text:p>8.68E-09</text:p>
          </table:table-cell>
          <table:table-cell table:style-name="ce13" table:formula="of:=[.B155]/[.C155]" office:value-type="float" office:value="50.9375" calcext:value-type="float">
            <text:p>50,94</text:p>
          </table:table-cell>
          <table:table-cell table:number-columns-repeated="2"/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3260" calcext:value-type="float">
            <text:p>3260</text:p>
          </table:table-cell>
          <table:table-cell table:style-name="ce4" office:value-type="float" office:value="576" calcext:value-type="float">
            <text:p>576</text:p>
          </table:table-cell>
          <table:table-cell table:formula="of:=(([.$K155] * [.$B$3]) / [.$B$2])" office:value-type="float" office:value="1.85806451612903" calcext:value-type="float">
            <text:p>1,8581</text:p>
          </table:table-cell>
          <table:table-cell table:formula="of:=([.$C$5] * [.$J155] * 0.000001) / [.$L155]" office:value-type="float" office:value="0.000000000964982638888889" calcext:value-type="float">
            <text:p>964.98E-12</text:p>
          </table:table-cell>
          <table:table-cell table:style-name="ce13" table:formula="of:=[.J155]/[.K155]" office:value-type="float" office:value="5.65972222222222" calcext:value-type="float">
            <text:p>5,66</text:p>
          </table:table-cell>
          <table:table-cell table:number-columns-repeated="1010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3280" calcext:value-type="float">
            <text:p>328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56] * [.$B$3]) / [.$B$2])" office:value-type="float" office:value="0.206451612903226" calcext:value-type="float">
            <text:p>0,2065</text:p>
          </table:table-cell>
          <table:table-cell table:style-name="ce12" table:formula="of:=([.$C$5] * [.$B156] * 0.000001) / [.$D156]" office:value-type="float" office:value="0.000000008738125" calcext:value-type="float">
            <text:p>8.74E-09</text:p>
          </table:table-cell>
          <table:table-cell table:style-name="ce13" table:formula="of:=[.B156]/[.C156]" office:value-type="float" office:value="51.25" calcext:value-type="float">
            <text:p>51,25</text:p>
          </table:table-cell>
          <table:table-cell table:number-columns-repeated="2"/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3280" calcext:value-type="float">
            <text:p>3280</text:p>
          </table:table-cell>
          <table:table-cell table:style-name="ce4" office:value-type="float" office:value="576" calcext:value-type="float">
            <text:p>576</text:p>
          </table:table-cell>
          <table:table-cell table:formula="of:=(([.$K156] * [.$B$3]) / [.$B$2])" office:value-type="float" office:value="1.85806451612903" calcext:value-type="float">
            <text:p>1,8581</text:p>
          </table:table-cell>
          <table:table-cell table:formula="of:=([.$C$5] * [.$J156] * 0.000001) / [.$L156]" office:value-type="float" office:value="0.000000000970902777777778" calcext:value-type="float">
            <text:p>970.90E-12</text:p>
          </table:table-cell>
          <table:table-cell table:style-name="ce13" table:formula="of:=[.J156]/[.K156]" office:value-type="float" office:value="5.69444444444444" calcext:value-type="float">
            <text:p>5,69</text:p>
          </table:table-cell>
          <table:table-cell table:number-columns-repeated="1010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300" calcext:value-type="float">
            <text:p>330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57] * [.$B$3]) / [.$B$2])" office:value-type="float" office:value="0.206451612903226" calcext:value-type="float">
            <text:p>0,2065</text:p>
          </table:table-cell>
          <table:table-cell table:style-name="ce12" table:formula="of:=([.$C$5] * [.$B157] * 0.000001) / [.$D157]" office:value-type="float" office:value="0.00000000879140625" calcext:value-type="float">
            <text:p>8.79E-09</text:p>
          </table:table-cell>
          <table:table-cell table:style-name="ce13" table:formula="of:=[.B157]/[.C157]" office:value-type="float" office:value="51.5625" calcext:value-type="float">
            <text:p>51,56</text:p>
          </table:table-cell>
          <table:table-cell table:number-columns-repeated="2"/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300" calcext:value-type="float">
            <text:p>3300</text:p>
          </table:table-cell>
          <table:table-cell table:style-name="ce4" office:value-type="float" office:value="576" calcext:value-type="float">
            <text:p>576</text:p>
          </table:table-cell>
          <table:table-cell table:formula="of:=(([.$K157] * [.$B$3]) / [.$B$2])" office:value-type="float" office:value="1.85806451612903" calcext:value-type="float">
            <text:p>1,8581</text:p>
          </table:table-cell>
          <table:table-cell table:formula="of:=([.$C$5] * [.$J157] * 0.000001) / [.$L157]" office:value-type="float" office:value="0.000000000976822916666667" calcext:value-type="float">
            <text:p>976.82E-12</text:p>
          </table:table-cell>
          <table:table-cell table:style-name="ce13" table:formula="of:=[.J157]/[.K157]" office:value-type="float" office:value="5.72916666666667" calcext:value-type="float">
            <text:p>5,73</text:p>
          </table:table-cell>
          <table:table-cell table:number-columns-repeated="1010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3320" calcext:value-type="float">
            <text:p>332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58] * [.$B$3]) / [.$B$2])" office:value-type="float" office:value="0.206451612903226" calcext:value-type="float">
            <text:p>0,2065</text:p>
          </table:table-cell>
          <table:table-cell table:style-name="ce12" table:formula="of:=([.$C$5] * [.$B158] * 0.000001) / [.$D158]" office:value-type="float" office:value="0.0000000088446875" calcext:value-type="float">
            <text:p>8.84E-09</text:p>
          </table:table-cell>
          <table:table-cell table:style-name="ce13" table:formula="of:=[.B158]/[.C158]" office:value-type="float" office:value="51.875" calcext:value-type="float">
            <text:p>51,88</text:p>
          </table:table-cell>
          <table:table-cell table:number-columns-repeated="2"/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3320" calcext:value-type="float">
            <text:p>3320</text:p>
          </table:table-cell>
          <table:table-cell table:style-name="ce4" office:value-type="float" office:value="579" calcext:value-type="float">
            <text:p>579</text:p>
          </table:table-cell>
          <table:table-cell table:formula="of:=(([.$K158] * [.$B$3]) / [.$B$2])" office:value-type="float" office:value="1.86774193548387" calcext:value-type="float">
            <text:p>1,8677</text:p>
          </table:table-cell>
          <table:table-cell table:formula="of:=([.$C$5] * [.$J158] * 0.000001) / [.$L158]" office:value-type="float" office:value="0.000000000977651122625216" calcext:value-type="float">
            <text:p>977.65E-12</text:p>
          </table:table-cell>
          <table:table-cell table:style-name="ce13" table:formula="of:=[.J158]/[.K158]" office:value-type="float" office:value="5.73402417962003" calcext:value-type="float">
            <text:p>5,73</text:p>
          </table:table-cell>
          <table:table-cell table:number-columns-repeated="1010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3340" calcext:value-type="float">
            <text:p>334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59] * [.$B$3]) / [.$B$2])" office:value-type="float" office:value="0.206451612903226" calcext:value-type="float">
            <text:p>0,2065</text:p>
          </table:table-cell>
          <table:table-cell table:style-name="ce12" table:formula="of:=([.$C$5] * [.$B159] * 0.000001) / [.$D159]" office:value-type="float" office:value="0.00000000889796875" calcext:value-type="float">
            <text:p>8.90E-09</text:p>
          </table:table-cell>
          <table:table-cell table:style-name="ce13" table:formula="of:=[.B159]/[.C159]" office:value-type="float" office:value="52.1875" calcext:value-type="float">
            <text:p>52,19</text:p>
          </table:table-cell>
          <table:table-cell table:number-columns-repeated="2"/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3340" calcext:value-type="float">
            <text:p>3340</text:p>
          </table:table-cell>
          <table:table-cell table:style-name="ce4" office:value-type="float" office:value="583" calcext:value-type="float">
            <text:p>583</text:p>
          </table:table-cell>
          <table:table-cell table:formula="of:=(([.$K159] * [.$B$3]) / [.$B$2])" office:value-type="float" office:value="1.88064516129032" calcext:value-type="float">
            <text:p>1,8806</text:p>
          </table:table-cell>
          <table:table-cell table:formula="of:=([.$C$5] * [.$J159] * 0.000001) / [.$L159]" office:value-type="float" office:value="0.000000000976792452830189" calcext:value-type="float">
            <text:p>976.79E-12</text:p>
          </table:table-cell>
          <table:table-cell table:style-name="ce13" table:formula="of:=[.J159]/[.K159]" office:value-type="float" office:value="5.72898799313894" calcext:value-type="float">
            <text:p>5,73</text:p>
          </table:table-cell>
          <table:table-cell table:number-columns-repeated="1010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3360" calcext:value-type="float">
            <text:p>336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60] * [.$B$3]) / [.$B$2])" office:value-type="float" office:value="0.206451612903226" calcext:value-type="float">
            <text:p>0,2065</text:p>
          </table:table-cell>
          <table:table-cell table:style-name="ce12" table:formula="of:=([.$C$5] * [.$B160] * 0.000001) / [.$D160]" office:value-type="float" office:value="0.00000000895125" calcext:value-type="float">
            <text:p>8.95E-09</text:p>
          </table:table-cell>
          <table:table-cell table:style-name="ce13" table:formula="of:=[.B160]/[.C160]" office:value-type="float" office:value="52.5" calcext:value-type="float">
            <text:p>52,50</text:p>
          </table:table-cell>
          <table:table-cell table:number-columns-repeated="2"/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3360" calcext:value-type="float">
            <text:p>3360</text:p>
          </table:table-cell>
          <table:table-cell table:style-name="ce4" office:value-type="float" office:value="583" calcext:value-type="float">
            <text:p>583</text:p>
          </table:table-cell>
          <table:table-cell table:formula="of:=(([.$K160] * [.$B$3]) / [.$B$2])" office:value-type="float" office:value="1.88064516129032" calcext:value-type="float">
            <text:p>1,8806</text:p>
          </table:table-cell>
          <table:table-cell table:formula="of:=([.$C$5] * [.$J160] * 0.000001) / [.$L160]" office:value-type="float" office:value="0.000000000982641509433962" calcext:value-type="float">
            <text:p>982.64E-12</text:p>
          </table:table-cell>
          <table:table-cell table:style-name="ce13" table:formula="of:=[.J160]/[.K160]" office:value-type="float" office:value="5.76329331046312" calcext:value-type="float">
            <text:p>5,76</text:p>
          </table:table-cell>
          <table:table-cell table:number-columns-repeated="1010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3380" calcext:value-type="float">
            <text:p>338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61] * [.$B$3]) / [.$B$2])" office:value-type="float" office:value="0.206451612903226" calcext:value-type="float">
            <text:p>0,2065</text:p>
          </table:table-cell>
          <table:table-cell table:style-name="ce12" table:formula="of:=([.$C$5] * [.$B161] * 0.000001) / [.$D161]" office:value-type="float" office:value="0.00000000900453125" calcext:value-type="float">
            <text:p>9.00E-09</text:p>
          </table:table-cell>
          <table:table-cell table:style-name="ce13" table:formula="of:=[.B161]/[.C161]" office:value-type="float" office:value="52.8125" calcext:value-type="float">
            <text:p>52,81</text:p>
          </table:table-cell>
          <table:table-cell table:number-columns-repeated="2"/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3380" calcext:value-type="float">
            <text:p>3380</text:p>
          </table:table-cell>
          <table:table-cell table:style-name="ce4" office:value-type="float" office:value="590" calcext:value-type="float">
            <text:p>590</text:p>
          </table:table-cell>
          <table:table-cell table:formula="of:=(([.$K161] * [.$B$3]) / [.$B$2])" office:value-type="float" office:value="1.90322580645161" calcext:value-type="float">
            <text:p>1,9032</text:p>
          </table:table-cell>
          <table:table-cell table:formula="of:=([.$C$5] * [.$J161] * 0.000001) / [.$L161]" office:value-type="float" office:value="0.000000000976762711864407" calcext:value-type="float">
            <text:p>976.76E-12</text:p>
          </table:table-cell>
          <table:table-cell table:style-name="ce13" table:formula="of:=[.J161]/[.K161]" office:value-type="float" office:value="5.72881355932203" calcext:value-type="float">
            <text:p>5,73</text:p>
          </table:table-cell>
          <table:table-cell table:number-columns-repeated="1010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3400" calcext:value-type="float">
            <text:p>340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62] * [.$B$3]) / [.$B$2])" office:value-type="float" office:value="0.206451612903226" calcext:value-type="float">
            <text:p>0,2065</text:p>
          </table:table-cell>
          <table:table-cell table:style-name="ce12" table:formula="of:=([.$C$5] * [.$B162] * 0.000001) / [.$D162]" office:value-type="float" office:value="0.0000000090578125" calcext:value-type="float">
            <text:p>9.06E-09</text:p>
          </table:table-cell>
          <table:table-cell table:style-name="ce13" table:formula="of:=[.B162]/[.C162]" office:value-type="float" office:value="53.125" calcext:value-type="float">
            <text:p>53,13</text:p>
          </table:table-cell>
          <table:table-cell table:number-columns-repeated="2"/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3400" calcext:value-type="float">
            <text:p>3400</text:p>
          </table:table-cell>
          <table:table-cell table:style-name="ce4" office:value-type="float" office:value="591" calcext:value-type="float">
            <text:p>591</text:p>
          </table:table-cell>
          <table:table-cell table:formula="of:=(([.$K162] * [.$B$3]) / [.$B$2])" office:value-type="float" office:value="1.90645161290323" calcext:value-type="float">
            <text:p>1,9065</text:p>
          </table:table-cell>
          <table:table-cell table:formula="of:=([.$C$5] * [.$J162] * 0.000001) / [.$L162]" office:value-type="float" office:value="0.00000000098087986463621" calcext:value-type="float">
            <text:p>980.88E-12</text:p>
          </table:table-cell>
          <table:table-cell table:style-name="ce13" table:formula="of:=[.J162]/[.K162]" office:value-type="float" office:value="5.75296108291032" calcext:value-type="float">
            <text:p>5,75</text:p>
          </table:table-cell>
          <table:table-cell table:number-columns-repeated="1010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3420" calcext:value-type="float">
            <text:p>342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63] * [.$B$3]) / [.$B$2])" office:value-type="float" office:value="0.206451612903226" calcext:value-type="float">
            <text:p>0,2065</text:p>
          </table:table-cell>
          <table:table-cell table:style-name="ce12" table:formula="of:=([.$C$5] * [.$B163] * 0.000001) / [.$D163]" office:value-type="float" office:value="0.00000000911109375" calcext:value-type="float">
            <text:p>9.11E-09</text:p>
          </table:table-cell>
          <table:table-cell table:style-name="ce13" table:formula="of:=[.B163]/[.C163]" office:value-type="float" office:value="53.4375" calcext:value-type="float">
            <text:p>53,44</text:p>
          </table:table-cell>
          <table:table-cell table:number-columns-repeated="2"/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3420" calcext:value-type="float">
            <text:p>3420</text:p>
          </table:table-cell>
          <table:table-cell table:style-name="ce4" office:value-type="float" office:value="608" calcext:value-type="float">
            <text:p>608</text:p>
          </table:table-cell>
          <table:table-cell table:formula="of:=(([.$K163] * [.$B$3]) / [.$B$2])" office:value-type="float" office:value="1.96129032258065" calcext:value-type="float">
            <text:p>1,9613</text:p>
          </table:table-cell>
          <table:table-cell table:formula="of:=([.$C$5] * [.$J163] * 0.000001) / [.$L163]" office:value-type="float" office:value="0.0000000009590625" calcext:value-type="float">
            <text:p>959.06E-12</text:p>
          </table:table-cell>
          <table:table-cell table:style-name="ce13" table:formula="of:=[.J163]/[.K163]" office:value-type="float" office:value="5.625" calcext:value-type="float">
            <text:p>5,63</text:p>
          </table:table-cell>
          <table:table-cell table:number-columns-repeated="1010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3440" calcext:value-type="float">
            <text:p>344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64] * [.$B$3]) / [.$B$2])" office:value-type="float" office:value="0.206451612903226" calcext:value-type="float">
            <text:p>0,2065</text:p>
          </table:table-cell>
          <table:table-cell table:style-name="ce12" table:formula="of:=([.$C$5] * [.$B164] * 0.000001) / [.$D164]" office:value-type="float" office:value="0.000000009164375" calcext:value-type="float">
            <text:p>9.16E-09</text:p>
          </table:table-cell>
          <table:table-cell table:style-name="ce13" table:formula="of:=[.B164]/[.C164]" office:value-type="float" office:value="53.75" calcext:value-type="float">
            <text:p>53,75</text:p>
          </table:table-cell>
          <table:table-cell table:number-columns-repeated="2"/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3440" calcext:value-type="float">
            <text:p>3440</text:p>
          </table:table-cell>
          <table:table-cell table:style-name="ce4" office:value-type="float" office:value="608" calcext:value-type="float">
            <text:p>608</text:p>
          </table:table-cell>
          <table:table-cell table:formula="of:=(([.$K164] * [.$B$3]) / [.$B$2])" office:value-type="float" office:value="1.96129032258065" calcext:value-type="float">
            <text:p>1,9613</text:p>
          </table:table-cell>
          <table:table-cell table:formula="of:=([.$C$5] * [.$J164] * 0.000001) / [.$L164]" office:value-type="float" office:value="0.000000000964671052631579" calcext:value-type="float">
            <text:p>964.67E-12</text:p>
          </table:table-cell>
          <table:table-cell table:style-name="ce13" table:formula="of:=[.J164]/[.K164]" office:value-type="float" office:value="5.65789473684211" calcext:value-type="float">
            <text:p>5,66</text:p>
          </table:table-cell>
          <table:table-cell table:number-columns-repeated="1010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460" calcext:value-type="float">
            <text:p>346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65] * [.$B$3]) / [.$B$2])" office:value-type="float" office:value="0.206451612903226" calcext:value-type="float">
            <text:p>0,2065</text:p>
          </table:table-cell>
          <table:table-cell table:style-name="ce12" table:formula="of:=([.$C$5] * [.$B165] * 0.000001) / [.$D165]" office:value-type="float" office:value="0.00000000921765625" calcext:value-type="float">
            <text:p>9.22E-09</text:p>
          </table:table-cell>
          <table:table-cell table:style-name="ce13" table:formula="of:=[.B165]/[.C165]" office:value-type="float" office:value="54.0625" calcext:value-type="float">
            <text:p>54,06</text:p>
          </table:table-cell>
          <table:table-cell table:number-columns-repeated="2"/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460" calcext:value-type="float">
            <text:p>3460</text:p>
          </table:table-cell>
          <table:table-cell table:style-name="ce4" office:value-type="float" office:value="608" calcext:value-type="float">
            <text:p>608</text:p>
          </table:table-cell>
          <table:table-cell table:formula="of:=(([.$K165] * [.$B$3]) / [.$B$2])" office:value-type="float" office:value="1.96129032258065" calcext:value-type="float">
            <text:p>1,9613</text:p>
          </table:table-cell>
          <table:table-cell table:formula="of:=([.$C$5] * [.$J165] * 0.000001) / [.$L165]" office:value-type="float" office:value="0.000000000970279605263158" calcext:value-type="float">
            <text:p>970.28E-12</text:p>
          </table:table-cell>
          <table:table-cell table:style-name="ce13" table:formula="of:=[.J165]/[.K165]" office:value-type="float" office:value="5.69078947368421" calcext:value-type="float">
            <text:p>5,69</text:p>
          </table:table-cell>
          <table:table-cell table:number-columns-repeated="1010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3480" calcext:value-type="float">
            <text:p>348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66] * [.$B$3]) / [.$B$2])" office:value-type="float" office:value="0.206451612903226" calcext:value-type="float">
            <text:p>0,2065</text:p>
          </table:table-cell>
          <table:table-cell table:style-name="ce12" table:formula="of:=([.$C$5] * [.$B166] * 0.000001) / [.$D166]" office:value-type="float" office:value="0.0000000092709375" calcext:value-type="float">
            <text:p>9.27E-09</text:p>
          </table:table-cell>
          <table:table-cell table:style-name="ce13" table:formula="of:=[.B166]/[.C166]" office:value-type="float" office:value="54.375" calcext:value-type="float">
            <text:p>54,38</text:p>
          </table:table-cell>
          <table:table-cell table:number-columns-repeated="2"/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3480" calcext:value-type="float">
            <text:p>3480</text:p>
          </table:table-cell>
          <table:table-cell table:style-name="ce4" office:value-type="float" office:value="608" calcext:value-type="float">
            <text:p>608</text:p>
          </table:table-cell>
          <table:table-cell table:formula="of:=(([.$K166] * [.$B$3]) / [.$B$2])" office:value-type="float" office:value="1.96129032258065" calcext:value-type="float">
            <text:p>1,9613</text:p>
          </table:table-cell>
          <table:table-cell table:formula="of:=([.$C$5] * [.$J166] * 0.000001) / [.$L166]" office:value-type="float" office:value="0.000000000975888157894737" calcext:value-type="float">
            <text:p>975.89E-12</text:p>
          </table:table-cell>
          <table:table-cell table:style-name="ce13" table:formula="of:=[.J166]/[.K166]" office:value-type="float" office:value="5.72368421052632" calcext:value-type="float">
            <text:p>5,72</text:p>
          </table:table-cell>
          <table:table-cell table:number-columns-repeated="1010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67] * [.$B$3]) / [.$B$2])" office:value-type="float" office:value="0.206451612903226" calcext:value-type="float">
            <text:p>0,2065</text:p>
          </table:table-cell>
          <table:table-cell table:style-name="ce12" table:formula="of:=([.$C$5] * [.$B167] * 0.000001) / [.$D167]" office:value-type="float" office:value="0.00000000932421875" calcext:value-type="float">
            <text:p>9.32E-09</text:p>
          </table:table-cell>
          <table:table-cell table:style-name="ce13" table:formula="of:=[.B167]/[.C167]" office:value-type="float" office:value="54.6875" calcext:value-type="float">
            <text:p>54,69</text:p>
          </table:table-cell>
          <table:table-cell table:number-columns-repeated="2"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609" calcext:value-type="float">
            <text:p>609</text:p>
          </table:table-cell>
          <table:table-cell table:formula="of:=(([.$K167] * [.$B$3]) / [.$B$2])" office:value-type="float" office:value="1.96451612903226" calcext:value-type="float">
            <text:p>1,9645</text:p>
          </table:table-cell>
          <table:table-cell table:formula="of:=([.$C$5] * [.$J167] * 0.000001) / [.$L167]" office:value-type="float" office:value="0.000000000979885057471264" calcext:value-type="float">
            <text:p>979.89E-12</text:p>
          </table:table-cell>
          <table:table-cell table:style-name="ce13" table:formula="of:=[.J167]/[.K167]" office:value-type="float" office:value="5.74712643678161" calcext:value-type="float">
            <text:p>5,75</text:p>
          </table:table-cell>
          <table:table-cell table:number-columns-repeated="1010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3520" calcext:value-type="float">
            <text:p>352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68] * [.$B$3]) / [.$B$2])" office:value-type="float" office:value="0.206451612903226" calcext:value-type="float">
            <text:p>0,2065</text:p>
          </table:table-cell>
          <table:table-cell table:style-name="ce12" table:formula="of:=([.$C$5] * [.$B168] * 0.000001) / [.$D168]" office:value-type="float" office:value="0.0000000093775" calcext:value-type="float">
            <text:p>9.38E-09</text:p>
          </table:table-cell>
          <table:table-cell table:style-name="ce13" table:formula="of:=[.B168]/[.C168]" office:value-type="float" office:value="55" calcext:value-type="float">
            <text:p>55,00</text:p>
          </table:table-cell>
          <table:table-cell table:number-columns-repeated="2"/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3520" calcext:value-type="float">
            <text:p>3520</text:p>
          </table:table-cell>
          <table:table-cell table:style-name="ce4" office:value-type="float" office:value="611" calcext:value-type="float">
            <text:p>611</text:p>
          </table:table-cell>
          <table:table-cell table:formula="of:=(([.$K168] * [.$B$3]) / [.$B$2])" office:value-type="float" office:value="1.97096774193548" calcext:value-type="float">
            <text:p>1,9710</text:p>
          </table:table-cell>
          <table:table-cell table:formula="of:=([.$C$5] * [.$J168] * 0.000001) / [.$L168]" office:value-type="float" office:value="0.000000000982258592471358" calcext:value-type="float">
            <text:p>982.26E-12</text:p>
          </table:table-cell>
          <table:table-cell table:style-name="ce13" table:formula="of:=[.J168]/[.K168]" office:value-type="float" office:value="5.76104746317512" calcext:value-type="float">
            <text:p>5,76</text:p>
          </table:table-cell>
          <table:table-cell table:number-columns-repeated="1010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3540" calcext:value-type="float">
            <text:p>354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69] * [.$B$3]) / [.$B$2])" office:value-type="float" office:value="0.206451612903226" calcext:value-type="float">
            <text:p>0,2065</text:p>
          </table:table-cell>
          <table:table-cell table:style-name="ce12" table:formula="of:=([.$C$5] * [.$B169] * 0.000001) / [.$D169]" office:value-type="float" office:value="0.00000000943078125" calcext:value-type="float">
            <text:p>9.43E-09</text:p>
          </table:table-cell>
          <table:table-cell table:style-name="ce13" table:formula="of:=[.B169]/[.C169]" office:value-type="float" office:value="55.3125" calcext:value-type="float">
            <text:p>55,31</text:p>
          </table:table-cell>
          <table:table-cell table:number-columns-repeated="2"/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3540" calcext:value-type="float">
            <text:p>3540</text:p>
          </table:table-cell>
          <table:table-cell table:style-name="ce4" office:value-type="float" office:value="615" calcext:value-type="float">
            <text:p>615</text:p>
          </table:table-cell>
          <table:table-cell table:formula="of:=(([.$K169] * [.$B$3]) / [.$B$2])" office:value-type="float" office:value="1.98387096774194" calcext:value-type="float">
            <text:p>1,9839</text:p>
          </table:table-cell>
          <table:table-cell table:formula="of:=([.$C$5] * [.$J169] * 0.000001) / [.$L169]" office:value-type="float" office:value="0.000000000981414634146341" calcext:value-type="float">
            <text:p>981.41E-12</text:p>
          </table:table-cell>
          <table:table-cell table:style-name="ce13" table:formula="of:=[.J169]/[.K169]" office:value-type="float" office:value="5.75609756097561" calcext:value-type="float">
            <text:p>5,76</text:p>
          </table:table-cell>
          <table:table-cell table:number-columns-repeated="1010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3560" calcext:value-type="float">
            <text:p>3560</text:p>
          </table:table-cell>
          <table:table-cell table:style-name="ce4" office:value-type="float" office:value="64" calcext:value-type="float">
            <text:p>64</text:p>
          </table:table-cell>
          <table:table-cell table:formula="of:=(([.$C170] * [.$B$3]) / [.$B$2])" office:value-type="float" office:value="0.206451612903226" calcext:value-type="float">
            <text:p>0,2065</text:p>
          </table:table-cell>
          <table:table-cell table:style-name="ce12" table:formula="of:=([.$C$5] * [.$B170] * 0.000001) / [.$D170]" office:value-type="float" office:value="0.0000000094840625" calcext:value-type="float">
            <text:p>9.48E-09</text:p>
          </table:table-cell>
          <table:table-cell table:style-name="ce13" table:formula="of:=[.B170]/[.C170]" office:value-type="float" office:value="55.625" calcext:value-type="float">
            <text:p>55,63</text:p>
          </table:table-cell>
          <table:table-cell table:number-columns-repeated="2"/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3560" calcext:value-type="float">
            <text:p>3560</text:p>
          </table:table-cell>
          <table:table-cell table:style-name="ce4" office:value-type="float" office:value="615" calcext:value-type="float">
            <text:p>615</text:p>
          </table:table-cell>
          <table:table-cell table:formula="of:=(([.$K170] * [.$B$3]) / [.$B$2])" office:value-type="float" office:value="1.98387096774194" calcext:value-type="float">
            <text:p>1,9839</text:p>
          </table:table-cell>
          <table:table-cell table:formula="of:=([.$C$5] * [.$J170] * 0.000001) / [.$L170]" office:value-type="float" office:value="0.000000000986959349593496" calcext:value-type="float">
            <text:p>986.96E-12</text:p>
          </table:table-cell>
          <table:table-cell table:style-name="ce13" table:formula="of:=[.J170]/[.K170]" office:value-type="float" office:value="5.78861788617886" calcext:value-type="float">
            <text:p>5,79</text:p>
          </table:table-cell>
          <table:table-cell table:number-columns-repeated="1010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3580" calcext:value-type="float">
            <text:p>3580</text:p>
          </table:table-cell>
          <table:table-cell table:style-name="ce4" office:value-type="float" office:value="65" calcext:value-type="float">
            <text:p>65</text:p>
          </table:table-cell>
          <table:table-cell table:formula="of:=(([.$C171] * [.$B$3]) / [.$B$2])" office:value-type="float" office:value="0.209677419354839" calcext:value-type="float">
            <text:p>0,2097</text:p>
          </table:table-cell>
          <table:table-cell table:style-name="ce12" table:formula="of:=([.$C$5] * [.$B171] * 0.000001) / [.$D171]" office:value-type="float" office:value="0.00000000939061538461538" calcext:value-type="float">
            <text:p>9.39E-09</text:p>
          </table:table-cell>
          <table:table-cell table:style-name="ce13" table:formula="of:=[.B171]/[.C171]" office:value-type="float" office:value="55.0769230769231" calcext:value-type="float">
            <text:p>55,08</text:p>
          </table:table-cell>
          <table:table-cell table:number-columns-repeated="2"/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3580" calcext:value-type="float">
            <text:p>3580</text:p>
          </table:table-cell>
          <table:table-cell table:style-name="ce4" office:value-type="float" office:value="624" calcext:value-type="float">
            <text:p>624</text:p>
          </table:table-cell>
          <table:table-cell table:formula="of:=(([.$K171] * [.$B$3]) / [.$B$2])" office:value-type="float" office:value="2.01290322580645" calcext:value-type="float">
            <text:p>2,0129</text:p>
          </table:table-cell>
          <table:table-cell table:formula="of:=([.$C$5] * [.$J171] * 0.000001) / [.$L171]" office:value-type="float" office:value="0.000000000978189102564103" calcext:value-type="float">
            <text:p>978.19E-12</text:p>
          </table:table-cell>
          <table:table-cell table:style-name="ce13" table:formula="of:=[.J171]/[.K171]" office:value-type="float" office:value="5.73717948717949" calcext:value-type="float">
            <text:p>5,74</text:p>
          </table:table-cell>
          <table:table-cell table:number-columns-repeated="1010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65" calcext:value-type="float">
            <text:p>65</text:p>
          </table:table-cell>
          <table:table-cell table:formula="of:=(([.$C172] * [.$B$3]) / [.$B$2])" office:value-type="float" office:value="0.209677419354839" calcext:value-type="float">
            <text:p>0,2097</text:p>
          </table:table-cell>
          <table:table-cell table:style-name="ce12" table:formula="of:=([.$C$5] * [.$B172] * 0.000001) / [.$D172]" office:value-type="float" office:value="0.00000000944307692307692" calcext:value-type="float">
            <text:p>9.44E-09</text:p>
          </table:table-cell>
          <table:table-cell table:style-name="ce13" table:formula="of:=[.B172]/[.C172]" office:value-type="float" office:value="55.3846153846154" calcext:value-type="float">
            <text:p>55,38</text:p>
          </table:table-cell>
          <table:table-cell table:number-columns-repeated="2"/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624" calcext:value-type="float">
            <text:p>624</text:p>
          </table:table-cell>
          <table:table-cell table:formula="of:=(([.$K172] * [.$B$3]) / [.$B$2])" office:value-type="float" office:value="2.01290322580645" calcext:value-type="float">
            <text:p>2,0129</text:p>
          </table:table-cell>
          <table:table-cell table:formula="of:=([.$C$5] * [.$J172] * 0.000001) / [.$L172]" office:value-type="float" office:value="0.000000000983653846153846" calcext:value-type="float">
            <text:p>983.65E-12</text:p>
          </table:table-cell>
          <table:table-cell table:style-name="ce13" table:formula="of:=[.J172]/[.K172]" office:value-type="float" office:value="5.76923076923077" calcext:value-type="float">
            <text:p>5,77</text:p>
          </table:table-cell>
          <table:table-cell table:number-columns-repeated="1010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3620" calcext:value-type="float">
            <text:p>3620</text:p>
          </table:table-cell>
          <table:table-cell table:style-name="ce4" office:value-type="float" office:value="66" calcext:value-type="float">
            <text:p>66</text:p>
          </table:table-cell>
          <table:table-cell table:formula="of:=(([.$C173] * [.$B$3]) / [.$B$2])" office:value-type="float" office:value="0.212903225806452" calcext:value-type="float">
            <text:p>0,2129</text:p>
          </table:table-cell>
          <table:table-cell table:style-name="ce12" table:formula="of:=([.$C$5] * [.$B173] * 0.000001) / [.$D173]" office:value-type="float" office:value="0.00000000935166666666667" calcext:value-type="float">
            <text:p>9.35E-09</text:p>
          </table:table-cell>
          <table:table-cell table:style-name="ce13" table:formula="of:=[.B173]/[.C173]" office:value-type="float" office:value="54.8484848484849" calcext:value-type="float">
            <text:p>54,85</text:p>
          </table:table-cell>
          <table:table-cell table:number-columns-repeated="2"/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3620" calcext:value-type="float">
            <text:p>3620</text:p>
          </table:table-cell>
          <table:table-cell table:style-name="ce4" office:value-type="float" office:value="629" calcext:value-type="float">
            <text:p>629</text:p>
          </table:table-cell>
          <table:table-cell table:formula="of:=(([.$K173] * [.$B$3]) / [.$B$2])" office:value-type="float" office:value="2.02903225806452" calcext:value-type="float">
            <text:p>2,0290</text:p>
          </table:table-cell>
          <table:table-cell table:formula="of:=([.$C$5] * [.$J173] * 0.000001) / [.$L173]" office:value-type="float" office:value="0.000000000981255961844197" calcext:value-type="float">
            <text:p>981.26E-12</text:p>
          </table:table-cell>
          <table:table-cell table:style-name="ce13" table:formula="of:=[.J173]/[.K173]" office:value-type="float" office:value="5.75516693163752" calcext:value-type="float">
            <text:p>5,76</text:p>
          </table:table-cell>
          <table:table-cell table:number-columns-repeated="1010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3640" calcext:value-type="float">
            <text:p>3640</text:p>
          </table:table-cell>
          <table:table-cell table:style-name="ce4" office:value-type="float" office:value="67" calcext:value-type="float">
            <text:p>67</text:p>
          </table:table-cell>
          <table:table-cell table:formula="of:=(([.$C174] * [.$B$3]) / [.$B$2])" office:value-type="float" office:value="0.216129032258064" calcext:value-type="float">
            <text:p>0,2161</text:p>
          </table:table-cell>
          <table:table-cell table:style-name="ce12" table:formula="of:=([.$C$5] * [.$B174] * 0.000001) / [.$D174]" office:value-type="float" office:value="0.00000000926298507462687" calcext:value-type="float">
            <text:p>9.26E-09</text:p>
          </table:table-cell>
          <table:table-cell table:style-name="ce13" table:formula="of:=[.B174]/[.C174]" office:value-type="float" office:value="54.3283582089552" calcext:value-type="float">
            <text:p>54,33</text:p>
          </table:table-cell>
          <table:table-cell table:number-columns-repeated="2"/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3640" calcext:value-type="float">
            <text:p>3640</text:p>
          </table:table-cell>
          <table:table-cell table:style-name="ce4" office:value-type="float" office:value="631" calcext:value-type="float">
            <text:p>631</text:p>
          </table:table-cell>
          <table:table-cell table:formula="of:=(([.$K174] * [.$B$3]) / [.$B$2])" office:value-type="float" office:value="2.03548387096774" calcext:value-type="float">
            <text:p>2,0355</text:p>
          </table:table-cell>
          <table:table-cell table:formula="of:=([.$C$5] * [.$J174] * 0.000001) / [.$L174]" office:value-type="float" office:value="0.000000000983549920760698" calcext:value-type="float">
            <text:p>983.55E-12</text:p>
          </table:table-cell>
          <table:table-cell table:style-name="ce13" table:formula="of:=[.J174]/[.K174]" office:value-type="float" office:value="5.76862123613312" calcext:value-type="float">
            <text:p>5,77</text:p>
          </table:table-cell>
          <table:table-cell table:number-columns-repeated="1010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3660" calcext:value-type="float">
            <text:p>3660</text:p>
          </table:table-cell>
          <table:table-cell table:style-name="ce4" office:value-type="float" office:value="67" calcext:value-type="float">
            <text:p>67</text:p>
          </table:table-cell>
          <table:table-cell table:formula="of:=(([.$C175] * [.$B$3]) / [.$B$2])" office:value-type="float" office:value="0.216129032258064" calcext:value-type="float">
            <text:p>0,2161</text:p>
          </table:table-cell>
          <table:table-cell table:style-name="ce12" table:formula="of:=([.$C$5] * [.$B175] * 0.000001) / [.$D175]" office:value-type="float" office:value="0.00000000931388059701492" calcext:value-type="float">
            <text:p>9.31E-09</text:p>
          </table:table-cell>
          <table:table-cell table:style-name="ce13" table:formula="of:=[.B175]/[.C175]" office:value-type="float" office:value="54.6268656716418" calcext:value-type="float">
            <text:p>54,63</text:p>
          </table:table-cell>
          <table:table-cell table:number-columns-repeated="2"/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3660" calcext:value-type="float">
            <text:p>3660</text:p>
          </table:table-cell>
          <table:table-cell table:style-name="ce4" office:value-type="float" office:value="636" calcext:value-type="float">
            <text:p>636</text:p>
          </table:table-cell>
          <table:table-cell table:formula="of:=(([.$K175] * [.$B$3]) / [.$B$2])" office:value-type="float" office:value="2.05161290322581" calcext:value-type="float">
            <text:p>2,0516</text:p>
          </table:table-cell>
          <table:table-cell table:formula="of:=([.$C$5] * [.$J175] * 0.000001) / [.$L175]" office:value-type="float" office:value="0.000000000981179245283019" calcext:value-type="float">
            <text:p>981.18E-12</text:p>
          </table:table-cell>
          <table:table-cell table:style-name="ce13" table:formula="of:=[.J175]/[.K175]" office:value-type="float" office:value="5.75471698113208" calcext:value-type="float">
            <text:p>5,75</text:p>
          </table:table-cell>
          <table:table-cell table:number-columns-repeated="1010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680" calcext:value-type="float">
            <text:p>3680</text:p>
          </table:table-cell>
          <table:table-cell table:style-name="ce4" office:value-type="float" office:value="67" calcext:value-type="float">
            <text:p>67</text:p>
          </table:table-cell>
          <table:table-cell table:formula="of:=(([.$C176] * [.$B$3]) / [.$B$2])" office:value-type="float" office:value="0.216129032258064" calcext:value-type="float">
            <text:p>0,2161</text:p>
          </table:table-cell>
          <table:table-cell table:style-name="ce12" table:formula="of:=([.$C$5] * [.$B176] * 0.000001) / [.$D176]" office:value-type="float" office:value="0.00000000936477611940298" calcext:value-type="float">
            <text:p>9.36E-09</text:p>
          </table:table-cell>
          <table:table-cell table:style-name="ce13" table:formula="of:=[.B176]/[.C176]" office:value-type="float" office:value="54.9253731343284" calcext:value-type="float">
            <text:p>54,93</text:p>
          </table:table-cell>
          <table:table-cell table:number-columns-repeated="2"/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680" calcext:value-type="float">
            <text:p>3680</text:p>
          </table:table-cell>
          <table:table-cell table:style-name="ce4" office:value-type="float" office:value="640" calcext:value-type="float">
            <text:p>640</text:p>
          </table:table-cell>
          <table:table-cell table:formula="of:=(([.$K176] * [.$B$3]) / [.$B$2])" office:value-type="float" office:value="2.06451612903226" calcext:value-type="float">
            <text:p>2,0645</text:p>
          </table:table-cell>
          <table:table-cell table:formula="of:=([.$C$5] * [.$J176] * 0.000001) / [.$L176]" office:value-type="float" office:value="0.000000000980375" calcext:value-type="float">
            <text:p>980.38E-12</text:p>
          </table:table-cell>
          <table:table-cell table:style-name="ce13" table:formula="of:=[.J176]/[.K176]" office:value-type="float" office:value="5.75" calcext:value-type="float">
            <text:p>5,75</text:p>
          </table:table-cell>
          <table:table-cell table:number-columns-repeated="1010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67" calcext:value-type="float">
            <text:p>67</text:p>
          </table:table-cell>
          <table:table-cell table:formula="of:=(([.$C177] * [.$B$3]) / [.$B$2])" office:value-type="float" office:value="0.216129032258064" calcext:value-type="float">
            <text:p>0,2161</text:p>
          </table:table-cell>
          <table:table-cell table:style-name="ce12" table:formula="of:=([.$C$5] * [.$B177] * 0.000001) / [.$D177]" office:value-type="float" office:value="0.00000000941567164179104" calcext:value-type="float">
            <text:p>9.42E-09</text:p>
          </table:table-cell>
          <table:table-cell table:style-name="ce13" table:formula="of:=[.B177]/[.C177]" office:value-type="float" office:value="55.2238805970149" calcext:value-type="float">
            <text:p>55,22</text:p>
          </table:table-cell>
          <table:table-cell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642" calcext:value-type="float">
            <text:p>642</text:p>
          </table:table-cell>
          <table:table-cell table:formula="of:=(([.$K177] * [.$B$3]) / [.$B$2])" office:value-type="float" office:value="2.07096774193548" calcext:value-type="float">
            <text:p>2,0710</text:p>
          </table:table-cell>
          <table:table-cell table:formula="of:=([.$C$5] * [.$J177] * 0.000001) / [.$L177]" office:value-type="float" office:value="0.000000000982632398753894" calcext:value-type="float">
            <text:p>982.63E-12</text:p>
          </table:table-cell>
          <table:table-cell table:style-name="ce13" table:formula="of:=[.J177]/[.K177]" office:value-type="float" office:value="5.76323987538941" calcext:value-type="float">
            <text:p>5,76</text:p>
          </table:table-cell>
          <table:table-cell table:number-columns-repeated="1010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3720" calcext:value-type="float">
            <text:p>3720</text:p>
          </table:table-cell>
          <table:table-cell table:style-name="ce4" office:value-type="float" office:value="67" calcext:value-type="float">
            <text:p>67</text:p>
          </table:table-cell>
          <table:table-cell table:formula="of:=(([.$C178] * [.$B$3]) / [.$B$2])" office:value-type="float" office:value="0.216129032258064" calcext:value-type="float">
            <text:p>0,2161</text:p>
          </table:table-cell>
          <table:table-cell table:style-name="ce12" table:formula="of:=([.$C$5] * [.$B178] * 0.000001) / [.$D178]" office:value-type="float" office:value="0.0000000094665671641791" calcext:value-type="float">
            <text:p>9.47E-09</text:p>
          </table:table-cell>
          <table:table-cell table:style-name="ce13" table:formula="of:=[.B178]/[.C178]" office:value-type="float" office:value="55.5223880597015" calcext:value-type="float">
            <text:p>55,52</text:p>
          </table:table-cell>
          <table:table-cell table:number-columns-repeated="2"/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3720" calcext:value-type="float">
            <text:p>3720</text:p>
          </table:table-cell>
          <table:table-cell table:style-name="ce4" office:value-type="float" office:value="643" calcext:value-type="float">
            <text:p>643</text:p>
          </table:table-cell>
          <table:table-cell table:formula="of:=(([.$K178] * [.$B$3]) / [.$B$2])" office:value-type="float" office:value="2.0741935483871" calcext:value-type="float">
            <text:p>2,0742</text:p>
          </table:table-cell>
          <table:table-cell table:formula="of:=([.$C$5] * [.$J178] * 0.000001) / [.$L178]" office:value-type="float" office:value="0.000000000986407465007776" calcext:value-type="float">
            <text:p>986.41E-12</text:p>
          </table:table-cell>
          <table:table-cell table:style-name="ce13" table:formula="of:=[.J178]/[.K178]" office:value-type="float" office:value="5.78538102643857" calcext:value-type="float">
            <text:p>5,79</text:p>
          </table:table-cell>
          <table:table-cell table:number-columns-repeated="1010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3740" calcext:value-type="float">
            <text:p>3740</text:p>
          </table:table-cell>
          <table:table-cell table:style-name="ce4" office:value-type="float" office:value="67" calcext:value-type="float">
            <text:p>67</text:p>
          </table:table-cell>
          <table:table-cell table:formula="of:=(([.$C179] * [.$B$3]) / [.$B$2])" office:value-type="float" office:value="0.216129032258064" calcext:value-type="float">
            <text:p>0,2161</text:p>
          </table:table-cell>
          <table:table-cell table:style-name="ce12" table:formula="of:=([.$C$5] * [.$B179] * 0.000001) / [.$D179]" office:value-type="float" office:value="0.00000000951746268656716" calcext:value-type="float">
            <text:p>9.52E-09</text:p>
          </table:table-cell>
          <table:table-cell table:style-name="ce13" table:formula="of:=[.B179]/[.C179]" office:value-type="float" office:value="55.8208955223881" calcext:value-type="float">
            <text:p>55,82</text:p>
          </table:table-cell>
          <table:table-cell table:number-columns-repeated="2"/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3740" calcext:value-type="float">
            <text:p>3740</text:p>
          </table:table-cell>
          <table:table-cell table:style-name="ce4" office:value-type="float" office:value="647" calcext:value-type="float">
            <text:p>647</text:p>
          </table:table-cell>
          <table:table-cell table:formula="of:=(([.$K179] * [.$B$3]) / [.$B$2])" office:value-type="float" office:value="2.08709677419355" calcext:value-type="float">
            <text:p>2,0871</text:p>
          </table:table-cell>
          <table:table-cell table:formula="of:=([.$C$5] * [.$J179] * 0.000001) / [.$L179]" office:value-type="float" office:value="0.000000000985579598145286" calcext:value-type="float">
            <text:p>985.58E-12</text:p>
          </table:table-cell>
          <table:table-cell table:style-name="ce13" table:formula="of:=[.J179]/[.K179]" office:value-type="float" office:value="5.78052550231839" calcext:value-type="float">
            <text:p>5,78</text:p>
          </table:table-cell>
          <table:table-cell table:number-columns-repeated="1010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760" calcext:value-type="float">
            <text:p>3760</text:p>
          </table:table-cell>
          <table:table-cell table:style-name="ce4" office:value-type="float" office:value="67" calcext:value-type="float">
            <text:p>67</text:p>
          </table:table-cell>
          <table:table-cell table:formula="of:=(([.$C180] * [.$B$3]) / [.$B$2])" office:value-type="float" office:value="0.216129032258064" calcext:value-type="float">
            <text:p>0,2161</text:p>
          </table:table-cell>
          <table:table-cell table:style-name="ce12" table:formula="of:=([.$C$5] * [.$B180] * 0.000001) / [.$D180]" office:value-type="float" office:value="0.00000000956835820895522" calcext:value-type="float">
            <text:p>9.57E-09</text:p>
          </table:table-cell>
          <table:table-cell table:style-name="ce13" table:formula="of:=[.B180]/[.C180]" office:value-type="float" office:value="56.1194029850746" calcext:value-type="float">
            <text:p>56,12</text:p>
          </table:table-cell>
          <table:table-cell table:number-columns-repeated="2"/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760" calcext:value-type="float">
            <text:p>3760</text:p>
          </table:table-cell>
          <table:table-cell table:style-name="ce4" office:value-type="float" office:value="649" calcext:value-type="float">
            <text:p>649</text:p>
          </table:table-cell>
          <table:table-cell table:formula="of:=(([.$K180] * [.$B$3]) / [.$B$2])" office:value-type="float" office:value="2.09354838709677" calcext:value-type="float">
            <text:p>2,0935</text:p>
          </table:table-cell>
          <table:table-cell table:formula="of:=([.$C$5] * [.$J180] * 0.000001) / [.$L180]" office:value-type="float" office:value="0.000000000987796610169492" calcext:value-type="float">
            <text:p>987.80E-12</text:p>
          </table:table-cell>
          <table:table-cell table:style-name="ce13" table:formula="of:=[.J180]/[.K180]" office:value-type="float" office:value="5.79352850539291" calcext:value-type="float">
            <text:p>5,79</text:p>
          </table:table-cell>
          <table:table-cell table:number-columns-repeated="1010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3780" calcext:value-type="float">
            <text:p>3780</text:p>
          </table:table-cell>
          <table:table-cell table:style-name="ce4" office:value-type="float" office:value="67" calcext:value-type="float">
            <text:p>67</text:p>
          </table:table-cell>
          <table:table-cell table:formula="of:=(([.$C181] * [.$B$3]) / [.$B$2])" office:value-type="float" office:value="0.216129032258064" calcext:value-type="float">
            <text:p>0,2161</text:p>
          </table:table-cell>
          <table:table-cell table:style-name="ce12" table:formula="of:=([.$C$5] * [.$B181] * 0.000001) / [.$D181]" office:value-type="float" office:value="0.00000000961925373134328" calcext:value-type="float">
            <text:p>9.62E-09</text:p>
          </table:table-cell>
          <table:table-cell table:style-name="ce13" table:formula="of:=[.B181]/[.C181]" office:value-type="float" office:value="56.4179104477612" calcext:value-type="float">
            <text:p>56,42</text:p>
          </table:table-cell>
          <table:table-cell table:number-columns-repeated="2"/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3780" calcext:value-type="float">
            <text:p>3780</text:p>
          </table:table-cell>
          <table:table-cell table:style-name="ce4" office:value-type="float" office:value="654" calcext:value-type="float">
            <text:p>654</text:p>
          </table:table-cell>
          <table:table-cell table:formula="of:=(([.$K181] * [.$B$3]) / [.$B$2])" office:value-type="float" office:value="2.10967741935484" calcext:value-type="float">
            <text:p>2,1097</text:p>
          </table:table-cell>
          <table:table-cell table:formula="of:=([.$C$5] * [.$J181] * 0.000001) / [.$L181]" office:value-type="float" office:value="0.00000000098545871559633" calcext:value-type="float">
            <text:p>985.46E-12</text:p>
          </table:table-cell>
          <table:table-cell table:style-name="ce13" table:formula="of:=[.J181]/[.K181]" office:value-type="float" office:value="5.77981651376147" calcext:value-type="float">
            <text:p>5,78</text:p>
          </table:table-cell>
          <table:table-cell table:number-columns-repeated="1010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800" calcext:value-type="float">
            <text:p>3800</text:p>
          </table:table-cell>
          <table:table-cell table:style-name="ce4" office:value-type="float" office:value="70" calcext:value-type="float">
            <text:p>70</text:p>
          </table:table-cell>
          <table:table-cell table:formula="of:=(([.$C182] * [.$B$3]) / [.$B$2])" office:value-type="float" office:value="0.225806451612903" calcext:value-type="float">
            <text:p>0,2258</text:p>
          </table:table-cell>
          <table:table-cell table:style-name="ce12" table:formula="of:=([.$C$5] * [.$B182] * 0.000001) / [.$D182]" office:value-type="float" office:value="0.00000000925571428571429" calcext:value-type="float">
            <text:p>9.26E-09</text:p>
          </table:table-cell>
          <table:table-cell table:style-name="ce13" table:formula="of:=[.B182]/[.C182]" office:value-type="float" office:value="54.2857142857143" calcext:value-type="float">
            <text:p>54,29</text:p>
          </table:table-cell>
          <table:table-cell table:number-columns-repeated="2"/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800" calcext:value-type="float">
            <text:p>3800</text:p>
          </table:table-cell>
          <table:table-cell table:style-name="ce4" office:value-type="float" office:value="655" calcext:value-type="float">
            <text:p>655</text:p>
          </table:table-cell>
          <table:table-cell table:formula="of:=(([.$K182] * [.$B$3]) / [.$B$2])" office:value-type="float" office:value="2.11290322580645" calcext:value-type="float">
            <text:p>2,1129</text:p>
          </table:table-cell>
          <table:table-cell table:formula="of:=([.$C$5] * [.$J182] * 0.000001) / [.$L182]" office:value-type="float" office:value="0.000000000989160305343511" calcext:value-type="float">
            <text:p>989.16E-12</text:p>
          </table:table-cell>
          <table:table-cell table:style-name="ce13" table:formula="of:=[.J182]/[.K182]" office:value-type="float" office:value="5.80152671755725" calcext:value-type="float">
            <text:p>5,80</text:p>
          </table:table-cell>
          <table:table-cell table:number-columns-repeated="1010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3820" calcext:value-type="float">
            <text:p>3820</text:p>
          </table:table-cell>
          <table:table-cell table:style-name="ce4" office:value-type="float" office:value="70" calcext:value-type="float">
            <text:p>70</text:p>
          </table:table-cell>
          <table:table-cell table:formula="of:=(([.$C183] * [.$B$3]) / [.$B$2])" office:value-type="float" office:value="0.225806451612903" calcext:value-type="float">
            <text:p>0,2258</text:p>
          </table:table-cell>
          <table:table-cell table:style-name="ce12" table:formula="of:=([.$C$5] * [.$B183] * 0.000001) / [.$D183]" office:value-type="float" office:value="0.00000000930442857142857" calcext:value-type="float">
            <text:p>9.30E-09</text:p>
          </table:table-cell>
          <table:table-cell table:style-name="ce13" table:formula="of:=[.B183]/[.C183]" office:value-type="float" office:value="54.5714285714286" calcext:value-type="float">
            <text:p>54,57</text:p>
          </table:table-cell>
          <table:table-cell table:number-columns-repeated="2"/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3820" calcext:value-type="float">
            <text:p>3820</text:p>
          </table:table-cell>
          <table:table-cell table:style-name="ce4" office:value-type="float" office:value="660" calcext:value-type="float">
            <text:p>660</text:p>
          </table:table-cell>
          <table:table-cell table:formula="of:=(([.$K183] * [.$B$3]) / [.$B$2])" office:value-type="float" office:value="2.12903225806452" calcext:value-type="float">
            <text:p>2,1290</text:p>
          </table:table-cell>
          <table:table-cell table:formula="of:=([.$C$5] * [.$J183] * 0.000001) / [.$L183]" office:value-type="float" office:value="0.000000000986833333333333" calcext:value-type="float">
            <text:p>986.83E-12</text:p>
          </table:table-cell>
          <table:table-cell table:style-name="ce13" table:formula="of:=[.J183]/[.K183]" office:value-type="float" office:value="5.78787878787879" calcext:value-type="float">
            <text:p>5,79</text:p>
          </table:table-cell>
          <table:table-cell table:number-columns-repeated="1010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3840" calcext:value-type="float">
            <text:p>3840</text:p>
          </table:table-cell>
          <table:table-cell table:style-name="ce4" office:value-type="float" office:value="70" calcext:value-type="float">
            <text:p>70</text:p>
          </table:table-cell>
          <table:table-cell table:formula="of:=(([.$C184] * [.$B$3]) / [.$B$2])" office:value-type="float" office:value="0.225806451612903" calcext:value-type="float">
            <text:p>0,2258</text:p>
          </table:table-cell>
          <table:table-cell table:style-name="ce12" table:formula="of:=([.$C$5] * [.$B184] * 0.000001) / [.$D184]" office:value-type="float" office:value="0.00000000935314285714286" calcext:value-type="float">
            <text:p>9.35E-09</text:p>
          </table:table-cell>
          <table:table-cell table:style-name="ce13" table:formula="of:=[.B184]/[.C184]" office:value-type="float" office:value="54.8571428571429" calcext:value-type="float">
            <text:p>54,86</text:p>
          </table:table-cell>
          <table:table-cell table:number-columns-repeated="2"/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3840" calcext:value-type="float">
            <text:p>3840</text:p>
          </table:table-cell>
          <table:table-cell table:style-name="ce4" office:value-type="float" office:value="663" calcext:value-type="float">
            <text:p>663</text:p>
          </table:table-cell>
          <table:table-cell table:formula="of:=(([.$K184] * [.$B$3]) / [.$B$2])" office:value-type="float" office:value="2.13870967741935" calcext:value-type="float">
            <text:p>2,1387</text:p>
          </table:table-cell>
          <table:table-cell table:formula="of:=([.$C$5] * [.$J184] * 0.000001) / [.$L184]" office:value-type="float" office:value="0.000000000987511312217195" calcext:value-type="float">
            <text:p>987.51E-12</text:p>
          </table:table-cell>
          <table:table-cell table:style-name="ce13" table:formula="of:=[.J184]/[.K184]" office:value-type="float" office:value="5.79185520361991" calcext:value-type="float">
            <text:p>5,79</text:p>
          </table:table-cell>
          <table:table-cell table:number-columns-repeated="1010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3860" calcext:value-type="float">
            <text:p>386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85] * [.$B$3]) / [.$B$2])" office:value-type="float" office:value="0.229032258064516" calcext:value-type="float">
            <text:p>0,2290</text:p>
          </table:table-cell>
          <table:table-cell table:style-name="ce12" table:formula="of:=([.$C$5] * [.$B185] * 0.000001) / [.$D185]" office:value-type="float" office:value="0.00000000926943661971831" calcext:value-type="float">
            <text:p>9.27E-09</text:p>
          </table:table-cell>
          <table:table-cell table:style-name="ce13" table:formula="of:=[.B185]/[.C185]" office:value-type="float" office:value="54.3661971830986" calcext:value-type="float">
            <text:p>54,37</text:p>
          </table:table-cell>
          <table:table-cell table:number-columns-repeated="2"/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3860" calcext:value-type="float">
            <text:p>3860</text:p>
          </table:table-cell>
          <table:table-cell table:style-name="ce4" office:value-type="float" office:value="668" calcext:value-type="float">
            <text:p>668</text:p>
          </table:table-cell>
          <table:table-cell table:formula="of:=(([.$K185] * [.$B$3]) / [.$B$2])" office:value-type="float" office:value="2.15483870967742" calcext:value-type="float">
            <text:p>2,1548</text:p>
          </table:table-cell>
          <table:table-cell table:formula="of:=([.$C$5] * [.$J185] * 0.000001) / [.$L185]" office:value-type="float" office:value="0.000000000985224550898204" calcext:value-type="float">
            <text:p>985.22E-12</text:p>
          </table:table-cell>
          <table:table-cell table:style-name="ce13" table:formula="of:=[.J185]/[.K185]" office:value-type="float" office:value="5.77844311377246" calcext:value-type="float">
            <text:p>5,78</text:p>
          </table:table-cell>
          <table:table-cell table:number-columns-repeated="1010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3880" calcext:value-type="float">
            <text:p>388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86] * [.$B$3]) / [.$B$2])" office:value-type="float" office:value="0.229032258064516" calcext:value-type="float">
            <text:p>0,2290</text:p>
          </table:table-cell>
          <table:table-cell table:style-name="ce12" table:formula="of:=([.$C$5] * [.$B186] * 0.000001) / [.$D186]" office:value-type="float" office:value="0.00000000931746478873239" calcext:value-type="float">
            <text:p>9.32E-09</text:p>
          </table:table-cell>
          <table:table-cell table:style-name="ce13" table:formula="of:=[.B186]/[.C186]" office:value-type="float" office:value="54.6478873239437" calcext:value-type="float">
            <text:p>54,65</text:p>
          </table:table-cell>
          <table:table-cell table:number-columns-repeated="5"/>
          <table:table-cell table:formula="of:=(([.$K186] * [.$B$3]) / [.$B$2])" office:value-type="float" office:value="0" calcext:value-type="float">
            <text:p>0,0000</text:p>
          </table:table-cell>
          <table:table-cell table:formula="of:=([.$C$5] * [.$J186] * 0.000001) / [.$L186]" office:value-type="string" office:string-value="" calcext:value-type="error">
            <text:p>#DIV/0!</text:p>
          </table:table-cell>
          <table:table-cell table:style-name="ce13" table:formula="of:=[.J186]/[.K18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3900" calcext:value-type="float">
            <text:p>390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87] * [.$B$3]) / [.$B$2])" office:value-type="float" office:value="0.229032258064516" calcext:value-type="float">
            <text:p>0,2290</text:p>
          </table:table-cell>
          <table:table-cell table:style-name="ce12" table:formula="of:=([.$C$5] * [.$B187] * 0.000001) / [.$D187]" office:value-type="float" office:value="0.00000000936549295774648" calcext:value-type="float">
            <text:p>9.37E-09</text:p>
          </table:table-cell>
          <table:table-cell table:style-name="ce13" table:formula="of:=[.B187]/[.C187]" office:value-type="float" office:value="54.9295774647887" calcext:value-type="float">
            <text:p>54,93</text:p>
          </table:table-cell>
          <table:table-cell table:number-columns-repeated="5"/>
          <table:table-cell table:formula="of:=(([.$K187] * [.$B$3]) / [.$B$2])" office:value-type="float" office:value="0" calcext:value-type="float">
            <text:p>0,0000</text:p>
          </table:table-cell>
          <table:table-cell table:formula="of:=([.$C$5] * [.$J187] * 0.000001) / [.$L187]" office:value-type="string" office:string-value="" calcext:value-type="error">
            <text:p>#DIV/0!</text:p>
          </table:table-cell>
          <table:table-cell table:style-name="ce13" table:formula="of:=[.J187]/[.K18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3920" calcext:value-type="float">
            <text:p>392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88] * [.$B$3]) / [.$B$2])" office:value-type="float" office:value="0.229032258064516" calcext:value-type="float">
            <text:p>0,2290</text:p>
          </table:table-cell>
          <table:table-cell table:style-name="ce12" table:formula="of:=([.$C$5] * [.$B188] * 0.000001) / [.$D188]" office:value-type="float" office:value="0.00000000941352112676056" calcext:value-type="float">
            <text:p>9.41E-09</text:p>
          </table:table-cell>
          <table:table-cell table:style-name="ce13" table:formula="of:=[.B188]/[.C188]" office:value-type="float" office:value="55.2112676056338" calcext:value-type="float">
            <text:p>55,21</text:p>
          </table:table-cell>
          <table:table-cell table:number-columns-repeated="5"/>
          <table:table-cell table:formula="of:=(([.$K188] * [.$B$3]) / [.$B$2])" office:value-type="float" office:value="0" calcext:value-type="float">
            <text:p>0,0000</text:p>
          </table:table-cell>
          <table:table-cell table:formula="of:=([.$C$5] * [.$J188] * 0.000001) / [.$L188]" office:value-type="string" office:string-value="" calcext:value-type="error">
            <text:p>#DIV/0!</text:p>
          </table:table-cell>
          <table:table-cell table:style-name="ce13" table:formula="of:=[.J188]/[.K18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3940" calcext:value-type="float">
            <text:p>394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89] * [.$B$3]) / [.$B$2])" office:value-type="float" office:value="0.229032258064516" calcext:value-type="float">
            <text:p>0,2290</text:p>
          </table:table-cell>
          <table:table-cell table:style-name="ce12" table:formula="of:=([.$C$5] * [.$B189] * 0.000001) / [.$D189]" office:value-type="float" office:value="0.00000000946154929577465" calcext:value-type="float">
            <text:p>9.46E-09</text:p>
          </table:table-cell>
          <table:table-cell table:style-name="ce13" table:formula="of:=[.B189]/[.C189]" office:value-type="float" office:value="55.4929577464789" calcext:value-type="float">
            <text:p>55,49</text:p>
          </table:table-cell>
          <table:table-cell table:number-columns-repeated="5"/>
          <table:table-cell table:formula="of:=(([.$K189] * [.$B$3]) / [.$B$2])" office:value-type="float" office:value="0" calcext:value-type="float">
            <text:p>0,0000</text:p>
          </table:table-cell>
          <table:table-cell table:formula="of:=([.$C$5] * [.$J189] * 0.000001) / [.$L189]" office:value-type="string" office:string-value="" calcext:value-type="error">
            <text:p>#DIV/0!</text:p>
          </table:table-cell>
          <table:table-cell table:style-name="ce13" table:formula="of:=[.J189]/[.K18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3960" calcext:value-type="float">
            <text:p>396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90] * [.$B$3]) / [.$B$2])" office:value-type="float" office:value="0.229032258064516" calcext:value-type="float">
            <text:p>0,2290</text:p>
          </table:table-cell>
          <table:table-cell table:style-name="ce12" table:formula="of:=([.$C$5] * [.$B190] * 0.000001) / [.$D190]" office:value-type="float" office:value="0.00000000950957746478873" calcext:value-type="float">
            <text:p>9.51E-09</text:p>
          </table:table-cell>
          <table:table-cell table:style-name="ce13" table:formula="of:=[.B190]/[.C190]" office:value-type="float" office:value="55.7746478873239" calcext:value-type="float">
            <text:p>55,77</text:p>
          </table:table-cell>
          <table:table-cell table:number-columns-repeated="5"/>
          <table:table-cell table:formula="of:=(([.$K190] * [.$B$3]) / [.$B$2])" office:value-type="float" office:value="0" calcext:value-type="float">
            <text:p>0,0000</text:p>
          </table:table-cell>
          <table:table-cell table:formula="of:=([.$C$5] * [.$J190] * 0.000001) / [.$L190]" office:value-type="string" office:string-value="" calcext:value-type="error">
            <text:p>#DIV/0!</text:p>
          </table:table-cell>
          <table:table-cell table:style-name="ce13" table:formula="of:=[.J190]/[.K19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3980" calcext:value-type="float">
            <text:p>398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91] * [.$B$3]) / [.$B$2])" office:value-type="float" office:value="0.229032258064516" calcext:value-type="float">
            <text:p>0,2290</text:p>
          </table:table-cell>
          <table:table-cell table:style-name="ce12" table:formula="of:=([.$C$5] * [.$B191] * 0.000001) / [.$D191]" office:value-type="float" office:value="0.00000000955760563380282" calcext:value-type="float">
            <text:p>9.56E-09</text:p>
          </table:table-cell>
          <table:table-cell table:style-name="ce13" table:formula="of:=[.B191]/[.C191]" office:value-type="float" office:value="56.056338028169" calcext:value-type="float">
            <text:p>56,06</text:p>
          </table:table-cell>
          <table:table-cell table:number-columns-repeated="5"/>
          <table:table-cell table:formula="of:=(([.$K191] * [.$B$3]) / [.$B$2])" office:value-type="float" office:value="0" calcext:value-type="float">
            <text:p>0,0000</text:p>
          </table:table-cell>
          <table:table-cell table:formula="of:=([.$C$5] * [.$J191] * 0.000001) / [.$L191]" office:value-type="string" office:string-value="" calcext:value-type="error">
            <text:p>#DIV/0!</text:p>
          </table:table-cell>
          <table:table-cell table:style-name="ce13" table:formula="of:=[.J191]/[.K19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92] * [.$B$3]) / [.$B$2])" office:value-type="float" office:value="0.229032258064516" calcext:value-type="float">
            <text:p>0,2290</text:p>
          </table:table-cell>
          <table:table-cell table:style-name="ce12" table:formula="of:=([.$C$5] * [.$B192] * 0.000001) / [.$D192]" office:value-type="float" office:value="0.0000000096056338028169" calcext:value-type="float">
            <text:p>9.61E-09</text:p>
          </table:table-cell>
          <table:table-cell table:style-name="ce13" table:formula="of:=[.B192]/[.C192]" office:value-type="float" office:value="56.3380281690141" calcext:value-type="float">
            <text:p>56,34</text:p>
          </table:table-cell>
          <table:table-cell table:number-columns-repeated="5"/>
          <table:table-cell table:formula="of:=(([.$K192] * [.$B$3]) / [.$B$2])" office:value-type="float" office:value="0" calcext:value-type="float">
            <text:p>0,0000</text:p>
          </table:table-cell>
          <table:table-cell table:formula="of:=([.$C$5] * [.$J192] * 0.000001) / [.$L192]" office:value-type="string" office:string-value="" calcext:value-type="error">
            <text:p>#DIV/0!</text:p>
          </table:table-cell>
          <table:table-cell table:style-name="ce13" table:formula="of:=[.J192]/[.K19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4020" calcext:value-type="float">
            <text:p>402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93] * [.$B$3]) / [.$B$2])" office:value-type="float" office:value="0.229032258064516" calcext:value-type="float">
            <text:p>0,2290</text:p>
          </table:table-cell>
          <table:table-cell table:style-name="ce12" table:formula="of:=([.$C$5] * [.$B193] * 0.000001) / [.$D193]" office:value-type="float" office:value="0.00000000965366197183099" calcext:value-type="float">
            <text:p>9.65E-09</text:p>
          </table:table-cell>
          <table:table-cell table:style-name="ce13" table:formula="of:=[.B193]/[.C193]" office:value-type="float" office:value="56.6197183098592" calcext:value-type="float">
            <text:p>56,62</text:p>
          </table:table-cell>
          <table:table-cell table:number-columns-repeated="5"/>
          <table:table-cell table:formula="of:=(([.$K193] * [.$B$3]) / [.$B$2])" office:value-type="float" office:value="0" calcext:value-type="float">
            <text:p>0,0000</text:p>
          </table:table-cell>
          <table:table-cell table:formula="of:=([.$C$5] * [.$J193] * 0.000001) / [.$L193]" office:value-type="string" office:string-value="" calcext:value-type="error">
            <text:p>#DIV/0!</text:p>
          </table:table-cell>
          <table:table-cell table:style-name="ce13" table:formula="of:=[.J193]/[.K19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4040" calcext:value-type="float">
            <text:p>404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94] * [.$B$3]) / [.$B$2])" office:value-type="float" office:value="0.229032258064516" calcext:value-type="float">
            <text:p>0,2290</text:p>
          </table:table-cell>
          <table:table-cell table:style-name="ce12" table:formula="of:=([.$C$5] * [.$B194] * 0.000001) / [.$D194]" office:value-type="float" office:value="0.00000000970169014084507" calcext:value-type="float">
            <text:p>9.70E-09</text:p>
          </table:table-cell>
          <table:table-cell table:style-name="ce13" table:formula="of:=[.B194]/[.C194]" office:value-type="float" office:value="56.9014084507042" calcext:value-type="float">
            <text:p>56,90</text:p>
          </table:table-cell>
          <table:table-cell table:number-columns-repeated="5"/>
          <table:table-cell table:formula="of:=(([.$K194] * [.$B$3]) / [.$B$2])" office:value-type="float" office:value="0" calcext:value-type="float">
            <text:p>0,0000</text:p>
          </table:table-cell>
          <table:table-cell table:formula="of:=([.$C$5] * [.$J194] * 0.000001) / [.$L194]" office:value-type="string" office:string-value="" calcext:value-type="error">
            <text:p>#DIV/0!</text:p>
          </table:table-cell>
          <table:table-cell table:style-name="ce13" table:formula="of:=[.J194]/[.K19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060" calcext:value-type="float">
            <text:p>406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95] * [.$B$3]) / [.$B$2])" office:value-type="float" office:value="0.229032258064516" calcext:value-type="float">
            <text:p>0,2290</text:p>
          </table:table-cell>
          <table:table-cell table:style-name="ce12" table:formula="of:=([.$C$5] * [.$B195] * 0.000001) / [.$D195]" office:value-type="float" office:value="0.00000000974971830985916" calcext:value-type="float">
            <text:p>9.75E-09</text:p>
          </table:table-cell>
          <table:table-cell table:style-name="ce13" table:formula="of:=[.B195]/[.C195]" office:value-type="float" office:value="57.1830985915493" calcext:value-type="float">
            <text:p>57,18</text:p>
          </table:table-cell>
          <table:table-cell table:number-columns-repeated="5"/>
          <table:table-cell table:formula="of:=(([.$K195] * [.$B$3]) / [.$B$2])" office:value-type="float" office:value="0" calcext:value-type="float">
            <text:p>0,0000</text:p>
          </table:table-cell>
          <table:table-cell table:formula="of:=([.$C$5] * [.$J195] * 0.000001) / [.$L195]" office:value-type="string" office:string-value="" calcext:value-type="error">
            <text:p>#DIV/0!</text:p>
          </table:table-cell>
          <table:table-cell table:style-name="ce13" table:formula="of:=[.J195]/[.K19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4080" calcext:value-type="float">
            <text:p>408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96] * [.$B$3]) / [.$B$2])" office:value-type="float" office:value="0.229032258064516" calcext:value-type="float">
            <text:p>0,2290</text:p>
          </table:table-cell>
          <table:table-cell table:style-name="ce12" table:formula="of:=([.$C$5] * [.$B196] * 0.000001) / [.$D196]" office:value-type="float" office:value="0.00000000979774647887324" calcext:value-type="float">
            <text:p>9.80E-09</text:p>
          </table:table-cell>
          <table:table-cell table:style-name="ce13" table:formula="of:=[.B196]/[.C196]" office:value-type="float" office:value="57.4647887323944" calcext:value-type="float">
            <text:p>57,46</text:p>
          </table:table-cell>
          <table:table-cell table:number-columns-repeated="5"/>
          <table:table-cell table:formula="of:=(([.$K196] * [.$B$3]) / [.$B$2])" office:value-type="float" office:value="0" calcext:value-type="float">
            <text:p>0,0000</text:p>
          </table:table-cell>
          <table:table-cell table:formula="of:=([.$C$5] * [.$J196] * 0.000001) / [.$L196]" office:value-type="string" office:string-value="" calcext:value-type="error">
            <text:p>#DIV/0!</text:p>
          </table:table-cell>
          <table:table-cell table:style-name="ce13" table:formula="of:=[.J196]/[.K19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4100" calcext:value-type="float">
            <text:p>410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97] * [.$B$3]) / [.$B$2])" office:value-type="float" office:value="0.229032258064516" calcext:value-type="float">
            <text:p>0,2290</text:p>
          </table:table-cell>
          <table:table-cell table:style-name="ce12" table:formula="of:=([.$C$5] * [.$B197] * 0.000001) / [.$D197]" office:value-type="float" office:value="0.00000000984577464788732" calcext:value-type="float">
            <text:p>9.85E-09</text:p>
          </table:table-cell>
          <table:table-cell table:style-name="ce13" table:formula="of:=[.B197]/[.C197]" office:value-type="float" office:value="57.7464788732394" calcext:value-type="float">
            <text:p>57,75</text:p>
          </table:table-cell>
          <table:table-cell table:number-columns-repeated="5"/>
          <table:table-cell table:formula="of:=(([.$K197] * [.$B$3]) / [.$B$2])" office:value-type="float" office:value="0" calcext:value-type="float">
            <text:p>0,0000</text:p>
          </table:table-cell>
          <table:table-cell table:formula="of:=([.$C$5] * [.$J197] * 0.000001) / [.$L197]" office:value-type="string" office:string-value="" calcext:value-type="error">
            <text:p>#DIV/0!</text:p>
          </table:table-cell>
          <table:table-cell table:style-name="ce13" table:formula="of:=[.J197]/[.K19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4120" calcext:value-type="float">
            <text:p>412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98] * [.$B$3]) / [.$B$2])" office:value-type="float" office:value="0.229032258064516" calcext:value-type="float">
            <text:p>0,2290</text:p>
          </table:table-cell>
          <table:table-cell table:style-name="ce12" table:formula="of:=([.$C$5] * [.$B198] * 0.000001) / [.$D198]" office:value-type="float" office:value="0.00000000989380281690141" calcext:value-type="float">
            <text:p>9.89E-09</text:p>
          </table:table-cell>
          <table:table-cell table:style-name="ce13" table:formula="of:=[.B198]/[.C198]" office:value-type="float" office:value="58.0281690140845" calcext:value-type="float">
            <text:p>58,03</text:p>
          </table:table-cell>
          <table:table-cell table:number-columns-repeated="5"/>
          <table:table-cell table:formula="of:=(([.$K198] * [.$B$3]) / [.$B$2])" office:value-type="float" office:value="0" calcext:value-type="float">
            <text:p>0,0000</text:p>
          </table:table-cell>
          <table:table-cell table:formula="of:=([.$C$5] * [.$J198] * 0.000001) / [.$L198]" office:value-type="string" office:string-value="" calcext:value-type="error">
            <text:p>#DIV/0!</text:p>
          </table:table-cell>
          <table:table-cell table:style-name="ce13" table:formula="of:=[.J198]/[.K19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140" calcext:value-type="float">
            <text:p>4140</text:p>
          </table:table-cell>
          <table:table-cell table:style-name="ce4" office:value-type="float" office:value="71" calcext:value-type="float">
            <text:p>71</text:p>
          </table:table-cell>
          <table:table-cell table:formula="of:=(([.$C199] * [.$B$3]) / [.$B$2])" office:value-type="float" office:value="0.229032258064516" calcext:value-type="float">
            <text:p>0,2290</text:p>
          </table:table-cell>
          <table:table-cell table:style-name="ce12" table:formula="of:=([.$C$5] * [.$B199] * 0.000001) / [.$D199]" office:value-type="float" office:value="0.00000000994183098591549" calcext:value-type="float">
            <text:p>9.94E-09</text:p>
          </table:table-cell>
          <table:table-cell table:style-name="ce13" table:formula="of:=[.B199]/[.C199]" office:value-type="float" office:value="58.3098591549296" calcext:value-type="float">
            <text:p>58,31</text:p>
          </table:table-cell>
          <table:table-cell table:number-columns-repeated="5"/>
          <table:table-cell table:formula="of:=(([.$K199] * [.$B$3]) / [.$B$2])" office:value-type="float" office:value="0" calcext:value-type="float">
            <text:p>0,0000</text:p>
          </table:table-cell>
          <table:table-cell table:formula="of:=([.$C$5] * [.$J199] * 0.000001) / [.$L199]" office:value-type="string" office:string-value="" calcext:value-type="error">
            <text:p>#DIV/0!</text:p>
          </table:table-cell>
          <table:table-cell table:style-name="ce13" table:formula="of:=[.J199]/[.K19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4160" calcext:value-type="float">
            <text:p>4160</text:p>
          </table:table-cell>
          <table:table-cell table:style-name="ce4" office:value-type="float" office:value="71" calcext:value-type="float">
            <text:p>71</text:p>
          </table:table-cell>
          <table:table-cell table:formula="of:=(([.$C200] * [.$B$3]) / [.$B$2])" office:value-type="float" office:value="0.229032258064516" calcext:value-type="float">
            <text:p>0,2290</text:p>
          </table:table-cell>
          <table:table-cell table:style-name="ce12" table:formula="of:=([.$C$5] * [.$B200] * 0.000001) / [.$D200]" office:value-type="float" office:value="0.00000000998985915492958" calcext:value-type="float">
            <text:p>9.99E-09</text:p>
          </table:table-cell>
          <table:table-cell table:style-name="ce13" table:formula="of:=[.B200]/[.C200]" office:value-type="float" office:value="58.5915492957747" calcext:value-type="float">
            <text:p>58,59</text:p>
          </table:table-cell>
          <table:table-cell table:number-columns-repeated="5"/>
          <table:table-cell table:formula="of:=(([.$K200] * [.$B$3]) / [.$B$2])" office:value-type="float" office:value="0" calcext:value-type="float">
            <text:p>0,0000</text:p>
          </table:table-cell>
          <table:table-cell table:formula="of:=([.$C$5] * [.$J200] * 0.000001) / [.$L200]" office:value-type="string" office:string-value="" calcext:value-type="error">
            <text:p>#DIV/0!</text:p>
          </table:table-cell>
          <table:table-cell table:style-name="ce13" table:formula="of:=[.J200]/[.K20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4180" calcext:value-type="float">
            <text:p>4180</text:p>
          </table:table-cell>
          <table:table-cell table:style-name="ce4" office:value-type="float" office:value="71" calcext:value-type="float">
            <text:p>71</text:p>
          </table:table-cell>
          <table:table-cell table:formula="of:=(([.$C201] * [.$B$3]) / [.$B$2])" office:value-type="float" office:value="0.229032258064516" calcext:value-type="float">
            <text:p>0,2290</text:p>
          </table:table-cell>
          <table:table-cell table:style-name="ce12" table:formula="of:=([.$C$5] * [.$B201] * 0.000001) / [.$D201]" office:value-type="float" office:value="0.0000000100378873239437" calcext:value-type="float">
            <text:p>10.04E-09</text:p>
          </table:table-cell>
          <table:table-cell table:style-name="ce13" table:formula="of:=[.B201]/[.C201]" office:value-type="float" office:value="58.8732394366197" calcext:value-type="float">
            <text:p>58,87</text:p>
          </table:table-cell>
          <table:table-cell table:number-columns-repeated="5"/>
          <table:table-cell table:formula="of:=(([.$K201] * [.$B$3]) / [.$B$2])" office:value-type="float" office:value="0" calcext:value-type="float">
            <text:p>0,0000</text:p>
          </table:table-cell>
          <table:table-cell table:formula="of:=([.$C$5] * [.$J201] * 0.000001) / [.$L201]" office:value-type="string" office:string-value="" calcext:value-type="error">
            <text:p>#DIV/0!</text:p>
          </table:table-cell>
          <table:table-cell table:style-name="ce13" table:formula="of:=[.J201]/[.K20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200" calcext:value-type="float">
            <text:p>4200</text:p>
          </table:table-cell>
          <table:table-cell table:style-name="ce4" office:value-type="float" office:value="71" calcext:value-type="float">
            <text:p>71</text:p>
          </table:table-cell>
          <table:table-cell table:formula="of:=(([.$C202] * [.$B$3]) / [.$B$2])" office:value-type="float" office:value="0.229032258064516" calcext:value-type="float">
            <text:p>0,2290</text:p>
          </table:table-cell>
          <table:table-cell table:style-name="ce12" table:formula="of:=([.$C$5] * [.$B202] * 0.000001) / [.$D202]" office:value-type="float" office:value="0.0000000100859154929577" calcext:value-type="float">
            <text:p>10.09E-09</text:p>
          </table:table-cell>
          <table:table-cell table:style-name="ce13" table:formula="of:=[.B202]/[.C202]" office:value-type="float" office:value="59.1549295774648" calcext:value-type="float">
            <text:p>59,15</text:p>
          </table:table-cell>
          <table:table-cell table:number-columns-repeated="5"/>
          <table:table-cell table:formula="of:=(([.$K202] * [.$B$3]) / [.$B$2])" office:value-type="float" office:value="0" calcext:value-type="float">
            <text:p>0,0000</text:p>
          </table:table-cell>
          <table:table-cell table:formula="of:=([.$C$5] * [.$J202] * 0.000001) / [.$L202]" office:value-type="string" office:string-value="" calcext:value-type="error">
            <text:p>#DIV/0!</text:p>
          </table:table-cell>
          <table:table-cell table:style-name="ce13" table:formula="of:=[.J202]/[.K20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4220" calcext:value-type="float">
            <text:p>4220</text:p>
          </table:table-cell>
          <table:table-cell table:style-name="ce4" office:value-type="float" office:value="71" calcext:value-type="float">
            <text:p>71</text:p>
          </table:table-cell>
          <table:table-cell table:formula="of:=(([.$C203] * [.$B$3]) / [.$B$2])" office:value-type="float" office:value="0.229032258064516" calcext:value-type="float">
            <text:p>0,2290</text:p>
          </table:table-cell>
          <table:table-cell table:style-name="ce12" table:formula="of:=([.$C$5] * [.$B203] * 0.000001) / [.$D203]" office:value-type="float" office:value="0.0000000101339436619718" calcext:value-type="float">
            <text:p>10.13E-09</text:p>
          </table:table-cell>
          <table:table-cell table:style-name="ce13" table:formula="of:=[.B203]/[.C203]" office:value-type="float" office:value="59.4366197183099" calcext:value-type="float">
            <text:p>59,44</text:p>
          </table:table-cell>
          <table:table-cell table:number-columns-repeated="5"/>
          <table:table-cell table:formula="of:=(([.$K203] * [.$B$3]) / [.$B$2])" office:value-type="float" office:value="0" calcext:value-type="float">
            <text:p>0,0000</text:p>
          </table:table-cell>
          <table:table-cell table:formula="of:=([.$C$5] * [.$J203] * 0.000001) / [.$L203]" office:value-type="string" office:string-value="" calcext:value-type="error">
            <text:p>#DIV/0!</text:p>
          </table:table-cell>
          <table:table-cell table:style-name="ce13" table:formula="of:=[.J203]/[.K20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4240" calcext:value-type="float">
            <text:p>4240</text:p>
          </table:table-cell>
          <table:table-cell table:style-name="ce4" office:value-type="float" office:value="72" calcext:value-type="float">
            <text:p>72</text:p>
          </table:table-cell>
          <table:table-cell table:formula="of:=(([.$C204] * [.$B$3]) / [.$B$2])" office:value-type="float" office:value="0.232258064516129" calcext:value-type="float">
            <text:p>0,2323</text:p>
          </table:table-cell>
          <table:table-cell table:style-name="ce12" table:formula="of:=([.$C$5] * [.$B204] * 0.000001) / [.$D204]" office:value-type="float" office:value="0.0000000100405555555556" calcext:value-type="float">
            <text:p>10.04E-09</text:p>
          </table:table-cell>
          <table:table-cell table:style-name="ce13" table:formula="of:=[.B204]/[.C204]" office:value-type="float" office:value="58.8888888888889" calcext:value-type="float">
            <text:p>58,89</text:p>
          </table:table-cell>
          <table:table-cell table:number-columns-repeated="5"/>
          <table:table-cell table:formula="of:=(([.$K204] * [.$B$3]) / [.$B$2])" office:value-type="float" office:value="0" calcext:value-type="float">
            <text:p>0,0000</text:p>
          </table:table-cell>
          <table:table-cell table:formula="of:=([.$C$5] * [.$J204] * 0.000001) / [.$L204]" office:value-type="string" office:string-value="" calcext:value-type="error">
            <text:p>#DIV/0!</text:p>
          </table:table-cell>
          <table:table-cell table:style-name="ce13" table:formula="of:=[.J204]/[.K20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4260" calcext:value-type="float">
            <text:p>4260</text:p>
          </table:table-cell>
          <table:table-cell table:style-name="ce4" office:value-type="float" office:value="77" calcext:value-type="float">
            <text:p>77</text:p>
          </table:table-cell>
          <table:table-cell table:formula="of:=(([.$C205] * [.$B$3]) / [.$B$2])" office:value-type="float" office:value="0.248387096774194" calcext:value-type="float">
            <text:p>0,2484</text:p>
          </table:table-cell>
          <table:table-cell table:style-name="ce12" table:formula="of:=([.$C$5] * [.$B205] * 0.000001) / [.$D205]" office:value-type="float" office:value="0.00000000943285714285714" calcext:value-type="float">
            <text:p>9.43E-09</text:p>
          </table:table-cell>
          <table:table-cell table:style-name="ce13" table:formula="of:=[.B205]/[.C205]" office:value-type="float" office:value="55.3246753246753" calcext:value-type="float">
            <text:p>55,32</text:p>
          </table:table-cell>
          <table:table-cell table:number-columns-repeated="5"/>
          <table:table-cell table:formula="of:=(([.$K205] * [.$B$3]) / [.$B$2])" office:value-type="float" office:value="0" calcext:value-type="float">
            <text:p>0,0000</text:p>
          </table:table-cell>
          <table:table-cell table:formula="of:=([.$C$5] * [.$J205] * 0.000001) / [.$L205]" office:value-type="string" office:string-value="" calcext:value-type="error">
            <text:p>#DIV/0!</text:p>
          </table:table-cell>
          <table:table-cell table:style-name="ce13" table:formula="of:=[.J205]/[.K20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4280" calcext:value-type="float">
            <text:p>4280</text:p>
          </table:table-cell>
          <table:table-cell table:style-name="ce4" office:value-type="float" office:value="78" calcext:value-type="float">
            <text:p>78</text:p>
          </table:table-cell>
          <table:table-cell table:formula="of:=(([.$C206] * [.$B$3]) / [.$B$2])" office:value-type="float" office:value="0.251612903225806" calcext:value-type="float">
            <text:p>0,2516</text:p>
          </table:table-cell>
          <table:table-cell table:style-name="ce12" table:formula="of:=([.$C$5] * [.$B206] * 0.000001) / [.$D206]" office:value-type="float" office:value="0.00000000935564102564103" calcext:value-type="float">
            <text:p>9.36E-09</text:p>
          </table:table-cell>
          <table:table-cell table:style-name="ce13" table:formula="of:=[.B206]/[.C206]" office:value-type="float" office:value="54.8717948717949" calcext:value-type="float">
            <text:p>54,87</text:p>
          </table:table-cell>
          <table:table-cell table:number-columns-repeated="5"/>
          <table:table-cell table:formula="of:=(([.$K206] * [.$B$3]) / [.$B$2])" office:value-type="float" office:value="0" calcext:value-type="float">
            <text:p>0,0000</text:p>
          </table:table-cell>
          <table:table-cell table:formula="of:=([.$C$5] * [.$J206] * 0.000001) / [.$L206]" office:value-type="string" office:string-value="" calcext:value-type="error">
            <text:p>#DIV/0!</text:p>
          </table:table-cell>
          <table:table-cell table:style-name="ce13" table:formula="of:=[.J206]/[.K20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300" calcext:value-type="float">
            <text:p>4300</text:p>
          </table:table-cell>
          <table:table-cell table:style-name="ce4" office:value-type="float" office:value="79" calcext:value-type="float">
            <text:p>79</text:p>
          </table:table-cell>
          <table:table-cell table:formula="of:=(([.$C207] * [.$B$3]) / [.$B$2])" office:value-type="float" office:value="0.254838709677419" calcext:value-type="float">
            <text:p>0,2548</text:p>
          </table:table-cell>
          <table:table-cell table:style-name="ce12" table:formula="of:=([.$C$5] * [.$B207] * 0.000001) / [.$D207]" office:value-type="float" office:value="0.00000000928037974683544" calcext:value-type="float">
            <text:p>9.28E-09</text:p>
          </table:table-cell>
          <table:table-cell table:style-name="ce13" table:formula="of:=[.B207]/[.C207]" office:value-type="float" office:value="54.4303797468354" calcext:value-type="float">
            <text:p>54,43</text:p>
          </table:table-cell>
          <table:table-cell table:number-columns-repeated="5"/>
          <table:table-cell table:formula="of:=(([.$K207] * [.$B$3]) / [.$B$2])" office:value-type="float" office:value="0" calcext:value-type="float">
            <text:p>0,0000</text:p>
          </table:table-cell>
          <table:table-cell table:formula="of:=([.$C$5] * [.$J207] * 0.000001) / [.$L207]" office:value-type="string" office:string-value="" calcext:value-type="error">
            <text:p>#DIV/0!</text:p>
          </table:table-cell>
          <table:table-cell table:style-name="ce13" table:formula="of:=[.J207]/[.K20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4320" calcext:value-type="float">
            <text:p>4320</text:p>
          </table:table-cell>
          <table:table-cell table:style-name="ce4" office:value-type="float" office:value="79" calcext:value-type="float">
            <text:p>79</text:p>
          </table:table-cell>
          <table:table-cell table:formula="of:=(([.$C208] * [.$B$3]) / [.$B$2])" office:value-type="float" office:value="0.254838709677419" calcext:value-type="float">
            <text:p>0,2548</text:p>
          </table:table-cell>
          <table:table-cell table:style-name="ce12" table:formula="of:=([.$C$5] * [.$B208] * 0.000001) / [.$D208]" office:value-type="float" office:value="0.00000000932354430379747" calcext:value-type="float">
            <text:p>9.32E-09</text:p>
          </table:table-cell>
          <table:table-cell table:style-name="ce13" table:formula="of:=[.B208]/[.C208]" office:value-type="float" office:value="54.6835443037975" calcext:value-type="float">
            <text:p>54,68</text:p>
          </table:table-cell>
          <table:table-cell table:number-columns-repeated="5"/>
          <table:table-cell table:formula="of:=(([.$K208] * [.$B$3]) / [.$B$2])" office:value-type="float" office:value="0" calcext:value-type="float">
            <text:p>0,0000</text:p>
          </table:table-cell>
          <table:table-cell table:formula="of:=([.$C$5] * [.$J208] * 0.000001) / [.$L208]" office:value-type="string" office:string-value="" calcext:value-type="error">
            <text:p>#DIV/0!</text:p>
          </table:table-cell>
          <table:table-cell table:style-name="ce13" table:formula="of:=[.J208]/[.K20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4340" calcext:value-type="float">
            <text:p>4340</text:p>
          </table:table-cell>
          <table:table-cell table:style-name="ce4" office:value-type="float" office:value="79" calcext:value-type="float">
            <text:p>79</text:p>
          </table:table-cell>
          <table:table-cell table:formula="of:=(([.$C209] * [.$B$3]) / [.$B$2])" office:value-type="float" office:value="0.254838709677419" calcext:value-type="float">
            <text:p>0,2548</text:p>
          </table:table-cell>
          <table:table-cell table:style-name="ce12" table:formula="of:=([.$C$5] * [.$B209] * 0.000001) / [.$D209]" office:value-type="float" office:value="0.0000000093667088607595" calcext:value-type="float">
            <text:p>9.37E-09</text:p>
          </table:table-cell>
          <table:table-cell table:style-name="ce13" table:formula="of:=[.B209]/[.C209]" office:value-type="float" office:value="54.9367088607595" calcext:value-type="float">
            <text:p>54,94</text:p>
          </table:table-cell>
          <table:table-cell table:number-columns-repeated="5"/>
          <table:table-cell table:formula="of:=(([.$K209] * [.$B$3]) / [.$B$2])" office:value-type="float" office:value="0" calcext:value-type="float">
            <text:p>0,0000</text:p>
          </table:table-cell>
          <table:table-cell table:formula="of:=([.$C$5] * [.$J209] * 0.000001) / [.$L209]" office:value-type="string" office:string-value="" calcext:value-type="error">
            <text:p>#DIV/0!</text:p>
          </table:table-cell>
          <table:table-cell table:style-name="ce13" table:formula="of:=[.J209]/[.K20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4360" calcext:value-type="float">
            <text:p>4360</text:p>
          </table:table-cell>
          <table:table-cell table:style-name="ce4" office:value-type="float" office:value="79" calcext:value-type="float">
            <text:p>79</text:p>
          </table:table-cell>
          <table:table-cell table:formula="of:=(([.$C210] * [.$B$3]) / [.$B$2])" office:value-type="float" office:value="0.254838709677419" calcext:value-type="float">
            <text:p>0,2548</text:p>
          </table:table-cell>
          <table:table-cell table:style-name="ce12" table:formula="of:=([.$C$5] * [.$B210] * 0.000001) / [.$D210]" office:value-type="float" office:value="0.00000000940987341772152" calcext:value-type="float">
            <text:p>9.41E-09</text:p>
          </table:table-cell>
          <table:table-cell table:style-name="ce13" table:formula="of:=[.B210]/[.C210]" office:value-type="float" office:value="55.1898734177215" calcext:value-type="float">
            <text:p>55,19</text:p>
          </table:table-cell>
          <table:table-cell table:number-columns-repeated="5"/>
          <table:table-cell table:formula="of:=(([.$K210] * [.$B$3]) / [.$B$2])" office:value-type="float" office:value="0" calcext:value-type="float">
            <text:p>0,0000</text:p>
          </table:table-cell>
          <table:table-cell table:formula="of:=([.$C$5] * [.$J210] * 0.000001) / [.$L210]" office:value-type="string" office:string-value="" calcext:value-type="error">
            <text:p>#DIV/0!</text:p>
          </table:table-cell>
          <table:table-cell table:style-name="ce13" table:formula="of:=[.J210]/[.K21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4380" calcext:value-type="float">
            <text:p>4380</text:p>
          </table:table-cell>
          <table:table-cell table:style-name="ce4" office:value-type="float" office:value="79" calcext:value-type="float">
            <text:p>79</text:p>
          </table:table-cell>
          <table:table-cell table:formula="of:=(([.$C211] * [.$B$3]) / [.$B$2])" office:value-type="float" office:value="0.254838709677419" calcext:value-type="float">
            <text:p>0,2548</text:p>
          </table:table-cell>
          <table:table-cell table:style-name="ce12" table:formula="of:=([.$C$5] * [.$B211] * 0.000001) / [.$D211]" office:value-type="float" office:value="0.00000000945303797468354" calcext:value-type="float">
            <text:p>9.45E-09</text:p>
          </table:table-cell>
          <table:table-cell table:style-name="ce13" table:formula="of:=[.B211]/[.C211]" office:value-type="float" office:value="55.4430379746835" calcext:value-type="float">
            <text:p>55,44</text:p>
          </table:table-cell>
          <table:table-cell table:number-columns-repeated="5"/>
          <table:table-cell table:formula="of:=(([.$K211] * [.$B$3]) / [.$B$2])" office:value-type="float" office:value="0" calcext:value-type="float">
            <text:p>0,0000</text:p>
          </table:table-cell>
          <table:table-cell table:formula="of:=([.$C$5] * [.$J211] * 0.000001) / [.$L211]" office:value-type="string" office:string-value="" calcext:value-type="error">
            <text:p>#DIV/0!</text:p>
          </table:table-cell>
          <table:table-cell table:style-name="ce13" table:formula="of:=[.J211]/[.K21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79" calcext:value-type="float">
            <text:p>79</text:p>
          </table:table-cell>
          <table:table-cell table:formula="of:=(([.$C212] * [.$B$3]) / [.$B$2])" office:value-type="float" office:value="0.254838709677419" calcext:value-type="float">
            <text:p>0,2548</text:p>
          </table:table-cell>
          <table:table-cell table:style-name="ce12" table:formula="of:=([.$C$5] * [.$B212] * 0.000001) / [.$D212]" office:value-type="float" office:value="0.00000000949620253164557" calcext:value-type="float">
            <text:p>9.50E-09</text:p>
          </table:table-cell>
          <table:table-cell table:style-name="ce13" table:formula="of:=[.B212]/[.C212]" office:value-type="float" office:value="55.6962025316456" calcext:value-type="float">
            <text:p>55,70</text:p>
          </table:table-cell>
          <table:table-cell table:number-columns-repeated="5"/>
          <table:table-cell table:formula="of:=(([.$K212] * [.$B$3]) / [.$B$2])" office:value-type="float" office:value="0" calcext:value-type="float">
            <text:p>0,0000</text:p>
          </table:table-cell>
          <table:table-cell table:formula="of:=([.$C$5] * [.$J212] * 0.000001) / [.$L212]" office:value-type="string" office:string-value="" calcext:value-type="error">
            <text:p>#DIV/0!</text:p>
          </table:table-cell>
          <table:table-cell table:style-name="ce13" table:formula="of:=[.J212]/[.K21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420" calcext:value-type="float">
            <text:p>4420</text:p>
          </table:table-cell>
          <table:table-cell table:style-name="ce4" office:value-type="float" office:value="79" calcext:value-type="float">
            <text:p>79</text:p>
          </table:table-cell>
          <table:table-cell table:formula="of:=(([.$C213] * [.$B$3]) / [.$B$2])" office:value-type="float" office:value="0.254838709677419" calcext:value-type="float">
            <text:p>0,2548</text:p>
          </table:table-cell>
          <table:table-cell table:style-name="ce12" table:formula="of:=([.$C$5] * [.$B213] * 0.000001) / [.$D213]" office:value-type="float" office:value="0.00000000953936708860759" calcext:value-type="float">
            <text:p>9.54E-09</text:p>
          </table:table-cell>
          <table:table-cell table:style-name="ce13" table:formula="of:=[.B213]/[.C213]" office:value-type="float" office:value="55.9493670886076" calcext:value-type="float">
            <text:p>55,95</text:p>
          </table:table-cell>
          <table:table-cell table:number-columns-repeated="5"/>
          <table:table-cell table:formula="of:=(([.$K213] * [.$B$3]) / [.$B$2])" office:value-type="float" office:value="0" calcext:value-type="float">
            <text:p>0,0000</text:p>
          </table:table-cell>
          <table:table-cell table:formula="of:=([.$C$5] * [.$J213] * 0.000001) / [.$L213]" office:value-type="string" office:string-value="" calcext:value-type="error">
            <text:p>#DIV/0!</text:p>
          </table:table-cell>
          <table:table-cell table:style-name="ce13" table:formula="of:=[.J213]/[.K2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4440" calcext:value-type="float">
            <text:p>4440</text:p>
          </table:table-cell>
          <table:table-cell table:style-name="ce4" office:value-type="float" office:value="79" calcext:value-type="float">
            <text:p>79</text:p>
          </table:table-cell>
          <table:table-cell table:formula="of:=(([.$C214] * [.$B$3]) / [.$B$2])" office:value-type="float" office:value="0.254838709677419" calcext:value-type="float">
            <text:p>0,2548</text:p>
          </table:table-cell>
          <table:table-cell table:style-name="ce12" table:formula="of:=([.$C$5] * [.$B214] * 0.000001) / [.$D214]" office:value-type="float" office:value="0.00000000958253164556962" calcext:value-type="float">
            <text:p>9.58E-09</text:p>
          </table:table-cell>
          <table:table-cell table:style-name="ce13" table:formula="of:=[.B214]/[.C214]" office:value-type="float" office:value="56.2025316455696" calcext:value-type="float">
            <text:p>56,20</text:p>
          </table:table-cell>
          <table:table-cell table:number-columns-repeated="5"/>
          <table:table-cell table:formula="of:=(([.$K214] * [.$B$3]) / [.$B$2])" office:value-type="float" office:value="0" calcext:value-type="float">
            <text:p>0,0000</text:p>
          </table:table-cell>
          <table:table-cell table:formula="of:=([.$C$5] * [.$J214] * 0.000001) / [.$L214]" office:value-type="string" office:string-value="" calcext:value-type="error">
            <text:p>#DIV/0!</text:p>
          </table:table-cell>
          <table:table-cell table:style-name="ce13" table:formula="of:=[.J214]/[.K21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4460" calcext:value-type="float">
            <text:p>4460</text:p>
          </table:table-cell>
          <table:table-cell table:style-name="ce4" office:value-type="float" office:value="79" calcext:value-type="float">
            <text:p>79</text:p>
          </table:table-cell>
          <table:table-cell table:formula="of:=(([.$C215] * [.$B$3]) / [.$B$2])" office:value-type="float" office:value="0.254838709677419" calcext:value-type="float">
            <text:p>0,2548</text:p>
          </table:table-cell>
          <table:table-cell table:style-name="ce12" table:formula="of:=([.$C$5] * [.$B215] * 0.000001) / [.$D215]" office:value-type="float" office:value="0.00000000962569620253165" calcext:value-type="float">
            <text:p>9.63E-09</text:p>
          </table:table-cell>
          <table:table-cell table:style-name="ce13" table:formula="of:=[.B215]/[.C215]" office:value-type="float" office:value="56.4556962025316" calcext:value-type="float">
            <text:p>56,46</text:p>
          </table:table-cell>
          <table:table-cell table:number-columns-repeated="5"/>
          <table:table-cell table:formula="of:=(([.$K215] * [.$B$3]) / [.$B$2])" office:value-type="float" office:value="0" calcext:value-type="float">
            <text:p>0,0000</text:p>
          </table:table-cell>
          <table:table-cell table:formula="of:=([.$C$5] * [.$J215] * 0.000001) / [.$L215]" office:value-type="string" office:string-value="" calcext:value-type="error">
            <text:p>#DIV/0!</text:p>
          </table:table-cell>
          <table:table-cell table:style-name="ce13" table:formula="of:=[.J215]/[.K21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4480" calcext:value-type="float">
            <text:p>4480</text:p>
          </table:table-cell>
          <table:table-cell table:style-name="ce4" office:value-type="float" office:value="79" calcext:value-type="float">
            <text:p>79</text:p>
          </table:table-cell>
          <table:table-cell table:formula="of:=(([.$C216] * [.$B$3]) / [.$B$2])" office:value-type="float" office:value="0.254838709677419" calcext:value-type="float">
            <text:p>0,2548</text:p>
          </table:table-cell>
          <table:table-cell table:style-name="ce12" table:formula="of:=([.$C$5] * [.$B216] * 0.000001) / [.$D216]" office:value-type="float" office:value="0.00000000966886075949367" calcext:value-type="float">
            <text:p>9.67E-09</text:p>
          </table:table-cell>
          <table:table-cell table:style-name="ce13" table:formula="of:=[.B216]/[.C216]" office:value-type="float" office:value="56.7088607594937" calcext:value-type="float">
            <text:p>56,71</text:p>
          </table:table-cell>
          <table:table-cell table:number-columns-repeated="5"/>
          <table:table-cell table:formula="of:=(([.$K216] * [.$B$3]) / [.$B$2])" office:value-type="float" office:value="0" calcext:value-type="float">
            <text:p>0,0000</text:p>
          </table:table-cell>
          <table:table-cell table:formula="of:=([.$C$5] * [.$J216] * 0.000001) / [.$L216]" office:value-type="string" office:string-value="" calcext:value-type="error">
            <text:p>#DIV/0!</text:p>
          </table:table-cell>
          <table:table-cell table:style-name="ce13" table:formula="of:=[.J216]/[.K21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82" calcext:value-type="float">
            <text:p>82</text:p>
          </table:table-cell>
          <table:table-cell table:formula="of:=(([.$C217] * [.$B$3]) / [.$B$2])" office:value-type="float" office:value="0.264516129032258" calcext:value-type="float">
            <text:p>0,2645</text:p>
          </table:table-cell>
          <table:table-cell table:style-name="ce12" table:formula="of:=([.$C$5] * [.$B217] * 0.000001) / [.$D217]" office:value-type="float" office:value="0.00000000935670731707317" calcext:value-type="float">
            <text:p>9.36E-09</text:p>
          </table:table-cell>
          <table:table-cell table:style-name="ce13" table:formula="of:=[.B217]/[.C217]" office:value-type="float" office:value="54.8780487804878" calcext:value-type="float">
            <text:p>54,88</text:p>
          </table:table-cell>
          <table:table-cell table:number-columns-repeated="5"/>
          <table:table-cell table:formula="of:=(([.$K217] * [.$B$3]) / [.$B$2])" office:value-type="float" office:value="0" calcext:value-type="float">
            <text:p>0,0000</text:p>
          </table:table-cell>
          <table:table-cell table:formula="of:=([.$C$5] * [.$J217] * 0.000001) / [.$L217]" office:value-type="string" office:string-value="" calcext:value-type="error">
            <text:p>#DIV/0!</text:p>
          </table:table-cell>
          <table:table-cell table:style-name="ce13" table:formula="of:=[.J217]/[.K21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4520" calcext:value-type="float">
            <text:p>4520</text:p>
          </table:table-cell>
          <table:table-cell table:style-name="ce4" office:value-type="float" office:value="87" calcext:value-type="float">
            <text:p>87</text:p>
          </table:table-cell>
          <table:table-cell table:formula="of:=(([.$C218] * [.$B$3]) / [.$B$2])" office:value-type="float" office:value="0.280645161290322" calcext:value-type="float">
            <text:p>0,2806</text:p>
          </table:table-cell>
          <table:table-cell table:style-name="ce12" table:formula="of:=([.$C$5] * [.$B218] * 0.000001) / [.$D218]" office:value-type="float" office:value="0.00000000885816091954023" calcext:value-type="float">
            <text:p>8.86E-09</text:p>
          </table:table-cell>
          <table:table-cell table:style-name="ce13" table:formula="of:=[.B218]/[.C218]" office:value-type="float" office:value="51.9540229885058" calcext:value-type="float">
            <text:p>51,95</text:p>
          </table:table-cell>
          <table:table-cell table:number-columns-repeated="5"/>
          <table:table-cell table:formula="of:=(([.$K218] * [.$B$3]) / [.$B$2])" office:value-type="float" office:value="0" calcext:value-type="float">
            <text:p>0,0000</text:p>
          </table:table-cell>
          <table:table-cell table:formula="of:=([.$C$5] * [.$J218] * 0.000001) / [.$L218]" office:value-type="string" office:string-value="" calcext:value-type="error">
            <text:p>#DIV/0!</text:p>
          </table:table-cell>
          <table:table-cell table:style-name="ce13" table:formula="of:=[.J218]/[.K21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4540" calcext:value-type="float">
            <text:p>454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19] * [.$B$3]) / [.$B$2])" office:value-type="float" office:value="0.309677419354839" calcext:value-type="float">
            <text:p>0,3097</text:p>
          </table:table-cell>
          <table:table-cell table:style-name="ce12" table:formula="of:=([.$C$5] * [.$B219] * 0.000001) / [.$D219]" office:value-type="float" office:value="0.00000000806322916666667" calcext:value-type="float">
            <text:p>8.06E-09</text:p>
          </table:table-cell>
          <table:table-cell table:style-name="ce13" table:formula="of:=[.B219]/[.C219]" office:value-type="float" office:value="47.2916666666667" calcext:value-type="float">
            <text:p>47,29</text:p>
          </table:table-cell>
          <table:table-cell table:number-columns-repeated="5"/>
          <table:table-cell table:formula="of:=(([.$K219] * [.$B$3]) / [.$B$2])" office:value-type="float" office:value="0" calcext:value-type="float">
            <text:p>0,0000</text:p>
          </table:table-cell>
          <table:table-cell table:formula="of:=([.$C$5] * [.$J219] * 0.000001) / [.$L219]" office:value-type="string" office:string-value="" calcext:value-type="error">
            <text:p>#DIV/0!</text:p>
          </table:table-cell>
          <table:table-cell table:style-name="ce13" table:formula="of:=[.J219]/[.K2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4560" calcext:value-type="float">
            <text:p>456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20] * [.$B$3]) / [.$B$2])" office:value-type="float" office:value="0.309677419354839" calcext:value-type="float">
            <text:p>0,3097</text:p>
          </table:table-cell>
          <table:table-cell table:style-name="ce12" table:formula="of:=([.$C$5] * [.$B220] * 0.000001) / [.$D220]" office:value-type="float" office:value="0.00000000809875" calcext:value-type="float">
            <text:p>8.10E-09</text:p>
          </table:table-cell>
          <table:table-cell table:style-name="ce13" table:formula="of:=[.B220]/[.C220]" office:value-type="float" office:value="47.5" calcext:value-type="float">
            <text:p>47,50</text:p>
          </table:table-cell>
          <table:table-cell table:number-columns-repeated="5"/>
          <table:table-cell table:formula="of:=(([.$K220] * [.$B$3]) / [.$B$2])" office:value-type="float" office:value="0" calcext:value-type="float">
            <text:p>0,0000</text:p>
          </table:table-cell>
          <table:table-cell table:formula="of:=([.$C$5] * [.$J220] * 0.000001) / [.$L220]" office:value-type="string" office:string-value="" calcext:value-type="error">
            <text:p>#DIV/0!</text:p>
          </table:table-cell>
          <table:table-cell table:style-name="ce13" table:formula="of:=[.J220]/[.K22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4580" calcext:value-type="float">
            <text:p>458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21] * [.$B$3]) / [.$B$2])" office:value-type="float" office:value="0.309677419354839" calcext:value-type="float">
            <text:p>0,3097</text:p>
          </table:table-cell>
          <table:table-cell table:style-name="ce12" table:formula="of:=([.$C$5] * [.$B221] * 0.000001) / [.$D221]" office:value-type="float" office:value="0.00000000813427083333333" calcext:value-type="float">
            <text:p>8.13E-09</text:p>
          </table:table-cell>
          <table:table-cell table:style-name="ce13" table:formula="of:=[.B221]/[.C221]" office:value-type="float" office:value="47.7083333333333" calcext:value-type="float">
            <text:p>47,71</text:p>
          </table:table-cell>
          <table:table-cell table:number-columns-repeated="5"/>
          <table:table-cell table:formula="of:=(([.$K221] * [.$B$3]) / [.$B$2])" office:value-type="float" office:value="0" calcext:value-type="float">
            <text:p>0,0000</text:p>
          </table:table-cell>
          <table:table-cell table:formula="of:=([.$C$5] * [.$J221] * 0.000001) / [.$L221]" office:value-type="string" office:string-value="" calcext:value-type="error">
            <text:p>#DIV/0!</text:p>
          </table:table-cell>
          <table:table-cell table:style-name="ce13" table:formula="of:=[.J221]/[.K22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4600" calcext:value-type="float">
            <text:p>460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22] * [.$B$3]) / [.$B$2])" office:value-type="float" office:value="0.309677419354839" calcext:value-type="float">
            <text:p>0,3097</text:p>
          </table:table-cell>
          <table:table-cell table:style-name="ce12" table:formula="of:=([.$C$5] * [.$B222] * 0.000001) / [.$D222]" office:value-type="float" office:value="0.00000000816979166666667" calcext:value-type="float">
            <text:p>8.17E-09</text:p>
          </table:table-cell>
          <table:table-cell table:style-name="ce13" table:formula="of:=[.B222]/[.C222]" office:value-type="float" office:value="47.9166666666667" calcext:value-type="float">
            <text:p>47,92</text:p>
          </table:table-cell>
          <table:table-cell table:number-columns-repeated="5"/>
          <table:table-cell table:formula="of:=(([.$K222] * [.$B$3]) / [.$B$2])" office:value-type="float" office:value="0" calcext:value-type="float">
            <text:p>0,0000</text:p>
          </table:table-cell>
          <table:table-cell table:formula="of:=([.$C$5] * [.$J222] * 0.000001) / [.$L222]" office:value-type="string" office:string-value="" calcext:value-type="error">
            <text:p>#DIV/0!</text:p>
          </table:table-cell>
          <table:table-cell table:style-name="ce13" table:formula="of:=[.J222]/[.K22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4620" calcext:value-type="float">
            <text:p>462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23] * [.$B$3]) / [.$B$2])" office:value-type="float" office:value="0.309677419354839" calcext:value-type="float">
            <text:p>0,3097</text:p>
          </table:table-cell>
          <table:table-cell table:style-name="ce12" table:formula="of:=([.$C$5] * [.$B223] * 0.000001) / [.$D223]" office:value-type="float" office:value="0.0000000082053125" calcext:value-type="float">
            <text:p>8.21E-09</text:p>
          </table:table-cell>
          <table:table-cell table:style-name="ce13" table:formula="of:=[.B223]/[.C223]" office:value-type="float" office:value="48.125" calcext:value-type="float">
            <text:p>48,13</text:p>
          </table:table-cell>
          <table:table-cell table:number-columns-repeated="5"/>
          <table:table-cell table:formula="of:=(([.$K223] * [.$B$3]) / [.$B$2])" office:value-type="float" office:value="0" calcext:value-type="float">
            <text:p>0,0000</text:p>
          </table:table-cell>
          <table:table-cell table:formula="of:=([.$C$5] * [.$J223] * 0.000001) / [.$L223]" office:value-type="string" office:string-value="" calcext:value-type="error">
            <text:p>#DIV/0!</text:p>
          </table:table-cell>
          <table:table-cell table:style-name="ce13" table:formula="of:=[.J223]/[.K22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4640" calcext:value-type="float">
            <text:p>464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24] * [.$B$3]) / [.$B$2])" office:value-type="float" office:value="0.309677419354839" calcext:value-type="float">
            <text:p>0,3097</text:p>
          </table:table-cell>
          <table:table-cell table:style-name="ce12" table:formula="of:=([.$C$5] * [.$B224] * 0.000001) / [.$D224]" office:value-type="float" office:value="0.00000000824083333333333" calcext:value-type="float">
            <text:p>8.24E-09</text:p>
          </table:table-cell>
          <table:table-cell table:style-name="ce13" table:formula="of:=[.B224]/[.C224]" office:value-type="float" office:value="48.3333333333333" calcext:value-type="float">
            <text:p>48,33</text:p>
          </table:table-cell>
          <table:table-cell table:number-columns-repeated="5"/>
          <table:table-cell table:formula="of:=(([.$K224] * [.$B$3]) / [.$B$2])" office:value-type="float" office:value="0" calcext:value-type="float">
            <text:p>0,0000</text:p>
          </table:table-cell>
          <table:table-cell table:formula="of:=([.$C$5] * [.$J224] * 0.000001) / [.$L224]" office:value-type="string" office:string-value="" calcext:value-type="error">
            <text:p>#DIV/0!</text:p>
          </table:table-cell>
          <table:table-cell table:style-name="ce13" table:formula="of:=[.J224]/[.K2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4660" calcext:value-type="float">
            <text:p>466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25] * [.$B$3]) / [.$B$2])" office:value-type="float" office:value="0.309677419354839" calcext:value-type="float">
            <text:p>0,3097</text:p>
          </table:table-cell>
          <table:table-cell table:style-name="ce12" table:formula="of:=([.$C$5] * [.$B225] * 0.000001) / [.$D225]" office:value-type="float" office:value="0.00000000827635416666667" calcext:value-type="float">
            <text:p>8.28E-09</text:p>
          </table:table-cell>
          <table:table-cell table:style-name="ce13" table:formula="of:=[.B225]/[.C225]" office:value-type="float" office:value="48.5416666666667" calcext:value-type="float">
            <text:p>48,54</text:p>
          </table:table-cell>
          <table:table-cell table:number-columns-repeated="5"/>
          <table:table-cell table:formula="of:=(([.$K225] * [.$B$3]) / [.$B$2])" office:value-type="float" office:value="0" calcext:value-type="float">
            <text:p>0,0000</text:p>
          </table:table-cell>
          <table:table-cell table:formula="of:=([.$C$5] * [.$J225] * 0.000001) / [.$L225]" office:value-type="string" office:string-value="" calcext:value-type="error">
            <text:p>#DIV/0!</text:p>
          </table:table-cell>
          <table:table-cell table:style-name="ce13" table:formula="of:=[.J225]/[.K22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4680" calcext:value-type="float">
            <text:p>468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26] * [.$B$3]) / [.$B$2])" office:value-type="float" office:value="0.309677419354839" calcext:value-type="float">
            <text:p>0,3097</text:p>
          </table:table-cell>
          <table:table-cell table:style-name="ce12" table:formula="of:=([.$C$5] * [.$B226] * 0.000001) / [.$D226]" office:value-type="float" office:value="0.000000008311875" calcext:value-type="float">
            <text:p>8.31E-09</text:p>
          </table:table-cell>
          <table:table-cell table:style-name="ce13" table:formula="of:=[.B226]/[.C226]" office:value-type="float" office:value="48.75" calcext:value-type="float">
            <text:p>48,75</text:p>
          </table:table-cell>
          <table:table-cell table:number-columns-repeated="5"/>
          <table:table-cell table:formula="of:=(([.$K226] * [.$B$3]) / [.$B$2])" office:value-type="float" office:value="0" calcext:value-type="float">
            <text:p>0,0000</text:p>
          </table:table-cell>
          <table:table-cell table:formula="of:=([.$C$5] * [.$J226] * 0.000001) / [.$L226]" office:value-type="string" office:string-value="" calcext:value-type="error">
            <text:p>#DIV/0!</text:p>
          </table:table-cell>
          <table:table-cell table:style-name="ce13" table:formula="of:=[.J226]/[.K22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4700" calcext:value-type="float">
            <text:p>470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27] * [.$B$3]) / [.$B$2])" office:value-type="float" office:value="0.309677419354839" calcext:value-type="float">
            <text:p>0,3097</text:p>
          </table:table-cell>
          <table:table-cell table:style-name="ce12" table:formula="of:=([.$C$5] * [.$B227] * 0.000001) / [.$D227]" office:value-type="float" office:value="0.00000000834739583333333" calcext:value-type="float">
            <text:p>8.35E-09</text:p>
          </table:table-cell>
          <table:table-cell table:style-name="ce13" table:formula="of:=[.B227]/[.C227]" office:value-type="float" office:value="48.9583333333333" calcext:value-type="float">
            <text:p>48,96</text:p>
          </table:table-cell>
          <table:table-cell table:number-columns-repeated="5"/>
          <table:table-cell table:formula="of:=(([.$K227] * [.$B$3]) / [.$B$2])" office:value-type="float" office:value="0" calcext:value-type="float">
            <text:p>0,0000</text:p>
          </table:table-cell>
          <table:table-cell table:formula="of:=([.$C$5] * [.$J227] * 0.000001) / [.$L227]" office:value-type="string" office:string-value="" calcext:value-type="error">
            <text:p>#DIV/0!</text:p>
          </table:table-cell>
          <table:table-cell table:style-name="ce13" table:formula="of:=[.J227]/[.K22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4720" calcext:value-type="float">
            <text:p>472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28] * [.$B$3]) / [.$B$2])" office:value-type="float" office:value="0.309677419354839" calcext:value-type="float">
            <text:p>0,3097</text:p>
          </table:table-cell>
          <table:table-cell table:style-name="ce12" table:formula="of:=([.$C$5] * [.$B228] * 0.000001) / [.$D228]" office:value-type="float" office:value="0.00000000838291666666667" calcext:value-type="float">
            <text:p>8.38E-09</text:p>
          </table:table-cell>
          <table:table-cell table:style-name="ce13" table:formula="of:=[.B228]/[.C228]" office:value-type="float" office:value="49.1666666666667" calcext:value-type="float">
            <text:p>49,17</text:p>
          </table:table-cell>
          <table:table-cell table:number-columns-repeated="5"/>
          <table:table-cell table:formula="of:=(([.$K228] * [.$B$3]) / [.$B$2])" office:value-type="float" office:value="0" calcext:value-type="float">
            <text:p>0,0000</text:p>
          </table:table-cell>
          <table:table-cell table:formula="of:=([.$C$5] * [.$J228] * 0.000001) / [.$L228]" office:value-type="string" office:string-value="" calcext:value-type="error">
            <text:p>#DIV/0!</text:p>
          </table:table-cell>
          <table:table-cell table:style-name="ce13" table:formula="of:=[.J228]/[.K22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4740" calcext:value-type="float">
            <text:p>474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29] * [.$B$3]) / [.$B$2])" office:value-type="float" office:value="0.309677419354839" calcext:value-type="float">
            <text:p>0,3097</text:p>
          </table:table-cell>
          <table:table-cell table:style-name="ce12" table:formula="of:=([.$C$5] * [.$B229] * 0.000001) / [.$D229]" office:value-type="float" office:value="0.0000000084184375" calcext:value-type="float">
            <text:p>8.42E-09</text:p>
          </table:table-cell>
          <table:table-cell table:style-name="ce13" table:formula="of:=[.B229]/[.C229]" office:value-type="float" office:value="49.375" calcext:value-type="float">
            <text:p>49,38</text:p>
          </table:table-cell>
          <table:table-cell table:number-columns-repeated="5"/>
          <table:table-cell table:formula="of:=(([.$K229] * [.$B$3]) / [.$B$2])" office:value-type="float" office:value="0" calcext:value-type="float">
            <text:p>0,0000</text:p>
          </table:table-cell>
          <table:table-cell table:formula="of:=([.$C$5] * [.$J229] * 0.000001) / [.$L229]" office:value-type="string" office:string-value="" calcext:value-type="error">
            <text:p>#DIV/0!</text:p>
          </table:table-cell>
          <table:table-cell table:style-name="ce13" table:formula="of:=[.J229]/[.K22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4760" calcext:value-type="float">
            <text:p>476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30] * [.$B$3]) / [.$B$2])" office:value-type="float" office:value="0.309677419354839" calcext:value-type="float">
            <text:p>0,3097</text:p>
          </table:table-cell>
          <table:table-cell table:style-name="ce12" table:formula="of:=([.$C$5] * [.$B230] * 0.000001) / [.$D230]" office:value-type="float" office:value="0.00000000845395833333333" calcext:value-type="float">
            <text:p>8.45E-09</text:p>
          </table:table-cell>
          <table:table-cell table:style-name="ce13" table:formula="of:=[.B230]/[.C230]" office:value-type="float" office:value="49.5833333333333" calcext:value-type="float">
            <text:p>49,58</text:p>
          </table:table-cell>
          <table:table-cell table:number-columns-repeated="5"/>
          <table:table-cell table:formula="of:=(([.$K230] * [.$B$3]) / [.$B$2])" office:value-type="float" office:value="0" calcext:value-type="float">
            <text:p>0,0000</text:p>
          </table:table-cell>
          <table:table-cell table:formula="of:=([.$C$5] * [.$J230] * 0.000001) / [.$L230]" office:value-type="string" office:string-value="" calcext:value-type="error">
            <text:p>#DIV/0!</text:p>
          </table:table-cell>
          <table:table-cell table:style-name="ce13" table:formula="of:=[.J230]/[.K23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4780" calcext:value-type="float">
            <text:p>478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31] * [.$B$3]) / [.$B$2])" office:value-type="float" office:value="0.309677419354839" calcext:value-type="float">
            <text:p>0,3097</text:p>
          </table:table-cell>
          <table:table-cell table:style-name="ce12" table:formula="of:=([.$C$5] * [.$B231] * 0.000001) / [.$D231]" office:value-type="float" office:value="0.00000000848947916666667" calcext:value-type="float">
            <text:p>8.49E-09</text:p>
          </table:table-cell>
          <table:table-cell table:style-name="ce13" table:formula="of:=[.B231]/[.C231]" office:value-type="float" office:value="49.7916666666667" calcext:value-type="float">
            <text:p>49,79</text:p>
          </table:table-cell>
          <table:table-cell table:number-columns-repeated="5"/>
          <table:table-cell table:formula="of:=(([.$K231] * [.$B$3]) / [.$B$2])" office:value-type="float" office:value="0" calcext:value-type="float">
            <text:p>0,0000</text:p>
          </table:table-cell>
          <table:table-cell table:formula="of:=([.$C$5] * [.$J231] * 0.000001) / [.$L231]" office:value-type="string" office:string-value="" calcext:value-type="error">
            <text:p>#DIV/0!</text:p>
          </table:table-cell>
          <table:table-cell table:style-name="ce13" table:formula="of:=[.J231]/[.K23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32] * [.$B$3]) / [.$B$2])" office:value-type="float" office:value="0.309677419354839" calcext:value-type="float">
            <text:p>0,3097</text:p>
          </table:table-cell>
          <table:table-cell table:style-name="ce12" table:formula="of:=([.$C$5] * [.$B232] * 0.000001) / [.$D232]" office:value-type="float" office:value="0.000000008525" calcext:value-type="float">
            <text:p>8.53E-09</text:p>
          </table:table-cell>
          <table:table-cell table:style-name="ce13" table:formula="of:=[.B232]/[.C232]" office:value-type="float" office:value="50" calcext:value-type="float">
            <text:p>50,00</text:p>
          </table:table-cell>
          <table:table-cell table:number-columns-repeated="5"/>
          <table:table-cell table:formula="of:=(([.$K232] * [.$B$3]) / [.$B$2])" office:value-type="float" office:value="0" calcext:value-type="float">
            <text:p>0,0000</text:p>
          </table:table-cell>
          <table:table-cell table:formula="of:=([.$C$5] * [.$J232] * 0.000001) / [.$L232]" office:value-type="string" office:string-value="" calcext:value-type="error">
            <text:p>#DIV/0!</text:p>
          </table:table-cell>
          <table:table-cell table:style-name="ce13" table:formula="of:=[.J232]/[.K23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4820" calcext:value-type="float">
            <text:p>482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33] * [.$B$3]) / [.$B$2])" office:value-type="float" office:value="0.309677419354839" calcext:value-type="float">
            <text:p>0,3097</text:p>
          </table:table-cell>
          <table:table-cell table:style-name="ce12" table:formula="of:=([.$C$5] * [.$B233] * 0.000001) / [.$D233]" office:value-type="float" office:value="0.00000000856052083333333" calcext:value-type="float">
            <text:p>8.56E-09</text:p>
          </table:table-cell>
          <table:table-cell table:style-name="ce13" table:formula="of:=[.B233]/[.C233]" office:value-type="float" office:value="50.2083333333333" calcext:value-type="float">
            <text:p>50,21</text:p>
          </table:table-cell>
          <table:table-cell table:number-columns-repeated="5"/>
          <table:table-cell table:formula="of:=(([.$K233] * [.$B$3]) / [.$B$2])" office:value-type="float" office:value="0" calcext:value-type="float">
            <text:p>0,0000</text:p>
          </table:table-cell>
          <table:table-cell table:formula="of:=([.$C$5] * [.$J233] * 0.000001) / [.$L233]" office:value-type="string" office:string-value="" calcext:value-type="error">
            <text:p>#DIV/0!</text:p>
          </table:table-cell>
          <table:table-cell table:style-name="ce13" table:formula="of:=[.J233]/[.K23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4840" calcext:value-type="float">
            <text:p>484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34] * [.$B$3]) / [.$B$2])" office:value-type="float" office:value="0.309677419354839" calcext:value-type="float">
            <text:p>0,3097</text:p>
          </table:table-cell>
          <table:table-cell table:style-name="ce12" table:formula="of:=([.$C$5] * [.$B234] * 0.000001) / [.$D234]" office:value-type="float" office:value="0.00000000859604166666667" calcext:value-type="float">
            <text:p>8.60E-09</text:p>
          </table:table-cell>
          <table:table-cell table:style-name="ce13" table:formula="of:=[.B234]/[.C234]" office:value-type="float" office:value="50.4166666666667" calcext:value-type="float">
            <text:p>50,42</text:p>
          </table:table-cell>
          <table:table-cell table:number-columns-repeated="5"/>
          <table:table-cell table:formula="of:=(([.$K234] * [.$B$3]) / [.$B$2])" office:value-type="float" office:value="0" calcext:value-type="float">
            <text:p>0,0000</text:p>
          </table:table-cell>
          <table:table-cell table:formula="of:=([.$C$5] * [.$J234] * 0.000001) / [.$L234]" office:value-type="string" office:string-value="" calcext:value-type="error">
            <text:p>#DIV/0!</text:p>
          </table:table-cell>
          <table:table-cell table:style-name="ce13" table:formula="of:=[.J234]/[.K23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4860" calcext:value-type="float">
            <text:p>486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35] * [.$B$3]) / [.$B$2])" office:value-type="float" office:value="0.309677419354839" calcext:value-type="float">
            <text:p>0,3097</text:p>
          </table:table-cell>
          <table:table-cell table:style-name="ce12" table:formula="of:=([.$C$5] * [.$B235] * 0.000001) / [.$D235]" office:value-type="float" office:value="0.0000000086315625" calcext:value-type="float">
            <text:p>8.63E-09</text:p>
          </table:table-cell>
          <table:table-cell table:style-name="ce13" table:formula="of:=[.B235]/[.C235]" office:value-type="float" office:value="50.625" calcext:value-type="float">
            <text:p>50,63</text:p>
          </table:table-cell>
          <table:table-cell table:number-columns-repeated="5"/>
          <table:table-cell table:formula="of:=(([.$K235] * [.$B$3]) / [.$B$2])" office:value-type="float" office:value="0" calcext:value-type="float">
            <text:p>0,0000</text:p>
          </table:table-cell>
          <table:table-cell table:formula="of:=([.$C$5] * [.$J235] * 0.000001) / [.$L235]" office:value-type="string" office:string-value="" calcext:value-type="error">
            <text:p>#DIV/0!</text:p>
          </table:table-cell>
          <table:table-cell table:style-name="ce13" table:formula="of:=[.J235]/[.K23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4880" calcext:value-type="float">
            <text:p>488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36] * [.$B$3]) / [.$B$2])" office:value-type="float" office:value="0.309677419354839" calcext:value-type="float">
            <text:p>0,3097</text:p>
          </table:table-cell>
          <table:table-cell table:style-name="ce12" table:formula="of:=([.$C$5] * [.$B236] * 0.000001) / [.$D236]" office:value-type="float" office:value="0.00000000866708333333333" calcext:value-type="float">
            <text:p>8.67E-09</text:p>
          </table:table-cell>
          <table:table-cell table:style-name="ce13" table:formula="of:=[.B236]/[.C236]" office:value-type="float" office:value="50.8333333333333" calcext:value-type="float">
            <text:p>50,83</text:p>
          </table:table-cell>
          <table:table-cell table:number-columns-repeated="5"/>
          <table:table-cell table:formula="of:=(([.$K236] * [.$B$3]) / [.$B$2])" office:value-type="float" office:value="0" calcext:value-type="float">
            <text:p>0,0000</text:p>
          </table:table-cell>
          <table:table-cell table:formula="of:=([.$C$5] * [.$J236] * 0.000001) / [.$L236]" office:value-type="string" office:string-value="" calcext:value-type="error">
            <text:p>#DIV/0!</text:p>
          </table:table-cell>
          <table:table-cell table:style-name="ce13" table:formula="of:=[.J236]/[.K23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4900" calcext:value-type="float">
            <text:p>490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37] * [.$B$3]) / [.$B$2])" office:value-type="float" office:value="0.309677419354839" calcext:value-type="float">
            <text:p>0,3097</text:p>
          </table:table-cell>
          <table:table-cell table:style-name="ce12" table:formula="of:=([.$C$5] * [.$B237] * 0.000001) / [.$D237]" office:value-type="float" office:value="0.00000000870260416666667" calcext:value-type="float">
            <text:p>8.70E-09</text:p>
          </table:table-cell>
          <table:table-cell table:style-name="ce13" table:formula="of:=[.B237]/[.C237]" office:value-type="float" office:value="51.0416666666667" calcext:value-type="float">
            <text:p>51,04</text:p>
          </table:table-cell>
          <table:table-cell table:number-columns-repeated="5"/>
          <table:table-cell table:formula="of:=(([.$K237] * [.$B$3]) / [.$B$2])" office:value-type="float" office:value="0" calcext:value-type="float">
            <text:p>0,0000</text:p>
          </table:table-cell>
          <table:table-cell table:formula="of:=([.$C$5] * [.$J237] * 0.000001) / [.$L237]" office:value-type="string" office:string-value="" calcext:value-type="error">
            <text:p>#DIV/0!</text:p>
          </table:table-cell>
          <table:table-cell table:style-name="ce13" table:formula="of:=[.J237]/[.K23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4920" calcext:value-type="float">
            <text:p>492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38] * [.$B$3]) / [.$B$2])" office:value-type="float" office:value="0.309677419354839" calcext:value-type="float">
            <text:p>0,3097</text:p>
          </table:table-cell>
          <table:table-cell table:style-name="ce12" table:formula="of:=([.$C$5] * [.$B238] * 0.000001) / [.$D238]" office:value-type="float" office:value="0.000000008738125" calcext:value-type="float">
            <text:p>8.74E-09</text:p>
          </table:table-cell>
          <table:table-cell table:style-name="ce13" table:formula="of:=[.B238]/[.C238]" office:value-type="float" office:value="51.25" calcext:value-type="float">
            <text:p>51,25</text:p>
          </table:table-cell>
          <table:table-cell table:number-columns-repeated="5"/>
          <table:table-cell table:formula="of:=(([.$K238] * [.$B$3]) / [.$B$2])" office:value-type="float" office:value="0" calcext:value-type="float">
            <text:p>0,0000</text:p>
          </table:table-cell>
          <table:table-cell table:formula="of:=([.$C$5] * [.$J238] * 0.000001) / [.$L238]" office:value-type="string" office:string-value="" calcext:value-type="error">
            <text:p>#DIV/0!</text:p>
          </table:table-cell>
          <table:table-cell table:style-name="ce13" table:formula="of:=[.J238]/[.K23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4940" calcext:value-type="float">
            <text:p>494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39] * [.$B$3]) / [.$B$2])" office:value-type="float" office:value="0.309677419354839" calcext:value-type="float">
            <text:p>0,3097</text:p>
          </table:table-cell>
          <table:table-cell table:style-name="ce12" table:formula="of:=([.$C$5] * [.$B239] * 0.000001) / [.$D239]" office:value-type="float" office:value="0.00000000877364583333334" calcext:value-type="float">
            <text:p>8.77E-09</text:p>
          </table:table-cell>
          <table:table-cell table:style-name="ce13" table:formula="of:=[.B239]/[.C239]" office:value-type="float" office:value="51.4583333333333" calcext:value-type="float">
            <text:p>51,46</text:p>
          </table:table-cell>
          <table:table-cell table:number-columns-repeated="5"/>
          <table:table-cell table:formula="of:=(([.$K239] * [.$B$3]) / [.$B$2])" office:value-type="float" office:value="0" calcext:value-type="float">
            <text:p>0,0000</text:p>
          </table:table-cell>
          <table:table-cell table:formula="of:=([.$C$5] * [.$J239] * 0.000001) / [.$L239]" office:value-type="string" office:string-value="" calcext:value-type="error">
            <text:p>#DIV/0!</text:p>
          </table:table-cell>
          <table:table-cell table:style-name="ce13" table:formula="of:=[.J239]/[.K23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4960" calcext:value-type="float">
            <text:p>496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40] * [.$B$3]) / [.$B$2])" office:value-type="float" office:value="0.309677419354839" calcext:value-type="float">
            <text:p>0,3097</text:p>
          </table:table-cell>
          <table:table-cell table:style-name="ce12" table:formula="of:=([.$C$5] * [.$B240] * 0.000001) / [.$D240]" office:value-type="float" office:value="0.00000000880916666666667" calcext:value-type="float">
            <text:p>8.81E-09</text:p>
          </table:table-cell>
          <table:table-cell table:style-name="ce13" table:formula="of:=[.B240]/[.C240]" office:value-type="float" office:value="51.6666666666667" calcext:value-type="float">
            <text:p>51,67</text:p>
          </table:table-cell>
          <table:table-cell table:number-columns-repeated="5"/>
          <table:table-cell table:formula="of:=(([.$K240] * [.$B$3]) / [.$B$2])" office:value-type="float" office:value="0" calcext:value-type="float">
            <text:p>0,0000</text:p>
          </table:table-cell>
          <table:table-cell table:formula="of:=([.$C$5] * [.$J240] * 0.000001) / [.$L240]" office:value-type="string" office:string-value="" calcext:value-type="error">
            <text:p>#DIV/0!</text:p>
          </table:table-cell>
          <table:table-cell table:style-name="ce13" table:formula="of:=[.J240]/[.K24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4980" calcext:value-type="float">
            <text:p>498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41] * [.$B$3]) / [.$B$2])" office:value-type="float" office:value="0.309677419354839" calcext:value-type="float">
            <text:p>0,3097</text:p>
          </table:table-cell>
          <table:table-cell table:style-name="ce12" table:formula="of:=([.$C$5] * [.$B241] * 0.000001) / [.$D241]" office:value-type="float" office:value="0.0000000088446875" calcext:value-type="float">
            <text:p>8.84E-09</text:p>
          </table:table-cell>
          <table:table-cell table:style-name="ce13" table:formula="of:=[.B241]/[.C241]" office:value-type="float" office:value="51.875" calcext:value-type="float">
            <text:p>51,88</text:p>
          </table:table-cell>
          <table:table-cell table:number-columns-repeated="5"/>
          <table:table-cell table:formula="of:=(([.$K241] * [.$B$3]) / [.$B$2])" office:value-type="float" office:value="0" calcext:value-type="float">
            <text:p>0,0000</text:p>
          </table:table-cell>
          <table:table-cell table:formula="of:=([.$C$5] * [.$J241] * 0.000001) / [.$L241]" office:value-type="string" office:string-value="" calcext:value-type="error">
            <text:p>#DIV/0!</text:p>
          </table:table-cell>
          <table:table-cell table:style-name="ce13" table:formula="of:=[.J241]/[.K24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96" calcext:value-type="float">
            <text:p>96</text:p>
          </table:table-cell>
          <table:table-cell table:formula="of:=(([.$C242] * [.$B$3]) / [.$B$2])" office:value-type="float" office:value="0.309677419354839" calcext:value-type="float">
            <text:p>0,3097</text:p>
          </table:table-cell>
          <table:table-cell table:style-name="ce12" table:formula="of:=([.$C$5] * [.$B242] * 0.000001) / [.$D242]" office:value-type="float" office:value="0.00000000888020833333333" calcext:value-type="float">
            <text:p>8.88E-09</text:p>
          </table:table-cell>
          <table:table-cell table:style-name="ce13" table:formula="of:=[.B242]/[.C242]" office:value-type="float" office:value="52.0833333333333" calcext:value-type="float">
            <text:p>52,08</text:p>
          </table:table-cell>
          <table:table-cell table:number-columns-repeated="5"/>
          <table:table-cell table:formula="of:=(([.$K242] * [.$B$3]) / [.$B$2])" office:value-type="float" office:value="0" calcext:value-type="float">
            <text:p>0,0000</text:p>
          </table:table-cell>
          <table:table-cell table:formula="of:=([.$C$5] * [.$J242] * 0.000001) / [.$L242]" office:value-type="string" office:string-value="" calcext:value-type="error">
            <text:p>#DIV/0!</text:p>
          </table:table-cell>
          <table:table-cell table:style-name="ce13" table:formula="of:=[.J242]/[.K24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107" number:language="nl" number:country="BE">
      <number:number number:decimal-places="4" loext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23:45:42.426831979</meta:creation-date>
    <dc:date>2018-02-04T00:59:26.832103805</dc:date>
    <meta:editing-duration>PT42M39S</meta:editing-duration>
    <meta:editing-cycles>1</meta:editing-cycles>
    <meta:document-statistic meta:table-count="1" meta:cell-count="269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6.03cm" xlink:href=".." xlink:type="simple" chart:class="chart:line" chart:style-name="ch1">
        <chart:legend chart:legend-position="end" svg:x="13.146cm" svg:y="2.467cm" style:legend-expansion="high" chart:style-name="ch2"/>
        <chart:plot-area chart:style-name="ch3" table:cell-range-address="Sheet1.B7:Sheet1.C242" svg:x="0.292cm" svg:y="-0.105cm" svg:width="12.506cm" svg:height="6.16cm">
          <chartooo:coordinate-region svg:x="1.284cm" svg:y="0.095cm" svg:width="11.514cm" svg:height="5.0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242" chart:class="chart:line">
            <chart:data-point chart:repeated="236"/>
          </chart:series>
          <chart:series chart:style-name="ch7" chart:values-cell-range-address="Sheet1.C7:Sheet1.C242" chart:class="chart:line">
            <chart:data-point chart:repeated="2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B7:Sheet1.B242</svg:desc>
                </draw:g>
              </table:table-cell>
              <table:table-cell office:value-type="float" office:value="9">
                <text:p>9</text:p>
                <draw:g>
                  <svg:desc>Sheet1.C7:Sheet1.C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">
                <text:p>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0">
                <text:p>6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0">
                <text:p>7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0">
                <text:p>7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0">
                <text:p>7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0">
                <text:p>7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0">
                <text:p>8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0">
                <text:p>8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0">
                <text:p>8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0">
                <text:p>9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0">
                <text:p>9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0">
                <text:p>9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0">
                <text:p>9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0">
                <text:p>10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0">
                <text:p>1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0">
                <text:p>10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0">
                <text:p>10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0">
                <text:p>1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0">
                <text:p>11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0">
                <text:p>1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0">
                <text:p>11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0">
                <text:p>1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0">
                <text:p>12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0">
                <text:p>12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0">
                <text:p>13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0">
                <text:p>13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0">
                <text:p>13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0">
                <text:p>13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0">
                <text:p>13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">
                <text:p>14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0">
                <text:p>14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60">
                <text:p>14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0">
                <text:p>14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0">
                <text:p>15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0">
                <text:p>15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0">
                <text:p>15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0">
                <text:p>15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00">
                <text:p>16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20">
                <text:p>16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0">
                <text:p>16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0">
                <text:p>16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0">
                <text:p>16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00">
                <text:p>17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0">
                <text:p>17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40">
                <text:p>17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0">
                <text:p>17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0">
                <text:p>17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0">
                <text:p>18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20">
                <text:p>18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40">
                <text:p>18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60">
                <text:p>18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80">
                <text:p>18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00">
                <text:p>19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20">
                <text:p>1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0">
                <text:p>19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60">
                <text:p>19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0">
                <text:p>19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20">
                <text:p>20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0">
                <text:p>20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0">
                <text:p>20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80">
                <text:p>20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00">
                <text:p>21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20">
                <text:p>2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0">
                <text:p>21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0">
                <text:p>21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80">
                <text:p>21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00">
                <text:p>22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0">
                <text:p>22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0">
                <text:p>22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60">
                <text:p>22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80">
                <text:p>22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00">
                <text:p>23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20">
                <text:p>23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40">
                <text:p>23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60">
                <text:p>23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80">
                <text:p>23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00">
                <text:p>24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20">
                <text:p>2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40">
                <text:p>24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60">
                <text:p>24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80">
                <text:p>24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00">
                <text:p>25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20">
                <text:p>25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40">
                <text:p>25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60">
                <text:p>25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80">
                <text:p>25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00">
                <text:p>26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20">
                <text:p>26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40">
                <text:p>26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60">
                <text:p>26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80">
                <text:p>26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00">
                <text:p>27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20">
                <text:p>27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40">
                <text:p>27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60">
                <text:p>27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80">
                <text:p>27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00">
                <text:p>28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20">
                <text:p>28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40">
                <text:p>28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60">
                <text:p>28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80">
                <text:p>28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0">
                <text:p>29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20">
                <text:p>29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40">
                <text:p>29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60">
                <text:p>2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80">
                <text:p>29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00">
                <text:p>3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20">
                <text:p>30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40">
                <text:p>30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60">
                <text:p>30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80">
                <text:p>30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00">
                <text:p>31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20">
                <text:p>31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40">
                <text:p>31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60">
                <text:p>31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80">
                <text:p>31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00">
                <text:p>3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20">
                <text:p>32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40">
                <text:p>32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60">
                <text:p>32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80">
                <text:p>32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00">
                <text:p>33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20">
                <text:p>33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40">
                <text:p>33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60">
                <text:p>33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80">
                <text:p>33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00">
                <text:p>34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20">
                <text:p>34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40">
                <text:p>34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60">
                <text:p>34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80">
                <text:p>34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00">
                <text:p>35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20">
                <text:p>35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40">
                <text:p>35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60">
                <text:p>35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80">
                <text:p>35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00">
                <text:p>36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20">
                <text:p>36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40">
                <text:p>36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60">
                <text:p>36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80">
                <text:p>36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00">
                <text:p>37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20">
                <text:p>37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40">
                <text:p>37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60">
                <text:p>37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80">
                <text:p>37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00">
                <text:p>38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20">
                <text:p>38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40">
                <text:p>38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60">
                <text:p>38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80">
                <text:p>38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0">
                <text:p>39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20">
                <text:p>39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40">
                <text:p>39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60">
                <text:p>39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80">
                <text:p>39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00">
                <text:p>4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20">
                <text:p>40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40">
                <text:p>40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60">
                <text:p>40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80">
                <text:p>40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00">
                <text:p>41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20">
                <text:p>41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40">
                <text:p>4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60">
                <text:p>41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80">
                <text:p>4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00">
                <text:p>42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20">
                <text:p>42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40">
                <text:p>42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60">
                <text:p>42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80">
                <text:p>42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00">
                <text:p>43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20">
                <text:p>43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40">
                <text:p>43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360">
                <text:p>43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380">
                <text:p>43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00">
                <text:p>44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20">
                <text:p>44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40">
                <text:p>44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60">
                <text:p>44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80">
                <text:p>44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00">
                <text:p>45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20">
                <text:p>45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40">
                <text:p>45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60">
                <text:p>45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80">
                <text:p>45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00">
                <text:p>46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20">
                <text:p>46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640">
                <text:p>46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660">
                <text:p>46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80">
                <text:p>46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00">
                <text:p>47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20">
                <text:p>47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740">
                <text:p>47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60">
                <text:p>47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80">
                <text:p>47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00">
                <text:p>48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20">
                <text:p>48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40">
                <text:p>48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60">
                <text:p>48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80">
                <text:p>48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00">
                <text:p>49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20">
                <text:p>49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40">
                <text:p>49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60">
                <text:p>49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980">
                <text:p>49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00">
                <text:p>5000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954cm" style:legend-expansion="high" chart:style-name="ch2"/>
        <chart:plot-area chart:style-name="ch3" table:cell-range-address="Sheet1.I7:Sheet1.K242" chart:data-source-has-labels="both" svg:x="0.401cm" svg:y="0.18cm" svg:width="12.506cm" svg:height="8.644cm">
          <chartooo:coordinate-region svg:x="1.393cm" svg:y="0.379cm" svg:width="11.514cm" svg:height="7.521cm"/>
          <chart:axis chart:dimension="x" chart:name="primary-x" chart:style-name="ch4" chartooo:axis-type="auto">
            <chartooo:date-scale/>
            <chart:categories table:cell-range-address="Sheet1.I8:Sheet1.I2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7:Sheet1.J242" chart:class="chart:line">
            <chart:data-point chart:repeated="236"/>
          </chart:series>
          <chart:series chart:style-name="ch7" chart:values-cell-range-address="Sheet1.K7:Sheet1.K242" chart:class="chart:line">
            <chart:data-point chart:repeated="2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8:Sheet1.I242</svg:desc>
                </draw:g>
              </table:table-cell>
              <table:table-cell office:value-type="float" office:value="300">
                <text:p>300</text:p>
                <draw:g>
                  <svg:desc>Sheet1.J7:Sheet1.J242</svg:desc>
                </draw:g>
              </table:table-cell>
              <table:table-cell office:value-type="float" office:value="71">
                <text:p>71</text:p>
                <draw:g>
                  <svg:desc>Sheet1.K7:Sheet1.K24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40">
                <text:p>3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40">
                <text:p>5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60">
                <text:p>5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80">
                <text:p>5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20">
                <text:p>6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40">
                <text:p>6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0">
                <text:p>6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00">
                <text:p>7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20">
                <text:p>7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40">
                <text:p>7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60">
                <text:p>7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80">
                <text:p>7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00">
                <text:p>8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20">
                <text:p>8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60">
                <text:p>8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80">
                <text:p>8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20">
                <text:p>9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40">
                <text:p>9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60">
                <text:p>9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80">
                <text:p>9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00">
                <text:p>10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20">
                <text:p>10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40">
                <text:p>10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60">
                <text:p>10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80">
                <text:p>108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20">
                <text:p>11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40">
                <text:p>11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60">
                <text:p>11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80">
                <text:p>11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20">
                <text:p>12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40">
                <text:p>1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260">
                <text:p>12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80">
                <text:p>128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00">
                <text:p>13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20">
                <text:p>13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340">
                <text:p>13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60">
                <text:p>13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380">
                <text:p>13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00">
                <text:p>14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20">
                <text:p>142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60">
                <text:p>146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80">
                <text:p>148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20">
                <text:p>152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40">
                <text:p>15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60">
                <text:p>156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580">
                <text:p>158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00">
                <text:p>16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20">
                <text:p>16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640">
                <text:p>16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660">
                <text:p>166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80">
                <text:p>16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00">
                <text:p>17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720">
                <text:p>17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740">
                <text:p>174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760">
                <text:p>176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80">
                <text:p>178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800">
                <text:p>18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820">
                <text:p>182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40">
                <text:p>18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860">
                <text:p>186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80">
                <text:p>188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900">
                <text:p>190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920">
                <text:p>19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940">
                <text:p>194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960">
                <text:p>196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980">
                <text:p>198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020">
                <text:p>202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040">
                <text:p>204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060">
                <text:p>206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80">
                <text:p>208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100">
                <text:p>21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120">
                <text:p>212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140">
                <text:p>214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160">
                <text:p>216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180">
                <text:p>218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200">
                <text:p>220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220">
                <text:p>22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240">
                <text:p>22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260">
                <text:p>226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80">
                <text:p>228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300">
                <text:p>230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320">
                <text:p>232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340">
                <text:p>234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360">
                <text:p>236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380">
                <text:p>238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400">
                <text:p>240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420">
                <text:p>242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440">
                <text:p>244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460">
                <text:p>246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480">
                <text:p>248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500">
                <text:p>250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520">
                <text:p>252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540">
                <text:p>254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560">
                <text:p>256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580">
                <text:p>258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600">
                <text:p>260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620">
                <text:p>262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640">
                <text:p>264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660">
                <text:p>26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80">
                <text:p>26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700">
                <text:p>27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720">
                <text:p>272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740">
                <text:p>274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760">
                <text:p>276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780">
                <text:p>278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800">
                <text:p>280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820">
                <text:p>282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840">
                <text:p>28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860">
                <text:p>286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880">
                <text:p>288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900">
                <text:p>290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920">
                <text:p>29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940">
                <text:p>294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960">
                <text:p>296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980">
                <text:p>298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000">
                <text:p>300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020">
                <text:p>302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040">
                <text:p>304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060">
                <text:p>306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80">
                <text:p>308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100">
                <text:p>310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120">
                <text:p>312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140">
                <text:p>314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160">
                <text:p>316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180">
                <text:p>318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200">
                <text:p>32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220">
                <text:p>322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240">
                <text:p>324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260">
                <text:p>326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280">
                <text:p>328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300">
                <text:p>33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320">
                <text:p>332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340">
                <text:p>334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360">
                <text:p>336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380">
                <text:p>338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400">
                <text:p>340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3420">
                <text:p>342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3440">
                <text:p>344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460">
                <text:p>346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480">
                <text:p>348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3500">
                <text:p>350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3520">
                <text:p>352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3540">
                <text:p>354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3560">
                <text:p>356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580">
                <text:p>358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3600">
                <text:p>360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3620">
                <text:p>362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640">
                <text:p>3640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660">
                <text:p>366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680">
                <text:p>368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3700">
                <text:p>370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3720">
                <text:p>372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3740">
                <text:p>374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3760">
                <text:p>376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780">
                <text:p>378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3800">
                <text:p>380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3820">
                <text:p>38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3840">
                <text:p>3840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0">
                <text:p>386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